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2" manifest:media-type=""/>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9" manifest:media-type=""/>
  <manifest:file-entry manifest:full-path="ObjectReplacements/Object 13" manifest:media-type=""/>
  <manifest:file-entry manifest:full-path="ObjectReplacements/Object 8" manifest:media-type=""/>
  <manifest:file-entry manifest:full-path="ObjectReplacements/Object 5" manifest:media-type=""/>
  <manifest:file-entry manifest:full-path="ObjectReplacements/Object 10" manifest:media-type=""/>
  <manifest:file-entry manifest:full-path="ObjectReplacements/Object 20" manifest:media-type=""/>
  <manifest:file-entry manifest:full-path="ObjectReplacements/Object 25" manifest:media-type=""/>
  <manifest:file-entry manifest:full-path="ObjectReplacements/Object 24" manifest:media-type=""/>
  <manifest:file-entry manifest:full-path="ObjectReplacements/Object 17" manifest:media-type=""/>
  <manifest:file-entry manifest:full-path="ObjectReplacements/Object 26" manifest:media-type=""/>
  <manifest:file-entry manifest:full-path="ObjectReplacements/Object 1" manifest:media-type=""/>
  <manifest:file-entry manifest:full-path="ObjectReplacements/Object 23" manifest:media-type=""/>
  <manifest:file-entry manifest:full-path="ObjectReplacements/Object 21" manifest:media-type=""/>
  <manifest:file-entry manifest:full-path="ObjectReplacements/Object 27" manifest:media-type=""/>
  <manifest:file-entry manifest:full-path="ObjectReplacements/Object 2" manifest:media-type=""/>
  <manifest:file-entry manifest:full-path="ObjectReplacements/Object 18" manifest:media-type=""/>
  <manifest:file-entry manifest:full-path="ObjectReplacements/Object 28" manifest:media-type=""/>
  <manifest:file-entry manifest:full-path="ObjectReplacements/Object 3" manifest:media-type=""/>
  <manifest:file-entry manifest:full-path="ObjectReplacements/Object 19" manifest:media-type=""/>
  <manifest:file-entry manifest:full-path="ObjectReplacements/Object 29" manifest:media-type=""/>
  <manifest:file-entry manifest:full-path="ObjectReplacements/Object 4" manifest:media-type=""/>
  <manifest:file-entry manifest:full-path="ObjectReplacements/Object 6" manifest:media-type=""/>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reekMathSymbols" svg:font-family="GreekMathSymbols, Symbol" style:font-family-generic="swiss" style:font-pitch="variable"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Bookman Old Style" svg:font-family="'Bookman Old Style'"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044cm" fo:margin-left="-0.191cm" table:align="left" style:writing-mode="lr-tb"/>
    </style:style>
    <style:style style:name="Table1.A" style:family="table-column">
      <style:table-column-properties style:column-width="2.103cm"/>
    </style:style>
    <style:style style:name="Table1.B" style:family="table-column">
      <style:table-column-properties style:column-width="1.898cm"/>
    </style:style>
    <style:style style:name="Table1.C" style:family="table-column">
      <style:table-column-properties style:column-width="0.953cm"/>
    </style:style>
    <style:style style:name="Table1.F" style:family="table-column">
      <style:table-column-properties style:column-width="2.223cm"/>
    </style:style>
    <style:style style:name="Table1.H" style:family="table-column">
      <style:table-column-properties style:column-width="3.74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008000" fo:border-bottom="0.75pt solid #008000" style:writing-mode="lr-tb"/>
    </style:style>
    <style:style style:name="Table1.A2" style:family="table-cell">
      <style:table-cell-properties style:vertical-align="top" fo:padding-left="0.191cm" fo:padding-right="0.191cm" fo:padding-top="0cm" fo:padding-bottom="0cm" fo:border="none" style:writing-mode="lr-tb"/>
    </style:style>
    <style:style style:name="Table1.A7" style:family="table-cell">
      <style:table-cell-properties style:vertical-align="top" fo:padding-left="0.191cm" fo:padding-right="0.191cm" fo:padding-top="0cm" fo:padding-bottom="0cm" fo:border-left="none" fo:border-right="none" fo:border-top="none" fo:border-bottom="1.5pt solid #008000" style:writing-mode="lr-tb"/>
    </style:style>
    <style:style style:name="P1" style:family="paragraph" style:parent-style-name="Heading_20_3">
      <style:text-properties style:font-name-asian="Symbol"/>
    </style:style>
    <style:style style:name="P2" style:family="paragraph" style:parent-style-name="Standard">
      <style:text-properties style:text-position="super 58%"/>
    </style:style>
    <style:style style:name="P3" style:family="paragraph" style:parent-style-name="Standard">
      <style:text-properties fo:font-style="italic" style:font-style-asian="italic"/>
    </style:style>
    <style:style style:name="P4" style:family="paragraph" style:parent-style-name="Standard">
      <style:text-properties style:font-name-asian="Symbol"/>
    </style:style>
    <style:style style:name="P5" style:family="paragraph" style:parent-style-name="Standard">
      <style:text-properties style:font-name-asian="Symbol" style:font-name-complex="Symbol"/>
    </style:style>
    <style:style style:name="P6" style:family="paragraph" style:parent-style-name="Standard">
      <style:paragraph-properties fo:line-height="100%" fo:text-align="start" style:justify-single-word="false" style:text-autospace="none"/>
      <style:text-properties style:font-name-asian="Symbol" style:font-name-complex="Symbol"/>
    </style:style>
    <style:style style:name="P7" style:family="paragraph" style:parent-style-name="Standard">
      <style:text-properties fo:font-weight="bold" style:font-name-asian="Symbol" style:font-weight-asian="bold" style:font-name-complex="Symbol"/>
    </style:style>
    <style:style style:name="P8" style:family="paragraph" style:parent-style-name="Standard">
      <style:text-properties style:font-name-asian="GreekMathSymbols"/>
    </style:style>
    <style:style style:name="P9" style:family="paragraph" style:parent-style-name="Standard">
      <style:text-properties fo:language="en" fo:country="US" style:font-name-asian="Symbol"/>
    </style:style>
    <style:style style:name="P10" style:family="paragraph" style:parent-style-name="Standard">
      <style:paragraph-properties fo:line-height="100%" fo:text-align="start" style:justify-single-word="false" style:text-autospace="none"/>
    </style:style>
    <style:style style:name="P11" style:family="paragraph" style:parent-style-name="Standard">
      <style:paragraph-properties fo:line-height="100%" fo:text-align="start" style:justify-single-word="false"/>
      <style:text-properties fo:font-size="8pt" style:font-name-asian="Symbol" style:font-size-asian="8pt"/>
    </style:style>
    <style:style style:name="P12" style:family="paragraph" style:parent-style-name="Standard">
      <style:paragraph-properties fo:line-height="100%" fo:text-align="start" style:justify-single-word="false"/>
      <style:text-properties fo:font-size="8pt" style:font-name-asian="Symbol" style:font-size-asian="8pt" style:font-name-complex="Symbol"/>
    </style:style>
    <style:style style:name="P13" style:family="paragraph" style:parent-style-name="Standard">
      <style:paragraph-properties fo:line-height="100%" fo:text-align="start" style:justify-single-word="false" style:snap-to-layout-grid="false"/>
      <style:text-properties fo:font-size="8pt" style:font-name-asian="Symbol" style:font-size-asian="8pt" style:font-name-complex="Symbol"/>
    </style:style>
    <style:style style:name="P14" style:family="paragraph" style:parent-style-name="Standard">
      <style:paragraph-properties fo:line-height="100%" fo:text-align="start" style:justify-single-word="false" style:text-autospace="none"/>
      <style:text-properties fo:font-size="8pt" fo:language="en" fo:country="US" style:font-size-asian="8pt"/>
    </style:style>
    <style:style style:name="P15" style:family="paragraph" style:parent-style-name="Standard">
      <style:paragraph-properties fo:line-height="100%" fo:text-align="start" style:justify-single-word="false" style:text-autospace="none"/>
      <style:text-properties fo:font-size="8pt" fo:language="en" fo:country="US" style:font-name-asian="Symbol" style:font-size-asian="8pt" style:font-name-complex="Symbol"/>
    </style:style>
    <style:style style:name="P16" style:family="paragraph" style:parent-style-name="Standard">
      <style:paragraph-properties fo:line-height="100%" fo:text-align="start" style:justify-single-word="false" style:snap-to-layout-grid="false"/>
      <style:text-properties fo:font-size="8pt" fo:language="en" fo:country="US" style:font-name-asian="Symbol" style:font-size-asian="8pt" style:font-name-complex="Symbol"/>
    </style:style>
    <style:style style:name="P17" style:family="paragraph" style:parent-style-name="Standard">
      <style:paragraph-properties fo:margin-left="0cm" fo:margin-right="0cm" fo:text-indent="1.27cm" style:auto-text-indent="false"/>
    </style:style>
    <style:style style:name="P18" style:family="paragraph" style:parent-style-name="Standard">
      <style:paragraph-properties fo:margin-left="1.27cm" fo:margin-right="0cm" fo:text-indent="0cm" style:auto-text-indent="false"/>
    </style:style>
    <style:style style:name="P19" style:family="paragraph" style:parent-style-name="Standard">
      <style:paragraph-properties fo:margin-left="1.27cm" fo:margin-right="0cm" style:line-height-at-least="0.423cm" fo:text-align="start" style:justify-single-word="false" fo:text-indent="-1.27cm" style:auto-text-indent="false"/>
      <style:text-properties style:font-name-asian="Symbol"/>
    </style:style>
    <style:style style:name="P20" style:family="paragraph" style:parent-style-name="Standard">
      <style:paragraph-properties fo:break-before="page"/>
      <style:text-properties style:font-name-asian="Symbol"/>
    </style:style>
    <style:style style:name="P21" style:family="paragraph" style:parent-style-name="Heading_20_2">
      <style:text-properties style:font-name-asian="Symbol"/>
    </style:style>
    <style:style style:name="P22" style:family="paragraph" style:parent-style-name="Heading_20_2">
      <style:text-properties style:font-name-asian="Symbol" style:font-name-complex="Symbol"/>
    </style:style>
    <style:style style:name="P23" style:family="paragraph" style:parent-style-name="Heading_20_2">
      <style:text-properties style:font-name-asian="GreekMathSymbols"/>
    </style:style>
    <style:style style:name="P24" style:family="paragraph" style:parent-style-name="Heading_20_2">
      <style:text-properties style:font-name-asian="GreekMathSymbols" style:font-name-complex="GreekMathSymbols"/>
    </style:style>
    <style:style style:name="P25" style:family="paragraph" style:parent-style-name="Heading_20_1">
      <style:text-properties style:font-name-asian="Symbol"/>
    </style:style>
    <style:style style:name="P26" style:family="paragraph" style:parent-style-name="Heading_20_1">
      <style:text-properties style:font-name-asian="Symbol" style:font-name-complex="Symbol"/>
    </style:style>
    <style:style style:name="P27" style:family="paragraph" style:parent-style-name="Heading_20_1">
      <style:text-properties fo:language="en" fo:country="US" style:font-name-asian="Symbol"/>
    </style:style>
    <style:style style:name="P28" style:family="paragraph" style:parent-style-name="Heading_20_1">
      <style:text-properties fo:language="en" fo:country="US" style:font-name-asian="Symbol" style:font-name-complex="Symbol"/>
    </style:style>
    <style:style style:name="P29" style:family="paragraph" style:parent-style-name="Heading_20_1">
      <style:paragraph-properties fo:break-before="page"/>
    </style:style>
    <style:style style:name="P30" style:family="paragraph" style:parent-style-name="Heading_20_1">
      <style:paragraph-properties fo:margin-left="1.27cm" fo:margin-right="0cm" fo:margin-top="0.423cm" fo:margin-bottom="0cm" loext:contextual-spacing="false" style:line-height-at-least="0.423cm" fo:text-indent="-1.27cm" style:auto-text-indent="false"/>
      <style:text-properties style:font-name-asian="Symbol"/>
    </style:style>
    <style:style style:name="P31" style:family="paragraph" style:parent-style-name="Heading_20_1">
      <style:paragraph-properties fo:margin-left="1.27cm" fo:margin-right="0cm" fo:margin-top="0.423cm" fo:margin-bottom="0cm" loext:contextual-spacing="false" style:line-height-at-least="0.423cm" fo:text-indent="-1.27cm" style:auto-text-indent="false" fo:break-before="page"/>
      <style:text-properties style:font-name-asian="Symbol"/>
    </style:style>
    <style:style style:name="P32" style:family="paragraph" style:parent-style-name="Heading_20_1" style:master-page-name="Standard">
      <style:paragraph-properties style:page-number="auto"/>
    </style:style>
    <style:style style:name="P33" style:family="paragraph" style:parent-style-name="Caption">
      <style:text-properties style:font-name-asian="Symbol"/>
    </style:style>
    <style:style style:name="P34" style:family="paragraph" style:parent-style-name="Caption">
      <style:text-properties style:font-name-asian="Symbol" style:font-name-complex="Symbol"/>
    </style:style>
    <style:style style:name="P35" style:family="paragraph" style:parent-style-name="Caption">
      <style:paragraph-properties fo:text-align="start" style:justify-single-word="false"/>
      <style:text-properties style:font-name-asian="Symbol" style:font-name-complex="Symbol"/>
    </style:style>
    <style:style style:name="P36" style:family="paragraph" style:parent-style-name="Caption">
      <style:paragraph-properties fo:text-align="start" style:justify-single-word="false"/>
      <style:text-properties style:font-name-asian="Symbol"/>
    </style:style>
    <style:style style:name="P37" style:family="paragraph" style:parent-style-name="Header">
      <style:paragraph-properties fo:margin-left="0cm" fo:margin-right="0.635cm" fo:text-indent="0cm" style:auto-text-indent="false"/>
    </style:style>
    <style:style style:name="T1" style:family="text">
      <style:text-properties style:text-position="super 58%"/>
    </style:style>
    <style:style style:name="T2" style:family="text">
      <style:text-properties style:text-position="super 58%" fo:font-style="italic" style:font-style-asian="italic"/>
    </style:style>
    <style:style style:name="T3" style:family="text">
      <style:text-properties fo:font-style="italic" style:font-style-asian="italic"/>
    </style:style>
    <style:style style:name="T4" style:family="text">
      <style:text-properties fo:font-style="italic" style:font-name-asian="Symbol" style:font-style-asian="italic"/>
    </style:style>
    <style:style style:name="T5" style:family="text">
      <style:text-properties fo:font-style="italic" style:font-name-asian="Symbol" style:font-style-asian="italic" style:font-name-complex="Symbol"/>
    </style:style>
    <style:style style:name="T6" style:family="text">
      <style:text-properties fo:font-style="italic" style:font-name-asian="GreekMathSymbols" style:font-style-asian="italic"/>
    </style:style>
    <style:style style:name="T7" style:family="text">
      <style:text-properties fo:font-weight="bold" style:font-weight-asian="bold"/>
    </style:style>
    <style:style style:name="T8" style:family="text">
      <style:text-properties fo:font-weight="bold" style:font-name-asian="Symbol" style:font-weight-asian="bold"/>
    </style:style>
    <style:style style:name="T9" style:family="text">
      <style:text-properties fo:font-weight="bold" style:font-name-asian="Symbol" style:font-weight-asian="bold" style:font-name-complex="Symbol"/>
    </style:style>
    <style:style style:name="T10" style:family="text">
      <style:text-properties style:text-position="sub 58%"/>
    </style:style>
    <style:style style:name="T11" style:family="text">
      <style:text-properties style:text-position="sub 58%" style:font-name-asian="Symbol"/>
    </style:style>
    <style:style style:name="T12" style:family="text">
      <style:text-properties style:text-position="sub 58%" style:font-name-asian="Symbol" style:font-name-complex="Symbol"/>
    </style:style>
    <style:style style:name="T13" style:family="text">
      <style:text-properties style:text-position="sub 58%" style:font-name-asian="GreekMathSymbols" style:font-name-complex="GreekMathSymbols"/>
    </style:style>
    <style:style style:name="T14" style:family="text">
      <style:text-properties style:text-position="sub 58%" fo:font-style="italic" style:font-name-asian="GreekMathSymbols" style:font-style-asian="italic"/>
    </style:style>
    <style:style style:name="T15" style:family="text">
      <style:text-properties style:text-position="sub 58%" fo:font-style="italic" style:font-name-asian="Symbol" style:font-style-asian="italic" style:font-name-complex="Symbol"/>
    </style:style>
    <style:style style:name="T16" style:family="text">
      <style:text-properties style:font-name="Symbol" style:font-name-asian="Symbol" style:font-name-complex="Symbol"/>
    </style:style>
    <style:style style:name="T17" style:family="text">
      <style:text-properties style:font-name="Symbol" fo:font-size="8pt" fo:language="en" fo:country="US" style:font-size-asian="8pt"/>
    </style:style>
    <style:style style:name="T18" style:family="text">
      <style:text-properties style:font-name="Symbol" fo:font-size="8pt" fo:language="en" fo:country="US" style:font-name-asian="Symbol" style:font-size-asian="8pt" style:font-name-complex="Symbol"/>
    </style:style>
    <style:style style:name="T19" style:family="text">
      <style:text-properties style:font-name-asian="Symbol"/>
    </style:style>
    <style:style style:name="T20" style:family="text">
      <style:text-properties style:font-name-asian="Symbol" style:font-name-complex="Symbol"/>
    </style:style>
    <style:style style:name="T21" style:family="text">
      <style:text-properties style:font-name-complex="Symbol"/>
    </style:style>
    <style:style style:name="T22" style:family="text">
      <style:text-properties style:font-name="Bookman Old Style" style:font-name-asian="Symbol" style:font-name-complex="Bookman Old Style"/>
    </style:style>
    <style:style style:name="T23" style:family="text">
      <style:text-properties style:font-name="Bookman Old Style" style:font-name-complex="Bookman Old Style"/>
    </style:style>
    <style:style style:name="T24" style:family="text">
      <style:text-properties style:font-name="Bookman Old Style" style:font-name-asian="GreekMathSymbols" style:font-name-complex="Bookman Old Style"/>
    </style:style>
    <style:style style:name="T25" style:family="text">
      <style:text-properties fo:language="en" fo:country="US"/>
    </style:style>
    <style:style style:name="T26" style:family="text">
      <style:text-properties fo:language="en" fo:country="US" fo:font-style="italic" style:font-style-asian="italic"/>
    </style:style>
    <style:style style:name="T27" style:family="text">
      <style:text-properties fo:font-variant="small-caps"/>
    </style:style>
    <style:style style:name="T28" style:family="text">
      <style:text-properties fo:font-variant="small-caps" style:font-name-asian="Symbol"/>
    </style:style>
    <style:style style:name="T29" style:family="text">
      <style:text-properties fo:font-variant="small-caps" fo:font-style="italic" style:font-name-asian="Symbol" style:font-style-asian="italic"/>
    </style:style>
    <style:style style:name="T30" style:family="text">
      <style:text-properties fo:font-variant="small-caps" fo:font-style="italic" style:font-style-asian="italic"/>
    </style:style>
    <style:style style:name="T31" style:family="text">
      <style:text-properties fo:font-variant="small-caps" style:font-name-asian="GreekMathSymbols"/>
    </style:style>
    <style:style style:name="T32" style:family="text">
      <style:text-properties fo:font-variant="small-caps" style:font-name-asian="GreekMathSymbols" style:font-name-complex="GreekMathSymbols"/>
    </style:style>
    <style:style style:name="T33" style:family="text">
      <style:text-properties style:font-name="GreekMathSymbols" style:font-name-asian="GreekMathSymbols" style:font-name-complex="GreekMathSymbols"/>
    </style:style>
    <style:style style:name="T34" style:family="text">
      <style:text-properties fo:language="en" fo:country="GB"/>
    </style:style>
    <style:style style:name="T35" style:family="text">
      <style:text-properties style:font-name-asian="GreekMathSymbols"/>
    </style:style>
    <style:style style:name="T36" style:family="text">
      <style:text-properties style:font-name-asian="GreekMathSymbols" style:font-name-complex="GreekMathSymbols"/>
    </style:style>
    <style:style style:name="T37" style:family="text">
      <style:text-properties fo:font-size="8pt" fo:language="en" fo:country="US" style:font-size-asian="8pt"/>
    </style:style>
    <style:style style:name="T38" style:family="text">
      <style:text-properties fo:font-size="8pt" fo:language="en" fo:country="US" style:font-name-asian="Symbol" style:font-size-asian="8pt" style:font-name-complex="Symbol"/>
    </style:style>
    <style:style style:name="T39" style:family="text">
      <style:text-properties style:font-name-asian="Times New Roman1"/>
    </style:style>
    <style:style style:name="T40" style:family="text">
      <style:text-properties style:font-name-asian="Times New Roman1" style:font-name-complex="Times New Roman1"/>
    </style:style>
    <style:style style:name="T4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OLE">
      <style:graphic-properties fo:margin-left="0cm" fo:margin-right="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Hippocampal lesions facilitate instrumental learning with delayed reinforcement but induce impulsive choice in rats</text:h>
      <text:p text:style-name="Standard"/>
      <text:p text:style-name="Standard">Timothy H.C. Cheung<text:span text:style-name="T1">1,2</text:span>, Rudolf N. Cardinal<text:span text:style-name="T1">1§</text:span></text:p>
      <text:p text:style-name="P2"/>
      <text:p text:style-name="Standard"><text:span text:style-name="T2">1</text:span><text:span text:style-name="T3">Department of Experimental Psychology, University of Cambridge, Downing Street, Cambridge CB2 3EB, UK</text:span></text:p>
      <text:p text:style-name="Standard"><text:span text:style-name="T2">2</text:span><text:span text:style-name="T3">Current address: Psychopharmacology Section, Division of Psychiatry, B Floor, Medical School, Queen’s Medical Centre, Nottingham NG7 2UH, UK</text:span></text:p>
      <text:p text:style-name="P3"/>
      <text:p text:style-name="Standard"><text:span text:style-name="T1">§</text:span>Corresponding author</text:p>
      <text:p text:style-name="Standard"/>
      <text:p text:style-name="Standard">E-mail addresses:</text:p>
      <text:p text:style-name="P17">THCC: <text:a xlink:type="simple" xlink:href="mailto:thcc2@hotmail.com" text:style-name="Internet_20_link" text:visited-style-name="Visited_20_Internet_20_Link">mcxthcc@nottingham.ac.uk</text:a></text:p>
      <text:p text:style-name="P18">RNC: Rudolf.Cardinal@pobox.com</text:p>
      <text:p text:style-name="P18"/>
      <text:h text:style-name="P29" text:outline-level="1">Abstract</text:h>
      <text:p text:style-name="Standard"><text:span text:style-name="T7">Background: </text:span>Animals must frequently act to influence the world even when the reinforcing outcomes of their actions are delayed. Learning with action–outcome delays is a complex problem, and little is known of the neural mechanisms that bridge such delays. When outcomes are delayed, they may be attributed to (or associated with) the action that caused them, or mistakenly attributed to other stimuli, such as the environmental context. Consequently, animals that are poor at forming context–outcome associations might learn action–outcome associations better with delayed reinforcement than normal animals. The hippocampus contributes to the representation of environmental context, being required for aspects of contextual conditioning. We therefore hypothesized that animals with hippocampal lesions would be better than normal animals at learning to act on the basis of delayed reinforcement. We tested the ability of hippocampal-lesioned rats to learn a free-operant instrumental response using delayed reinforcement, and what is potentially a related ability — the ability to exhibit self-controlled choice, or to sacrifice an immediate, small reward in order to obtain a delayed but larger reward.</text:p>
      <text:p text:style-name="Standard"><text:span text:style-name="T7">Results: </text:span>Rats with sham or excitotoxic hippocampal lesions acquired an instrumental response with different delays (0, 10, or 20 s) between the response and reinforcer delivery. These delays retarded learning in normal rats. Hippocampal-lesioned rats responded slightly less than sham-operated controls in the absence of delays, but they became better at learning (relative to shams) as the delays increased; delays impaired learning less in hippocampal-lesioned rats than in shams. In contrast, lesioned rats exhibited impulsive choice, preferring an immediate, small reward to a delayed, larger reward, even though they preferred the large reward when it was not delayed.</text:p>
      <text:p text:style-name="Standard"><text:span text:style-name="T7">Conclusions: </text:span>These results support the view that the hippocampus hinders action–outcome learning with delayed outcomes, perhaps because it promotes the formation of context–outcome associations instead. However, although lesioned rats were better at learning with delayed reinforcement, they were worse at choosing it, suggesting that self-controlled choice and learning with delayed reinforcement tax different psychological processes.</text:p>
      <text:p text:style-name="Standard"/>
      <text:h text:style-name="Heading_20_1" text:outline-level="1">Background</text:h>
      <text:p text:style-name="Standard">When one event or stimulus in the world reliably precedes and predicts another, animals readily learn the predictive relationship, exemplified by Pavlovian conditioning. Similarly, when an animal’s own actions cause (and thus predict) some outcome, animals learn this relationship (an aspect of instrumental or operant conditioning). Frequently, however, antecedent and consequent events are separated in time. When animals act to obtain reinforcement, the final outcomes do not always follow the actions immediately; thus, animals must learn instrumental action–outcome contingencies using delayed reinforcement. Delays can hamper both Pavlovian and instrumental conditioning <field:fieldmark-start text:name="__Fieldmark__23425_1365475758" field:type="vnd.oasis.opendocument.field.UNHANDLED"><field:param field:name="vnd.oasis.opendocument.field.code" field:value=" ADDIN EN.CITE &lt;EndNote&gt;&lt;Cite&gt;&lt;Author&gt;Mackintosh&lt;/Author&gt;&lt;Year&gt;1983&lt;/Year&gt;&lt;RecNum&gt;1734&lt;/RecNum&gt;&lt;MDL&gt;&lt;REFERENCE_TYPE&gt;1&lt;/REFERENCE_TYPE&gt;&lt;AUTHORS&gt;&lt;AUTHOR&gt;Mackintosh, N.J.&lt;/AUTHOR&gt;&lt;/AUTHORS&gt;&lt;YEAR&gt;1983&lt;/YEAR&gt;&lt;TITLE&gt;Conditioning and associative learning&lt;/TITLE&gt;&lt;PLACE_PUBLISHED&gt;Oxford&lt;/PLACE_PUBLISHED&gt;&lt;PUBLISHER&gt;Oxford University Press&lt;/PUBLISHER&gt;&lt;/MDL&gt;&lt;/Cite&gt;&lt;Cite&gt;&lt;Author&gt;Dickinson&lt;/Author&gt;&lt;Year&gt;1980&lt;/Year&gt;&lt;RecNum&gt;1940&lt;/RecNum&gt;&lt;MDL&gt;&lt;REFERENCE_TYPE&gt;1&lt;/REFERENCE_TYPE&gt;&lt;AUTHORS&gt;&lt;AUTHOR&gt;Dickinson, A.&lt;/AUTHOR&gt;&lt;/AUTHORS&gt;&lt;YEAR&gt;1980&lt;/YEAR&gt;&lt;TITLE&gt;Contemporary Animal Learning Theory&lt;/TITLE&gt;&lt;PLACE_PUBLISHED&gt;Cambridge&lt;/PLACE_PUBLISHED&gt;&lt;PUBLISHER&gt;Cambridge University Press&lt;/PUBLISHER&gt;&lt;/MDL&gt;&lt;/Cite&gt;&lt;Cite&gt;&lt;Author&gt;Hall&lt;/Author&gt;&lt;Year&gt;1994&lt;/Year&gt;&lt;RecNum&gt;15845&lt;/RecNum&gt;&lt;MDL&gt;&lt;REFERENCE_TYPE&gt;7&lt;/REFERENCE_TYPE&gt;&lt;AUTHORS&gt;&lt;AUTHOR&gt;Hall, G.&lt;/AUTHOR&gt;&lt;/AUTHORS&gt;&lt;YEAR&gt;1994&lt;/YEAR&gt;&lt;TITLE&gt;Pavlovian conditioning: laws of association&lt;/TITLE&gt;&lt;SECONDARY_AUTHORS&gt;&lt;SECONDARY_AUTHOR&gt;Mackintosh, N.J.&lt;/SECONDARY_AUTHOR&gt;&lt;/SECONDARY_AUTHORS&gt;&lt;SECONDARY_TITLE&gt;Animal Learning and Cognition&lt;/SECONDARY_TITLE&gt;&lt;PLACE_PUBLISHED&gt;San Diego&lt;/PLACE_PUBLISHED&gt;&lt;PUBLISHER&gt;Academic Press&lt;/PUBLISHER&gt;&lt;PAGES&gt;15-43&lt;/PAGES&gt;&lt;/MDL&gt;&lt;/Cite&gt;&lt;Cite&gt;&lt;Author&gt;Dickinson&lt;/Author&gt;&lt;Year&gt;1994&lt;/Year&gt;&lt;RecNum&gt;1890&lt;/RecNum&gt;&lt;MDL&gt;&lt;REFERENCE_TYPE&gt;7&lt;/REFERENCE_TYPE&gt;&lt;AUTHORS&gt;&lt;AUTHOR&gt;Dickinson, A.&lt;/AUTHOR&gt;&lt;/AUTHORS&gt;&lt;YEAR&gt;1994&lt;/YEAR&gt;&lt;TITLE&gt;Instrumental conditioning&lt;/TITLE&gt;&lt;SECONDARY_AUTHORS&gt;&lt;SECONDARY_AUTHOR&gt;Mackintosh, N.J.&lt;/SECONDARY_AUTHOR&gt;&lt;/SECONDARY_AUTHORS&gt;&lt;SECONDARY_TITLE&gt;Animal Learning and Cognition&lt;/SECONDARY_TITLE&gt;&lt;PLACE_PUBLISHED&gt;San Diego&lt;/PLACE_PUBLISHED&gt;&lt;PUBLISHER&gt;Academic Press&lt;/PUBLISHER&gt;&lt;PAGES&gt;45-79&lt;/PAGES&gt;&lt;/MDL&gt;&lt;/Cite&gt;&lt;Cite&gt;&lt;Author&gt;Gallistel&lt;/Author&gt;&lt;Year&gt;1994&lt;/Year&gt;&lt;RecNum&gt;3392&lt;/RecNum&gt;&lt;MDL&gt;&lt;REFERENCE_TYPE&gt;7&lt;/REFERENCE_TYPE&gt;&lt;AUTHORS&gt;&lt;AUTHOR&gt;Gallistel, C.R.&lt;/AUTHOR&gt;&lt;/AUTHORS&gt;&lt;YEAR&gt;1994&lt;/YEAR&gt;&lt;TITLE&gt;Space and time&lt;/TITLE&gt;&lt;SECONDARY_AUTHORS&gt;&lt;SECONDARY_AUTHOR&gt;Mackintosh, N.J.&lt;/SECONDARY_AUTHOR&gt;&lt;/SECONDARY_AUTHORS&gt;&lt;SECONDARY_TITLE&gt;Animal Learning and Cognition&lt;/SECONDARY_TITLE&gt;&lt;PLACE_PUBLISHED&gt;San Diego&lt;/PLACE_PUBLISHED&gt;&lt;PUBLISHER&gt;Academic Press&lt;/PUBLISHER&gt;&lt;PAGES&gt;221-253&lt;/PAGES&gt;&lt;/MDL&gt;&lt;/Cite&gt;&lt;/EndNote&gt;"/><field:param field:name="vnd.oasis.opendocument.field.id" field:value="81"/></field:fieldmark-start>[1-5]<field:fieldmark-end/>: for example, although animals can bridge substantial <text:soft-page-break/>delays to acquire instrumental responses, instrumental conditioning has long been observed to be systematically impaired as the outcome is delayed <field:fieldmark-start text:name="__Fieldmark__23426_1365475758" field:type="vnd.oasis.opendocument.field.UNHANDLED"><field:param field:name="vnd.oasis.opendocument.field.code" field:value=" ADDIN EN.CITE &lt;EndNote&gt;&lt;Cite&gt;&lt;Author&gt;Skinner&lt;/Author&gt;&lt;Year&gt;1938&lt;/Year&gt;&lt;RecNum&gt;12758&lt;/RecNum&gt;&lt;MDL&gt;&lt;REFERENCE_TYPE&gt;1&lt;/REFERENCE_TYPE&gt;&lt;AUTHORS&gt;&lt;AUTHOR&gt;Skinner, B.F.&lt;/AUTHOR&gt;&lt;/AUTHORS&gt;&lt;YEAR&gt;1938&lt;/YEAR&gt;&lt;TITLE&gt;The behavior of organisms: an experimental analysis&lt;/TITLE&gt;&lt;PLACE_PUBLISHED&gt;New York&lt;/PLACE_PUBLISHED&gt;&lt;PUBLISHER&gt;Appleton&lt;/PUBLISHER&gt;&lt;/MDL&gt;&lt;/Cite&gt;&lt;Cite&gt;&lt;Author&gt;Grice&lt;/Author&gt;&lt;Year&gt;1948&lt;/Year&gt;&lt;RecNum&gt;1852&lt;/RecNum&gt;&lt;MDL&gt;&lt;REFERENCE_TYPE&gt;0&lt;/REFERENCE_TYPE&gt;&lt;AUTHORS&gt;&lt;AUTHOR&gt;Grice, G.R.&lt;/AUTHOR&gt;&lt;/AUTHORS&gt;&lt;YEAR&gt;1948&lt;/YEAR&gt;&lt;TITLE&gt;The relation of secondary reinforcement to delayed reward in visual discrimination learning&lt;/TITLE&gt;&lt;SECONDARY_TITLE&gt;Journal of Experimental Psychology&lt;/SECONDARY_TITLE&gt;&lt;VOLUME&gt;38&lt;/VOLUME&gt;&lt;NUMBER&gt;1&lt;/NUMBER&gt;&lt;PAGES&gt;1-16&lt;/PAGES&gt;&lt;/MDL&gt;&lt;/Cite&gt;&lt;Cite&gt;&lt;Author&gt;Lattal&lt;/Author&gt;&lt;Year&gt;1990&lt;/Year&gt;&lt;RecNum&gt;3178&lt;/RecNum&gt;&lt;MDL&gt;&lt;REFERENCE_TYPE&gt;0&lt;/REFERENCE_TYPE&gt;&lt;AUTHORS&gt;&lt;AUTHOR&gt;Lattal, K. A.&lt;/AUTHOR&gt;&lt;AUTHOR&gt;Gleeson, S.&lt;/AUTHOR&gt;&lt;/AUTHORS&gt;&lt;YEAR&gt;1990&lt;/YEAR&gt;&lt;TITLE&gt;Response acquisition with delayed reinforcement&lt;/TITLE&gt;&lt;SECONDARY_TITLE&gt;Journal of Experimental Psychology: Animal Behavior Processes&lt;/SECONDARY_TITLE&gt;&lt;VOLUME&gt;16&lt;/VOLUME&gt;&lt;NUMBER&gt;1&lt;/NUMBER&gt;&lt;PAGES&gt;27-39&lt;/PAGES&gt;&lt;LABEL&gt;90155126&lt;/LABEL&gt;&lt;KEYWORDS&gt;&lt;KEYWORD&gt;Animal&lt;/KEYWORD&gt;&lt;KEYWORD&gt;Color Perception&lt;/KEYWORD&gt;&lt;KEYWORD&gt;*Conditioning, Operant&lt;/KEYWORD&gt;&lt;KEYWORD&gt;Discrimination Learning&lt;/KEYWORD&gt;&lt;KEYWORD&gt;Extinction (Psychology)&lt;/KEYWORD&gt;&lt;KEYWORD&gt;Female&lt;/KEYWORD&gt;&lt;KEYWORD&gt;Male&lt;/KEYWORD&gt;&lt;KEYWORD&gt;*Memory&lt;/KEYWORD&gt;&lt;KEYWORD&gt;*Motivation&lt;/KEYWORD&gt;&lt;KEYWORD&gt;Orientation&lt;/KEYWORD&gt;&lt;KEYWORD&gt;Probability Learning&lt;/KEYWORD&gt;&lt;KEYWORD&gt;Rats&lt;/KEYWORD&gt;&lt;KEYWORD&gt;Rats, Inbred Strains&lt;/KEYWORD&gt;&lt;KEYWORD&gt;*Recall&lt;/KEYWORD&gt;&lt;KEYWORD&gt;*Reinforcement Schedule&lt;/KEYWORD&gt;&lt;KEYWORD&gt;Species Specificity&lt;/KEYWORD&gt;&lt;/KEYWORDS&gt;&lt;/MDL&gt;&lt;/Cite&gt;&lt;Cite&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Cite&gt;&lt;Author&gt;Harker&lt;/Author&gt;&lt;Year&gt;1956&lt;/Year&gt;&lt;RecNum&gt;17431&lt;/RecNum&gt;&lt;MDL&gt;&lt;REFERENCE_TYPE&gt;0&lt;/REFERENCE_TYPE&gt;&lt;AUTHORS&gt;&lt;AUTHOR&gt;Harker, G.S.&lt;/AUTHOR&gt;&lt;/AUTHORS&gt;&lt;YEAR&gt;1956&lt;/YEAR&gt;&lt;TITLE&gt;Delay of reward and performance of an instrumental response&lt;/TITLE&gt;&lt;SECONDARY_TITLE&gt;Journal of Experimental Psychology&lt;/SECONDARY_TITLE&gt;&lt;VOLUME&gt;51&lt;/VOLUME&gt;&lt;PAGES&gt;303-10&lt;/PAGES&gt;&lt;/MDL&gt;&lt;/Cite&gt;&lt;Cite&gt;&lt;Author&gt;Perin&lt;/Author&gt;&lt;Year&gt;1943&lt;/Year&gt;&lt;RecNum&gt;17432&lt;/RecNum&gt;&lt;MDL&gt;&lt;REFERENCE_TYPE&gt;0&lt;/REFERENCE_TYPE&gt;&lt;AUTHORS&gt;&lt;AUTHOR&gt;Perin, C.T.&lt;/AUTHOR&gt;&lt;/AUTHORS&gt;&lt;YEAR&gt;1943&lt;/YEAR&gt;&lt;TITLE&gt;A quantitative investigation of the delay-of-reinforcement gradient&lt;/TITLE&gt;&lt;SECONDARY_TITLE&gt;Journal of Experimental Psychology&lt;/SECONDARY_TITLE&gt;&lt;VOLUME&gt;32&lt;/VOLUME&gt;&lt;PAGES&gt;37-51&lt;/PAGES&gt;&lt;/MDL&gt;&lt;/Cite&gt;&lt;/EndNote&gt;"/><field:param field:name="vnd.oasis.opendocument.field.id" field:value="81"/></field:fieldmark-start>[6-11]<field:fieldmark-end/>. Furthermore, individual variation in the ability to use delayed reinforcement may determine one aspect of impulsivity: an animal able to forgo short-term poor rewards in order to obtain delayed but better rewards may be termed self-controlled, whereas an animal that cannot tolerate delays to reward may be said to exhibit impulsive choice <field:fieldmark-start text:name="__Fieldmark__23427_1365475758" field:type="vnd.oasis.opendocument.field.UNHANDLED"><field:param field:name="vnd.oasis.opendocument.field.code" field:value=" ADDIN EN.CITE &lt;EndNote&gt;&lt;Cite&gt;&lt;Author&gt;Ainslie&lt;/Author&gt;&lt;Year&gt;1975&lt;/Year&gt;&lt;RecNum&gt;1889&lt;/RecNum&gt;&lt;MDL&gt;&lt;REFERENCE_TYPE&gt;0&lt;/REFERENCE_TYPE&gt;&lt;AUTHORS&gt;&lt;AUTHOR&gt;Ainslie, G.&lt;/AUTHOR&gt;&lt;/AUTHORS&gt;&lt;YEAR&gt;1975&lt;/YEAR&gt;&lt;TITLE&gt;Specious reward: a behavioral theory of impulsiveness and impulse control&lt;/TITLE&gt;&lt;SECONDARY_TITLE&gt;Psychological Bulletin&lt;/SECONDARY_TITLE&gt;&lt;VOLUME&gt;82&lt;/VOLUME&gt;&lt;NUMBER&gt;4&lt;/NUMBER&gt;&lt;PAGES&gt;463-496&lt;/PAGES&gt;&lt;/MDL&gt;&lt;/Cite&gt;&lt;Cite&gt;&lt;Author&gt;Ainslie&lt;/Author&gt;&lt;Year&gt;2001&lt;/Year&gt;&lt;RecNum&gt;6325&lt;/RecNum&gt;&lt;MDL&gt;&lt;REFERENCE_TYPE&gt;1&lt;/REFERENCE_TYPE&gt;&lt;AUTHORS&gt;&lt;AUTHOR&gt;Ainslie, G.&lt;/AUTHOR&gt;&lt;/AUTHORS&gt;&lt;YEAR&gt;2001&lt;/YEAR&gt;&lt;TITLE&gt;Breakdown of Will&lt;/TITLE&gt;&lt;PLACE_PUBLISHED&gt;Cambridge, UK&lt;/PLACE_PUBLISHED&gt;&lt;PUBLISHER&gt;Cambridge University Press&lt;/PUBLISHER&gt;&lt;/MDL&gt;&lt;/Cite&gt;&lt;Cite&gt;&lt;Author&gt;Evenden&lt;/Author&gt;&lt;Year&gt;1999&lt;/Year&gt;&lt;RecNum&gt;2806&lt;/RecNum&gt;&lt;MDL&gt;&lt;REFERENCE_TYPE&gt;0&lt;/REFERENCE_TYPE&gt;&lt;AUTHORS&gt;&lt;AUTHOR&gt;Evenden, J. L.&lt;/AUTHOR&gt;&lt;/AUTHORS&gt;&lt;YEAR&gt;1999&lt;/YEAR&gt;&lt;TITLE&gt;Varieties of impulsivity&lt;/TITLE&gt;&lt;SECONDARY_TITLE&gt;Psychopharmacology&lt;/SECONDARY_TITLE&gt;&lt;VOLUME&gt;146&lt;/VOLUME&gt;&lt;NUMBER&gt;4&lt;/NUMBER&gt;&lt;PAGES&gt;348-361&lt;/PAGES&gt;&lt;LABEL&gt;0&lt;/LABEL&gt;&lt;URL&gt;http://www.ncbi.nlm.nih.gov/cgi-bin/Entrez/referer?http://link.springer.de/link/service/journals/00000/bibs/9000000/90000000.htm&lt;/URL&gt;&lt;/MDL&gt;&lt;/Cite&gt;&lt;Cite&gt;&lt;Author&gt;Evenden&lt;/Author&gt;&lt;Year&gt;1999&lt;/Year&gt;&lt;RecNum&gt;4445&lt;/RecNum&gt;&lt;MDL&gt;&lt;REFERENCE_TYPE&gt;0&lt;/REFERENCE_TYPE&gt;&lt;AUTHORS&gt;&lt;AUTHOR&gt;Evenden, J.L.&lt;/AUTHOR&gt;&lt;/AUTHORS&gt;&lt;YEAR&gt;1999&lt;/YEAR&gt;&lt;TITLE&gt;Impulsivity: a discussion of clinical and experimental findings&lt;/TITLE&gt;&lt;SECONDARY_TITLE&gt;Journal of Psychopharmacology&lt;/SECONDARY_TITLE&gt;&lt;VOLUME&gt;13&lt;/VOLUME&gt;&lt;PAGES&gt;180-192&lt;/PAGES&gt;&lt;/MDL&gt;&lt;/Cite&gt;&lt;/EndNote&gt;"/><field:param field:name="vnd.oasis.opendocument.field.id" field:value="81"/></field:fieldmark-start>[12-15]<field:fieldmark-end/>.</text:p>
      <text:p text:style-name="Standard"/>
      <text:p text:style-name="Standard">There are several psychological reasons why action–outcome delays might impair learning or performance of an instrumental response <field:fieldmark-start text:name="__Fieldmark__23428_1365475758" field:type="vnd.oasis.opendocument.field.UNHANDLED"><field:param field:name="vnd.oasis.opendocument.field.code" field:value=" ADDIN EN.CITE &lt;EndNote&gt;&lt;Cite&gt;&lt;Author&gt;Cardinal&lt;/Author&gt;&lt;Year&gt;2004&lt;/Year&gt;&lt;RecNum&gt;15457&lt;/RecNum&gt;&lt;MDL&gt;&lt;REFERENCE_TYPE&gt;0&lt;/REFERENCE_TYPE&gt;&lt;AUTHORS&gt;&lt;AUTHOR&gt;Cardinal, R. N.&lt;/AUTHOR&gt;&lt;AUTHOR&gt;Winstanley, C. A.&lt;/AUTHOR&gt;&lt;AUTHOR&gt;Robbins, T. W.&lt;/AUTHOR&gt;&lt;AUTHOR&gt;Everitt, B. J.&lt;/AUTHOR&gt;&lt;/AUTHORS&gt;&lt;YEAR&gt;2004&lt;/YEAR&gt;&lt;TITLE&gt;Limbic corticostriatal systems and delayed reinforcement&lt;/TITLE&gt;&lt;SECONDARY_TITLE&gt;Annals of the New York Academy of Sciences&lt;/SECONDARY_TITLE&gt;&lt;VOLUME&gt;1021&lt;/VOLUME&gt;&lt;PAGES&gt;33-50&lt;/PAGES&gt;&lt;/MDL&gt;&lt;/Cite&gt;&lt;Cite&gt;&lt;Author&gt;Ainslie&lt;/Author&gt;&lt;Year&gt;1975&lt;/Year&gt;&lt;RecNum&gt;1889&lt;/RecNum&gt;&lt;MDL&gt;&lt;REFERENCE_TYPE&gt;0&lt;/REFERENCE_TYPE&gt;&lt;AUTHORS&gt;&lt;AUTHOR&gt;Ainslie, G.&lt;/AUTHOR&gt;&lt;/AUTHORS&gt;&lt;YEAR&gt;1975&lt;/YEAR&gt;&lt;TITLE&gt;Specious reward: a behavioral theory of impulsiveness and impulse control&lt;/TITLE&gt;&lt;SECONDARY_TITLE&gt;Psychological Bulletin&lt;/SECONDARY_TITLE&gt;&lt;VOLUME&gt;82&lt;/VOLUME&gt;&lt;NUMBER&gt;4&lt;/NUMBER&gt;&lt;PAGES&gt;463-496&lt;/PAGES&gt;&lt;/MDL&gt;&lt;/Cite&gt;&lt;/EndNote&gt;"/><field:param field:name="vnd.oasis.opendocument.field.id" field:value="81"/></field:fieldmark-start>[12, 16]<field:fieldmark-end/>. Instrumental responding is controlled by several processes <field:fieldmark-start text:name="__Fieldmark__23429_1365475758" field:type="vnd.oasis.opendocument.field.UNHANDLED"><field:param field:name="vnd.oasis.opendocument.field.code" field:value=" ADDIN EN.CITE &lt;EndNote&gt;&lt;Cite&gt;&lt;Author&gt;Dickinson&lt;/Author&gt;&lt;Year&gt;1994&lt;/Year&gt;&lt;RecNum&gt;478&lt;/RecNum&gt;&lt;MDL&gt;&lt;REFERENCE_TYPE&gt;0&lt;/REFERENCE_TYPE&gt;&lt;AUTHORS&gt;&lt;AUTHOR&gt;Dickinson, A.&lt;/AUTHOR&gt;&lt;AUTHOR&gt;Balleine, B.&lt;/AUTHOR&gt;&lt;/AUTHORS&gt;&lt;YEAR&gt;1994&lt;/YEAR&gt;&lt;TITLE&gt;Motivational control of goal-directed action&lt;/TITLE&gt;&lt;SECONDARY_TITLE&gt;Animal Learning &amp;amp; Behavior&lt;/SECONDARY_TITLE&gt;&lt;VOLUME&gt;22&lt;/VOLUME&gt;&lt;NUMBER&gt;1&lt;/NUMBER&gt;&lt;PAGES&gt;1-18&lt;/PAGES&gt;&lt;KEYWORDS&gt;&lt;KEYWORD&gt;1812_92 3 latent inhibition, conditioned taste-aversion, pavlovian contingency space 2039_92 1 behavior dynamics, time allocation, reinforcer quality 7466_92 1 pavlovian conditioning, emotionally arousing stimuli, receptive-field plasticity, response systems, delayed reinforcement&lt;/KEYWORD&gt;&lt;KEYWORD&gt;instrumental performance, reinforcer devaluation, food-deprivation, rattus-norvegicus, palatability, preferences, depends, flavor, hunger, contingency&lt;/KEYWORD&gt;&lt;/KEYWORDS&gt;&lt;/MDL&gt;&lt;/Cite&gt;&lt;Cite&gt;&lt;Author&gt;Dickinson&lt;/Author&gt;&lt;Year&gt;1994&lt;/Year&gt;&lt;RecNum&gt;1890&lt;/RecNum&gt;&lt;MDL&gt;&lt;REFERENCE_TYPE&gt;7&lt;/REFERENCE_TYPE&gt;&lt;AUTHORS&gt;&lt;AUTHOR&gt;Dickinson, A.&lt;/AUTHOR&gt;&lt;/AUTHORS&gt;&lt;YEAR&gt;1994&lt;/YEAR&gt;&lt;TITLE&gt;Instrumental conditioning&lt;/TITLE&gt;&lt;SECONDARY_AUTHORS&gt;&lt;SECONDARY_AUTHOR&gt;Mackintosh, N.J.&lt;/SECONDARY_AUTHOR&gt;&lt;/SECONDARY_AUTHORS&gt;&lt;SECONDARY_TITLE&gt;Animal Learning and Cognition&lt;/SECONDARY_TITLE&gt;&lt;PLACE_PUBLISHED&gt;San Diego&lt;/PLACE_PUBLISHED&gt;&lt;PUBLISHER&gt;Academic Press&lt;/PUBLISHER&gt;&lt;PAGES&gt;45-79&lt;/PAGES&gt;&lt;/MDL&gt;&lt;/Cite&gt;&lt;Cite&gt;&lt;Author&gt;Cardinal&lt;/Author&gt;&lt;Year&gt;2002&lt;/Year&gt;&lt;RecNum&gt;6148&lt;/RecNum&gt;&lt;MDL&gt;&lt;REFERENCE_TYPE&gt;0&lt;/REFERENCE_TYPE&gt;&lt;AUTHORS&gt;&lt;AUTHOR&gt;Cardinal, R.N.&lt;/AUTHOR&gt;&lt;AUTHOR&gt;Parkinson, J.A.&lt;/AUTHOR&gt;&lt;AUTHOR&gt;Hall, J.&lt;/AUTHOR&gt;&lt;AUTHOR&gt;Everitt, B.J.&lt;/AUTHOR&gt;&lt;/AUTHORS&gt;&lt;YEAR&gt;2002&lt;/YEAR&gt;&lt;TITLE&gt;Emotion and motivation: the role of the amygdala, ventral striatum, and prefrontal cortex&lt;/TITLE&gt;&lt;SECONDARY_TITLE&gt;Neuroscience and Biobehavioral Reviews&lt;/SECONDARY_TITLE&gt;&lt;VOLUME&gt;26&lt;/VOLUME&gt;&lt;PAGES&gt;321-352&lt;/PAGES&gt;&lt;/MDL&gt;&lt;/Cite&gt;&lt;/EndNote&gt;"/><field:param field:name="vnd.oasis.opendocument.field.id" field:value="81"/></field:fieldmark-start>[4, 17, 18]<field:fieldmark-end/>; for example, rats work for outcomes that they value, using knowledge of the action–outcome contingencies in force to produce goal-directed actions. They also develop direct stimulus–response (S–R) associations, or habits. Action–outcome delays might, therefore, reduce the instrumental incentive value of the goal: valuing the goal less, animals may work less for it. Similarly, delays may hinder animals’ ability to perceive the action–outcome contingency. Delayed rewards may also be less effective at reinforcing S–R habits. It is presently not known whether responses acquired with delayed reinforcement are governed by a different balance of habits and goal-directed actions than responses acquired with immediate reinforcement. However, one important factor in learning to act using delayed reinforcement may be the role of the environmental context. The animal’s task is to attribute the outcome to its actions; instead, it may erroneously associate the outcome with the context, since the context is a cue that is temporally closer to the outcome than the action. The longer the delay, the more this contextual competition<text:span text:style-name="T3"> </text:span>comes to impair the learning of the action–outcome contingency. Instrumental conditioning with delayed reinforcement can be enhanced if rats are exposed to the relevant contextual cues prior to instrumental training, and this enhancement is lessened if ‘free’ (non-contingent) rewards are given during the contextual pre-exposure periods <field:fieldmark-start text:name="__Fieldmark__23430_1365475758" field:type="vnd.oasis.opendocument.field.UNHANDLED"><field:param field:name="vnd.oasis.opendocument.field.code" field:value=" ADDIN EN.CITE &lt;EndNote&gt;&lt;Cite&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Cite&gt;&lt;Author&gt;Dickinson&lt;/Author&gt;&lt;Year&gt;1994&lt;/Year&gt;&lt;RecNum&gt;478&lt;/RecNum&gt;&lt;MDL&gt;&lt;REFERENCE_TYPE&gt;0&lt;/REFERENCE_TYPE&gt;&lt;AUTHORS&gt;&lt;AUTHOR&gt;Dickinson, A.&lt;/AUTHOR&gt;&lt;AUTHOR&gt;Balleine, B.&lt;/AUTHOR&gt;&lt;/AUTHORS&gt;&lt;YEAR&gt;1994&lt;/YEAR&gt;&lt;TITLE&gt;Motivational control of goal-directed action&lt;/TITLE&gt;&lt;SECONDARY_TITLE&gt;Animal Learning &amp;amp; Behavior&lt;/SECONDARY_TITLE&gt;&lt;VOLUME&gt;22&lt;/VOLUME&gt;&lt;NUMBER&gt;1&lt;/NUMBER&gt;&lt;PAGES&gt;1-18&lt;/PAGES&gt;&lt;KEYWORDS&gt;&lt;KEYWORD&gt;1812_92 3 latent inhibition, conditioned taste-aversion, pavlovian contingency space 2039_92 1 behavior dynamics, time allocation, reinforcer quality 7466_92 1 pavlovian conditioning, emotionally arousing stimuli, receptive-field plasticity, response systems, delayed reinforcement&lt;/KEYWORD&gt;&lt;KEYWORD&gt;instrumental performance, reinforcer devaluation, food-deprivation, rattus-norvegicus, palatability, preferences, depends, flavor, hunger, contingency&lt;/KEYWORD&gt;&lt;/KEYWORDS&gt;&lt;/MDL&gt;&lt;/Cite&gt;&lt;/EndNote&gt;"/><field:param field:name="vnd.oasis.opendocument.field.id" field:value="81"/></field:fieldmark-start>[9, 17]<field:fieldmark-end/>. These results are consistent with the theory that during the action–outcome delay, contextual cues compete with the action to become associated with the outcome; pre-exposing the animals to the context with no consequences reduces this contextual competition, by making the context a bad predictor of the outcome (perhaps via latent inhibition or learned irrelevance), and this in turn makes the action–outcome contingency more salient and easier to learn <field:fieldmark-start text:name="__Fieldmark__23431_1365475758" field:type="vnd.oasis.opendocument.field.UNHANDLED"><field:param field:name="vnd.oasis.opendocument.field.code" field:value=" ADDIN EN.CITE &lt;EndNote&gt;&lt;Cite&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Cite&gt;&lt;Author&gt;Dickinson&lt;/Author&gt;&lt;Year&gt;1994&lt;/Year&gt;&lt;RecNum&gt;478&lt;/RecNum&gt;&lt;MDL&gt;&lt;REFERENCE_TYPE&gt;0&lt;/REFERENCE_TYPE&gt;&lt;AUTHORS&gt;&lt;AUTHOR&gt;Dickinson, A.&lt;/AUTHOR&gt;&lt;AUTHOR&gt;Balleine, B.&lt;/AUTHOR&gt;&lt;/AUTHORS&gt;&lt;YEAR&gt;1994&lt;/YEAR&gt;&lt;TITLE&gt;Motivational control of goal-directed action&lt;/TITLE&gt;&lt;SECONDARY_TITLE&gt;Animal Learning &amp;amp; Behavior&lt;/SECONDARY_TITLE&gt;&lt;VOLUME&gt;22&lt;/VOLUME&gt;&lt;NUMBER&gt;1&lt;/NUMBER&gt;&lt;PAGES&gt;1-18&lt;/PAGES&gt;&lt;KEYWORDS&gt;&lt;KEYWORD&gt;1812_92 3 latent inhibition, conditioned taste-aversion, pavlovian contingency space 2039_92 1 behavior dynamics, time allocation, reinforcer quality 7466_92 1 pavlovian conditioning, emotionally arousing stimuli, receptive-field plasticity, response systems, delayed reinforcement&lt;/KEYWORD&gt;&lt;KEYWORD&gt;instrumental performance, reinforcer devaluation, food-deprivation, rattus-norvegicus, palatability, preferences, depends, flavor, hunger, contingency&lt;/KEYWORD&gt;&lt;/KEYWORDS&gt;&lt;/MDL&gt;&lt;/Cite&gt;&lt;/EndNote&gt;"/><field:param field:name="vnd.oasis.opendocument.field.id" field:value="81"/></field:fieldmark-start>[9, 17]<field:fieldmark-end/>.</text:p>
      <text:p text:style-name="Standard"/>
      <text:p text:style-name="Standard">Little is known of the neural basis of instrumental learning with delayed reinforcement <field:fieldmark-start text:name="__Fieldmark__23432_1365475758" field:type="vnd.oasis.opendocument.field.UNHANDLED"><field:param field:name="vnd.oasis.opendocument.field.code" field:value=" ADDIN EN.CITE &lt;EndNote&gt;&lt;Cite&gt;&lt;Author&gt;Cardinal&lt;/Author&gt;&lt;Year&gt;2004&lt;/Year&gt;&lt;RecNum&gt;15457&lt;/RecNum&gt;&lt;MDL&gt;&lt;REFERENCE_TYPE&gt;0&lt;/REFERENCE_TYPE&gt;&lt;AUTHORS&gt;&lt;AUTHOR&gt;Cardinal, R. N.&lt;/AUTHOR&gt;&lt;AUTHOR&gt;Winstanley, C. A.&lt;/AUTHOR&gt;&lt;AUTHOR&gt;Robbins, T. W.&lt;/AUTHOR&gt;&lt;AUTHOR&gt;Everitt, B. J.&lt;/AUTHOR&gt;&lt;/AUTHORS&gt;&lt;YEAR&gt;2004&lt;/YEAR&gt;&lt;TITLE&gt;Limbic corticostriatal systems and delayed reinforcement&lt;/TITLE&gt;&lt;SECONDARY_TITLE&gt;Annals of the New York Academy of Sciences&lt;/SECONDARY_TITLE&gt;&lt;VOLUME&gt;1021&lt;/VOLUME&gt;&lt;PAGES&gt;33-50&lt;/PAGES&gt;&lt;/MDL&gt;&lt;/Cite&gt;&lt;/EndNote&gt;"/><field:param field:name="vnd.oasis.opendocument.field.id" field:value="81"/></field:fieldmark-start>[16]<field:fieldmark-end/>. However, there is good evidence that the hippocampus contributes to the representation of context. Lesions of the hippocampal formation (H) have been shown to impair Pavlovian conditioning to a contextual conditioned stimulus (CS), but not to a discrete CS, in rats <field:fieldmark-start text:name="__Fieldmark__23433_1365475758" field:type="vnd.oasis.opendocument.field.UNHANDLED"><field:param field:name="vnd.oasis.opendocument.field.code" field:value=" ADDIN EN.CITE &lt;EndNote&gt;&lt;Cite&gt;&lt;Author&gt;Hirsh&lt;/Author&gt;&lt;Year&gt;1974&lt;/Year&gt;&lt;RecNum&gt;1036&lt;/RecNum&gt;&lt;MDL&gt;&lt;REFERENCE_TYPE&gt;0&lt;/REFERENCE_TYPE&gt;&lt;AUTHORS&gt;&lt;AUTHOR&gt;Hirsh, R.&lt;/AUTHOR&gt;&lt;/AUTHORS&gt;&lt;YEAR&gt;1974&lt;/YEAR&gt;&lt;TITLE&gt;The hippocampus and contextual retrieval of information from memory: a theory&lt;/TITLE&gt;&lt;SECONDARY_TITLE&gt;Behav Biol&lt;/SECONDARY_TITLE&gt;&lt;VOLUME&gt;12&lt;/VOLUME&gt;&lt;NUMBER&gt;4&lt;/NUMBER&gt;&lt;PAGES&gt;421-44&lt;/PAGES&gt;&lt;LABEL&gt;75108753&lt;/LABEL&gt;&lt;KEYWORDS&gt;&lt;KEYWORD&gt;Acoustic Stimulation&lt;/KEYWORD&gt;&lt;KEYWORD&gt;Animal&lt;/KEYWORD&gt;&lt;KEYWORD&gt;Attention&lt;/KEYWORD&gt;&lt;KEYWORD&gt;Behavior, Animal&lt;/KEYWORD&gt;&lt;KEYWORD&gt;Cues&lt;/KEYWORD&gt;&lt;KEYWORD&gt;Decision Making&lt;/KEYWORD&gt;&lt;KEYWORD&gt;Discrimination Learning&lt;/KEYWORD&gt;&lt;KEYWORD&gt;Habits&lt;/KEYWORD&gt;&lt;KEYWORD&gt;Haplorhini&lt;/KEYWORD&gt;&lt;KEYWORD&gt;Hippocampus/*physiology&lt;/KEYWORD&gt;&lt;KEYWORD&gt;Human&lt;/KEYWORD&gt;&lt;KEYWORD&gt;Information Theory&lt;/KEYWORD&gt;&lt;KEYWORD&gt;Logic&lt;/KEYWORD&gt;&lt;KEYWORD&gt;*Memory&lt;/KEYWORD&gt;&lt;KEYWORD&gt;Motivation&lt;/KEYWORD&gt;&lt;KEYWORD&gt;Photic Stimulation&lt;/KEYWORD&gt;&lt;KEYWORD&gt;Problem Solving&lt;/KEYWORD&gt;&lt;KEYWORD&gt;Rats&lt;/KEYWORD&gt;&lt;KEYWORD&gt;Recall&lt;/KEYWORD&gt;&lt;/KEYWORDS&gt;&lt;URL&gt;http://www.ncbi.nlm.nih.gov/entrez/query.fcgi?cmd=Retrieve&amp;amp;db=PubMed&amp;amp;dopt=Citation&amp;amp;list_uids=4217626&lt;/URL&gt;&lt;/MDL&gt;&lt;/Cite&gt;&lt;Cite&gt;&lt;Author&gt;Selden&lt;/Author&gt;&lt;Year&gt;1991&lt;/Year&gt;&lt;RecNum&gt;1033&lt;/RecNum&gt;&lt;MDL&gt;&lt;REFERENCE_TYPE&gt;0&lt;/REFERENCE_TYPE&gt;&lt;LABEL&gt;91375630&lt;/LABEL&gt;&lt;AUTHORS&gt;&lt;AUTHOR&gt;Selden, N. R.&lt;/AUTHOR&gt;&lt;AUTHOR&gt;Everitt, B. J.&lt;/AUTHOR&gt;&lt;AUTHOR&gt;Jarrard, L. E.&lt;/AUTHOR&gt;&lt;AUTHOR&gt;Robbins, T. W.&lt;/AUTHOR&gt;&lt;/AUTHORS&gt;&lt;TITLE&gt;Complementary roles for the amygdala and hippocampus in aversive conditioning to explicit and contextual cues&lt;/TITLE&gt;&lt;KEYWORDS&gt;&lt;KEYWORD&gt;Amygdaloid Body/anatomy &amp;amp; histology/*physiology&lt;/KEYWORD&gt;&lt;KEYWORD&gt;Animal&lt;/KEYWORD&gt;&lt;KEYWORD&gt;Behavior, Animal/drug effects/physiology&lt;/KEYWORD&gt;&lt;KEYWORD&gt;Biogenic Monoamines/metabolism&lt;/KEYWORD&gt;&lt;KEYWORD&gt;Brain Chemistry/drug effects/physiology&lt;/KEYWORD&gt;&lt;KEYWORD&gt;Conditioning, Operant/*physiology&lt;/KEYWORD&gt;&lt;KEYWORD&gt;Convulsants/pharmacology&lt;/KEYWORD&gt;&lt;KEYWORD&gt;*Cues&lt;/KEYWORD&gt;&lt;KEYWORD&gt;Hippocampus/anatomy &amp;amp; histology/*physiology&lt;/KEYWORD&gt;&lt;KEYWORD&gt;Hydroxydopamines&lt;/KEYWORD&gt;&lt;KEYWORD&gt;Ibotenic Acid/pharmacology&lt;/KEYWORD&gt;&lt;KEYWORD&gt;Male&lt;/KEYWORD&gt;&lt;KEYWORD&gt;Norepinephrine/metabolism&lt;/KEYWORD&gt;&lt;KEYWORD&gt;Quinolinic Acids/pharmacology&lt;/KEYWORD&gt;&lt;KEYWORD&gt;Rats&lt;/KEYWORD&gt;&lt;KEYWORD&gt;Reinforcement (Psychology)&lt;/KEYWORD&gt;&lt;KEYWORD&gt;Support, Non-U.S. Gov&amp;apos;t&lt;/KEYWORD&gt;&lt;KEYWORD&gt;Sympathectomy, Chemical&lt;/KEYWORD&gt;&lt;/KEYWORDS&gt;&lt;YEAR&gt;1991&lt;/YEAR&gt;&lt;SECONDARY_TITLE&gt;Neuroscience&lt;/SECONDARY_TITLE&gt;&lt;VOLUME&gt;42&lt;/VOLUME&gt;&lt;NUMBER&gt;2&lt;/NUMBER&gt;&lt;PAGES&gt;335-50&lt;/PAGES&gt;&lt;/MDL&gt;&lt;/Cite&gt;&lt;Cite&gt;&lt;Author&gt;Kim&lt;/Author&gt;&lt;Year&gt;1992&lt;/Year&gt;&lt;RecNum&gt;15852&lt;/RecNum&gt;&lt;MDL&gt;&lt;REFERENCE_TYPE&gt;0&lt;/REFERENCE_TYPE&gt;&lt;ACCESSION_NUMBER&gt;1585183&lt;/ACCESSION_NUMBER&gt;&lt;VOLUME&gt;256&lt;/VOLUME&gt;&lt;NUMBER&gt;5057&lt;/NUMBER&gt;&lt;YEAR&gt;1992&lt;/YEAR&gt;&lt;DATE&gt;May 1&lt;/DATE&gt;&lt;TITLE&gt;Modality-specific retrograde amnesia of fear&lt;/TITLE&gt;&lt;PAGES&gt;675-7&lt;/PAGES&gt;&lt;AUTHOR_ADDRESS&gt;Department of Psychology, University of California, Los Angeles 90024.&lt;/AUTHOR_ADDRESS&gt;&lt;AUTHORS&gt;&lt;AUTHOR&gt;Kim, J. J.&lt;/AUTHOR&gt;&lt;AUTHOR&gt;Fanselow, M. S.&lt;/AUTHOR&gt;&lt;/AUTHORS&gt;&lt;SECONDARY_TITLE&gt;Science&lt;/SECONDARY_TITLE&gt;&lt;KEYWORDS&gt;&lt;KEYWORD&gt;Amnesia, Retrograde/*etiology/physiopathology&lt;/KEYWORD&gt;&lt;KEYWORD&gt;Animals&lt;/KEYWORD&gt;&lt;KEYWORD&gt;Behavior, Animal/physiology&lt;/KEYWORD&gt;&lt;KEYWORD&gt;Conditioning, Classical/*physiology&lt;/KEYWORD&gt;&lt;KEYWORD&gt;Electroshock&lt;/KEYWORD&gt;&lt;KEYWORD&gt;Fear/*physiology&lt;/KEYWORD&gt;&lt;KEYWORD&gt;Female&lt;/KEYWORD&gt;&lt;KEYWORD&gt;Hippocampus/physiopathology&lt;/KEYWORD&gt;&lt;KEYWORD&gt;Rats&lt;/KEYWORD&gt;&lt;KEYWORD&gt;Support, U.S. Gov&amp;apos;t, Non-P.H.S.&lt;/KEYWORD&gt;&lt;/KEYWORDS&gt;&lt;URL&gt;http://www.ncbi.nlm.nih.gov/entrez/query.fcgi?cmd=Retrieve&amp;amp;db=PubMed&amp;amp;dopt=Citation&amp;amp;list_uids=1585183&lt;/URL&gt;&lt;/MDL&gt;&lt;/Cite&gt;&lt;Cite&gt;&lt;Author&gt;Phillips&lt;/Author&gt;&lt;Year&gt;1992&lt;/Year&gt;&lt;RecNum&gt;1032&lt;/RecNum&gt;&lt;MDL&gt;&lt;REFERENCE_TYPE&gt;0&lt;/REFERENCE_TYPE&gt;&lt;AUTHORS&gt;&lt;AUTHOR&gt;Phillips, R. G.&lt;/AUTHOR&gt;&lt;AUTHOR&gt;LeDoux, J. E.&lt;/AUTHOR&gt;&lt;/AUTHORS&gt;&lt;YEAR&gt;1992&lt;/YEAR&gt;&lt;TITLE&gt;Differential contribution of amygdala and hippocampus to cued and contextual fear conditioning&lt;/TITLE&gt;&lt;SECONDARY_TITLE&gt;Behavioral Neuroscience&lt;/SECONDARY_TITLE&gt;&lt;VOLUME&gt;106&lt;/VOLUME&gt;&lt;NUMBER&gt;2&lt;/NUMBER&gt;&lt;PAGES&gt;274-85&lt;/PAGES&gt;&lt;LABEL&gt;92273017&lt;/LABEL&gt;&lt;KEYWORDS&gt;&lt;KEYWORD&gt;Amygdaloid Body/*physiology&lt;/KEYWORD&gt;&lt;KEYWORD&gt;Animal&lt;/KEYWORD&gt;&lt;KEYWORD&gt;Association Learning/*physiology&lt;/KEYWORD&gt;&lt;KEYWORD&gt;Brain Mapping&lt;/KEYWORD&gt;&lt;KEYWORD&gt;Cerebral Cortex/physiology&lt;/KEYWORD&gt;&lt;KEYWORD&gt;Conditioning, Classical/*physiology&lt;/KEYWORD&gt;&lt;KEYWORD&gt;Electroshock&lt;/KEYWORD&gt;&lt;KEYWORD&gt;Fear/*physiology&lt;/KEYWORD&gt;&lt;KEYWORD&gt;Hippocampus/*physiology&lt;/KEYWORD&gt;&lt;KEYWORD&gt;Male&lt;/KEYWORD&gt;&lt;KEYWORD&gt;Motor Activity/physiology&lt;/KEYWORD&gt;&lt;KEYWORD&gt;Neural Pathways/physiology&lt;/KEYWORD&gt;&lt;KEYWORD&gt;Rats&lt;/KEYWORD&gt;&lt;KEYWORD&gt;Rats, Inbred Strains&lt;/KEYWORD&gt;&lt;KEYWORD&gt;Social Environment&lt;/KEYWORD&gt;&lt;KEYWORD&gt;Support, U.S. Gov&amp;apos;t, P.H.S.&lt;/KEYWORD&gt;&lt;/KEYWORDS&gt;&lt;/MDL&gt;&lt;/Cite&gt;&lt;Cite&gt;&lt;Author&gt;Kim&lt;/Author&gt;&lt;Year&gt;1993&lt;/Year&gt;&lt;RecNum&gt;1031&lt;/RecNum&gt;&lt;MDL&gt;&lt;REFERENCE_TYPE&gt;0&lt;/REFERENCE_TYPE&gt;&lt;LABEL&gt;94183454&lt;/LABEL&gt;&lt;AUTHORS&gt;&lt;AUTHOR&gt;Kim, J. J.&lt;/AUTHOR&gt;&lt;AUTHOR&gt;Rison, R. A.&lt;/AUTHOR&gt;&lt;AUTHOR&gt;Fanselow, M. S.&lt;/AUTHOR&gt;&lt;/AUTHORS&gt;&lt;TITLE&gt;Effects of amygdala, hippocampus, and periaqueductal gray lesions on short- and long-term contextual fear&lt;/TITLE&gt;&lt;KEYWORDS&gt;&lt;KEYWORD&gt;Amygdaloid Body/*physiology&lt;/KEYWORD&gt;&lt;KEYWORD&gt;Animal&lt;/KEYWORD&gt;&lt;KEYWORD&gt;Association Learning/physiology&lt;/KEYWORD&gt;&lt;KEYWORD&gt;Brain Mapping&lt;/KEYWORD&gt;&lt;KEYWORD&gt;Conditioning, Classical/*physiology&lt;/KEYWORD&gt;&lt;KEYWORD&gt;Electroshock&lt;/KEYWORD&gt;&lt;KEYWORD&gt;Fear/*physiology&lt;/KEYWORD&gt;&lt;KEYWORD&gt;Female&lt;/KEYWORD&gt;&lt;KEYWORD&gt;Hippocampus/*physiology&lt;/KEYWORD&gt;&lt;KEYWORD&gt;Long-Term Potentiation/*physiology&lt;/KEYWORD&gt;&lt;KEYWORD&gt;Neural Pathways/physiology&lt;/KEYWORD&gt;&lt;KEYWORD&gt;Neuronal Plasticity/physiology&lt;/KEYWORD&gt;&lt;KEYWORD&gt;Periaqueductal Gray/*physiology&lt;/KEYWORD&gt;&lt;KEYWORD&gt;Rats&lt;/KEYWORD&gt;&lt;KEYWORD&gt;Recall/*physiology&lt;/KEYWORD&gt;&lt;KEYWORD&gt;Receptors, N-Methyl-D-Aspartate/physiology&lt;/KEYWORD&gt;&lt;KEYWORD&gt;Retention (Psychology)/*physiology&lt;/KEYWORD&gt;&lt;KEYWORD&gt;Support, U.S. Gov&amp;apos;t, Non-P.H.S.&lt;/KEYWORD&gt;&lt;KEYWORD&gt;Support, U.S. Gov&amp;apos;t, P.H.S.&lt;/KEYWORD&gt;&lt;/KEYWORDS&gt;&lt;SECONDARY_TITLE&gt;Behav Neurosci&lt;/SECONDARY_TITLE&gt;&lt;YEAR&gt;1993&lt;/YEAR&gt;&lt;VOLUME&gt;107&lt;/VOLUME&gt;&lt;NUMBER&gt;6&lt;/NUMBER&gt;&lt;PAGES&gt;1093-8&lt;/PAGES&gt;&lt;/MDL&gt;&lt;/Cite&gt;&lt;Cite&gt;&lt;Author&gt;Phillips&lt;/Author&gt;&lt;Year&gt;1995&lt;/Year&gt;&lt;RecNum&gt;1061&lt;/RecNum&gt;&lt;MDL&gt;&lt;REFERENCE_TYPE&gt;0&lt;/REFERENCE_TYPE&gt;&lt;LABEL&gt;95348834&lt;/LABEL&gt;&lt;AUTHORS&gt;&lt;AUTHOR&gt;Phillips, R. G.&lt;/AUTHOR&gt;&lt;AUTHOR&gt;LeDoux, J. E.&lt;/AUTHOR&gt;&lt;/AUTHORS&gt;&lt;TITLE&gt;Lesions of the fornix but not the entorhinal or perirhinal cortex interfere with contextual fear conditioning&lt;/TITLE&gt;&lt;KEYWORDS&gt;&lt;KEYWORD&gt;Animal&lt;/KEYWORD&gt;&lt;KEYWORD&gt;Avoidance Learning/physiology&lt;/KEYWORD&gt;&lt;KEYWORD&gt;Brain Mapping&lt;/KEYWORD&gt;&lt;KEYWORD&gt;Conditioning (Psychology)/*physiology&lt;/KEYWORD&gt;&lt;KEYWORD&gt;Efferent Pathways/physiology&lt;/KEYWORD&gt;&lt;KEYWORD&gt;Entorhinal Cortex/*physiology&lt;/KEYWORD&gt;&lt;KEYWORD&gt;Fear/*physiology&lt;/KEYWORD&gt;&lt;KEYWORD&gt;Hippocampus/*physiology&lt;/KEYWORD&gt;&lt;KEYWORD&gt;Male&lt;/KEYWORD&gt;&lt;KEYWORD&gt;Rats&lt;/KEYWORD&gt;&lt;KEYWORD&gt;Rats, Sprague-Dawley&lt;/KEYWORD&gt;&lt;KEYWORD&gt;Support, U.S. Gov&amp;apos;t, Non-P.H.S.&lt;/KEYWORD&gt;&lt;KEYWORD&gt;Support, U.S. Gov&amp;apos;t, P.H.S.&lt;/KEYWORD&gt;&lt;/KEYWORDS&gt;&lt;SECONDARY_TITLE&gt;J Neurosci&lt;/SECONDARY_TITLE&gt;&lt;YEAR&gt;1995&lt;/YEAR&gt;&lt;VOLUME&gt;15&lt;/VOLUME&gt;&lt;NUMBER&gt;7 Pt 2&lt;/NUMBER&gt;&lt;PAGES&gt;5308-15&lt;/PAGES&gt;&lt;/MDL&gt;&lt;/Cite&gt;&lt;Cite&gt;&lt;Author&gt;Rudy&lt;/Author&gt;&lt;Year&gt;2002&lt;/Year&gt;&lt;RecNum&gt;15853&lt;/RecNum&gt;&lt;MDL&gt;&lt;REFERENCE_TYPE&gt;0&lt;/REFERENCE_TYPE&gt;&lt;ACCESSION_NUMBER&gt;12148921&lt;/ACCESSION_NUMBER&gt;&lt;VOLUME&gt;116&lt;/VOLUME&gt;&lt;NUMBER&gt;4&lt;/NUMBER&gt;&lt;YEAR&gt;2002&lt;/YEAR&gt;&lt;DATE&gt;Aug&lt;/DATE&gt;&lt;TITLE&gt;Hippocampal formation supports conditioning to memory of a context&lt;/TITLE&gt;&lt;PAGES&gt;530-8&lt;/PAGES&gt;&lt;AUTHOR_ADDRESS&gt;Department of Psychology, University of Colorado, Boulder 80309, USA. jrudy@psych.colorado.edu&lt;/AUTHOR_ADDRESS&gt;&lt;AUTHORS&gt;&lt;AUTHOR&gt;Rudy, J. W.&lt;/AUTHOR&gt;&lt;AUTHOR&gt;Barrientos, R. M.&lt;/AUTHOR&gt;&lt;AUTHOR&gt;O&amp;apos;Reilly, R. C.&lt;/AUTHOR&gt;&lt;/AUTHORS&gt;&lt;SECONDARY_TITLE&gt;Behav Neurosci&lt;/SECONDARY_TITLE&gt;&lt;KEYWORDS&gt;&lt;KEYWORD&gt;Animals&lt;/KEYWORD&gt;&lt;KEYWORD&gt;Conditioning, Classical&lt;/KEYWORD&gt;&lt;KEYWORD&gt;Fear/*physiology&lt;/KEYWORD&gt;&lt;KEYWORD&gt;Hippocampus/anatomy &amp;amp; histology/*physiology&lt;/KEYWORD&gt;&lt;KEYWORD&gt;Male&lt;/KEYWORD&gt;&lt;KEYWORD&gt;Memory/*physiology&lt;/KEYWORD&gt;&lt;KEYWORD&gt;Rats&lt;/KEYWORD&gt;&lt;KEYWORD&gt;Rats, Long-Evans&lt;/KEYWORD&gt;&lt;KEYWORD&gt;Support, U.S. Gov&amp;apos;t, P.H.S.&lt;/KEYWORD&gt;&lt;/KEYWORDS&gt;&lt;URL&gt;http://www.ncbi.nlm.nih.gov/entrez/query.fcgi?cmd=Retrieve&amp;amp;db=PubMed&amp;amp;dopt=Citation&amp;amp;list_uids=12148921&lt;/URL&gt;&lt;/MDL&gt;&lt;/Cite&gt;&lt;Cite&gt;&lt;Author&gt;Anagnostaras&lt;/Author&gt;&lt;Year&gt;1999&lt;/Year&gt;&lt;RecNum&gt;9558&lt;/RecNum&gt;&lt;MDL&gt;&lt;REFERENCE_TYPE&gt;0&lt;/REFERENCE_TYPE&gt;&lt;ACCESSION_NUMBER&gt;9920672&lt;/ACCESSION_NUMBER&gt;&lt;VOLUME&gt;19&lt;/VOLUME&gt;&lt;NUMBER&gt;3&lt;/NUMBER&gt;&lt;YEAR&gt;1999&lt;/YEAR&gt;&lt;DATE&gt;Feb 1&lt;/DATE&gt;&lt;TITLE&gt;Temporally graded retrograde amnesia of contextual fear after hippocampal damage in rats: within-subjects examination&lt;/TITLE&gt;&lt;PAGES&gt;1106-14&lt;/PAGES&gt;&lt;AUTHOR_ADDRESS&gt;Department of Psychology and Brain Research Institute, University of California, Los Angeles, California 90095-1563, USA.&lt;/AUTHOR_ADDRESS&gt;&lt;AUTHORS&gt;&lt;AUTHOR&gt;Anagnostaras, S. G.&lt;/AUTHOR&gt;&lt;AUTHOR&gt;Maren, S.&lt;/AUTHOR&gt;&lt;AUTHOR&gt;Fanselow, M. S.&lt;/AUTHOR&gt;&lt;/AUTHORS&gt;&lt;SECONDARY_TITLE&gt;J Neurosci&lt;/SECONDARY_TITLE&gt;&lt;KEYWORDS&gt;&lt;KEYWORD&gt;Acoustic Stimulation&lt;/KEYWORD&gt;&lt;KEYWORD&gt;Amnesia, Retrograde/*psychology&lt;/KEYWORD&gt;&lt;KEYWORD&gt;Animal&lt;/KEYWORD&gt;&lt;KEYWORD&gt;Brain Mapping&lt;/KEYWORD&gt;&lt;KEYWORD&gt;Electric Stimulation&lt;/KEYWORD&gt;&lt;KEYWORD&gt;Fear/*physiology&lt;/KEYWORD&gt;&lt;KEYWORD&gt;Female&lt;/KEYWORD&gt;&lt;KEYWORD&gt;Hippocampus/*physiology&lt;/KEYWORD&gt;&lt;KEYWORD&gt;Memory/physiology&lt;/KEYWORD&gt;&lt;KEYWORD&gt;Rats&lt;/KEYWORD&gt;&lt;KEYWORD&gt;Rats, Long-Evans&lt;/KEYWORD&gt;&lt;KEYWORD&gt;Support, Non-U.S. Gov&amp;apos;t&lt;/KEYWORD&gt;&lt;KEYWORD&gt;Support, U.S. Gov&amp;apos;t, Non-P.H.S.&lt;/KEYWORD&gt;&lt;KEYWORD&gt;Support, U.S. Gov&amp;apos;t, P.H.S.&lt;/KEYWORD&gt;&lt;KEYWORD&gt;Time Factors&lt;/KEYWORD&gt;&lt;/KEYWORDS&gt;&lt;URL&gt;http://www.ncbi.nlm.nih.gov/entrez/query.fcgi?cmd=Retrieve&amp;amp;db=PubMed&amp;amp;dopt=Citation&amp;amp;list_uids=9920672&lt;/URL&gt;&lt;/MDL&gt;&lt;/Cite&gt;&lt;Cite&gt;&lt;Author&gt;Chen&lt;/Author&gt;&lt;Year&gt;1996&lt;/Year&gt;&lt;RecNum&gt;1054&lt;/RecNum&gt;&lt;MDL&gt;&lt;REFERENCE_TYPE&gt;0&lt;/REFERENCE_TYPE&gt;&lt;LABEL&gt;97078895&lt;/LABEL&gt;&lt;AUTHORS&gt;&lt;AUTHOR&gt;Chen, C.&lt;/AUTHOR&gt;&lt;AUTHOR&gt;Kim, J. J.&lt;/AUTHOR&gt;&lt;AUTHOR&gt;Thompson, R. F.&lt;/AUTHOR&gt;&lt;AUTHOR&gt;Tonegawa, S.&lt;/AUTHOR&gt;&lt;/AUTHORS&gt;&lt;TITLE&gt;Hippocampal lesions impair contextual fear conditioning in two strains of mice&lt;/TITLE&gt;&lt;KEYWORDS&gt;&lt;KEYWORD&gt;Animal&lt;/KEYWORD&gt;&lt;KEYWORD&gt;Association Learning/*physiology&lt;/KEYWORD&gt;&lt;KEYWORD&gt;Brain Mapping&lt;/KEYWORD&gt;&lt;KEYWORD&gt;Cerebral Cortex/physiology&lt;/KEYWORD&gt;&lt;KEYWORD&gt;Conditioning, Classical/*physiology&lt;/KEYWORD&gt;&lt;KEYWORD&gt;Fear/*physiology&lt;/KEYWORD&gt;&lt;KEYWORD&gt;Female&lt;/KEYWORD&gt;&lt;KEYWORD&gt;Hippocampus/*physiology&lt;/KEYWORD&gt;&lt;KEYWORD&gt;Male&lt;/KEYWORD&gt;&lt;KEYWORD&gt;Mice&lt;/KEYWORD&gt;&lt;KEYWORD&gt;Mice, Inbred BALB C&lt;/KEYWORD&gt;&lt;KEYWORD&gt;Mice, Inbred C57BL&lt;/KEYWORD&gt;&lt;KEYWORD&gt;Motor Activity/physiology&lt;/KEYWORD&gt;&lt;KEYWORD&gt;Recall/*physiology&lt;/KEYWORD&gt;&lt;KEYWORD&gt;*Social Environment&lt;/KEYWORD&gt;&lt;KEYWORD&gt;Species Specificity&lt;/KEYWORD&gt;&lt;KEYWORD&gt;Synaptic Transmission/physiology&lt;/KEYWORD&gt;&lt;/KEYWORDS&gt;&lt;SECONDARY_TITLE&gt;Behav Neurosci&lt;/SECONDARY_TITLE&gt;&lt;YEAR&gt;1996&lt;/YEAR&gt;&lt;VOLUME&gt;110&lt;/VOLUME&gt;&lt;NUMBER&gt;5&lt;/NUMBER&gt;&lt;PAGES&gt;1177-80&lt;/PAGES&gt;&lt;/MDL&gt;&lt;/Cite&gt;&lt;Cite&gt;&lt;Author&gt;Honey&lt;/Author&gt;&lt;Year&gt;1993&lt;/Year&gt;&lt;RecNum&gt;15835&lt;/RecNum&gt;&lt;MDL&gt;&lt;REFERENCE_TYPE&gt;0&lt;/REFERENCE_TYPE&gt;&lt;ACCESSION_NUMBER&gt;8447955&lt;/ACCESSION_NUMBER&gt;&lt;VOLUME&gt;107&lt;/VOLUME&gt;&lt;NUMBER&gt;1&lt;/NUMBER&gt;&lt;YEAR&gt;1993&lt;/YEAR&gt;&lt;DATE&gt;Feb&lt;/DATE&gt;&lt;TITLE&gt;Selective hippocampal lesions abolish the contextual specificity of latent inhibition and conditioning&lt;/TITLE&gt;&lt;PAGES&gt;23-33&lt;/PAGES&gt;&lt;AUTHOR_ADDRESS&gt;Sub-Department of Animal Behaviour, Cambridge University, Madingley, United Kingdom.&lt;/AUTHOR_ADDRESS&gt;&lt;AUTHORS&gt;&lt;AUTHOR&gt;Honey, R. C.&lt;/AUTHOR&gt;&lt;AUTHOR&gt;Good, M.&lt;/AUTHOR&gt;&lt;/AUTHORS&gt;&lt;SECONDARY_TITLE&gt;Behav Neurosci&lt;/SECONDARY_TITLE&gt;&lt;KEYWORDS&gt;&lt;KEYWORD&gt;Animals&lt;/KEYWORD&gt;&lt;KEYWORD&gt;Association Learning/*physiology&lt;/KEYWORD&gt;&lt;KEYWORD&gt;Attention/*physiology&lt;/KEYWORD&gt;&lt;KEYWORD&gt;Brain Mapping&lt;/KEYWORD&gt;&lt;KEYWORD&gt;Conditioning, Classical/*physiology&lt;/KEYWORD&gt;&lt;KEYWORD&gt;Discrimination Learning/physiology&lt;/KEYWORD&gt;&lt;KEYWORD&gt;Hippocampus/*physiology&lt;/KEYWORD&gt;&lt;KEYWORD&gt;Male&lt;/KEYWORD&gt;&lt;KEYWORD&gt;Mental Recall/*physiology&lt;/KEYWORD&gt;&lt;KEYWORD&gt;Neural Inhibition/*physiology&lt;/KEYWORD&gt;&lt;KEYWORD&gt;Rats&lt;/KEYWORD&gt;&lt;KEYWORD&gt;Reaction Time/physiology&lt;/KEYWORD&gt;&lt;KEYWORD&gt;Support, Non-U.S. Gov&amp;apos;t&lt;/KEYWORD&gt;&lt;KEYWORD&gt;Transfer (Psychology)&lt;/KEYWORD&gt;&lt;/KEYWORDS&gt;&lt;URL&gt;http://www.ncbi.nlm.nih.gov/entrez/query.fcgi?cmd=Retrieve&amp;amp;db=PubMed&amp;amp;dopt=Citation&amp;amp;list_uids=8447955&lt;/URL&gt;&lt;/MDL&gt;&lt;/Cite&gt;&lt;Cite&gt;&lt;Author&gt;Maren&lt;/Author&gt;&lt;Year&gt;1997&lt;/Year&gt;&lt;RecNum&gt;1051&lt;/RecNum&gt;&lt;MDL&gt;&lt;REFERENCE_TYPE&gt;0&lt;/REFERENCE_TYPE&gt;&lt;URL&gt;http://www.ncbi.nlm.nih.gov/cgi-bin/Entrez/referer?http://www.idealibrary.com/cgi-bin/links/citation/1074-7427/67/142&lt;/URL&gt;&lt;LABEL&gt;97229245&lt;/LABEL&gt;&lt;AUTHORS&gt;&lt;AUTHOR&gt;Maren, S.&lt;/AUTHOR&gt;&lt;AUTHOR&gt;Fanselow, M. S.&lt;/AUTHOR&gt;&lt;/AUTHORS&gt;&lt;TITLE&gt;Electrolytic lesions of the fimbria/fornix, dorsal hippocampus, or entorhinal cortex produce anterograde deficits in contextual fear conditioning in rats&lt;/TITLE&gt;&lt;KEYWORDS&gt;&lt;KEYWORD&gt;Animal&lt;/KEYWORD&gt;&lt;KEYWORD&gt;Conditioning (Psychology)/*physiology&lt;/KEYWORD&gt;&lt;KEYWORD&gt;Entorhinal Cortex/*physiology&lt;/KEYWORD&gt;&lt;KEYWORD&gt;Fear/*physiology&lt;/KEYWORD&gt;&lt;KEYWORD&gt;Hippocampus/*physiology&lt;/KEYWORD&gt;&lt;KEYWORD&gt;Male&lt;/KEYWORD&gt;&lt;KEYWORD&gt;Rats&lt;/KEYWORD&gt;&lt;KEYWORD&gt;Support, U.S. Gov&amp;apos;t, P.H.S.&lt;/KEYWORD&gt;&lt;/KEYWORDS&gt;&lt;SECONDARY_TITLE&gt;Neurobiol Learn Mem&lt;/SECONDARY_TITLE&gt;&lt;YEAR&gt;1997&lt;/YEAR&gt;&lt;VOLUME&gt;67&lt;/VOLUME&gt;&lt;NUMBER&gt;2&lt;/NUMBER&gt;&lt;PAGES&gt;142-9&lt;/PAGES&gt;&lt;/MDL&gt;&lt;/Cite&gt;&lt;Cite&gt;&lt;Author&gt;Jarrard&lt;/Author&gt;&lt;Year&gt;1993&lt;/Year&gt;&lt;RecNum&gt;17415&lt;/RecNum&gt;&lt;MDL&gt;&lt;REFERENCE_TYPE&gt;0&lt;/REFERENCE_TYPE&gt;&lt;ACCESSION_NUMBER&gt;8216164&lt;/ACCESSION_NUMBER&gt;&lt;VOLUME&gt;60&lt;/VOLUME&gt;&lt;NUMBER&gt;1&lt;/NUMBER&gt;&lt;YEAR&gt;1993&lt;/YEAR&gt;&lt;DATE&gt;Jul&lt;/DATE&gt;&lt;TITLE&gt;On the role of the hippocampus in learning and memory in the rat&lt;/TITLE&gt;&lt;PAGES&gt;9-26&lt;/PAGES&gt;&lt;AUTHOR_ADDRESS&gt;Department of Psychology, Washington and Lee University, Lexington, Virginia 24450.&lt;/AUTHOR_ADDRESS&gt;&lt;AUTHORS&gt;&lt;AUTHOR&gt;Jarrard, L. E.&lt;/AUTHOR&gt;&lt;/AUTHORS&gt;&lt;SECONDARY_TITLE&gt;Behav Neural Biol&lt;/SECONDARY_TITLE&gt;&lt;KEYWORDS&gt;&lt;KEYWORD&gt;Animals&lt;/KEYWORD&gt;&lt;KEYWORD&gt;Behavior, Animal&lt;/KEYWORD&gt;&lt;KEYWORD&gt;Comparative Study&lt;/KEYWORD&gt;&lt;KEYWORD&gt;Discrimination Learning/*physiology&lt;/KEYWORD&gt;&lt;KEYWORD&gt;Hippocampus/anatomy &amp;amp; histology/*physiology/surgery&lt;/KEYWORD&gt;&lt;KEYWORD&gt;Memory/*physiology&lt;/KEYWORD&gt;&lt;KEYWORD&gt;Neural Pathways/physiology&lt;/KEYWORD&gt;&lt;KEYWORD&gt;Rats&lt;/KEYWORD&gt;&lt;KEYWORD&gt;Research Support, U.S. Gov&amp;apos;t, Non-P.H.S.&lt;/KEYWORD&gt;&lt;KEYWORD&gt;Space Perception/physiology&lt;/KEYWORD&gt;&lt;/KEYWORDS&gt;&lt;URL&gt;http://www.ncbi.nlm.nih.gov/entrez/query.fcgi?cmd=Retrieve&amp;amp;db=PubMed&amp;amp;dopt=Citation&amp;amp;list_uids=8216164&lt;/URL&gt;&lt;/MDL&gt;&lt;/Cite&gt;&lt;Cite&gt;&lt;Author&gt;Rudy&lt;/Author&gt;&lt;Year&gt;2002&lt;/Year&gt;&lt;RecNum&gt;15853&lt;/RecNum&gt;&lt;MDL&gt;&lt;REFERENCE_TYPE&gt;0&lt;/REFERENCE_TYPE&gt;&lt;ACCESSION_NUMBER&gt;12148921&lt;/ACCESSION_NUMBER&gt;&lt;VOLUME&gt;116&lt;/VOLUME&gt;&lt;NUMBER&gt;4&lt;/NUMBER&gt;&lt;YEAR&gt;2002&lt;/YEAR&gt;&lt;DATE&gt;Aug&lt;/DATE&gt;&lt;TITLE&gt;Hippocampal formation supports conditioning to memory of a context&lt;/TITLE&gt;&lt;PAGES&gt;530-8&lt;/PAGES&gt;&lt;AUTHOR_ADDRESS&gt;Department of Psychology, University of Colorado, Boulder 80309, USA. jrudy@psych.colorado.edu&lt;/AUTHOR_ADDRESS&gt;&lt;AUTHORS&gt;&lt;AUTHOR&gt;Rudy, J. W.&lt;/AUTHOR&gt;&lt;AUTHOR&gt;Barrientos, R. M.&lt;/AUTHOR&gt;&lt;AUTHOR&gt;O&amp;apos;Reilly, R. C.&lt;/AUTHOR&gt;&lt;/AUTHORS&gt;&lt;SECONDARY_TITLE&gt;Behav Neurosci&lt;/SECONDARY_TITLE&gt;&lt;KEYWORDS&gt;&lt;KEYWORD&gt;Animals&lt;/KEYWORD&gt;&lt;KEYWORD&gt;Conditioning, Classical&lt;/KEYWORD&gt;&lt;KEYWORD&gt;Fear/*physiology&lt;/KEYWORD&gt;&lt;KEYWORD&gt;Hippocampus/anatomy &amp;amp; histology/*physiology&lt;/KEYWORD&gt;&lt;KEYWORD&gt;Male&lt;/KEYWORD&gt;&lt;KEYWORD&gt;Memory/*physiology&lt;/KEYWORD&gt;&lt;KEYWORD&gt;Rats&lt;/KEYWORD&gt;&lt;KEYWORD&gt;Rats, Long-Evans&lt;/KEYWORD&gt;&lt;KEYWORD&gt;Support, U.S. Gov&amp;apos;t, P.H.S.&lt;/KEYWORD&gt;&lt;/KEYWORDS&gt;&lt;URL&gt;http://www.ncbi.nlm.nih.gov/entrez/query.fcgi?cmd=Retrieve&amp;amp;db=PubMed&amp;amp;dopt=Citation&amp;amp;list_uids=12148921&lt;/URL&gt;&lt;/MDL&gt;&lt;/Cite&gt;&lt;Cite&gt;&lt;Author&gt;Phillips&lt;/Author&gt;&lt;Year&gt;1994&lt;/Year&gt;&lt;RecNum&gt;17451&lt;/RecNum&gt;&lt;MDL&gt;&lt;REFERENCE_TYPE&gt;0&lt;/REFERENCE_TYPE&gt;&lt;ACCESSION_NUMBER&gt;10467584&lt;/ACCESSION_NUMBER&gt;&lt;VOLUME&gt;1&lt;/VOLUME&gt;&lt;NUMBER&gt;1&lt;/NUMBER&gt;&lt;YEAR&gt;1994&lt;/YEAR&gt;&lt;DATE&gt;May-Jun&lt;/DATE&gt;&lt;TITLE&gt;Lesions of the dorsal hippocampal formation interfere with background but not foreground contextual fear conditioning&lt;/TITLE&gt;&lt;PAGES&gt;34-44&lt;/PAGES&gt;&lt;AUTHOR_ADDRESS&gt;Department of Psychology, New York University, New York 10003, USA.&lt;/AUTHOR_ADDRESS&gt;&lt;AUTHORS&gt;&lt;AUTHOR&gt;Phillips, R. G.&lt;/AUTHOR&gt;&lt;AUTHOR&gt;LeDoux, J. E.&lt;/AUTHOR&gt;&lt;/AUTHORS&gt;&lt;SECONDARY_TITLE&gt;Learn Mem&lt;/SECONDARY_TITLE&gt;&lt;KEYWORDS&gt;&lt;KEYWORD&gt;Animals&lt;/KEYWORD&gt;&lt;KEYWORD&gt;Conditioning (Psychology)/*physiology&lt;/KEYWORD&gt;&lt;KEYWORD&gt;Fear/*physiology&lt;/KEYWORD&gt;&lt;KEYWORD&gt;Hippocampus/anatomy &amp;amp; histology/*physiology&lt;/KEYWORD&gt;&lt;KEYWORD&gt;Male&lt;/KEYWORD&gt;&lt;KEYWORD&gt;Rats&lt;/KEYWORD&gt;&lt;KEYWORD&gt;Rats, Sprague-Dawley&lt;/KEYWORD&gt;&lt;KEYWORD&gt;Research Support, U.S. Gov&amp;apos;t, Non-P.H.S.&lt;/KEYWORD&gt;&lt;KEYWORD&gt;Research Support, U.S. Gov&amp;apos;t, P.H.S.&lt;/KEYWORD&gt;&lt;/KEYWORDS&gt;&lt;URL&gt;http://www.ncbi.nlm.nih.gov/entrez/query.fcgi?cmd=Retrieve&amp;amp;db=PubMed&amp;amp;dopt=Citation&amp;amp;list_uids=10467584&lt;/URL&gt;&lt;/MDL&gt;&lt;/Cite&gt;&lt;/EndNote&gt;"/><field:param field:name="vnd.oasis.opendocument.field.id" field:value="81"/></field:fieldmark-start>[19-31]<field:fieldmark-end/>, at least for some processes involving contextual representation <field:fieldmark-start text:name="__Fieldmark__23434_1365475758" field:type="vnd.oasis.opendocument.field.UNHANDLED"><field:param field:name="vnd.oasis.opendocument.field.code" field:value=" ADDIN EN.CITE &lt;EndNote&gt;&lt;Cite&gt;&lt;Author&gt;Good&lt;/Author&gt;&lt;Year&gt;1991&lt;/Year&gt;&lt;RecNum&gt;15836&lt;/RecNum&gt;&lt;MDL&gt;&lt;REFERENCE_TYPE&gt;0&lt;/REFERENCE_TYPE&gt;&lt;ACCESSION_NUMBER&gt;1930720&lt;/ACCESSION_NUMBER&gt;&lt;VOLUME&gt;105&lt;/VOLUME&gt;&lt;NUMBER&gt;4&lt;/NUMBER&gt;&lt;YEAR&gt;1991&lt;/YEAR&gt;&lt;DATE&gt;Aug&lt;/DATE&gt;&lt;TITLE&gt;Conditioning and contextual retrieval in hippocampal rats&lt;/TITLE&gt;&lt;PAGES&gt;499-509&lt;/PAGES&gt;&lt;AUTHOR_ADDRESS&gt;Department of Psychology, University of York, Heslington, United Kingdom.&lt;/AUTHOR_ADDRESS&gt;&lt;AUTHORS&gt;&lt;AUTHOR&gt;Good, M.&lt;/AUTHOR&gt;&lt;AUTHOR&gt;Honey, R. C.&lt;/AUTHOR&gt;&lt;/AUTHORS&gt;&lt;SECONDARY_TITLE&gt;Behav Neurosci&lt;/SECONDARY_TITLE&gt;&lt;KEYWORDS&gt;&lt;KEYWORD&gt;Animals&lt;/KEYWORD&gt;&lt;KEYWORD&gt;Association Learning/*physiology&lt;/KEYWORD&gt;&lt;KEYWORD&gt;Attention/*physiology&lt;/KEYWORD&gt;&lt;KEYWORD&gt;Brain Mapping&lt;/KEYWORD&gt;&lt;KEYWORD&gt;Cerebral Cortex/physiology&lt;/KEYWORD&gt;&lt;KEYWORD&gt;Conditioning, Classical/*physiology&lt;/KEYWORD&gt;&lt;KEYWORD&gt;Cues&lt;/KEYWORD&gt;&lt;KEYWORD&gt;Discrimination Learning/physiology&lt;/KEYWORD&gt;&lt;KEYWORD&gt;Hippocampus/*physiology&lt;/KEYWORD&gt;&lt;KEYWORD&gt;Male&lt;/KEYWORD&gt;&lt;KEYWORD&gt;Mental Recall/*physiology&lt;/KEYWORD&gt;&lt;KEYWORD&gt;Rats&lt;/KEYWORD&gt;&lt;KEYWORD&gt;Support, Non-U.S. Gov&amp;apos;t&lt;/KEYWORD&gt;&lt;/KEYWORDS&gt;&lt;URL&gt;http://www.ncbi.nlm.nih.gov/entrez/query.fcgi?cmd=Retrieve&amp;amp;db=PubMed&amp;amp;dopt=Citation&amp;amp;list_uids=1930720&lt;/URL&gt;&lt;/MDL&gt;&lt;/Cite&gt;&lt;Cite&gt;&lt;Author&gt;Holland&lt;/Author&gt;&lt;Year&gt;1999&lt;/Year&gt;&lt;RecNum&gt;6315&lt;/RecNum&gt;&lt;MDL&gt;&lt;REFERENCE_TYPE&gt;0&lt;/REFERENCE_TYPE&gt;&lt;AUTHORS&gt;&lt;AUTHOR&gt;Holland, P.C.&lt;/AUTHOR&gt;&lt;AUTHOR&gt;Bouton, M.E.&lt;/AUTHOR&gt;&lt;/AUTHORS&gt;&lt;YEAR&gt;1999&lt;/YEAR&gt;&lt;TITLE&gt;Hippocampus and context in classical conditioning&lt;/TITLE&gt;&lt;SECONDARY_TITLE&gt;Current Opinion in Neurobiology&lt;/SECONDARY_TITLE&gt;&lt;VOLUME&gt;9&lt;/VOLUME&gt;&lt;PAGES&gt;195-202&lt;/PAGES&gt;&lt;URL&gt;http://www.cognitive-science.net/Download/Download-St.Johann/Holland99.pdf&lt;/URL&gt;&lt;/MDL&gt;&lt;/Cite&gt;&lt;Cite&gt;&lt;Author&gt;Good&lt;/Author&gt;&lt;Year&gt;2002&lt;/Year&gt;&lt;RecNum&gt;8984&lt;/RecNum&gt;&lt;MDL&gt;&lt;REFERENCE_TYPE&gt;0&lt;/REFERENCE_TYPE&gt;&lt;AUTHORS&gt;&lt;AUTHOR&gt;Good, M.&lt;/AUTHOR&gt;&lt;/AUTHORS&gt;&lt;YEAR&gt;2002&lt;/YEAR&gt;&lt;TITLE&gt;Spatial memory and hippocampal function: where are we now?&lt;/TITLE&gt;&lt;SECONDARY_TITLE&gt;Psicol&amp;#xF3;gica&lt;/SECONDARY_TITLE&gt;&lt;VOLUME&gt;23&lt;/VOLUME&gt;&lt;PAGES&gt;109-138&lt;/PAGES&gt;&lt;/MDL&gt;&lt;/Cite&gt;&lt;/EndNote&gt;"/><field:param field:name="vnd.oasis.opendocument.field.id" field:value="81"/></field:fieldmark-start>[32-34]<field:fieldmark-end/>. Since context–outcome associations are thought to hinder instrumental learning with delayed reinforcement (contextual competition) <field:fieldmark-start text:name="__Fieldmark__23435_1365475758" field:type="vnd.oasis.opendocument.field.UNHANDLED"><field:param field:name="vnd.oasis.opendocument.field.code" field:value=" ADDIN EN.CITE &lt;EndNote&gt;&lt;Cite&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Cite&gt;&lt;Author&gt;Dickinson&lt;/Author&gt;&lt;Year&gt;1994&lt;/Year&gt;&lt;RecNum&gt;478&lt;/RecNum&gt;&lt;MDL&gt;&lt;REFERENCE_TYPE&gt;0&lt;/REFERENCE_TYPE&gt;&lt;AUTHORS&gt;&lt;AUTHOR&gt;Dickinson, A.&lt;/AUTHOR&gt;&lt;AUTHOR&gt;Balleine, B.&lt;/AUTHOR&gt;&lt;/AUTHORS&gt;&lt;YEAR&gt;1994&lt;/YEAR&gt;&lt;TITLE&gt;Motivational control of goal-directed action&lt;/TITLE&gt;&lt;SECONDARY_TITLE&gt;Animal Learning &amp;amp; Behavior&lt;/SECONDARY_TITLE&gt;&lt;VOLUME&gt;22&lt;/VOLUME&gt;&lt;NUMBER&gt;1&lt;/NUMBER&gt;&lt;PAGES&gt;1-18&lt;/PAGES&gt;&lt;KEYWORDS&gt;&lt;KEYWORD&gt;1812_92 3 latent inhibition, conditioned taste-aversion, pavlovian contingency space 2039_92 1 behavior dynamics, time allocation, reinforcer quality 7466_92 1 pavlovian conditioning, emotionally arousing stimuli, receptive-field plasticity, response systems, delayed reinforcement&lt;/KEYWORD&gt;&lt;KEYWORD&gt;instrumental performance, reinforcer devaluation, food-deprivation, rattus-norvegicus, palatability, preferences, depends, flavor, hunger, contingency&lt;/KEYWORD&gt;&lt;/KEYWORDS&gt;&lt;/MDL&gt;&lt;/Cite&gt;&lt;/EndNote&gt;"/><field:param field:name="vnd.oasis.opendocument.field.id" field:value="81"/></field:fieldmark-start>[9, 17]<field:fieldmark-end/>, it follows that if H lesions impair the formation of associations <text:soft-page-break/>involving the context, such lesions might reduce contextual competition and hence <text:span text:style-name="T3">facilitate </text:span>instrumental conditioning when there is an action–outcome delay.</text:p>
      <text:p text:style-name="Standard"/>
      <text:p text:style-name="Standard">To investigate whether the hippocampus contributes to learning with delayed reinforcement, we examined the ability of rats with excitotoxic lesions of the hippocampus to acquire instrumental responding with delayed reward, comparing them to sham-operated controls. Each subject was allowed to respond freely on two levers, one of which produced reinforcement after a delay of 0, 10, or 20 s (<text:bookmark-ref text:reference-format="text" text:ref-name="_Ref82587176">Figure 1</text:bookmark-ref>). We report that H-lesioned rats were slightly impaired at learning the lever-press response in the absence of delays. Delays retarded learning in sham-operated controls, but the delays did not impair the H-lesioned rats to the same extent. Thus, as the delays were increased, H-lesioned rats became better at learning relative to controls, suggesting that the presence of delays had less of an effect on H-lesioned rats. To establish whether this relative improvement in learning with delayed reinforcement would also manifest itself as improved self-control, we also trained a different group of rats on a task in which they had to choose between an immediate, small reward and a delayed, large reward (<text:bookmark-ref text:reference-format="text" text:ref-name="_Ref83895159">Figure 2</text:bookmark-ref>) and made excitotoxic hippocampal lesions before retesting the rats postoperatively. Good learning with delayed reinforcement did not translate to self-controlled choice. We report that H lesions severely impaired rats’ ability to choose the larger reward when it was delayed, but not when the delay preceding delivery of the large reward was removed, demonstrating that hippocampal lesions induce impulsive choice.</text:p>
      <text:p text:style-name="Standard"/>
      <text:h text:style-name="Heading_20_1" text:outline-level="1">Results</text:h>
      <text:h text:style-name="Heading_20_2" text:outline-level="2">Histology</text:h>
      <text:p text:style-name="Standard">In Experiment 1, there were five postoperative deaths. No rats were excluded after histological analysis; final group sizes were 9 (H, 0 s delay), 5 (sham, 0 s delay), 9 (H, 10 s delay), 6 (sham, 10 s delay), 9 (H, 20 s delay), and 5 (sham, 20 s delay). In Experiment 2, there was one postoperative death (H group), and one rat (sham group) fell ill five sessions after surgery and was killed. Histological analysis revealed that the lesions were incomplete or encroached significantly on neighbouring structures in 3 subjects. These subjects were excluded; final group sizes were therefore 7 (sham) and 12 (H).</text:p>
      <text:p text:style-name="Standard"/>
      <text:p text:style-name="Standard">A diagram of the rat hippocampus is shown in <text:bookmark-ref text:reference-format="text" text:ref-name="_Ref98163574">Figure 3</text:bookmark-ref>. Lesions of the hippocampus encompassed much of the dorsal and ventral hippocampal pyramidal cell (cornu ammonis CA1–CA3) fields, the dentate gyrus, the subiculum, and the fimbriae. Neuronal loss and associated gliosis extended in an anteroposterior direction from approximately –0.8 mm to –7.8 mm relative to bregma (negative coordinates are posterior). Damage to the dorsal and ventral hippocampal commissure was occasionally seen, but damage to the overlying cortex was minimal. Schematics of the <text:soft-page-break/>lesions are shown in <text:bookmark-ref text:reference-format="text" text:ref-name="_Ref88906040">Figure 4</text:bookmark-ref>, and photomicrographs of a representative lesion are shown in <text:bookmark-ref text:reference-format="text" text:ref-name="_Ref83005851">Figure 5</text:bookmark-ref>.</text:p>
      <text:h text:style-name="Heading_20_2" text:outline-level="2">Acquisition of instrumental responding (Experiment 1)</text:h>
      <text:p text:style-name="Standard">As expected, response–reinforcer delays retarded the acquisition of instrumental responding in sham-operated rats (<text:bookmark-ref text:reference-format="text" text:ref-name="_Ref82584818">Figure 6</text:bookmark-ref>a). However, this impairment was lessened in H-lesioned rats (<text:bookmark-ref text:reference-format="text" text:ref-name="_Ref82584818">Figure 6</text:bookmark-ref>b). H-lesioned rats responded less than shams in the absence of a response–reinforcer delay (<text:bookmark-ref text:reference-format="text" text:ref-name="_Ref82601651">Figure 7</text:bookmark-ref>a), but responded as well as shams when delays were imposed (<text:bookmark-ref text:reference-format="text" text:ref-name="_Ref82601651">Figure 7</text:bookmark-ref>b,c); H-lesioned rats were even facilitated numerically relative to shams in the 20 s delay condition (<text:bookmark-ref text:reference-format="text" text:ref-name="_Ref82601651">Figure 7</text:bookmark-ref>c), though this difference was not statistically significant on its own. These conclusions were reached statistically as follows.</text:p>
      <text:p text:style-name="Standard"/>
      <text:p text:style-name="Standard">An overall ANOVA, using the model lesion<text:span text:style-name="T10">2</text:span> <text:span text:style-name="T16"></text:span><text:span text:style-name="T20"> delay</text:span><text:span text:style-name="T12">3</text:span><text:span text:style-name="T20"> </text:span><text:span text:style-name="T16"></text:span><text:span text:style-name="T20"> (session</text:span><text:span text:style-name="T12">14</text:span><text:span text:style-name="T20"> </text:span><text:span text:style-name="T16"></text:span><text:span text:style-name="T20"> lever</text:span><text:span text:style-name="T12">2</text:span><text:span text:style-name="T20"> </text:span><text:span text:style-name="T16"></text:span><text:span text:style-name="T20"> S), revealed a lesion </text:span><text:span text:style-name="T16"></text:span><text:span text:style-name="T20"> lever </text:span><text:span text:style-name="T16"></text:span><text:span text:style-name="T20"> delay interaction (</text:span><text:span text:style-name="T5">F</text:span><text:span text:style-name="T12">2,37</text:span><text:span text:style-name="T20"> = 4.16, </text:span><text:span text:style-name="T5">p</text:span><text:span text:style-name="T20"> = .023), justifying sub-analyses, in addition to effects of delay (</text:span><text:span text:style-name="T5">F</text:span><text:span text:style-name="T12">2,37</text:span><text:span text:style-name="T20"> = 17.9, </text:span><text:span text:style-name="T5">p</text:span><text:span text:style-name="T20"> &lt; .001), lever (</text:span><text:span text:style-name="T5">F</text:span><text:span text:style-name="T12">1,37</text:span><text:span text:style-name="T20"> = 435, </text:span><text:span text:style-name="T5">p</text:span><text:span text:style-name="T20"> &lt; .001), delay </text:span><text:span text:style-name="T16"></text:span><text:span text:style-name="T20"> lever (</text:span><text:span text:style-name="T5">F</text:span><text:span text:style-name="T12">2,37</text:span><text:span text:style-name="T20"> = 4.16, </text:span><text:span text:style-name="T5">p</text:span><text:span text:style-name="T20"> &lt; .001), session (</text:span><text:span text:style-name="T5">F</text:span><text:span text:style-name="T12">5.35,198.0</text:span><text:span text:style-name="T20"> = 38.7, </text:span><text:span text:style-name="T20"><draw:frame draw:style-name="fr2" draw:name="Object1" text:anchor-type="as-char" svg:width="0.556cm" svg:height="0.467cm" draw:z-index="0"><draw:object xlink:href="./Object 1" xlink:type="simple" xlink:show="embed" xlink:actuate="onLoad"/><draw:image xlink:href="./ObjectReplacements/Object 1" xlink:type="simple" xlink:show="embed" xlink:actuate="onLoad"/></draw:frame></text:span><text:span text:style-name="T20"> = .412, </text:span><text:span text:style-name="T5">p</text:span><text:span text:style-name="T20"> &lt; .001), delay </text:span><text:span text:style-name="T16"></text:span><text:span text:style-name="T20"> session (</text:span><text:span text:style-name="T5">F</text:span><text:span text:style-name="T12">10.7,198.0</text:span><text:span text:style-name="T20"> = 3.03, </text:span><text:span text:style-name="T5">p</text:span><text:span text:style-name="T20"> = .001), session </text:span><text:span text:style-name="T16"></text:span><text:span text:style-name="T20"> lever (</text:span><text:span text:style-name="T5">F</text:span><text:span text:style-name="T12">4.99,184.6</text:span><text:span text:style-name="T20"> = 17.5, </text:span><text:span text:style-name="T20"><draw:frame draw:style-name="fr2" draw:name="Object2" text:anchor-type="as-char" svg:width="0.556cm" svg:height="0.467cm" draw:z-index="1"><draw:object xlink:href="./Object 2" xlink:type="simple" xlink:show="embed" xlink:actuate="onLoad"/><draw:image xlink:href="./ObjectReplacements/Object 2" xlink:type="simple" xlink:show="embed" xlink:actuate="onLoad"/></draw:frame></text:span><text:span text:style-name="T20"> = .384, </text:span><text:span text:style-name="T5">p</text:span><text:span text:style-name="T20"> &lt; .001), and delay </text:span><text:span text:style-name="T16"></text:span><text:span text:style-name="T20"> session </text:span><text:span text:style-name="T16"></text:span><text:span text:style-name="T20"> lever (</text:span><text:span text:style-name="T5">F</text:span><text:span text:style-name="T12">10.0,184.6</text:span><text:span text:style-name="T20"> = 2.30, </text:span><text:span text:style-name="T20"><draw:frame draw:style-name="fr2" draw:name="Object3" text:anchor-type="as-char" svg:width="0.556cm" svg:height="0.467cm" draw:z-index="2"><draw:object xlink:href="./Object 3" xlink:type="simple" xlink:show="embed" xlink:actuate="onLoad"/><draw:image xlink:href="./ObjectReplacements/Object 3" xlink:type="simple" xlink:show="embed" xlink:actuate="onLoad"/></draw:frame></text:span><text:span text:style-name="T20"> = .384, </text:span><text:span text:style-name="T5">p</text:span><text:span text:style-name="T20"> = .015). The differences between the groups were in their responding on the active lever (active lever, lesion </text:span><text:span text:style-name="T16"></text:span><text:span text:style-name="T20"> delay: </text:span><text:span text:style-name="T5">F</text:span><text:span text:style-name="T12">2,37</text:span><text:span text:style-name="T20"> = 3.71, </text:span><text:span text:style-name="T5">p</text:span><text:span text:style-name="T20"> = .034) rather than on the inactive lever (inactive lever, terms involving lesion: maximum </text:span><text:span text:style-name="T5">F</text:span><text:span text:style-name="T12">2,37</text:span><text:span text:style-name="T20"> = 1.146, NS). All six groups learned to discriminate between the two levers, responding more on the active lever than on the inactive lever (</text:span><text:span text:style-name="T5">p</text:span><text:span text:style-name="T20"> &lt; .05, main effect of lever for each group).</text:span></text:p>
      <text:p text:style-name="P5"/>
      <text:p text:style-name="Standard"><text:span text:style-name="T20">Delays reduced the rate of acquisition and the final level of responding on the active lever for sham-operated rats (</text:span><text:span text:style-name="T20"><text:bookmark-ref text:reference-format="text" text:ref-name="_Ref82584818">Figure 6</text:bookmark-ref></text:span><text:span text:style-name="T20">a; delay, </text:span><text:span text:style-name="T5">F</text:span><text:span text:style-name="T12">2,13</text:span><text:span text:style-name="T20"> = 58.7, </text:span><text:span text:style-name="T5">p</text:span><text:span text:style-name="T20"> &lt; .001; delay </text:span><text:span text:style-name="T16"></text:span><text:span text:style-name="T20"> session, </text:span><text:span text:style-name="T5">F</text:span><text:span text:style-name="T12">10.8,70.4</text:span><text:span text:style-name="T20"> = 2.67, </text:span><text:span text:style-name="T20"><draw:frame draw:style-name="fr2" draw:name="Object4" text:anchor-type="as-char" svg:width="0.556cm" svg:height="0.467cm" draw:z-index="3"><draw:object xlink:href="./Object 4" xlink:type="simple" xlink:show="embed" xlink:actuate="onLoad"/><draw:image xlink:href="./ObjectReplacements/Object 4" xlink:type="simple" xlink:show="embed" xlink:actuate="onLoad"/></draw:frame></text:span><text:span text:style-name="T20"> = .417, </text:span><text:span text:style-name="T5">p</text:span><text:span text:style-name="T20"> = .007). Delays also increased responding on the inactive lever somewhat (</text:span><text:span text:style-name="T20"><text:bookmark-ref text:reference-format="text" text:ref-name="_Ref82584818">Figure 6</text:bookmark-ref></text:span><text:span text:style-name="T20">a; delay: </text:span><text:span text:style-name="T5">F</text:span><text:span text:style-name="T12">2,13</text:span><text:span text:style-name="T20"> = 5.26, </text:span><text:span text:style-name="T5">p</text:span><text:span text:style-name="T20"> = .021; delay </text:span><text:span text:style-name="T16"></text:span><text:span text:style-name="T20"> session, </text:span><text:span text:style-name="T5">F</text:span><text:span text:style-name="T12">13.1,85.2</text:span><text:span text:style-name="T20"> = 1.22, </text:span><text:span text:style-name="T20"><draw:frame draw:style-name="fr2" draw:name="Object5" text:anchor-type="as-char" svg:width="0.556cm" svg:height="0.467cm" draw:z-index="4"><draw:object xlink:href="./Object 5" xlink:type="simple" xlink:show="embed" xlink:actuate="onLoad"/><draw:image xlink:href="./ObjectReplacements/Object 5" xlink:type="simple" xlink:show="embed" xlink:actuate="onLoad"/></draw:frame></text:span><text:span text:style-name="T20"> = .504, NS). Similarly, in H-lesioned rats, delays reduced responding on the active lever (</text:span><text:span text:style-name="T20"><text:bookmark-ref text:reference-format="text" text:ref-name="_Ref82584818">Figure 6</text:bookmark-ref></text:span><text:span text:style-name="T20">b; delay: </text:span><text:span text:style-name="T5">F</text:span><text:span text:style-name="T12">2,24</text:span><text:span text:style-name="T20"> = 12.3, </text:span><text:span text:style-name="T5">p</text:span><text:span text:style-name="T20"> &lt; .001; delay </text:span><text:span text:style-name="T16"></text:span><text:span text:style-name="T20"> session: </text:span><text:span text:style-name="T5">F</text:span><text:span text:style-name="T12">7.8,93.1</text:span><text:span text:style-name="T20"> = 2.76, </text:span><text:span text:style-name="T20"><draw:frame draw:style-name="fr2" draw:name="Object6" text:anchor-type="as-char" svg:width="0.556cm" svg:height="0.467cm" draw:z-index="5"><draw:object xlink:href="./Object 6" xlink:type="simple" xlink:show="embed" xlink:actuate="onLoad"/><draw:image xlink:href="./ObjectReplacements/Object 6" xlink:type="simple" xlink:show="embed" xlink:actuate="onLoad"/></draw:frame></text:span><text:span text:style-name="T20"> = .298, </text:span><text:span text:style-name="T5">p</text:span><text:span text:style-name="T20"> = .009), although they did not significantly affect responding on the inactive lever (delay: </text:span><text:span text:style-name="T5">F</text:span><text:span text:style-name="T12">2,24</text:span><text:span text:style-name="T20"> = 1.91, NS; delay </text:span><text:span text:style-name="T16"></text:span><text:span text:style-name="T20"> session: </text:span><text:span text:style-name="T5">F</text:span><text:span text:style-name="T12">12.3,147.9</text:span><text:span text:style-name="T20"> = 1.37, </text:span><text:span text:style-name="T20"><draw:frame draw:style-name="fr2" draw:name="Object7" text:anchor-type="as-char" svg:width="0.556cm" svg:height="0.467cm" draw:z-index="6"><draw:object xlink:href="./Object 7" xlink:type="simple" xlink:show="embed" xlink:actuate="onLoad"/><draw:image xlink:href="./ObjectReplacements/Object 7" xlink:type="simple" xlink:show="embed" xlink:actuate="onLoad"/></draw:frame></text:span><text:span text:style-name="T20"> = .474, NS).</text:span></text:p>
      <text:p text:style-name="P5"/>
      <text:p text:style-name="Standard"><text:span text:style-name="T20">At 0 s delay, H-lesioned rats responded significantly less than shams on the active lever (</text:span><text:span text:style-name="T20"><text:bookmark-ref text:reference-format="text" text:ref-name="_Ref82601651">Figure 7</text:bookmark-ref></text:span><text:span text:style-name="T20">a; lesion: </text:span><text:span text:style-name="T5">F</text:span><text:span text:style-name="T12">1,12</text:span><text:span text:style-name="T20"> = 6.11, </text:span><text:span text:style-name="T5">p</text:span><text:span text:style-name="T20"> = .029). There were no differences in responding on the inactive lever (</text:span><text:span text:style-name="T5">F</text:span><text:span text:style-name="T20">s &lt; 1, NS). At 10 s delay, there were no differences between sham-operated and H-lesioned rats in responding on either the active or the inactive lever (</text:span><text:span text:style-name="T5">F</text:span><text:span text:style-name="T20">s &lt; 1.35, </text:span><text:span text:style-name="T5">p</text:span><text:span text:style-name="T20"> </text:span><text:span text:style-name="T16"></text:span><text:span text:style-name="T20"> .266). At 20 s delay, there were also no significant differences on either lever (active lever: lesion </text:span><text:span text:style-name="T5">F</text:span><text:span text:style-name="T12">1,12</text:span><text:span text:style-name="T20"> = 2.485, </text:span><text:span text:style-name="T5">p</text:span><text:span text:style-name="T20"> = .141, lesion </text:span><text:span text:style-name="T16"></text:span><text:span text:style-name="T20"> session </text:span><text:span text:style-name="T5">F</text:span><text:span text:style-name="T20"> &lt; 1, NS; inactive lever: </text:span><text:span text:style-name="T5">F</text:span><text:span text:style-name="T20">s &lt; 1, NS), although the H-lesioned rats responded numerically more than shams on the active lever throughout.</text:span></text:p>
      <text:p text:style-name="P5"><text:soft-page-break/></text:p>
      <text:p text:style-name="Standard"><text:span text:style-name="T20">Inspection of </text:span><text:span text:style-name="T20"><text:bookmark-ref text:reference-format="text" text:ref-name="_Ref82584818">Figure 6</text:bookmark-ref></text:span><text:span text:style-name="T20"> also suggested that delays had less of an impact on the final (asymptotic) rates of responding in H-lesioned rats than in shams. The sessions were divided by eye into an acquisition phase (sessions 1–6) and a ‘stable’ phase (sessions 7–14). Responding on the active lever in the ‘stable’ phase was analysed; this revealed a lesion </text:span><text:span text:style-name="T16"></text:span><text:span text:style-name="T20"> delay interaction (</text:span><text:span text:style-name="T5">F</text:span><text:span text:style-name="T12">2,37</text:span><text:span text:style-name="T20"> = 3.44, </text:span><text:span text:style-name="T5">p</text:span><text:span text:style-name="T20"> = .043), with delays markedly reducing stable rates of responding in shams (</text:span><text:span text:style-name="T5">F</text:span><text:span text:style-name="T12">2,13</text:span><text:span text:style-name="T20"> = 42.3, </text:span><text:span text:style-name="T5">p</text:span><text:span text:style-name="T20"> &lt; .001) but less so in H-lesioned rats (</text:span><text:span text:style-name="T5">F</text:span><text:span text:style-name="T12">2,24</text:span><text:span text:style-name="T20"> = 3.11, </text:span><text:span text:style-name="T5">p</text:span><text:span text:style-name="T20"> = .063).</text:span></text:p>
      <text:h text:style-name="P22" text:outline-level="2">Experienced response–delivery and response–collection delays (Experiment 1)</text:h>
      <text:p text:style-name="P5">For every reinforcer delivered, the active lever response most closely preceding it in time was identified, and the time between that response and delivery of the reinforcer (the ‘response–delivery delay’) was calculated. This time can therefore be equal to or less than the programmed delay, and is only relevant for subjects experiencing non-zero programmed response–reinforcer delays. The response-to-reinforcer-collection (‘response–collection’) delays were also calculated: for every reinforcer delivered, the response most closely preceding it and the nosepoke most closely following it were identified, and the time between these two events calculated. This time can be shorter or longer than the programmed delay, and is relevant for all subjects.</text:p>
      <text:p text:style-name="P5"/>
      <text:p text:style-name="Standard"><text:span text:style-name="T20">H-lesioned rats experienced slightly shorter response–delivery delays than shams when the programmed delay was 10 s or 20 s (</text:span><text:span text:style-name="T20"><text:bookmark-ref text:reference-format="text" text:ref-name="_Ref82602441">Figure 8</text:bookmark-ref></text:span><text:span text:style-name="T20">a): there was a lesion </text:span><text:span text:style-name="T16"></text:span><text:span text:style-name="T20"> programmed delay interaction (</text:span><text:span text:style-name="T5">F</text:span><text:span text:style-name="T12">1,25</text:span><text:span text:style-name="T20"> = 6.28, </text:span><text:span text:style-name="T5">p</text:span><text:span text:style-name="T20"> = .019), and simple effects of the lesion when the programmed delay was 10 s (</text:span><text:span text:style-name="T5">F</text:span><text:span text:style-name="T12">1,13</text:span><text:span text:style-name="T20"> = 8.49, </text:span><text:span text:style-name="T5">p</text:span><text:span text:style-name="T20"> = .012) and when it was 20 s (</text:span><text:span text:style-name="T5">F</text:span><text:span text:style-name="T12">1,12</text:span><text:span text:style-name="T20"> = 9.50, </text:span><text:span text:style-name="T5">p</text:span><text:span text:style-name="T20"> = .009).</text:span></text:p>
      <text:p text:style-name="P5"/>
      <text:p text:style-name="Standard"><text:span text:style-name="T20">H-lesioned rats also experienced slightly shorter response–collection delays across all programmed delays (</text:span><text:span text:style-name="T20"><text:bookmark-ref text:reference-format="text" text:ref-name="_Ref82602441">Figure 8</text:bookmark-ref></text:span><text:span text:style-name="T20">b) (lesion: </text:span><text:span text:style-name="T5">F</text:span><text:span text:style-name="T12">1,37</text:span><text:span text:style-name="T20"> = 4.21, </text:span><text:span text:style-name="T5">p</text:span><text:span text:style-name="T20"> = .047), though the difference was not significant at any one programmed delay (lesion </text:span><text:span text:style-name="T16"></text:span><text:span text:style-name="T20"> programmed delay: </text:span><text:span text:style-name="T5">F</text:span><text:span text:style-name="T12">2,37</text:span><text:span text:style-name="T20"> = 2.35, </text:span><text:span text:style-name="T5">p</text:span><text:span text:style-name="T20"> = .109; simple effects of the lesion at different programmed delays: maximum </text:span><text:span text:style-name="T5">F</text:span><text:span text:style-name="T12">1,12</text:span><text:span text:style-name="T20"> = 3.08, </text:span><text:span text:style-name="T5">p</text:span><text:span text:style-name="T20"> = .105). </text:span></text:p>
      <text:p text:style-name="P5"/>
      <text:p text:style-name="Standard"><text:span text:style-name="T20">These differences in the </text:span><text:span text:style-name="T5">mean </text:span><text:span text:style-name="T20">delay experienced by each rat were reflected in differences in the </text:span><text:span text:style-name="T5">distribution </text:span><text:span text:style-name="T20">of response–delivery and response–collection delays when the programmed delay was non-zero (</text:span><text:span text:style-name="T20"><text:bookmark-ref text:reference-format="text" text:ref-name="_Ref82602441">Figure 8</text:bookmark-ref></text:span><text:span text:style-name="T20">c,d). All experienced delays for a given subject were aggregated across all sessions, and the proportion falling into different 2-s ranges were calculated to give one value per range per subject. For response–delivery delays, H-lesioned rats experienced slightly fewer long delays and slightly more short delays in the 10 s condition (lesion </text:span><text:span text:style-name="T16"></text:span><text:span text:style-name="T20"> range, </text:span><text:span text:style-name="T5">F</text:span><text:span text:style-name="T12">3.6,47.0</text:span><text:span text:style-name="T20"> = 3.40, </text:span><text:span text:style-name="T20"><draw:frame draw:style-name="fr2" draw:name="Object8" text:anchor-type="as-char" svg:width="0.556cm" svg:height="0.467cm" draw:z-index="7"><draw:object xlink:href="./Object 8" xlink:type="simple" xlink:show="embed" xlink:actuate="onLoad"/><draw:image xlink:href="./ObjectReplacements/Object 8" xlink:type="simple" xlink:show="embed" xlink:actuate="onLoad"/></draw:frame></text:span><text:span text:style-name="T20"> = .723, </text:span><text:span text:style-name="T5">p</text:span><text:span text:style-name="T20"> = .019) and in the 20 s condition (lesion </text:span><text:span text:style-name="T16"></text:span><text:span text:style-name="T20"> range, </text:span><text:span text:style-name="T5">F</text:span><text:span text:style-name="T12">1.4,16.6</text:span><text:span text:style-name="T20"> = 6.54, </text:span><text:span text:style-name="T20"><draw:frame draw:style-name="fr2" draw:name="Object9" text:anchor-type="as-char" svg:width="0.556cm" svg:height="0.467cm" draw:z-index="8"><draw:object xlink:href="./Object 9" xlink:type="simple" xlink:show="embed" xlink:actuate="onLoad"/><draw:image xlink:href="./ObjectReplacements/Object 9" xlink:type="simple" xlink:show="embed" xlink:actuate="onLoad"/></draw:frame></text:span><text:span text:style-name="T20"> = .138, </text:span><text:span text:style-name="T5">p</text:span><text:span text:style-name="T20"> = .014). For response–collection delays, there were no differences in the distribution of delays experienced by H-lesioned and sham rats in the 0 s condition (lesion and lesion </text:span><text:span text:style-name="T16"></text:span><text:span text:style-name="T20"> range, </text:span><text:span text:style-name="T5">F</text:span><text:span text:style-name="T20">s &lt; 1, NS). In the 10 s condition, H-lesioned rats experienced a </text:span><text:soft-page-break/><text:span text:style-name="T20">slightly lower proportion of long response–collection delays and a slightly higher proportion of short response–collection delays (lesion </text:span><text:span text:style-name="T16"></text:span><text:span text:style-name="T20"> range, </text:span><text:span text:style-name="T5">F</text:span><text:span text:style-name="T12">4.4,57.6</text:span><text:span text:style-name="T20"> = 3.60, </text:span><text:span text:style-name="T20"><draw:frame draw:style-name="fr2" draw:name="Object10" text:anchor-type="as-char" svg:width="0.556cm" svg:height="0.467cm" draw:z-index="9"><draw:object xlink:href="./Object 10" xlink:type="simple" xlink:show="embed" xlink:actuate="onLoad"/><draw:image xlink:href="./ObjectReplacements/Object 10" xlink:type="simple" xlink:show="embed" xlink:actuate="onLoad"/></draw:frame></text:span><text:span text:style-name="T20"> = .233, </text:span><text:span text:style-name="T5">p</text:span><text:span text:style-name="T20"> = .009). Similarly, in the 20 s condition, H-lesioned rats experienced a slightly lower proportion of long response–collection delays and a slightly higher proportion of short response–collection delays than shams (lesion </text:span><text:span text:style-name="T16"></text:span><text:span text:style-name="T20"> range, </text:span><text:span text:style-name="T5">F</text:span><text:span text:style-name="T12">3.1,37.5</text:span><text:span text:style-name="T20"> = 7.02, </text:span><text:span text:style-name="T20"><draw:frame draw:style-name="fr2" draw:name="Object11" text:anchor-type="as-char" svg:width="0.556cm" svg:height="0.467cm" draw:z-index="10"><draw:object xlink:href="./Object 11" xlink:type="simple" xlink:show="embed" xlink:actuate="onLoad"/><draw:image xlink:href="./ObjectReplacements/Object 11" xlink:type="simple" xlink:show="embed" xlink:actuate="onLoad"/></draw:frame></text:span><text:span text:style-name="T20"> = .164, </text:span><text:span text:style-name="T5">p</text:span><text:span text:style-name="T20"> = .001).</text:span></text:p>
      <text:p text:style-name="P5"/>
      <text:p text:style-name="P5">Since H-lesioned rats experienced slightly shorter delays than sham-operated rats, it was necessary to take this into account when establishing the effect of delays on learning, as follows.</text:p>
      <text:h text:style-name="P22" text:outline-level="2">Effect of delays on learning (Experiment 1)</text:h>
      <text:p text:style-name="Standard"><text:span text:style-name="T20">There was a systematic relationship between the acquisition rate and the programmed delay of reinforcement, and this was altered in H-lesioned rats, who were less impaired by delays (compared to their performance at zero delay) than shams were. </text:span><text:span text:style-name="T20"><text:bookmark-ref text:reference-format="text" text:ref-name="_Ref83552079">Figure 9</text:bookmark-ref></text:span><text:span text:style-name="T20">a replots the rates of lever-pressing on session 6, at the end of the initial ‘acquisition’ phase. Despite the comparatively low power of such an analysis, lever-pressing was analysed for this session only, using the model lesion</text:span><text:span text:style-name="T12">2</text:span><text:span text:style-name="T20"> </text:span><text:span text:style-name="T16"></text:span><text:span text:style-name="T20"> delay</text:span><text:span text:style-name="T12">3</text:span><text:span text:style-name="T20"> </text:span><text:span text:style-name="T16"></text:span><text:span text:style-name="T20"> S. This revealed a significant lesion </text:span><text:span text:style-name="T16"></text:span><text:span text:style-name="T20"> delay interaction (</text:span><text:span text:style-name="T5">F</text:span><text:span text:style-name="T12">2,37</text:span><text:span text:style-name="T20"> = 8.67, </text:span><text:span text:style-name="T5">p</text:span><text:span text:style-name="T20"> = .001), which was analysed further. Increasing delays significantly reduced the rate of responding in this session for shams (</text:span><text:span text:style-name="T5">F</text:span><text:span text:style-name="T12">2,13</text:span><text:span text:style-name="T20"> = 31.4, </text:span><text:span text:style-name="T5">p</text:span><text:span text:style-name="T20"> &lt; .001) and H-lesioned rats (</text:span><text:span text:style-name="T5">F</text:span><text:span text:style-name="T12">2,24</text:span><text:span text:style-name="T20"> = 8.88, </text:span><text:span text:style-name="T5">p</text:span><text:span text:style-name="T20"> = .001). H-lesioned rats responded less than shams at zero delay (</text:span><text:span text:style-name="T5">F</text:span><text:span text:style-name="T12">1,12</text:span><text:span text:style-name="T20"> = 8.08, </text:span><text:span text:style-name="T5">p</text:span><text:span text:style-name="T20"> = .015), were not significantly different from shams at 10 s delay (</text:span><text:span text:style-name="T5">F</text:span><text:span text:style-name="T12">1,13</text:span><text:span text:style-name="T20"> = 1.848, </text:span><text:span text:style-name="T5">p</text:span><text:span text:style-name="T20"> = .197), and responded more than shams at 20 s delay (</text:span><text:span text:style-name="T5">F</text:span><text:span text:style-name="T12">1,12</text:span><text:span text:style-name="T20"> = 6.23, </text:span><text:span text:style-name="T5">p</text:span><text:span text:style-name="T20"> = .028).</text:span></text:p>
      <text:p text:style-name="P5"/>
      <text:p text:style-name="Standard"><text:span text:style-name="T20">Since the H group experienced slightly shorter response–delivery and response–collection delays than shams when the programmed delay was non-zero (</text:span><text:span text:style-name="T20"><text:bookmark-ref text:reference-format="text" text:ref-name="_Ref82602441">Figure 8</text:bookmark-ref></text:span><text:span text:style-name="T20">), it is important to establish whether this effect alone was responsible for the lesser effect of delays on learning, or whether the effect of delays on H-lesioned rats was lessened over and above any effect to decrease the experienced delay. The mean experienced response–collection delay was calculated for each subject up to and including session 6. The square-root-transformed number of lever-presses in session 6 was then analysed using a general linear model of the form lesion</text:span><text:span text:style-name="T12">2</text:span><text:span text:style-name="T20"> </text:span><text:span text:style-name="T16"></text:span><text:span text:style-name="T20"> experienced delay</text:span><text:span text:style-name="T12">cov</text:span><text:span text:style-name="T20"> </text:span><text:span text:style-name="T16"></text:span><text:span text:style-name="T20"> S; unlike a standard analysis of covariance, the factor </text:span><text:span text:style-name="T16"></text:span><text:span text:style-name="T20"> covariate interaction term was included in the model. This confirmed that the detrimental effects of delay upon learning were reduced in H-lesioned rats, compared to controls, over and above the differences in experienced delay (</text:span><text:span text:style-name="T20"><text:bookmark-ref text:reference-format="text" text:ref-name="_Ref83552079">Figure 9</text:bookmark-ref></text:span><text:span text:style-name="T20">b; lesion </text:span><text:span text:style-name="T16"></text:span><text:span text:style-name="T20"> experienced delay: </text:span><text:span text:style-name="T5">F</text:span><text:span text:style-name="T12">1,39</text:span><text:span text:style-name="T20"> = 10.8, </text:span><text:span text:style-name="T5">p</text:span><text:span text:style-name="T20"> = .002).</text:span></text:p>
      <text:h text:style-name="P22" text:outline-level="2">Experienced delays and learning on the inactive lever (Experiment 1)</text:h>
      <text:p text:style-name="Standard"><text:span text:style-name="T20">No such delay-dependent lesion effects were observed for the inactive lever. Experienced inactive-response–delivery delays (calculated across all sessions in the same manner as for the active lever) were much longer and more variable than </text:span><text:soft-page-break/><text:span text:style-name="T20">corresponding delays for the active lever, because subjects responded on the inactive lever so little. Means ± SEMs were 271 ± 31 s (sham, 0 s), 241 ± 23 s (H, 0 s), 201 ± 45 s (sham, 10 s), 184 ± 45 s (H, 10 s), 127 ± 21 s (sham, 20 s), and 171 ± 36 s (H, 20 s). ANOVA of these data showed that these experienced inactive-response–delivery delays depended upon the programmed active-response–delivery delay (delay: </text:span><text:span text:style-name="T5">F</text:span><text:span text:style-name="T12">2,37</text:span><text:span text:style-name="T20"> = 3.80, </text:span><text:span text:style-name="T5">p</text:span><text:span text:style-name="T20"> = .032) but there was no effect of the lesion and no lesion </text:span><text:span text:style-name="T16"></text:span><text:span text:style-name="T20"> delay interaction (</text:span><text:span text:style-name="T5">F</text:span><text:span text:style-name="T20">s &lt; 1, NS). Experienced inactive-response–collection delays were 272 ± 31 s (sham, 0 s), 242 ± 23 s (H, 0 s), 204 ± 45 s (sham, 10 s), 186 ± 45 s (H, 10 s), 130 ± 21 s (sham, 20 s), and 174 ± 35 s (H, 20 s). Again, ANOVA that these experienced delays depended upon the programmed active-response–delivery delays (delay: </text:span><text:span text:style-name="T5">F</text:span><text:span text:style-name="T12">2,37</text:span><text:span text:style-name="T20"> = 3.68, </text:span><text:span text:style-name="T5">p</text:span><text:span text:style-name="T20"> = .035) but there was no effect of the lesion and no lesion </text:span><text:span text:style-name="T16"></text:span><text:span text:style-name="T20"> delay interaction (</text:span><text:span text:style-name="T5">F</text:span><text:span text:style-name="T20">s &lt; 1, NS). When the square-root-transformed number of responses on the inactive lever in session 6 was analysed with the experienced delays up to that point as a predictor, using the model lesion</text:span><text:span text:style-name="T12">2</text:span><text:span text:style-name="T20"> </text:span><text:span text:style-name="T16"></text:span><text:span text:style-name="T20"> experienced inactive-response–collection delay</text:span><text:span text:style-name="T12">cov</text:span><text:span text:style-name="T20"> </text:span><text:span text:style-name="T16"></text:span><text:span text:style-name="T20"> S just as for the active lever analysis, there was no lesion </text:span><text:span text:style-name="T16"></text:span><text:span text:style-name="T20"> experienced delay interaction; neither was there an effect of lesion or experienced delay (maximum </text:span><text:span text:style-name="T5">F</text:span><text:span text:style-name="T12">2,37</text:span><text:span text:style-name="T20"> = 1.54, NS).</text:span></text:p>
      <text:h text:style-name="P22" text:outline-level="2">Choice between an immediate, small reward and a large, delayed reward (Experiment 2)</text:h>
      <text:p text:style-name="Standard"><text:span text:style-name="T20">Preoperatively, subjects preferred the larger reinforcer less when it was delayed, and the groups remained matched following later histological selection (</text:span><text:span text:style-name="T20"><text:bookmark-ref text:reference-format="text" text:ref-name="_Ref82584871">Figure 10</text:bookmark-ref></text:span><text:span text:style-name="T20">a). Choice ratios (percent choice of the large, delayed reinforcer, calculated for all free-choice trials on which subjects responded) from the last 3 preoperative sessions were analysed using the model lesion intent</text:span><text:span text:style-name="T12">2</text:span><text:span text:style-name="T20"> </text:span><text:span text:style-name="T16"></text:span><text:span text:style-name="T20"> (delay</text:span><text:span text:style-name="T12">5</text:span><text:span text:style-name="T20"> </text:span><text:span text:style-name="T16"></text:span><text:span text:style-name="T20"> S). While there was a strong effect of delay (</text:span><text:span text:style-name="T5">F</text:span><text:span text:style-name="T12">2.2,36.9</text:span><text:span text:style-name="T20"> = 22.9, </text:span><text:span text:style-name="T5">p</text:span><text:span text:style-name="T20"> &lt; .001), no terms involving lesion intent were significant (</text:span><text:span text:style-name="T5">F</text:span><text:span text:style-name="T20">s &lt; 1, NS).</text:span></text:p>
      <text:p text:style-name="P5"/>
      <text:p text:style-name="Standard"><text:span text:style-name="T20">The choice patterns of the two groups diverged following surgery, with the H-lesioned rats choosing the large, delayed reinforcer less than sham-operated controls (</text:span><text:span text:style-name="T20"><text:bookmark-ref text:reference-format="text" text:ref-name="_Ref82584871">Figure 10</text:bookmark-ref></text:span><text:span text:style-name="T20">b). Comparison of choice in the last 3 preoperative sessions (</text:span><text:span text:style-name="T20"><text:bookmark-ref text:reference-format="text" text:ref-name="_Ref82584871">Figure 10</text:bookmark-ref></text:span><text:span text:style-name="T20">a) to that in the first 7 postoperative sessions (</text:span><text:span text:style-name="T20"><text:bookmark-ref text:reference-format="text" text:ref-name="_Ref82584871">Figure 10</text:bookmark-ref></text:span><text:span text:style-name="T20">b), using the model lesion</text:span><text:span text:style-name="T12">2</text:span><text:span text:style-name="T20"> </text:span><text:span text:style-name="T16"></text:span><text:span text:style-name="T20"> (pre</text:span><text:span text:style-name="T22">/</text:span><text:span text:style-name="T19">post</text:span><text:span text:style-name="T11">2</text:span><text:span text:style-name="T19"> </text:span><text:span text:style-name="T16"></text:span><text:span text:style-name="T20"> delay</text:span><text:span text:style-name="T12">5</text:span><text:span text:style-name="T20"> </text:span><text:span text:style-name="T16"></text:span><text:span text:style-name="T20"> S) revealed a lesion </text:span><text:span text:style-name="T16"></text:span><text:span text:style-name="T20"> pre</text:span><text:span text:style-name="T22">/</text:span><text:span text:style-name="T19">post interaction (</text:span><text:span text:style-name="T4">F</text:span><text:span text:style-name="T11">1,17</text:span><text:span text:style-name="T19"> = 6.50, </text:span><text:span text:style-name="T4">p</text:span><text:span text:style-name="T19"> = .021). However, at this point, analysis of postoperative choice patterns on their own (</text:span><text:span text:style-name="T19"><text:bookmark-ref text:reference-format="text" text:ref-name="_Ref82584871">Figure 10</text:bookmark-ref></text:span><text:span text:style-name="T19">b) did not reveal a significant difference between the two groups (lesion: </text:span><text:span text:style-name="T4">F</text:span><text:span text:style-name="T11">1,17</text:span><text:span text:style-name="T19"> = 3.46, </text:span><text:span text:style-name="T4">p</text:span><text:span text:style-name="T19"> = .08; delay </text:span><text:span text:style-name="T16"></text:span><text:span text:style-name="T20"> lesion: </text:span><text:span text:style-name="T5">F</text:span><text:span text:style-name="T20"> &lt; 1, NS); as it did not take account of preoperative choice patterns, this analysis was less powerful. Later, H-lesioned rats diverged further from sham-operated controls and the difference between the two became significant even without taking account of preoperative information (see below). Both groups remained sensitive to the delay postoperatively (sham, effect of delay: </text:span><text:span text:style-name="T5">F</text:span><text:span text:style-name="T12">2.1,12.8</text:span><text:span text:style-name="T20"> = 4.59, </text:span><text:span text:style-name="T20"><draw:frame draw:style-name="fr2" draw:name="Object12" text:anchor-type="as-char" svg:width="0.556cm" svg:height="0.467cm" draw:z-index="11"><draw:object xlink:href="./Object 12" xlink:type="simple" xlink:show="embed" xlink:actuate="onLoad"/><draw:image xlink:href="./ObjectReplacements/Object 12" xlink:type="simple" xlink:show="embed" xlink:actuate="onLoad"/></draw:frame></text:span><text:span text:style-name="T20"> = .531, </text:span><text:span text:style-name="T5">p</text:span><text:span text:style-name="T20"> = .03; lesion, effect of delay: </text:span><text:span text:style-name="T5">F</text:span><text:span text:style-name="T12">1.5,16.5</text:span><text:span text:style-name="T20"> = 7.05, </text:span><text:span text:style-name="T20"><draw:frame draw:style-name="fr2" draw:name="Object13" text:anchor-type="as-char" svg:width="0.556cm" svg:height="0.467cm" draw:z-index="12"><draw:object xlink:href="./Object 13" xlink:type="simple" xlink:show="embed" xlink:actuate="onLoad"/><draw:image xlink:href="./ObjectReplacements/Object 13" xlink:type="simple" xlink:show="embed" xlink:actuate="onLoad"/></draw:frame></text:span><text:span text:style-name="T20"> = .374, </text:span><text:span text:style-name="T5">p</text:span><text:span text:style-name="T20"> = .01).</text:span></text:p>
      <text:p text:style-name="P5"/>
      <text:p text:style-name="Standard"><text:span text:style-name="T20">There were no differences between H-lesioned and sham-operated rats in any other measures collected, including the rate of omissions, the latency to initiate trials, the </text:span><text:soft-page-break/><text:span text:style-name="T20">latency to choose a lever, the latency to collect food, and the rate of nosepoking in the food alcove during delays to reinforcement. Data from the 7 baseline postoperative sessions (sessions 20–26) were analysed. Omissions were very infrequent (overall, rats failed to initiate and</text:span><text:span text:style-name="T22">/</text:span><text:span text:style-name="T19">or to press a lever on 0.2% of trials) and there were no group differences in the rates of omission (</text:span><text:span text:style-name="T4">F</text:span><text:span text:style-name="T19"> &lt; 1, NS). Initiation latencies did not differ between groups (lesion: </text:span><text:span text:style-name="T4">F</text:span><text:span text:style-name="T19"> &lt; 1, NS; lesion </text:span><text:span text:style-name="T16"></text:span><text:span text:style-name="T20"> delay, </text:span><text:span text:style-name="T5">F</text:span><text:span text:style-name="T12">2.8,48.0</text:span><text:span text:style-name="T20"> = 1.027, </text:span><text:span text:style-name="T20"><draw:frame draw:style-name="fr2" draw:name="Object14" text:anchor-type="as-char" svg:width="0.556cm" svg:height="0.467cm" draw:z-index="13"><draw:object xlink:href="./Object 14" xlink:type="simple" xlink:show="embed" xlink:actuate="onLoad"/><draw:image xlink:href="./ObjectReplacements/Object 14" xlink:type="simple" xlink:show="embed" xlink:actuate="onLoad"/></draw:frame></text:span><text:span text:style-name="T20"> = .706, NS). Neither did choice latencies: an analysis using the model lesion</text:span><text:span text:style-name="T12">2</text:span><text:span text:style-name="T20"> </text:span><text:span text:style-name="T16"></text:span><text:span text:style-name="T20"> (delay</text:span><text:span text:style-name="T12">5</text:span><text:span text:style-name="T20"> </text:span><text:span text:style-name="T16"></text:span><text:span text:style-name="T20"> lever</text:span><text:span text:style-name="T12">2</text:span><text:span text:style-name="T20"> </text:span><text:span text:style-name="T16"></text:span><text:span text:style-name="T20"> S) revealed no significant terms involving lesion (</text:span><text:span text:style-name="T5">F</text:span><text:span text:style-name="T20">s &lt; 1.06, NS). Food collection latencies were analysed using the model lesion</text:span><text:span text:style-name="T12">2</text:span><text:span text:style-name="T20"> </text:span><text:span text:style-name="T16"></text:span><text:span text:style-name="T20"> (choice</text:span><text:span text:style-name="T12">2</text:span><text:span text:style-name="T20"> </text:span><text:span text:style-name="T16"></text:span><text:span text:style-name="T20"> delay</text:span><text:span text:style-name="T12">5</text:span><text:span text:style-name="T20"> </text:span><text:span text:style-name="T16"></text:span><text:span text:style-name="T20"> S). Predictably, rats were slower to collect the food following choice of the large, delayed reinforcer as the delays got longer (choice </text:span><text:span text:style-name="T16"></text:span><text:span text:style-name="T20"> delay: </text:span><text:span text:style-name="T5">F</text:span><text:span text:style-name="T12">2.4,38.5</text:span><text:span text:style-name="T20"> = 19.8, </text:span><text:span text:style-name="T20"><draw:frame draw:style-name="fr2" draw:name="Object15" text:anchor-type="as-char" svg:width="0.556cm" svg:height="0.467cm" draw:z-index="14"><draw:object xlink:href="./Object 15" xlink:type="simple" xlink:show="embed" xlink:actuate="onLoad"/><draw:image xlink:href="./ObjectReplacements/Object 15" xlink:type="simple" xlink:show="embed" xlink:actuate="onLoad"/></draw:frame></text:span><text:span text:style-name="T20"> = .602, </text:span><text:span text:style-name="T5">p</text:span><text:span text:style-name="T20"> &lt; .001; effect of delay following choice of the small, immediate reinforcer: </text:span><text:span text:style-name="T5">F</text:span><text:span text:style-name="T12">2.5,39.7</text:span><text:span text:style-name="T20"> = 1.63, </text:span><text:span text:style-name="T20"><draw:frame draw:style-name="fr2" draw:name="Object16" text:anchor-type="as-char" svg:width="0.556cm" svg:height="0.467cm" draw:z-index="15"><draw:object xlink:href="./Object 16" xlink:type="simple" xlink:show="embed" xlink:actuate="onLoad"/><draw:image xlink:href="./ObjectReplacements/Object 16" xlink:type="simple" xlink:show="embed" xlink:actuate="onLoad"/></draw:frame></text:span><text:span text:style-name="T20"> = .62, NS; effect of delay following choice of the large, delayed reinforcer: </text:span><text:span text:style-name="T5">F</text:span><text:span text:style-name="T12">2.2,35.8</text:span><text:span text:style-name="T20"> = 18.4, </text:span><text:span text:style-name="T20"><draw:frame draw:style-name="fr2" draw:name="Object17" text:anchor-type="as-char" svg:width="0.556cm" svg:height="0.467cm" draw:z-index="16"><draw:object xlink:href="./Object 17" xlink:type="simple" xlink:show="embed" xlink:actuate="onLoad"/><draw:image xlink:href="./ObjectReplacements/Object 17" xlink:type="simple" xlink:show="embed" xlink:actuate="onLoad"/></draw:frame></text:span><text:span text:style-name="T20"> = .559, </text:span><text:span text:style-name="T5">p</text:span><text:span text:style-name="T20"> &lt; .001) but this was not influenced by the lesion (terms involving lesion, maximum </text:span><text:span text:style-name="T5">F</text:span><text:span text:style-name="T12">1,16</text:span><text:span text:style-name="T20"> = 1.93, NS). The proportion of the delay spent nosepoking did not alter as a function of the delay, and was not affected by the lesion (only applicable to trials on which the large reinforcer was chosen with a non-zero delay; delay, </text:span><text:span text:style-name="T5">F</text:span><text:span text:style-name="T12">1.3,22.3</text:span><text:span text:style-name="T20"> = 2.38, </text:span><text:span text:style-name="T20"><draw:frame draw:style-name="fr2" draw:name="Object18" text:anchor-type="as-char" svg:width="0.556cm" svg:height="0.467cm" draw:z-index="17"><draw:object xlink:href="./Object 18" xlink:type="simple" xlink:show="embed" xlink:actuate="onLoad"/><draw:image xlink:href="./ObjectReplacements/Object 18" xlink:type="simple" xlink:show="embed" xlink:actuate="onLoad"/></draw:frame></text:span><text:span text:style-name="T20"> = .437, </text:span><text:span text:style-name="T5">p</text:span><text:span text:style-name="T20"> = .131; lesion </text:span><text:span text:style-name="T16"></text:span><text:span text:style-name="T20"> delay, </text:span><text:span text:style-name="T5">F</text:span><text:span text:style-name="T12">1.3,22.3</text:span><text:span text:style-name="T20"> = 1.53, </text:span><text:span text:style-name="T20"><draw:frame draw:style-name="fr2" draw:name="Object19" text:anchor-type="as-char" svg:width="0.556cm" svg:height="0.467cm" draw:z-index="18"><draw:object xlink:href="./Object 19" xlink:type="simple" xlink:show="embed" xlink:actuate="onLoad"/><draw:image xlink:href="./ObjectReplacements/Object 19" xlink:type="simple" xlink:show="embed" xlink:actuate="onLoad"/></draw:frame></text:span><text:span text:style-name="T20"> = .437, NS; lesion: </text:span><text:span text:style-name="T5">F</text:span><text:span text:style-name="T20"> &lt; 1, NS).</text:span></text:p>
      <text:h text:style-name="P22" text:outline-level="2">Effects of removing and reintroducing delays to the large reinforcer (Experiment 2)</text:h>
      <text:p text:style-name="Standard"><text:span text:style-name="T20">Both H-lesioned and sham-operated rats were sensitive to the removal of delays in alternating sessions, increasing their preference for the large reinforcer during sessions when it was not delayed (</text:span><text:span text:style-name="T20"><text:bookmark-ref text:reference-format="text" text:ref-name="_Ref82584871">Figure 10</text:bookmark-ref></text:span><text:span text:style-name="T20">c). Choice ratios from these sessions were analysed using the model lesion</text:span><text:span text:style-name="T12">2</text:span><text:span text:style-name="T20"> </text:span><text:span text:style-name="T16"></text:span><text:span text:style-name="T20"> (delays</text:span><text:span text:style-name="T22">/</text:span><text:span text:style-name="T19">no delays</text:span><text:span text:style-name="T11">2</text:span><text:span text:style-name="T19"> </text:span><text:span text:style-name="T16"></text:span><text:span text:style-name="T20"> trial block</text:span><text:span text:style-name="T12">5</text:span><text:span text:style-name="T20"> </text:span><text:span text:style-name="T16"></text:span><text:span text:style-name="T20"> S). This revealed a delays</text:span><text:span text:style-name="T22">/</text:span><text:span text:style-name="T19">no delays </text:span><text:span text:style-name="T16"></text:span><text:span text:style-name="T20"> block interaction (</text:span><text:span text:style-name="T5">F</text:span><text:span text:style-name="T12">2.5,42.6</text:span><text:span text:style-name="T20"> = 15.3, </text:span><text:span text:style-name="T20"><draw:frame draw:style-name="fr2" draw:name="Object20" text:anchor-type="as-char" svg:width="0.556cm" svg:height="0.467cm" draw:z-index="19"><draw:object xlink:href="./Object 20" xlink:type="simple" xlink:show="embed" xlink:actuate="onLoad"/><draw:image xlink:href="./ObjectReplacements/Object 20" xlink:type="simple" xlink:show="embed" xlink:actuate="onLoad"/></draw:frame></text:span><text:span text:style-name="T20"> = .626, </text:span><text:span text:style-name="T5">p</text:span><text:span text:style-name="T20"> &lt; .001). Additionally, there was a main effect of lesion (</text:span><text:span text:style-name="T5">F</text:span><text:span text:style-name="T12">1,17</text:span><text:span text:style-name="T20"> = 7.23, </text:span><text:span text:style-name="T5">p</text:span><text:span text:style-name="T20"> = .016), indicating a greater overall preference for the smaller reinforcer across these sessions in H-lesioned rats compared to controls, but there were no other significant terms involving lesion (</text:span><text:span text:style-name="T5">F</text:span><text:span text:style-name="T20">s &lt; 1.05, NS). In sessions when delays were present, both H-lesioned and sham-operated rats showed a within-session shift in preference as the delay increased (sham, effect of delay: </text:span><text:span text:style-name="T5">F</text:span><text:span text:style-name="T12">4,24</text:span><text:span text:style-name="T20"> = 4.79, </text:span><text:span text:style-name="T5">p</text:span><text:span text:style-name="T20"> = .006; H-lesioned, effect of delay: </text:span><text:span text:style-name="T5">F</text:span><text:span text:style-name="T12">2.6,28.1</text:span><text:span text:style-name="T20"> = 20.21, </text:span><text:span text:style-name="T20"><draw:frame draw:style-name="fr2" draw:name="Object21" text:anchor-type="as-char" svg:width="0.556cm" svg:height="0.467cm" draw:z-index="20"><draw:object xlink:href="./Object 21" xlink:type="simple" xlink:show="embed" xlink:actuate="onLoad"/><draw:image xlink:href="./ObjectReplacements/Object 21" xlink:type="simple" xlink:show="embed" xlink:actuate="onLoad"/></draw:frame></text:span><text:span text:style-name="T20"> = .638, </text:span><text:span text:style-name="T5">p</text:span><text:span text:style-name="T20"> &lt; .001), and H-lesioned rats chose the smaller, immediate reinforcer more often (lesion: </text:span><text:span text:style-name="T5">F</text:span><text:span text:style-name="T12">1,17</text:span><text:span text:style-name="T20"> = 5.91, </text:span><text:span text:style-name="T5">p</text:span><text:span text:style-name="T20"> = .026). In sessions when delays were not present, neither group showed a within-session shift in preference (shams: </text:span><text:span text:style-name="T5">F</text:span><text:span text:style-name="T12">4,24</text:span><text:span text:style-name="T20"> = 2.46, </text:span><text:span text:style-name="T5">p</text:span><text:span text:style-name="T20"> = .073; H-lesioned: </text:span><text:span text:style-name="T5">F</text:span><text:span text:style-name="T12">2.1,23.5</text:span><text:span text:style-name="T20"> = 1.63, </text:span><text:span text:style-name="T20"><draw:frame draw:style-name="fr2" draw:name="Object22" text:anchor-type="as-char" svg:width="0.556cm" svg:height="0.467cm" draw:z-index="21"><draw:object xlink:href="./Object 22" xlink:type="simple" xlink:show="embed" xlink:actuate="onLoad"/><draw:image xlink:href="./ObjectReplacements/Object 22" xlink:type="simple" xlink:show="embed" xlink:actuate="onLoad"/></draw:frame></text:span><text:span text:style-name="T20"> = .534, NS), though again the H-lesioned rats showed a stronger preference for the smaller reinforcer (</text:span><text:span text:style-name="T5">F</text:span><text:span text:style-name="T12">1,17</text:span><text:span text:style-name="T20"> = 6.61, </text:span><text:span text:style-name="T5">p</text:span><text:span text:style-name="T20"> = .02).</text:span></text:p>
      <text:p text:style-name="P5"/>
      <text:p text:style-name="P5">These analyses suggested that the H-lesioned rats’ preference for the larger reward was less than that of shams even when it was not delayed. However, an alternative possibility is that the H-lesioned rats were loath to choose the large reinforcer when it was delayed, and that this generalized to affect preference even when it was not <text:soft-page-break/>delayed <field:fieldmark-start text:name="__Fieldmark__23436_1365475758" field:type="vnd.oasis.opendocument.field.UNHANDLED"><field:param field:name="vnd.oasis.opendocument.field.code" field:value=" ADDIN EN.CITE &lt;EndNote&gt;&lt;Cite&gt;&lt;Author&gt;Cardinal&lt;/Author&gt;&lt;Year&gt;2001&lt;/Year&gt;&lt;RecNum&gt;5728&lt;/RecNum&gt;&lt;MDL&gt;&lt;REFERENCE_TYPE&gt;0&lt;/REFERENCE_TYPE&gt;&lt;AUTHORS&gt;&lt;AUTHOR&gt;Cardinal, R.N.&lt;/AUTHOR&gt;&lt;AUTHOR&gt;Pennicott, D.R.&lt;/AUTHOR&gt;&lt;AUTHOR&gt;Sugathapala, C.L.&lt;/AUTHOR&gt;&lt;AUTHOR&gt;Robbins, T.W.&lt;/AUTHOR&gt;&lt;AUTHOR&gt;Everitt, B.J.&lt;/AUTHOR&gt;&lt;/AUTHORS&gt;&lt;YEAR&gt;2001&lt;/YEAR&gt;&lt;TITLE&gt;Impulsive choice induced in rats by lesions of the nucleus accumbens core&lt;/TITLE&gt;&lt;SECONDARY_TITLE&gt;Science&lt;/SECONDARY_TITLE&gt;&lt;VOLUME&gt;292&lt;/VOLUME&gt;&lt;PAGES&gt;2499-2501&lt;/PAGES&gt;&lt;/MDL&gt;&lt;/Cite&gt;&lt;Cite&gt;&lt;Author&gt;Cardinal&lt;/Author&gt;&lt;Year&gt;2003&lt;/Year&gt;&lt;RecNum&gt;6322&lt;/RecNum&gt;&lt;MDL&gt;&lt;REFERENCE_TYPE&gt;7&lt;/REFERENCE_TYPE&gt;&lt;AUTHORS&gt;&lt;AUTHOR&gt;Cardinal, R.N.&lt;/AUTHOR&gt;&lt;AUTHOR&gt;Robbins, T.W.&lt;/AUTHOR&gt;&lt;AUTHOR&gt;Everitt, B. J.&lt;/AUTHOR&gt;&lt;/AUTHORS&gt;&lt;YEAR&gt;2003&lt;/YEAR&gt;&lt;TITLE&gt;Choosing delayed rewards: perspectives from learning theory, neurochemistry, and neuroanatomy&lt;/TITLE&gt;&lt;SECONDARY_AUTHORS&gt;&lt;SECONDARY_AUTHOR&gt;Heather, N.&lt;/SECONDARY_AUTHOR&gt;&lt;SECONDARY_AUTHOR&gt;Vuchinich, R.E.&lt;/SECONDARY_AUTHOR&gt;&lt;/SECONDARY_AUTHORS&gt;&lt;SECONDARY_TITLE&gt;Choice, Behavioral Economics and Addiction&lt;/SECONDARY_TITLE&gt;&lt;PLACE_PUBLISHED&gt;Oxford&lt;/PLACE_PUBLISHED&gt;&lt;PUBLISHER&gt;Elsevier&lt;/PUBLISHER&gt;&lt;PAGES&gt;183-213, 217-218&lt;/PAGES&gt;&lt;/MDL&gt;&lt;/Cite&gt;&lt;/EndNote&gt;"/><field:param field:name="vnd.oasis.opendocument.field.id" field:value="81"/></field:fieldmark-start>[35, 36]<field:fieldmark-end/>.<text:span text:style-name="T7"> </text:span>Consequently, subjects were given a further six sessions with no delays present; preference on the last of these sessions is shown in <text:bookmark-ref text:reference-format="text" text:ref-name="_Ref82584871">Figure 10</text:bookmark-ref>d. H-lesioned rats showed a strong preference for the large reinforcer when it was not delayed, just as shams did, with mean choice ratios &gt;94% in all conditions. In this session, there were no group differences (<text:span text:style-name="T3">F</text:span>s &lt; 1, NS) and no within-session shift in preference (<text:span text:style-name="T3">F</text:span>s &lt; 1, overall and for H-lesioned and sham-operated groups individually).</text:p>
      <text:p text:style-name="P5"/>
      <text:p text:style-name="Standard"><text:span text:style-name="T20">When delays were reintroduced (sessions 37–42), preference for the larger, delayed reinforcer declined much more sharply in H-lesioned rats than in shams (</text:span><text:span text:style-name="T20"><text:bookmark-ref text:reference-format="text" text:ref-name="_Ref82584871">Figure 10</text:bookmark-ref></text:span><text:span text:style-name="T20">e,f). Preference for the large reinforcer declined first at long delays, then progressively at shorter delays, such that even responding in the zero-delay block was affected. In sessions 37–39, H-lesioned rats chose the large reinforcer less often than shams (lesion: </text:span><text:span text:style-name="T5">F</text:span><text:span text:style-name="T12">1,17</text:span><text:span text:style-name="T20"> = 5.90, </text:span><text:span text:style-name="T5">p</text:span><text:span text:style-name="T20"> = .027; lesion </text:span><text:span text:style-name="T16"></text:span><text:span text:style-name="T20"> delay: </text:span><text:span text:style-name="T5">F</text:span><text:span text:style-name="T12">1.9,32.7</text:span><text:span text:style-name="T20"> = 1.16, </text:span><text:span text:style-name="T20"><draw:frame draw:style-name="fr2" draw:name="Object23" text:anchor-type="as-char" svg:width="0.556cm" svg:height="0.467cm" draw:z-index="22"><draw:object xlink:href="./Object 23" xlink:type="simple" xlink:show="embed" xlink:actuate="onLoad"/><draw:image xlink:href="./ObjectReplacements/Object 23" xlink:type="simple" xlink:show="embed" xlink:actuate="onLoad"/></draw:frame></text:span><text:span text:style-name="T20"> = .482, NS), with this difference being significant for 10 s and 20 s delays (</text:span><text:span text:style-name="T5">p</text:span><text:span text:style-name="T20"> &lt; .05) but not 0 s (</text:span><text:span text:style-name="T5">p</text:span><text:span text:style-name="T20"> = .075), 40 s (</text:span><text:span text:style-name="T5">p</text:span><text:span text:style-name="T20"> = .058), or 60 s delays (</text:span><text:span text:style-name="T5">p</text:span><text:span text:style-name="T20"> = .054). In sessions 40–42, the pattern was essentially the same (lesion: </text:span><text:span text:style-name="T5">F</text:span><text:span text:style-name="T12">1,17</text:span><text:span text:style-name="T20"> = 9.47, </text:span><text:span text:style-name="T5">p</text:span><text:span text:style-name="T20"> = .007; lesion </text:span><text:span text:style-name="T16"></text:span><text:span text:style-name="T20"> delay: </text:span><text:span text:style-name="T5">F</text:span><text:span text:style-name="T12">1.6,28.0</text:span><text:span text:style-name="T20"> = 1.286, </text:span><text:span text:style-name="T20"><draw:frame draw:style-name="fr2" draw:name="Object24" text:anchor-type="as-char" svg:width="0.556cm" svg:height="0.467cm" draw:z-index="23"><draw:object xlink:href="./Object 24" xlink:type="simple" xlink:show="embed" xlink:actuate="onLoad"/><draw:image xlink:href="./ObjectReplacements/Object 24" xlink:type="simple" xlink:show="embed" xlink:actuate="onLoad"/></draw:frame></text:span><text:span text:style-name="T20"> = .412, NS), except that individual differences were now significant at all delays (</text:span><text:span text:style-name="T5">p</text:span><text:span text:style-name="T20"> &lt; .05).</text:span></text:p>
      <text:h text:style-name="P22" text:outline-level="2">Locomotor activity, body mass, and food consumption</text:h>
      <text:p text:style-name="Standard"><text:span text:style-name="T20">H-lesioned animals were hyperactive compared to sham-operated controls in both experiments (</text:span><text:span text:style-name="T20"><text:bookmark-ref text:reference-format="text" text:ref-name="_Ref82584866">Figure 11</text:bookmark-ref></text:span><text:span text:style-name="T20">a,b), as reported previously </text:span><field:fieldmark-start text:name="__Fieldmark__23437_1365475758" field:type="vnd.oasis.opendocument.field.UNHANDLED"><field:param field:name="vnd.oasis.opendocument.field.code" field:value=" ADDIN EN.CITE &lt;EndNote&gt;&lt;Cite&gt;&lt;Author&gt;Good&lt;/Author&gt;&lt;Year&gt;1997&lt;/Year&gt;&lt;RecNum&gt;15831&lt;/RecNum&gt;&lt;MDL&gt;&lt;REFERENCE_TYPE&gt;0&lt;/REFERENCE_TYPE&gt;&lt;ACCESSION_NUMBER&gt;9189263&lt;/ACCESSION_NUMBER&gt;&lt;VOLUME&gt;111&lt;/VOLUME&gt;&lt;NUMBER&gt;3&lt;/NUMBER&gt;&lt;YEAR&gt;1997&lt;/YEAR&gt;&lt;DATE&gt;Jun&lt;/DATE&gt;&lt;TITLE&gt;Dissociable effects of selective lesions to hippocampal subsystems on exploratory behavior, contextual learning, and spatial learning&lt;/TITLE&gt;&lt;PAGES&gt;487-93&lt;/PAGES&gt;&lt;AUTHOR_ADDRESS&gt;School of Psychology, University of Wales, Cardiff, United Kingdom.&lt;/AUTHOR_ADDRESS&gt;&lt;AUTHORS&gt;&lt;AUTHOR&gt;Good, M.&lt;/AUTHOR&gt;&lt;AUTHOR&gt;Honey, R. C.&lt;/AUTHOR&gt;&lt;/AUTHORS&gt;&lt;SECONDARY_TITLE&gt;Behav Neurosci&lt;/SECONDARY_TITLE&gt;&lt;KEYWORDS&gt;&lt;KEYWORD&gt;Animals&lt;/KEYWORD&gt;&lt;KEYWORD&gt;Association Learning/*physiology&lt;/KEYWORD&gt;&lt;KEYWORD&gt;Brain Mapping&lt;/KEYWORD&gt;&lt;KEYWORD&gt;Conditioning, Operant/physiology&lt;/KEYWORD&gt;&lt;KEYWORD&gt;Escape Reaction/physiology&lt;/KEYWORD&gt;&lt;KEYWORD&gt;Exploratory Behavior/*physiology&lt;/KEYWORD&gt;&lt;KEYWORD&gt;Fear/physiology&lt;/KEYWORD&gt;&lt;KEYWORD&gt;Hippocampus/*physiology&lt;/KEYWORD&gt;&lt;KEYWORD&gt;Male&lt;/KEYWORD&gt;&lt;KEYWORD&gt;Maze Learning/*physiology&lt;/KEYWORD&gt;&lt;KEYWORD&gt;Mental Recall/*physiology&lt;/KEYWORD&gt;&lt;KEYWORD&gt;Motor Activity/*physiology&lt;/KEYWORD&gt;&lt;KEYWORD&gt;Neural Pathways/physiology&lt;/KEYWORD&gt;&lt;KEYWORD&gt;Orientation/*physiology&lt;/KEYWORD&gt;&lt;KEYWORD&gt;Rats&lt;/KEYWORD&gt;&lt;KEYWORD&gt;Support, Non-U.S. Gov&amp;apos;t&lt;/KEYWORD&gt;&lt;/KEYWORDS&gt;&lt;URL&gt;http://www.ncbi.nlm.nih.gov/entrez/query.fcgi?cmd=Retrieve&amp;amp;db=PubMed&amp;amp;dopt=Citation&amp;amp;list_uids=9189263&lt;/URL&gt;&lt;/MDL&gt;&lt;/Cite&gt;&lt;Cite&gt;&lt;Author&gt;McNish&lt;/Author&gt;&lt;Year&gt;1997&lt;/Year&gt;&lt;RecNum&gt;1029&lt;/RecNum&gt;&lt;MDL&gt;&lt;REFERENCE_TYPE&gt;0&lt;/REFERENCE_TYPE&gt;&lt;URL&gt;http://www.ncbi.nlm.nih.gov/cgi-bin/Entrez/referer?http://www.jneurosci.org/cgi/content/full/17/23/9353&lt;/URL&gt;&lt;LABEL&gt;98033373&lt;/LABEL&gt;&lt;AUTHORS&gt;&lt;AUTHOR&gt;McNish, K. A.&lt;/AUTHOR&gt;&lt;AUTHOR&gt;Gewirtz, J. C.&lt;/AUTHOR&gt;&lt;AUTHOR&gt;Davis, M.&lt;/AUTHOR&gt;&lt;/AUTHORS&gt;&lt;TITLE&gt;Evidence of contextual fear after lesions of the hippocampus: a disruption of freezing but not fear-potentiated startle&lt;/TITLE&gt;&lt;KEYWORDS&gt;&lt;KEYWORD&gt;Acoustic Stimulation&lt;/KEYWORD&gt;&lt;KEYWORD&gt;Amygdaloid Body/injuries/*physiology&lt;/KEYWORD&gt;&lt;KEYWORD&gt;Animal&lt;/KEYWORD&gt;&lt;KEYWORD&gt;Avoidance Learning/*physiology&lt;/KEYWORD&gt;&lt;KEYWORD&gt;Comparative Study&lt;/KEYWORD&gt;&lt;KEYWORD&gt;Conditioning, Classical/*physiology&lt;/KEYWORD&gt;&lt;KEYWORD&gt;Electric Injuries/physiopathology&lt;/KEYWORD&gt;&lt;KEYWORD&gt;Electroshock&lt;/KEYWORD&gt;&lt;KEYWORD&gt;Fear/*physiology&lt;/KEYWORD&gt;&lt;KEYWORD&gt;Hippocampus/injuries/*physiology&lt;/KEYWORD&gt;&lt;KEYWORD&gt;Male&lt;/KEYWORD&gt;&lt;KEYWORD&gt;Rats&lt;/KEYWORD&gt;&lt;KEYWORD&gt;Rats, Sprague-Dawley&lt;/KEYWORD&gt;&lt;KEYWORD&gt;Startle Reaction/*physiology&lt;/KEYWORD&gt;&lt;KEYWORD&gt;Support, U.S. Gov&amp;apos;t, Non-P.H.S.&lt;/KEYWORD&gt;&lt;KEYWORD&gt;Support, U.S. Gov&amp;apos;t, P.H.S.&lt;/KEYWORD&gt;&lt;/KEYWORDS&gt;&lt;SECONDARY_TITLE&gt;J Neurosci&lt;/SECONDARY_TITLE&gt;&lt;YEAR&gt;1997&lt;/YEAR&gt;&lt;VOLUME&gt;17&lt;/VOLUME&gt;&lt;NUMBER&gt;23&lt;/NUMBER&gt;&lt;PAGES&gt;9353-60&lt;/PAGES&gt;&lt;/MDL&gt;&lt;/Cite&gt;&lt;/EndNote&gt;"/><field:param field:name="vnd.oasis.opendocument.field.id" field:value="81"/></field:fieldmark-start><text:span text:style-name="T20">[37, 38]</text:span><field:fieldmark-end/><text:span text:style-name="T20">. In Experiment 1, analysis of the square-root-transformed number of infrared beam breaks using the model lesion</text:span><text:span text:style-name="T12">2</text:span><text:span text:style-name="T20"> </text:span><text:span text:style-name="T16"></text:span><text:span text:style-name="T20"> (bin</text:span><text:span text:style-name="T12">12</text:span><text:span text:style-name="T20"> </text:span><text:span text:style-name="T16"></text:span><text:span text:style-name="T20"> S) revealed effects of lesion (</text:span><text:span text:style-name="T5">F</text:span><text:span text:style-name="T12">1,41</text:span><text:span text:style-name="T20"> = 9.77, </text:span><text:span text:style-name="T5">p</text:span><text:span text:style-name="T20"> = .003), reflecting hyperactivity in the H group, with additional effects of bin (</text:span><text:span text:style-name="T5">F</text:span><text:span text:style-name="T12">8.2,335.7</text:span><text:span text:style-name="T20"> = 58.4,</text:span><text:span text:style-name="T12"> </text:span><text:span text:style-name="T20"><draw:frame draw:style-name="fr2" draw:name="Object25" text:anchor-type="as-char" svg:width="0.556cm" svg:height="0.467cm" draw:z-index="24"><draw:object xlink:href="./Object 25" xlink:type="simple" xlink:show="embed" xlink:actuate="onLoad"/><draw:image xlink:href="./ObjectReplacements/Object 25" xlink:type="simple" xlink:show="embed" xlink:actuate="onLoad"/></draw:frame></text:span><text:span text:style-name="T20"> = .744, </text:span><text:span text:style-name="T5">p</text:span><text:span text:style-name="T20"> &lt; .001), reflecting habituation, and a lesion </text:span><text:span text:style-name="T16"></text:span><text:span text:style-name="T20"> bin interaction (</text:span><text:span text:style-name="T5">F</text:span><text:span text:style-name="T12">8.2,335.7</text:span><text:span text:style-name="T20"> = 2.95,</text:span><text:span text:style-name="T12"> </text:span><text:span text:style-name="T20"><draw:frame draw:style-name="fr2" draw:name="Object26" text:anchor-type="as-char" svg:width="0.556cm" svg:height="0.467cm" draw:z-index="25"><draw:object xlink:href="./Object 26" xlink:type="simple" xlink:show="embed" xlink:actuate="onLoad"/><draw:image xlink:href="./ObjectReplacements/Object 26" xlink:type="simple" xlink:show="embed" xlink:actuate="onLoad"/></draw:frame></text:span><text:span text:style-name="T20"> = .744, </text:span><text:span text:style-name="T5">p</text:span><text:span text:style-name="T20"> = .003). In Experiment 2, hyperactivity was again observed (lesion: </text:span><text:span text:style-name="T5">F</text:span><text:span text:style-name="T12">1,17</text:span><text:span text:style-name="T20"> = 24.1, </text:span><text:span text:style-name="T5">p</text:span><text:span text:style-name="T20"> &lt; .001; bin: </text:span><text:span text:style-name="T5">F</text:span><text:span text:style-name="T12">8.6,145.7</text:span><text:span text:style-name="T20"> = 15.9, </text:span><text:span text:style-name="T20"><draw:frame draw:style-name="fr2" draw:name="Object27" text:anchor-type="as-char" svg:width="0.556cm" svg:height="0.467cm" draw:z-index="26"><draw:object xlink:href="./Object 27" xlink:type="simple" xlink:show="embed" xlink:actuate="onLoad"/><draw:image xlink:href="./ObjectReplacements/Object 27" xlink:type="simple" xlink:show="embed" xlink:actuate="onLoad"/></draw:frame></text:span><text:span text:style-name="T20"> = .779, </text:span><text:span text:style-name="T5">p</text:span><text:span text:style-name="T20"> &lt; .001; lesion </text:span><text:span text:style-name="T16"></text:span><text:span text:style-name="T20"> bin: </text:span><text:span text:style-name="T5">F</text:span><text:span text:style-name="T20"> &lt; 1, NS).</text:span></text:p>
      <text:p text:style-name="P5"/>
      <text:p text:style-name="Standard"><text:span text:style-name="T20">In Experiment 1, they remained the same weight as sham-operated controls throughout, though in Experiment 2, which lasted longer, they gained less weight than shams (</text:span><text:span text:style-name="T20"><text:bookmark-ref text:reference-format="text" text:ref-name="_Ref82584866">Figure 11</text:bookmark-ref></text:span><text:span text:style-name="T20">c). There were no differences between groups preoperatively in either experiment (</text:span><text:span text:style-name="T5">F</text:span><text:span text:style-name="T20">s </text:span><text:span text:style-name="T16"></text:span><text:span text:style-name="T20"> 1.35, NS). In Experiment 1, the groups gained weight at the same rate (lesion </text:span><text:span text:style-name="T16"></text:span><text:span text:style-name="T20"> time, </text:span><text:span text:style-name="T5">F</text:span><text:span text:style-name="T20"> &lt; 1, NS; group difference at second time point: </text:span><text:span text:style-name="T5">F</text:span><text:span text:style-name="T20"> &lt; 1, NS). Data from two H-lesioned subjects in Experiment 2 were lost. In Experiment 2, the H-lesioned rats weighed less at the end of the experiment (lesion </text:span><text:span text:style-name="T16"></text:span><text:span text:style-name="T20"> time, </text:span><text:span text:style-name="T5">F</text:span><text:span text:style-name="T12">1,15</text:span><text:span text:style-name="T20"> = 14.5, </text:span><text:span text:style-name="T5">p</text:span><text:span text:style-name="T20"> = .002; group difference at second time point: </text:span><text:span text:style-name="T5">F</text:span><text:span text:style-name="T12">1,15</text:span><text:span text:style-name="T20"> = 8.56, </text:span><text:span text:style-name="T5">p</text:span><text:span text:style-name="T20"> = .01).</text:span></text:p>
      <text:p text:style-name="P5"/>
      <text:p text:style-name="P5">H-lesioned rats consumed their maintenance chow more quickly and consumed more of it, but they did not differ from sham-operated controls in their consumption of the sucrose pellets employed as reinforcers in the behavioural tasks. In 30 minutes, H-lesioned rats consumed more chow (11.2 ± 0.6 g) than shams (8.2 ± 0.8 g) (<text:span text:style-name="T3">F</text:span><text:span text:style-name="T10">1,7</text:span> = <text:soft-page-break/>8.36, <text:span text:style-name="T3">p</text:span> = .01). However, there were no differences between the mass of sucrose pellets consumed in 30 minutes by H-lesioned rats (17.5 ± 1.2 g) and by shams (18.3 ± 1.6 g) (<text:span text:style-name="T3">F</text:span> &lt; 1, NS). H-lesioned rats were quicker to consume 2.5 g of chow (taking 302 ± 18 s) than shams (385 ± 24 s) (Levene’s test indicated significant heterogeneity of variance; Mann–Whitney <text:span text:style-name="T3">U</text:span><text:span text:style-name="T10">7,12</text:span> = 18, <text:span text:style-name="T3">p</text:span> = .045). However, although H-lesioned rats were also slightly quicker to consume 2.5 g of sucrose pellets (taking 160 ± 9 s) than shams (who took 176 ± 12 s), this difference was not significant (<text:span text:style-name="T3">F</text:span><text:span text:style-name="T10">1,17</text:span> = 1.24, <text:span text:style-name="T3">p</text:span> = .281).</text:p>
      <text:p text:style-name="P5"/>
      <text:h text:style-name="P26" text:outline-level="1">Discussion</text:h>
      <text:p text:style-name="P5">Excitotoxic lesions of the dorsal and ventral hippocampus slightly retarded instrumental learning on a continuous reinforcement (fixed-ratio-1; FR-1) schedule in the absence of response–reinforcer delays. However, H-lesioned rats were only impaired when reinforcement was delivered immediately, and not when it was delivered after a delay. H-lesioned rats were less sensitive to the deleterious effects of response–reinforcer delays on learning, to the extent that with long (20 s) response–reinforcer delays, H-lesioned rats showed numerically better discrimination between the active and inactive levers than shams (<text:bookmark-ref text:reference-format="text" text:ref-name="_Ref82601651">Figure 7</text:bookmark-ref>, <text:bookmark-ref text:reference-format="text" text:ref-name="_Ref83552079">Figure 9</text:bookmark-ref>). Despite this delay-dependent facilitation of instrumental conditioning, H-lesioned rats were less able than shams to choose a delayed, large reinforcer in preference to an immediate, small reinforcer (<text:bookmark-ref text:reference-format="text" text:ref-name="_Ref82584871">Figure 10</text:bookmark-ref>). That is, H-lesioned rats exhibited impulsive choice.</text:p>
      <text:h text:style-name="P22" text:outline-level="2">Pavlovian and instrumental conditioning with delayed reinforcement</text:h>
      <text:p text:style-name="P5">Free-operant instrumental conditioning, and instrumental discrimination learning, have long been known to be impaired systematically by response–reinforcer (action–outcome) delays <field:fieldmark-start text:name="__Fieldmark__23438_1365475758" field:type="vnd.oasis.opendocument.field.UNHANDLED"><field:param field:name="vnd.oasis.opendocument.field.code" field:value=" ADDIN EN.CITE &lt;EndNote&gt;&lt;Cite&gt;&lt;Author&gt;Skinner&lt;/Author&gt;&lt;Year&gt;1938&lt;/Year&gt;&lt;RecNum&gt;12758&lt;/RecNum&gt;&lt;MDL&gt;&lt;REFERENCE_TYPE&gt;1&lt;/REFERENCE_TYPE&gt;&lt;AUTHORS&gt;&lt;AUTHOR&gt;Skinner, B.F.&lt;/AUTHOR&gt;&lt;/AUTHORS&gt;&lt;YEAR&gt;1938&lt;/YEAR&gt;&lt;TITLE&gt;The behavior of organisms: an experimental analysis&lt;/TITLE&gt;&lt;PLACE_PUBLISHED&gt;New York&lt;/PLACE_PUBLISHED&gt;&lt;PUBLISHER&gt;Appleton&lt;/PUBLISHER&gt;&lt;/MDL&gt;&lt;/Cite&gt;&lt;Cite&gt;&lt;Author&gt;Grice&lt;/Author&gt;&lt;Year&gt;1948&lt;/Year&gt;&lt;RecNum&gt;1852&lt;/RecNum&gt;&lt;MDL&gt;&lt;REFERENCE_TYPE&gt;0&lt;/REFERENCE_TYPE&gt;&lt;AUTHORS&gt;&lt;AUTHOR&gt;Grice, G.R.&lt;/AUTHOR&gt;&lt;/AUTHORS&gt;&lt;YEAR&gt;1948&lt;/YEAR&gt;&lt;TITLE&gt;The relation of secondary reinforcement to delayed reward in visual discrimination learning&lt;/TITLE&gt;&lt;SECONDARY_TITLE&gt;Journal of Experimental Psychology&lt;/SECONDARY_TITLE&gt;&lt;VOLUME&gt;38&lt;/VOLUME&gt;&lt;NUMBER&gt;1&lt;/NUMBER&gt;&lt;PAGES&gt;1-16&lt;/PAGES&gt;&lt;/MDL&gt;&lt;/Cite&gt;&lt;Cite&gt;&lt;Author&gt;Lattal&lt;/Author&gt;&lt;Year&gt;1990&lt;/Year&gt;&lt;RecNum&gt;3178&lt;/RecNum&gt;&lt;MDL&gt;&lt;REFERENCE_TYPE&gt;0&lt;/REFERENCE_TYPE&gt;&lt;AUTHORS&gt;&lt;AUTHOR&gt;Lattal, K. A.&lt;/AUTHOR&gt;&lt;AUTHOR&gt;Gleeson, S.&lt;/AUTHOR&gt;&lt;/AUTHORS&gt;&lt;YEAR&gt;1990&lt;/YEAR&gt;&lt;TITLE&gt;Response acquisition with delayed reinforcement&lt;/TITLE&gt;&lt;SECONDARY_TITLE&gt;Journal of Experimental Psychology: Animal Behavior Processes&lt;/SECONDARY_TITLE&gt;&lt;VOLUME&gt;16&lt;/VOLUME&gt;&lt;NUMBER&gt;1&lt;/NUMBER&gt;&lt;PAGES&gt;27-39&lt;/PAGES&gt;&lt;LABEL&gt;90155126&lt;/LABEL&gt;&lt;KEYWORDS&gt;&lt;KEYWORD&gt;Animal&lt;/KEYWORD&gt;&lt;KEYWORD&gt;Color Perception&lt;/KEYWORD&gt;&lt;KEYWORD&gt;*Conditioning, Operant&lt;/KEYWORD&gt;&lt;KEYWORD&gt;Discrimination Learning&lt;/KEYWORD&gt;&lt;KEYWORD&gt;Extinction (Psychology)&lt;/KEYWORD&gt;&lt;KEYWORD&gt;Female&lt;/KEYWORD&gt;&lt;KEYWORD&gt;Male&lt;/KEYWORD&gt;&lt;KEYWORD&gt;*Memory&lt;/KEYWORD&gt;&lt;KEYWORD&gt;*Motivation&lt;/KEYWORD&gt;&lt;KEYWORD&gt;Orientation&lt;/KEYWORD&gt;&lt;KEYWORD&gt;Probability Learning&lt;/KEYWORD&gt;&lt;KEYWORD&gt;Rats&lt;/KEYWORD&gt;&lt;KEYWORD&gt;Rats, Inbred Strains&lt;/KEYWORD&gt;&lt;KEYWORD&gt;*Recall&lt;/KEYWORD&gt;&lt;KEYWORD&gt;*Reinforcement Schedule&lt;/KEYWORD&gt;&lt;KEYWORD&gt;Species Specificity&lt;/KEYWORD&gt;&lt;/KEYWORDS&gt;&lt;/MDL&gt;&lt;/Cite&gt;&lt;Cite&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EndNote&gt;"/><field:param field:name="vnd.oasis.opendocument.field.id" field:value="81"/></field:fieldmark-start>[6-9]<field:fieldmark-end/>. This might be for several reasons <field:fieldmark-start text:name="__Fieldmark__23439_1365475758" field:type="vnd.oasis.opendocument.field.UNHANDLED"><field:param field:name="vnd.oasis.opendocument.field.code" field:value=" ADDIN EN.CITE &lt;EndNote&gt;&lt;Cite&gt;&lt;Author&gt;Cardinal&lt;/Author&gt;&lt;Year&gt;2004&lt;/Year&gt;&lt;RecNum&gt;15457&lt;/RecNum&gt;&lt;MDL&gt;&lt;REFERENCE_TYPE&gt;0&lt;/REFERENCE_TYPE&gt;&lt;AUTHORS&gt;&lt;AUTHOR&gt;Cardinal, R. N.&lt;/AUTHOR&gt;&lt;AUTHOR&gt;Winstanley, C. A.&lt;/AUTHOR&gt;&lt;AUTHOR&gt;Robbins, T. W.&lt;/AUTHOR&gt;&lt;AUTHOR&gt;Everitt, B. J.&lt;/AUTHOR&gt;&lt;/AUTHORS&gt;&lt;YEAR&gt;2004&lt;/YEAR&gt;&lt;TITLE&gt;Limbic corticostriatal systems and delayed reinforcement&lt;/TITLE&gt;&lt;SECONDARY_TITLE&gt;Annals of the New York Academy of Sciences&lt;/SECONDARY_TITLE&gt;&lt;VOLUME&gt;1021&lt;/VOLUME&gt;&lt;PAGES&gt;33-50&lt;/PAGES&gt;&lt;/MDL&gt;&lt;/Cite&gt;&lt;Cite&gt;&lt;Author&gt;Mackintosh&lt;/Author&gt;&lt;Year&gt;1974&lt;/Year&gt;&lt;RecNum&gt;1950&lt;/RecNum&gt;&lt;MDL&gt;&lt;REFERENCE_TYPE&gt;1&lt;/REFERENCE_TYPE&gt;&lt;AUTHORS&gt;&lt;AUTHOR&gt;Mackintosh, N.J.&lt;/AUTHOR&gt;&lt;/AUTHORS&gt;&lt;YEAR&gt;1974&lt;/YEAR&gt;&lt;TITLE&gt;The Psychology of Animal Learning&lt;/TITLE&gt;&lt;PLACE_PUBLISHED&gt;London&lt;/PLACE_PUBLISHED&gt;&lt;PUBLISHER&gt;Academic Press&lt;/PUBLISHER&gt;&lt;/MDL&gt;&lt;/Cite&gt;&lt;Cite&gt;&lt;Author&gt;Ainslie&lt;/Author&gt;&lt;Year&gt;1975&lt;/Year&gt;&lt;RecNum&gt;1889&lt;/RecNum&gt;&lt;MDL&gt;&lt;REFERENCE_TYPE&gt;0&lt;/REFERENCE_TYPE&gt;&lt;AUTHORS&gt;&lt;AUTHOR&gt;Ainslie, G.&lt;/AUTHOR&gt;&lt;/AUTHORS&gt;&lt;YEAR&gt;1975&lt;/YEAR&gt;&lt;TITLE&gt;Specious reward: a behavioral theory of impulsiveness and impulse control&lt;/TITLE&gt;&lt;SECONDARY_TITLE&gt;Psychological Bulletin&lt;/SECONDARY_TITLE&gt;&lt;VOLUME&gt;82&lt;/VOLUME&gt;&lt;NUMBER&gt;4&lt;/NUMBER&gt;&lt;PAGES&gt;463-496&lt;/PAGES&gt;&lt;/MDL&gt;&lt;/Cite&gt;&lt;/EndNote&gt;"/><field:param field:name="vnd.oasis.opendocument.field.id" field:value="81"/></field:fieldmark-start>[12, 16, 39]<field:fieldmark-end/> because instrumental responding depends on several processes, including knowledge of the action–outcome contingency, a representation of the instrumental incentive value of the outcome, S–R habits, and the influence of Pavlovian CSs that have motivational significance through processes such as conditioned reinforcement and Pavlovian–instrumental transfer <field:fieldmark-start text:name="__Fieldmark__23440_1365475758" field:type="vnd.oasis.opendocument.field.UNHANDLED"><field:param field:name="vnd.oasis.opendocument.field.code" field:value=" ADDIN EN.CITE &lt;EndNote&gt;&lt;Cite&gt;&lt;Author&gt;Dickinson&lt;/Author&gt;&lt;Year&gt;1994&lt;/Year&gt;&lt;RecNum&gt;478&lt;/RecNum&gt;&lt;MDL&gt;&lt;REFERENCE_TYPE&gt;0&lt;/REFERENCE_TYPE&gt;&lt;AUTHORS&gt;&lt;AUTHOR&gt;Dickinson, A.&lt;/AUTHOR&gt;&lt;AUTHOR&gt;Balleine, B.&lt;/AUTHOR&gt;&lt;/AUTHORS&gt;&lt;YEAR&gt;1994&lt;/YEAR&gt;&lt;TITLE&gt;Motivational control of goal-directed action&lt;/TITLE&gt;&lt;SECONDARY_TITLE&gt;Animal Learning &amp;amp; Behavior&lt;/SECONDARY_TITLE&gt;&lt;VOLUME&gt;22&lt;/VOLUME&gt;&lt;NUMBER&gt;1&lt;/NUMBER&gt;&lt;PAGES&gt;1-18&lt;/PAGES&gt;&lt;KEYWORDS&gt;&lt;KEYWORD&gt;1812_92 3 latent inhibition, conditioned taste-aversion, pavlovian contingency space 2039_92 1 behavior dynamics, time allocation, reinforcer quality 7466_92 1 pavlovian conditioning, emotionally arousing stimuli, receptive-field plasticity, response systems, delayed reinforcement&lt;/KEYWORD&gt;&lt;KEYWORD&gt;instrumental performance, reinforcer devaluation, food-deprivation, rattus-norvegicus, palatability, preferences, depends, flavor, hunger, contingency&lt;/KEYWORD&gt;&lt;/KEYWORDS&gt;&lt;/MDL&gt;&lt;/Cite&gt;&lt;Cite&gt;&lt;Author&gt;Dickinson&lt;/Author&gt;&lt;Year&gt;1994&lt;/Year&gt;&lt;RecNum&gt;1890&lt;/RecNum&gt;&lt;MDL&gt;&lt;REFERENCE_TYPE&gt;7&lt;/REFERENCE_TYPE&gt;&lt;AUTHORS&gt;&lt;AUTHOR&gt;Dickinson, A.&lt;/AUTHOR&gt;&lt;/AUTHORS&gt;&lt;YEAR&gt;1994&lt;/YEAR&gt;&lt;TITLE&gt;Instrumental conditioning&lt;/TITLE&gt;&lt;SECONDARY_AUTHORS&gt;&lt;SECONDARY_AUTHOR&gt;Mackintosh, N.J.&lt;/SECONDARY_AUTHOR&gt;&lt;/SECONDARY_AUTHORS&gt;&lt;SECONDARY_TITLE&gt;Animal Learning and Cognition&lt;/SECONDARY_TITLE&gt;&lt;PLACE_PUBLISHED&gt;San Diego&lt;/PLACE_PUBLISHED&gt;&lt;PUBLISHER&gt;Academic Press&lt;/PUBLISHER&gt;&lt;PAGES&gt;45-79&lt;/PAGES&gt;&lt;/MDL&gt;&lt;/Cite&gt;&lt;Cite&gt;&lt;Author&gt;Cardinal&lt;/Author&gt;&lt;Year&gt;2002&lt;/Year&gt;&lt;RecNum&gt;6148&lt;/RecNum&gt;&lt;MDL&gt;&lt;REFERENCE_TYPE&gt;0&lt;/REFERENCE_TYPE&gt;&lt;AUTHORS&gt;&lt;AUTHOR&gt;Cardinal, R.N.&lt;/AUTHOR&gt;&lt;AUTHOR&gt;Parkinson, J.A.&lt;/AUTHOR&gt;&lt;AUTHOR&gt;Hall, J.&lt;/AUTHOR&gt;&lt;AUTHOR&gt;Everitt, B.J.&lt;/AUTHOR&gt;&lt;/AUTHORS&gt;&lt;YEAR&gt;2002&lt;/YEAR&gt;&lt;TITLE&gt;Emotion and motivation: the role of the amygdala, ventral striatum, and prefrontal cortex&lt;/TITLE&gt;&lt;SECONDARY_TITLE&gt;Neuroscience and Biobehavioral Reviews&lt;/SECONDARY_TITLE&gt;&lt;VOLUME&gt;26&lt;/VOLUME&gt;&lt;PAGES&gt;321-352&lt;/PAGES&gt;&lt;/MDL&gt;&lt;/Cite&gt;&lt;/EndNote&gt;"/><field:param field:name="vnd.oasis.opendocument.field.id" field:value="81"/></field:fieldmark-start>[4, 17, 18]<field:fieldmark-end/>. Action–outcome delays might affect several of these processes. For example, such delays may hinder the subject’s ability to perceive the action–outcome contingency, so the subject is unaware that its actions will result in the outcome. Delays might reduce the value of the goal, so the subject is less willing to work for it. Delays might also impair the process by which S–R habits are reinforced; finally, they might affect the degree to which stimuli associated with reinforcement by Pavlovian conditioning are capable of motivating behaviour. In the present experiment, we did not present explicit stimuli associated with either the response or the reinforcer, to minimize the possible contribution of processes such as conditioned reinforcement. Nevertheless, it is largely an open question which processes contributing to instrumental learning and performance are the ones most affected by response–reinforcer delays; for example, it is not present known whether <text:soft-page-break/>responses acquired with delayed reinforcement are governed by a different balance of habits and goal-directed actions than responses acquired with immediate reinforcement.</text:p>
      <text:p text:style-name="P5"/>
      <text:p text:style-name="P5">However, the environmental context has been clearly demonstrated to influence learning with delays. The effect of contextual factors on learning has been demonstrated using two Pavlovian conditioning paradigms: <text:span text:style-name="T3">delay conditioning</text:span> and <text:span text:style-name="T3">trace conditioning</text:span>. When a CS is followed by a US and the two overlap and are contiguous in time, the paradigm is known as ‘delay’ conditioning (the terminology is somewhat confusing). When a CS is followed by a US and the two do <text:span text:style-name="T3">not </text:span>overlap, so that there is a gap between the end of the CS and the start of the US, the paradigm is known as ‘trace’ conditioning (because the US must be associated with a ‘trace’ of the CS) <field:fieldmark-start text:name="__Fieldmark__23441_1365475758" field:type="vnd.oasis.opendocument.field.UNHANDLED"><field:param field:name="vnd.oasis.opendocument.field.code" field:value=" ADDIN EN.CITE &lt;EndNote&gt;&lt;Cite&gt;&lt;Author&gt;Mackintosh&lt;/Author&gt;&lt;Year&gt;1974&lt;/Year&gt;&lt;RecNum&gt;1950&lt;/RecNum&gt;&lt;MDL&gt;&lt;REFERENCE_TYPE&gt;1&lt;/REFERENCE_TYPE&gt;&lt;AUTHORS&gt;&lt;AUTHOR&gt;Mackintosh, N.J.&lt;/AUTHOR&gt;&lt;/AUTHORS&gt;&lt;YEAR&gt;1974&lt;/YEAR&gt;&lt;TITLE&gt;The Psychology of Animal Learning&lt;/TITLE&gt;&lt;PLACE_PUBLISHED&gt;London&lt;/PLACE_PUBLISHED&gt;&lt;PUBLISHER&gt;Academic Press&lt;/PUBLISHER&gt;&lt;/MDL&gt;&lt;/Cite&gt;&lt;/EndNote&gt;"/><field:param field:name="vnd.oasis.opendocument.field.id" field:value="81"/></field:fieldmark-start>[39]<field:fieldmark-end/>. ‘Trace’ Pavlovian conditioning, with a CS–US gap, results in poorer learning than ‘delay’ Pavlovian conditioning, even if the interstimulus interval (ISI; the time between the onset of the CS and the onset of the US) is held constant <field:fieldmark-start text:name="__Fieldmark__23442_1365475758" field:type="vnd.oasis.opendocument.field.UNHANDLED"><field:param field:name="vnd.oasis.opendocument.field.code" field:value=" ADDIN EN.CITE &lt;EndNote&gt;&lt;Cite&gt;&lt;Author&gt;Mackintosh&lt;/Author&gt;&lt;Year&gt;1974&lt;/Year&gt;&lt;RecNum&gt;1950&lt;/RecNum&gt;&lt;MDL&gt;&lt;REFERENCE_TYPE&gt;1&lt;/REFERENCE_TYPE&gt;&lt;AUTHORS&gt;&lt;AUTHOR&gt;Mackintosh, N.J.&lt;/AUTHOR&gt;&lt;/AUTHORS&gt;&lt;YEAR&gt;1974&lt;/YEAR&gt;&lt;TITLE&gt;The Psychology of Animal Learning&lt;/TITLE&gt;&lt;PLACE_PUBLISHED&gt;London&lt;/PLACE_PUBLISHED&gt;&lt;PUBLISHER&gt;Academic Press&lt;/PUBLISHER&gt;&lt;/MDL&gt;&lt;/Cite&gt;&lt;Cite&gt;&lt;Author&gt;McEchron&lt;/Author&gt;&lt;Year&gt;1998&lt;/Year&gt;&lt;RecNum&gt;15841&lt;/RecNum&gt;&lt;MDL&gt;&lt;REFERENCE_TYPE&gt;0&lt;/REFERENCE_TYPE&gt;&lt;ACCESSION_NUMBER&gt;9882021&lt;/ACCESSION_NUMBER&gt;&lt;VOLUME&gt;8&lt;/VOLUME&gt;&lt;NUMBER&gt;6&lt;/NUMBER&gt;&lt;YEAR&gt;1998&lt;/YEAR&gt;&lt;TITLE&gt;Hippocampectomy disrupts auditory trace fear conditioning and contextual fear conditioning in the rat&lt;/TITLE&gt;&lt;PAGES&gt;638-46&lt;/PAGES&gt;&lt;AUTHOR_ADDRESS&gt;Department of Cell and Molecular Biology, Northwestern University Medical School, Chicago, Illinois 60611, USA.&lt;/AUTHOR_ADDRESS&gt;&lt;AUTHORS&gt;&lt;AUTHOR&gt;McEchron, M. D.&lt;/AUTHOR&gt;&lt;AUTHOR&gt;Bouwmeester, H.&lt;/AUTHOR&gt;&lt;AUTHOR&gt;Tseng, W.&lt;/AUTHOR&gt;&lt;AUTHOR&gt;Weiss, C.&lt;/AUTHOR&gt;&lt;AUTHOR&gt;Disterhoft, J. F.&lt;/AUTHOR&gt;&lt;/AUTHORS&gt;&lt;SECONDARY_TITLE&gt;Hippocampus&lt;/SECONDARY_TITLE&gt;&lt;KEYWORDS&gt;&lt;KEYWORD&gt;Acoustic Stimulation&lt;/KEYWORD&gt;&lt;KEYWORD&gt;Animals&lt;/KEYWORD&gt;&lt;KEYWORD&gt;*Brain Mapping&lt;/KEYWORD&gt;&lt;KEYWORD&gt;Conditioning, Classical/*physiology&lt;/KEYWORD&gt;&lt;KEYWORD&gt;Corpus Callosum/physiology&lt;/KEYWORD&gt;&lt;KEYWORD&gt;Crosses, Genetic&lt;/KEYWORD&gt;&lt;KEYWORD&gt;Electroshock&lt;/KEYWORD&gt;&lt;KEYWORD&gt;Fear/*physiology&lt;/KEYWORD&gt;&lt;KEYWORD&gt;Hippocampus/*physiology&lt;/KEYWORD&gt;&lt;KEYWORD&gt;Motor Activity&lt;/KEYWORD&gt;&lt;KEYWORD&gt;Neocortex/physiology&lt;/KEYWORD&gt;&lt;KEYWORD&gt;Rats&lt;/KEYWORD&gt;&lt;KEYWORD&gt;Rats, Inbred BN&lt;/KEYWORD&gt;&lt;KEYWORD&gt;Rats, Inbred F344&lt;/KEYWORD&gt;&lt;KEYWORD&gt;Reaction Time&lt;/KEYWORD&gt;&lt;KEYWORD&gt;Reference Values&lt;/KEYWORD&gt;&lt;KEYWORD&gt;Support, U.S. Gov&amp;apos;t, P.H.S.&lt;/KEYWORD&gt;&lt;/KEYWORDS&gt;&lt;URL&gt;http://www.ncbi.nlm.nih.gov/entrez/query.fcgi?cmd=Retrieve&amp;amp;db=PubMed&amp;amp;dopt=Citation&amp;amp;list_uids=9882021&lt;/URL&gt;&lt;/MDL&gt;&lt;/Cite&gt;&lt;Cite&gt;&lt;Author&gt;McEchron&lt;/Author&gt;&lt;Year&gt;1999&lt;/Year&gt;&lt;RecNum&gt;15842&lt;/RecNum&gt;&lt;MDL&gt;&lt;REFERENCE_TYPE&gt;0&lt;/REFERENCE_TYPE&gt;&lt;ACCESSION_NUMBER&gt;10495020&lt;/ACCESSION_NUMBER&gt;&lt;VOLUME&gt;9&lt;/VOLUME&gt;&lt;NUMBER&gt;4&lt;/NUMBER&gt;&lt;YEAR&gt;1999&lt;/YEAR&gt;&lt;TITLE&gt;Hippocampal encoding of non-spatial trace conditioning&lt;/TITLE&gt;&lt;PAGES&gt;385-96&lt;/PAGES&gt;&lt;AUTHOR_ADDRESS&gt;Department of Cell and Molecular Biology, Northwestern University Medical School, Chicago, Illinois 60611, USA. jdisterhoft@nwu.edu&lt;/AUTHOR_ADDRESS&gt;&lt;AUTHORS&gt;&lt;AUTHOR&gt;McEchron, M. D.&lt;/AUTHOR&gt;&lt;AUTHOR&gt;Disterhoft, J. F.&lt;/AUTHOR&gt;&lt;/AUTHORS&gt;&lt;SECONDARY_TITLE&gt;Hippocampus&lt;/SECONDARY_TITLE&gt;&lt;KEYWORDS&gt;&lt;KEYWORD&gt;Animals&lt;/KEYWORD&gt;&lt;KEYWORD&gt;Conditioning, Eyelid/*physiology&lt;/KEYWORD&gt;&lt;KEYWORD&gt;Hippocampus/cytology/*physiology&lt;/KEYWORD&gt;&lt;KEYWORD&gt;Pyramidal Cells/*physiology&lt;/KEYWORD&gt;&lt;KEYWORD&gt;Support, U.S. Gov&amp;apos;t, P.H.S.&lt;/KEYWORD&gt;&lt;KEYWORD&gt;Time Factors&lt;/KEYWORD&gt;&lt;/KEYWORDS&gt;&lt;URL&gt;http://www.ncbi.nlm.nih.gov/entrez/query.fcgi?cmd=Retrieve&amp;amp;db=PubMed&amp;amp;dopt=Citation&amp;amp;list_uids=10495020&lt;/URL&gt;&lt;/MDL&gt;&lt;/Cite&gt;&lt;Cite&gt;&lt;Author&gt;Weiss&lt;/Author&gt;&lt;Year&gt;1999&lt;/Year&gt;&lt;RecNum&gt;15840&lt;/RecNum&gt;&lt;MDL&gt;&lt;REFERENCE_TYPE&gt;0&lt;/REFERENCE_TYPE&gt;&lt;ACCESSION_NUMBER&gt;10571493&lt;/ACCESSION_NUMBER&gt;&lt;VOLUME&gt;113&lt;/VOLUME&gt;&lt;NUMBER&gt;5&lt;/NUMBER&gt;&lt;YEAR&gt;1999&lt;/YEAR&gt;&lt;DATE&gt;Oct&lt;/DATE&gt;&lt;TITLE&gt;Trace eyeblink conditioning in the freely moving rat: optimizing the conditioning parameters&lt;/TITLE&gt;&lt;PAGES&gt;1100-5&lt;/PAGES&gt;&lt;AUTHOR_ADDRESS&gt;Department of Cell and Molecular Biology, Northwestern University Medical School, Chicago, Illinois 60611, USA. cweiss@nwu.edu&lt;/AUTHOR_ADDRESS&gt;&lt;AUTHORS&gt;&lt;AUTHOR&gt;Weiss, C.&lt;/AUTHOR&gt;&lt;AUTHOR&gt;Knuttinen, M. G.&lt;/AUTHOR&gt;&lt;AUTHOR&gt;Power, J. M.&lt;/AUTHOR&gt;&lt;AUTHOR&gt;Patel, R. I.&lt;/AUTHOR&gt;&lt;AUTHOR&gt;O&amp;apos;Connor, M. S.&lt;/AUTHOR&gt;&lt;AUTHOR&gt;Disterhoft, J. F.&lt;/AUTHOR&gt;&lt;/AUTHORS&gt;&lt;SECONDARY_TITLE&gt;Behav Neurosci&lt;/SECONDARY_TITLE&gt;&lt;KEYWORDS&gt;&lt;KEYWORD&gt;Animals&lt;/KEYWORD&gt;&lt;KEYWORD&gt;Conditioning, Eyelid/*physiology&lt;/KEYWORD&gt;&lt;KEYWORD&gt;Electromyography&lt;/KEYWORD&gt;&lt;KEYWORD&gt;Male&lt;/KEYWORD&gt;&lt;KEYWORD&gt;Rats&lt;/KEYWORD&gt;&lt;KEYWORD&gt;Rats, Inbred F344&lt;/KEYWORD&gt;&lt;KEYWORD&gt;Reaction Time/*physiology&lt;/KEYWORD&gt;&lt;KEYWORD&gt;Support, U.S. Gov&amp;apos;t, P.H.S.&lt;/KEYWORD&gt;&lt;/KEYWORDS&gt;&lt;URL&gt;http://www.ncbi.nlm.nih.gov/entrez/query.fcgi?cmd=Retrieve&amp;amp;db=PubMed&amp;amp;dopt=Citation&amp;amp;list_uids=10571493&lt;/URL&gt;&lt;/MDL&gt;&lt;/Cite&gt;&lt;Cite&gt;&lt;Author&gt;Desmedt&lt;/Author&gt;&lt;Year&gt;2003&lt;/Year&gt;&lt;RecNum&gt;15851&lt;/RecNum&gt;&lt;MDL&gt;&lt;REFERENCE_TYPE&gt;0&lt;/REFERENCE_TYPE&gt;&lt;ACCESSION_NUMBER&gt;12752795&lt;/ACCESSION_NUMBER&gt;&lt;VOLUME&gt;17&lt;/VOLUME&gt;&lt;NUMBER&gt;9&lt;/NUMBER&gt;&lt;YEAR&gt;2003&lt;/YEAR&gt;&lt;DATE&gt;May&lt;/DATE&gt;&lt;TITLE&gt;The effects of ibotenic hippocampal lesions on discriminative fear conditioning to context in mice: impairment or facilitation depending on the associative value of a phasic explicit cue&lt;/TITLE&gt;&lt;PAGES&gt;1953-63&lt;/PAGES&gt;&lt;AUTHOR_ADDRESS&gt;Laboratoire de Neurosciences Cognitives, CNRS UMR 5106, Talence, France. aline.desmedt@weizmann.ac.il&lt;/AUTHOR_ADDRESS&gt;&lt;AUTHORS&gt;&lt;AUTHOR&gt;Desmedt, A.&lt;/AUTHOR&gt;&lt;AUTHOR&gt;Marighetto, A.&lt;/AUTHOR&gt;&lt;AUTHOR&gt;Garcia, R.&lt;/AUTHOR&gt;&lt;AUTHOR&gt;Jaffard, R.&lt;/AUTHOR&gt;&lt;/AUTHORS&gt;&lt;SECONDARY_TITLE&gt;Eur J Neurosci&lt;/SECONDARY_TITLE&gt;&lt;KEYWORDS&gt;&lt;KEYWORD&gt;Animals&lt;/KEYWORD&gt;&lt;KEYWORD&gt;Association Learning/drug effects/physiology&lt;/KEYWORD&gt;&lt;KEYWORD&gt;Conditioning (Psychology)/drug effects/*physiology&lt;/KEYWORD&gt;&lt;KEYWORD&gt;*Cues&lt;/KEYWORD&gt;&lt;KEYWORD&gt;Discrimination (Psychology)/drug effects/*physiology&lt;/KEYWORD&gt;&lt;KEYWORD&gt;Fear/drug effects/*physiology&lt;/KEYWORD&gt;&lt;KEYWORD&gt;Hippocampus/drug effects/*physiology&lt;/KEYWORD&gt;&lt;KEYWORD&gt;Ibotenic Acid/toxicity&lt;/KEYWORD&gt;&lt;KEYWORD&gt;Immobilization/physiology&lt;/KEYWORD&gt;&lt;KEYWORD&gt;Mice&lt;/KEYWORD&gt;&lt;KEYWORD&gt;Mice, Inbred C57BL&lt;/KEYWORD&gt;&lt;KEYWORD&gt;Support, Non-U.S. Gov&amp;apos;t&lt;/KEYWORD&gt;&lt;/KEYWORDS&gt;&lt;URL&gt;http://www.ncbi.nlm.nih.gov/entrez/query.fcgi?cmd=Retrieve&amp;amp;db=PubMed&amp;amp;dopt=Citation&amp;amp;list_uids=12752795&lt;/URL&gt;&lt;/MDL&gt;&lt;/Cite&gt;&lt;Cite&gt;&lt;Author&gt;Beylin&lt;/Author&gt;&lt;Year&gt;2001&lt;/Year&gt;&lt;RecNum&gt;15839&lt;/RecNum&gt;&lt;MDL&gt;&lt;REFERENCE_TYPE&gt;0&lt;/REFERENCE_TYPE&gt;&lt;ACCESSION_NUMBER&gt;11726247&lt;/ACCESSION_NUMBER&gt;&lt;VOLUME&gt;76&lt;/VOLUME&gt;&lt;NUMBER&gt;3&lt;/NUMBER&gt;&lt;YEAR&gt;2001&lt;/YEAR&gt;&lt;DATE&gt;Nov&lt;/DATE&gt;&lt;TITLE&gt;The role of the hippocampus in trace conditioning: temporal discontinuity or task difficulty?&lt;/TITLE&gt;&lt;PAGES&gt;447-61&lt;/PAGES&gt;&lt;AUTHOR_ADDRESS&gt;Department of Psychology and Program in Neuroscience, Princeton University, Princeton, New Jersey, USA.&lt;/AUTHOR_ADDRESS&gt;&lt;AUTHORS&gt;&lt;AUTHOR&gt;Beylin, A. V.&lt;/AUTHOR&gt;&lt;AUTHOR&gt;Gandhi, C. C.&lt;/AUTHOR&gt;&lt;AUTHOR&gt;Wood, G. E.&lt;/AUTHOR&gt;&lt;AUTHOR&gt;Talk, A. C.&lt;/AUTHOR&gt;&lt;AUTHOR&gt;Matzel, L. D.&lt;/AUTHOR&gt;&lt;AUTHOR&gt;Shors, T. J.&lt;/AUTHOR&gt;&lt;/AUTHORS&gt;&lt;SECONDARY_TITLE&gt;Neurobiol Learn Mem&lt;/SECONDARY_TITLE&gt;&lt;KEYWORDS&gt;&lt;KEYWORD&gt;Animals&lt;/KEYWORD&gt;&lt;KEYWORD&gt;Association Learning/physiology&lt;/KEYWORD&gt;&lt;KEYWORD&gt;Conditioning, Eyelid/*physiology&lt;/KEYWORD&gt;&lt;KEYWORD&gt;Hippocampus/pathology/*physiology&lt;/KEYWORD&gt;&lt;KEYWORD&gt;Male&lt;/KEYWORD&gt;&lt;KEYWORD&gt;Rats&lt;/KEYWORD&gt;&lt;KEYWORD&gt;Rats, Sprague-Dawley&lt;/KEYWORD&gt;&lt;KEYWORD&gt;Support, Non-U.S. Gov&amp;apos;t&lt;/KEYWORD&gt;&lt;KEYWORD&gt;Support, U.S. Gov&amp;apos;t, Non-P.H.S.&lt;/KEYWORD&gt;&lt;KEYWORD&gt;Support, U.S. Gov&amp;apos;t, P.H.S.&lt;/KEYWORD&gt;&lt;KEYWORD&gt;Time Factors&lt;/KEYWORD&gt;&lt;/KEYWORDS&gt;&lt;URL&gt;http://www.ncbi.nlm.nih.gov/entrez/query.fcgi?cmd=Retrieve&amp;amp;db=PubMed&amp;amp;dopt=Citation&amp;amp;list_uids=11726247&lt;/URL&gt;&lt;/MDL&gt;&lt;/Cite&gt;&lt;Cite&gt;&lt;Author&gt;Pavlov&lt;/Author&gt;&lt;Year&gt;1927&lt;/Year&gt;&lt;RecNum&gt;3390&lt;/RecNum&gt;&lt;MDL&gt;&lt;REFERENCE_TYPE&gt;1&lt;/REFERENCE_TYPE&gt;&lt;AUTHORS&gt;&lt;AUTHOR&gt;Pavlov, I.P.&lt;/AUTHOR&gt;&lt;/AUTHORS&gt;&lt;YEAR&gt;1927&lt;/YEAR&gt;&lt;TITLE&gt;Conditioned Reflexes&lt;/TITLE&gt;&lt;PLACE_PUBLISHED&gt;Oxford&lt;/PLACE_PUBLISHED&gt;&lt;PUBLISHER&gt;Oxford University Press&lt;/PUBLISHER&gt;&lt;/MDL&gt;&lt;/Cite&gt;&lt;Cite&gt;&lt;Author&gt;Ellison&lt;/Author&gt;&lt;Year&gt;1964&lt;/Year&gt;&lt;RecNum&gt;17411&lt;/RecNum&gt;&lt;MDL&gt;&lt;REFERENCE_TYPE&gt;0&lt;/REFERENCE_TYPE&gt;&lt;AUTHORS&gt;&lt;AUTHOR&gt;Ellison, G.D.&lt;/AUTHOR&gt;&lt;/AUTHORS&gt;&lt;YEAR&gt;1964&lt;/YEAR&gt;&lt;TITLE&gt;Differential salivary conditioning to traces&lt;/TITLE&gt;&lt;SECONDARY_TITLE&gt;Journal of Comparative and Physiological Psychology&lt;/SECONDARY_TITLE&gt;&lt;VOLUME&gt;57&lt;/VOLUME&gt;&lt;PAGES&gt;373-80&lt;/PAGES&gt;&lt;/MDL&gt;&lt;/Cite&gt;&lt;Cite&gt;&lt;Author&gt;Schneiderman&lt;/Author&gt;&lt;Year&gt;1966&lt;/Year&gt;&lt;RecNum&gt;17412&lt;/RecNum&gt;&lt;MDL&gt;&lt;REFERENCE_TYPE&gt;0&lt;/REFERENCE_TYPE&gt;&lt;AUTHORS&gt;&lt;AUTHOR&gt;Schneiderman, N.&lt;/AUTHOR&gt;&lt;/AUTHORS&gt;&lt;YEAR&gt;1966&lt;/YEAR&gt;&lt;TITLE&gt;Interstimulus interval function of the nictitating membrane response of the rabbit under delay versus trace conditioning&lt;/TITLE&gt;&lt;SECONDARY_TITLE&gt;Journal of Comparative and Physiological Psychology&lt;/SECONDARY_TITLE&gt;&lt;VOLUME&gt;62&lt;/VOLUME&gt;&lt;PAGES&gt;397-402&lt;/PAGES&gt;&lt;/MDL&gt;&lt;/Cite&gt;&lt;Cite&gt;&lt;Author&gt;Kamin&lt;/Author&gt;&lt;Year&gt;1965&lt;/Year&gt;&lt;RecNum&gt;17413&lt;/RecNum&gt;&lt;MDL&gt;&lt;REFERENCE_TYPE&gt;7&lt;/REFERENCE_TYPE&gt;&lt;AUTHORS&gt;&lt;AUTHOR&gt;Kamin, L.J.&lt;/AUTHOR&gt;&lt;/AUTHORS&gt;&lt;YEAR&gt;1965&lt;/YEAR&gt;&lt;TITLE&gt;Temporal and intensity characteristics of the conditioned stimulus&lt;/TITLE&gt;&lt;SECONDARY_AUTHORS&gt;&lt;SECONDARY_AUTHOR&gt;Prokasy, W.F.&lt;/SECONDARY_AUTHOR&gt;&lt;/SECONDARY_AUTHORS&gt;&lt;SECONDARY_TITLE&gt;Classical Conditioning: A Symposium&lt;/SECONDARY_TITLE&gt;&lt;PLACE_PUBLISHED&gt;New York&lt;/PLACE_PUBLISHED&gt;&lt;PUBLISHER&gt;Appleton-Century-Crofts&lt;/PUBLISHER&gt;&lt;PAGES&gt;118-47&lt;/PAGES&gt;&lt;/MDL&gt;&lt;/Cite&gt;&lt;/EndNote&gt;"/><field:param field:name="vnd.oasis.opendocument.field.id" field:value="81"/></field:fieldmark-start>[39-48]<field:fieldmark-end/>, just as insertion of an action–outcome gap retards instrumental conditioning <field:fieldmark-start text:name="__Fieldmark__23443_1365475758" field:type="vnd.oasis.opendocument.field.UNHANDLED"><field:param field:name="vnd.oasis.opendocument.field.code" field:value=" ADDIN EN.CITE &lt;EndNote&gt;&lt;Cite&gt;&lt;Author&gt;Grice&lt;/Author&gt;&lt;Year&gt;1948&lt;/Year&gt;&lt;RecNum&gt;1852&lt;/RecNum&gt;&lt;MDL&gt;&lt;REFERENCE_TYPE&gt;0&lt;/REFERENCE_TYPE&gt;&lt;AUTHORS&gt;&lt;AUTHOR&gt;Grice, G.R.&lt;/AUTHOR&gt;&lt;/AUTHORS&gt;&lt;YEAR&gt;1948&lt;/YEAR&gt;&lt;TITLE&gt;The relation of secondary reinforcement to delayed reward in visual discrimination learning&lt;/TITLE&gt;&lt;SECONDARY_TITLE&gt;Journal of Experimental Psychology&lt;/SECONDARY_TITLE&gt;&lt;VOLUME&gt;38&lt;/VOLUME&gt;&lt;NUMBER&gt;1&lt;/NUMBER&gt;&lt;PAGES&gt;1-16&lt;/PAGES&gt;&lt;/MDL&gt;&lt;/Cite&gt;&lt;Cite&gt;&lt;Author&gt;Lattal&lt;/Author&gt;&lt;Year&gt;1990&lt;/Year&gt;&lt;RecNum&gt;3178&lt;/RecNum&gt;&lt;MDL&gt;&lt;REFERENCE_TYPE&gt;0&lt;/REFERENCE_TYPE&gt;&lt;AUTHORS&gt;&lt;AUTHOR&gt;Lattal, K. A.&lt;/AUTHOR&gt;&lt;AUTHOR&gt;Gleeson, S.&lt;/AUTHOR&gt;&lt;/AUTHORS&gt;&lt;YEAR&gt;1990&lt;/YEAR&gt;&lt;TITLE&gt;Response acquisition with delayed reinforcement&lt;/TITLE&gt;&lt;SECONDARY_TITLE&gt;Journal of Experimental Psychology: Animal Behavior Processes&lt;/SECONDARY_TITLE&gt;&lt;VOLUME&gt;16&lt;/VOLUME&gt;&lt;NUMBER&gt;1&lt;/NUMBER&gt;&lt;PAGES&gt;27-39&lt;/PAGES&gt;&lt;LABEL&gt;90155126&lt;/LABEL&gt;&lt;KEYWORDS&gt;&lt;KEYWORD&gt;Animal&lt;/KEYWORD&gt;&lt;KEYWORD&gt;Color Perception&lt;/KEYWORD&gt;&lt;KEYWORD&gt;*Conditioning, Operant&lt;/KEYWORD&gt;&lt;KEYWORD&gt;Discrimination Learning&lt;/KEYWORD&gt;&lt;KEYWORD&gt;Extinction (Psychology)&lt;/KEYWORD&gt;&lt;KEYWORD&gt;Female&lt;/KEYWORD&gt;&lt;KEYWORD&gt;Male&lt;/KEYWORD&gt;&lt;KEYWORD&gt;*Memory&lt;/KEYWORD&gt;&lt;KEYWORD&gt;*Motivation&lt;/KEYWORD&gt;&lt;KEYWORD&gt;Orientation&lt;/KEYWORD&gt;&lt;KEYWORD&gt;Probability Learning&lt;/KEYWORD&gt;&lt;KEYWORD&gt;Rats&lt;/KEYWORD&gt;&lt;KEYWORD&gt;Rats, Inbred Strains&lt;/KEYWORD&gt;&lt;KEYWORD&gt;*Recall&lt;/KEYWORD&gt;&lt;KEYWORD&gt;*Reinforcement Schedule&lt;/KEYWORD&gt;&lt;KEYWORD&gt;Species Specificity&lt;/KEYWORD&gt;&lt;/KEYWORDS&gt;&lt;/MDL&gt;&lt;/Cite&gt;&lt;Cite&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EndNote&gt;"/><field:param field:name="vnd.oasis.opendocument.field.id" field:value="81"/></field:fieldmark-start>[7-9]<field:fieldmark-end/>. Several lines of evidence suggest that contextual competition is a cause of reduced responding to the discrete CS in trace conditioning. As the trace gap is lengthened, conditioned responses (CRs) tend to occur to the context instead of to the discrete CS <field:fieldmark-start text:name="__Fieldmark__23444_1365475758" field:type="vnd.oasis.opendocument.field.UNHANDLED"><field:param field:name="vnd.oasis.opendocument.field.code" field:value=" ADDIN EN.CITE &lt;EndNote&gt;&lt;Cite&gt;&lt;Author&gt;Odling-Smee&lt;/Author&gt;&lt;Year&gt;1975&lt;/Year&gt;&lt;RecNum&gt;17433&lt;/RecNum&gt;&lt;MDL&gt;&lt;REFERENCE_TYPE&gt;0&lt;/REFERENCE_TYPE&gt;&lt;AUTHORS&gt;&lt;AUTHOR&gt;Odling-Smee, F.J.&lt;/AUTHOR&gt;&lt;/AUTHORS&gt;&lt;YEAR&gt;1975&lt;/YEAR&gt;&lt;TITLE&gt;Background stimuli and the inter-stimulus interval during Pavlovian conditioning&lt;/TITLE&gt;&lt;SECONDARY_TITLE&gt;Quarterly Journal of Experimental Psychology&lt;/SECONDARY_TITLE&gt;&lt;VOLUME&gt;27&lt;/VOLUME&gt;&lt;PAGES&gt;387-92&lt;/PAGES&gt;&lt;/MDL&gt;&lt;/Cite&gt;&lt;Cite&gt;&lt;Author&gt;Marlin&lt;/Author&gt;&lt;Year&gt;1981&lt;/Year&gt;&lt;RecNum&gt;3025&lt;/RecNum&gt;&lt;MDL&gt;&lt;REFERENCE_TYPE&gt;0&lt;/REFERENCE_TYPE&gt;&lt;LABEL&gt;82032163&lt;/LABEL&gt;&lt;AUTHORS&gt;&lt;AUTHOR&gt;Marlin, N. A.&lt;/AUTHOR&gt;&lt;AUTHOR&gt;Miller, R. R.&lt;/AUTHOR&gt;&lt;/AUTHORS&gt;&lt;TITLE&gt;Associations to contextual stimuli as a determinant of long-term habituation&lt;/TITLE&gt;&lt;KEYWORDS&gt;&lt;KEYWORD&gt;Animal&lt;/KEYWORD&gt;&lt;KEYWORD&gt;*Association Learning&lt;/KEYWORD&gt;&lt;KEYWORD&gt;*Auditory Perception&lt;/KEYWORD&gt;&lt;KEYWORD&gt;Cues&lt;/KEYWORD&gt;&lt;KEYWORD&gt;Generalization, Stimulus&lt;/KEYWORD&gt;&lt;KEYWORD&gt;*Habituation (Psychophysiology)&lt;/KEYWORD&gt;&lt;KEYWORD&gt;Inhibition (Psychology)&lt;/KEYWORD&gt;&lt;KEYWORD&gt;*Learning&lt;/KEYWORD&gt;&lt;KEYWORD&gt;Male&lt;/KEYWORD&gt;&lt;KEYWORD&gt;Rats&lt;/KEYWORD&gt;&lt;KEYWORD&gt;Rats, Inbred Strains&lt;/KEYWORD&gt;&lt;KEYWORD&gt;Retention (Psychology)&lt;/KEYWORD&gt;&lt;KEYWORD&gt;Startle Reaction&lt;/KEYWORD&gt;&lt;KEYWORD&gt;Support, U.S. Gov&amp;apos;t, Non-P.H.S.&lt;/KEYWORD&gt;&lt;KEYWORD&gt;Support, U.S. Gov&amp;apos;t, P.H.S.&lt;/KEYWORD&gt;&lt;/KEYWORDS&gt;&lt;SECONDARY_TITLE&gt;J Exp Psychol Anim Behav Process&lt;/SECONDARY_TITLE&gt;&lt;YEAR&gt;1981&lt;/YEAR&gt;&lt;VOLUME&gt;7&lt;/VOLUME&gt;&lt;NUMBER&gt;4&lt;/NUMBER&gt;&lt;PAGES&gt;313-33&lt;/PAGES&gt;&lt;/MDL&gt;&lt;/Cite&gt;&lt;Cite&gt;&lt;Author&gt;Selden&lt;/Author&gt;&lt;Year&gt;1991&lt;/Year&gt;&lt;RecNum&gt;1033&lt;/RecNum&gt;&lt;MDL&gt;&lt;REFERENCE_TYPE&gt;0&lt;/REFERENCE_TYPE&gt;&lt;LABEL&gt;91375630&lt;/LABEL&gt;&lt;AUTHORS&gt;&lt;AUTHOR&gt;Selden, N. R.&lt;/AUTHOR&gt;&lt;AUTHOR&gt;Everitt, B. J.&lt;/AUTHOR&gt;&lt;AUTHOR&gt;Jarrard, L. E.&lt;/AUTHOR&gt;&lt;AUTHOR&gt;Robbins, T. W.&lt;/AUTHOR&gt;&lt;/AUTHORS&gt;&lt;TITLE&gt;Complementary roles for the amygdala and hippocampus in aversive conditioning to explicit and contextual cues&lt;/TITLE&gt;&lt;KEYWORDS&gt;&lt;KEYWORD&gt;Amygdaloid Body/anatomy &amp;amp; histology/*physiology&lt;/KEYWORD&gt;&lt;KEYWORD&gt;Animal&lt;/KEYWORD&gt;&lt;KEYWORD&gt;Behavior, Animal/drug effects/physiology&lt;/KEYWORD&gt;&lt;KEYWORD&gt;Biogenic Monoamines/metabolism&lt;/KEYWORD&gt;&lt;KEYWORD&gt;Brain Chemistry/drug effects/physiology&lt;/KEYWORD&gt;&lt;KEYWORD&gt;Conditioning, Operant/*physiology&lt;/KEYWORD&gt;&lt;KEYWORD&gt;Convulsants/pharmacology&lt;/KEYWORD&gt;&lt;KEYWORD&gt;*Cues&lt;/KEYWORD&gt;&lt;KEYWORD&gt;Hippocampus/anatomy &amp;amp; histology/*physiology&lt;/KEYWORD&gt;&lt;KEYWORD&gt;Hydroxydopamines&lt;/KEYWORD&gt;&lt;KEYWORD&gt;Ibotenic Acid/pharmacology&lt;/KEYWORD&gt;&lt;KEYWORD&gt;Male&lt;/KEYWORD&gt;&lt;KEYWORD&gt;Norepinephrine/metabolism&lt;/KEYWORD&gt;&lt;KEYWORD&gt;Quinolinic Acids/pharmacology&lt;/KEYWORD&gt;&lt;KEYWORD&gt;Rats&lt;/KEYWORD&gt;&lt;KEYWORD&gt;Reinforcement (Psychology)&lt;/KEYWORD&gt;&lt;KEYWORD&gt;Support, Non-U.S. Gov&amp;apos;t&lt;/KEYWORD&gt;&lt;KEYWORD&gt;Sympathectomy, Chemical&lt;/KEYWORD&gt;&lt;/KEYWORDS&gt;&lt;YEAR&gt;1991&lt;/YEAR&gt;&lt;SECONDARY_TITLE&gt;Neuroscience&lt;/SECONDARY_TITLE&gt;&lt;VOLUME&gt;42&lt;/VOLUME&gt;&lt;NUMBER&gt;2&lt;/NUMBER&gt;&lt;PAGES&gt;335-50&lt;/PAGES&gt;&lt;/MDL&gt;&lt;/Cite&gt;&lt;Cite&gt;&lt;Author&gt;Parkinson&lt;/Author&gt;&lt;Year&gt;1999&lt;/Year&gt;&lt;RecNum&gt;2838&lt;/RecNum&gt;&lt;MDL&gt;&lt;REFERENCE_TYPE&gt;0&lt;/REFERENCE_TYPE&gt;&lt;AUTHORS&gt;&lt;AUTHOR&gt;Parkinson, J. A.&lt;/AUTHOR&gt;&lt;AUTHOR&gt;Robbins, T. W.&lt;/AUTHOR&gt;&lt;AUTHOR&gt;Everitt, B. J.&lt;/AUTHOR&gt;&lt;/AUTHORS&gt;&lt;YEAR&gt;1999&lt;/YEAR&gt;&lt;TITLE&gt;Selective excitotoxic lesions of the nucleus accumbens core and shell differentially affect aversive Pavlovian conditioning to discrete and contextual cues&lt;/TITLE&gt;&lt;SECONDARY_TITLE&gt;Psychobiology&lt;/SECONDARY_TITLE&gt;&lt;VOLUME&gt;27&lt;/VOLUME&gt;&lt;NUMBER&gt;2&lt;/NUMBER&gt;&lt;PAGES&gt;256-266&lt;/PAGES&gt;&lt;LABEL&gt;@&lt;/LABEL&gt;&lt;KEYWORDS&gt;&lt;KEYWORD&gt;medial prefrontal cortex&lt;/KEYWORD&gt;&lt;KEYWORD&gt;limbic-striatal interactions&lt;/KEYWORD&gt;&lt;KEYWORD&gt;ibotenic acid lesions&lt;/KEYWORD&gt;&lt;KEYWORD&gt;rat ventral striatum&lt;/KEYWORD&gt;&lt;KEYWORD&gt;gene c-fos&lt;/KEYWORD&gt;&lt;KEYWORD&gt;dopamine release&lt;/KEYWORD&gt;&lt;KEYWORD&gt;amygdala&lt;/KEYWORD&gt;&lt;KEYWORD&gt;fear&lt;/KEYWORD&gt;&lt;KEYWORD&gt;stimuli&lt;/KEYWORD&gt;&lt;KEYWORD&gt;involvement&lt;/KEYWORD&gt;&lt;/KEYWORDS&gt;&lt;/MDL&gt;&lt;/Cite&gt;&lt;Cite&gt;&lt;Author&gt;Desmedt&lt;/Author&gt;&lt;Year&gt;2003&lt;/Year&gt;&lt;RecNum&gt;15851&lt;/RecNum&gt;&lt;MDL&gt;&lt;REFERENCE_TYPE&gt;0&lt;/REFERENCE_TYPE&gt;&lt;ACCESSION_NUMBER&gt;12752795&lt;/ACCESSION_NUMBER&gt;&lt;VOLUME&gt;17&lt;/VOLUME&gt;&lt;NUMBER&gt;9&lt;/NUMBER&gt;&lt;YEAR&gt;2003&lt;/YEAR&gt;&lt;DATE&gt;May&lt;/DATE&gt;&lt;TITLE&gt;The effects of ibotenic hippocampal lesions on discriminative fear conditioning to context in mice: impairment or facilitation depending on the associative value of a phasic explicit cue&lt;/TITLE&gt;&lt;PAGES&gt;1953-63&lt;/PAGES&gt;&lt;AUTHOR_ADDRESS&gt;Laboratoire de Neurosciences Cognitives, CNRS UMR 5106, Talence, France. aline.desmedt@weizmann.ac.il&lt;/AUTHOR_ADDRESS&gt;&lt;AUTHORS&gt;&lt;AUTHOR&gt;Desmedt, A.&lt;/AUTHOR&gt;&lt;AUTHOR&gt;Marighetto, A.&lt;/AUTHOR&gt;&lt;AUTHOR&gt;Garcia, R.&lt;/AUTHOR&gt;&lt;AUTHOR&gt;Jaffard, R.&lt;/AUTHOR&gt;&lt;/AUTHORS&gt;&lt;SECONDARY_TITLE&gt;Eur J Neurosci&lt;/SECONDARY_TITLE&gt;&lt;KEYWORDS&gt;&lt;KEYWORD&gt;Animals&lt;/KEYWORD&gt;&lt;KEYWORD&gt;Association Learning/drug effects/physiology&lt;/KEYWORD&gt;&lt;KEYWORD&gt;Conditioning (Psychology)/drug effects/*physiology&lt;/KEYWORD&gt;&lt;KEYWORD&gt;*Cues&lt;/KEYWORD&gt;&lt;KEYWORD&gt;Discrimination (Psychology)/drug effects/*physiology&lt;/KEYWORD&gt;&lt;KEYWORD&gt;Fear/drug effects/*physiology&lt;/KEYWORD&gt;&lt;KEYWORD&gt;Hippocampus/drug effects/*physiology&lt;/KEYWORD&gt;&lt;KEYWORD&gt;Ibotenic Acid/toxicity&lt;/KEYWORD&gt;&lt;KEYWORD&gt;Immobilization/physiology&lt;/KEYWORD&gt;&lt;KEYWORD&gt;Mice&lt;/KEYWORD&gt;&lt;KEYWORD&gt;Mice, Inbred C57BL&lt;/KEYWORD&gt;&lt;KEYWORD&gt;Support, Non-U.S. Gov&amp;apos;t&lt;/KEYWORD&gt;&lt;/KEYWORDS&gt;&lt;URL&gt;http://www.ncbi.nlm.nih.gov/entrez/query.fcgi?cmd=Retrieve&amp;amp;db=PubMed&amp;amp;dopt=Citation&amp;amp;list_uids=12752795&lt;/URL&gt;&lt;/MDL&gt;&lt;/Cite&gt;&lt;Cite&gt;&lt;Author&gt;Marlin&lt;/Author&gt;&lt;Year&gt;1980&lt;/Year&gt;&lt;RecNum&gt;17450&lt;/RecNum&gt;&lt;MDL&gt;&lt;REFERENCE_TYPE&gt;0&lt;/REFERENCE_TYPE&gt;&lt;AUTHORS&gt;&lt;AUTHOR&gt;Marlin, N.A.&lt;/AUTHOR&gt;&lt;/AUTHORS&gt;&lt;YEAR&gt;1980&lt;/YEAR&gt;&lt;TITLE&gt;Contextual associations in trace conditioning&lt;/TITLE&gt;&lt;SECONDARY_TITLE&gt;Animal Learning and Behavior&lt;/SECONDARY_TITLE&gt;&lt;VOLUME&gt;9&lt;/VOLUME&gt;&lt;PAGES&gt;519-523&lt;/PAGES&gt;&lt;/MDL&gt;&lt;/Cite&gt;&lt;/EndNote&gt;"/><field:param field:name="vnd.oasis.opendocument.field.id" field:value="81"/></field:fieldmark-start>[20, 43, 49-52]<field:fieldmark-end/>. Trace conditioning can be improved by the addition of a ‘filler’ stimulus during the CS–US gap, which might decrease contextual competition or act as a secondary or conditioned reinforcer <field:fieldmark-start text:name="__Fieldmark__23445_1365475758" field:type="vnd.oasis.opendocument.field.UNHANDLED"><field:param field:name="vnd.oasis.opendocument.field.code" field:value=" ADDIN EN.CITE &lt;EndNote&gt;&lt;Cite&gt;&lt;Author&gt;Kamin&lt;/Author&gt;&lt;Year&gt;1965&lt;/Year&gt;&lt;RecNum&gt;17413&lt;/RecNum&gt;&lt;MDL&gt;&lt;REFERENCE_TYPE&gt;7&lt;/REFERENCE_TYPE&gt;&lt;AUTHORS&gt;&lt;AUTHOR&gt;Kamin, L.J.&lt;/AUTHOR&gt;&lt;/AUTHORS&gt;&lt;YEAR&gt;1965&lt;/YEAR&gt;&lt;TITLE&gt;Temporal and intensity characteristics of the conditioned stimulus&lt;/TITLE&gt;&lt;SECONDARY_AUTHORS&gt;&lt;SECONDARY_AUTHOR&gt;Prokasy, W.F.&lt;/SECONDARY_AUTHOR&gt;&lt;/SECONDARY_AUTHORS&gt;&lt;SECONDARY_TITLE&gt;Classical Conditioning: A Symposium&lt;/SECONDARY_TITLE&gt;&lt;PLACE_PUBLISHED&gt;New York&lt;/PLACE_PUBLISHED&gt;&lt;PUBLISHER&gt;Appleton-Century-Crofts&lt;/PUBLISHER&gt;&lt;PAGES&gt;118-47&lt;/PAGES&gt;&lt;/MDL&gt;&lt;/Cite&gt;&lt;Cite&gt;&lt;Author&gt;Kaplan&lt;/Author&gt;&lt;Year&gt;1982&lt;/Year&gt;&lt;RecNum&gt;15848&lt;/RecNum&gt;&lt;MDL&gt;&lt;REFERENCE_TYPE&gt;0&lt;/REFERENCE_TYPE&gt;&lt;ACCESSION_NUMBER&gt;7069378&lt;/ACCESSION_NUMBER&gt;&lt;VOLUME&gt;8&lt;/VOLUME&gt;&lt;NUMBER&gt;2&lt;/NUMBER&gt;&lt;YEAR&gt;1982&lt;/YEAR&gt;&lt;DATE&gt;Apr&lt;/DATE&gt;&lt;TITLE&gt;Bridging temporal gaps between CS and US in autoshaping: insertion of other stimuli before, during, and after CS&lt;/TITLE&gt;&lt;PAGES&gt;187-203&lt;/PAGES&gt;&lt;AUTHORS&gt;&lt;AUTHOR&gt;Kaplan, P. S.&lt;/AUTHOR&gt;&lt;AUTHOR&gt;Hearst, E.&lt;/AUTHOR&gt;&lt;/AUTHORS&gt;&lt;SECONDARY_TITLE&gt;J Exp Psychol Anim Behav Process&lt;/SECONDARY_TITLE&gt;&lt;KEYWORDS&gt;&lt;KEYWORD&gt;Animals&lt;/KEYWORD&gt;&lt;KEYWORD&gt;*Association Learning&lt;/KEYWORD&gt;&lt;KEYWORD&gt;Auditory Perception&lt;/KEYWORD&gt;&lt;KEYWORD&gt;Color Perception&lt;/KEYWORD&gt;&lt;KEYWORD&gt;*Conditioning, Classical&lt;/KEYWORD&gt;&lt;KEYWORD&gt;Cues&lt;/KEYWORD&gt;&lt;KEYWORD&gt;Discrimination Learning&lt;/KEYWORD&gt;&lt;KEYWORD&gt;Female&lt;/KEYWORD&gt;&lt;KEYWORD&gt;*Learning&lt;/KEYWORD&gt;&lt;KEYWORD&gt;Pigeons&lt;/KEYWORD&gt;&lt;KEYWORD&gt;Support, U.S. Gov&amp;apos;t, P.H.S.&lt;/KEYWORD&gt;&lt;/KEYWORDS&gt;&lt;URL&gt;http://www.ncbi.nlm.nih.gov/entrez/query.fcgi?cmd=Retrieve&amp;amp;db=PubMed&amp;amp;dopt=Citation&amp;amp;list_uids=7069378&lt;/URL&gt;&lt;/MDL&gt;&lt;/Cite&gt;&lt;Cite&gt;&lt;Author&gt;Rescorla&lt;/Author&gt;&lt;Year&gt;1982&lt;/Year&gt;&lt;RecNum&gt;3500&lt;/RecNum&gt;&lt;MDL&gt;&lt;REFERENCE_TYPE&gt;0&lt;/REFERENCE_TYPE&gt;&lt;LABEL&gt;82169277&lt;/LABEL&gt;&lt;AUTHORS&gt;&lt;AUTHOR&gt;Rescorla, R. A.&lt;/AUTHOR&gt;&lt;/AUTHORS&gt;&lt;TITLE&gt;Effect of a stimulus intervening between CS and US in autoshaping&lt;/TITLE&gt;&lt;KEYWORDS&gt;&lt;KEYWORD&gt;Animal&lt;/KEYWORD&gt;&lt;KEYWORD&gt;*Association Learning&lt;/KEYWORD&gt;&lt;KEYWORD&gt;*Conditioning, Classical&lt;/KEYWORD&gt;&lt;KEYWORD&gt;Cues&lt;/KEYWORD&gt;&lt;KEYWORD&gt;Female&lt;/KEYWORD&gt;&lt;KEYWORD&gt;*Learning&lt;/KEYWORD&gt;&lt;KEYWORD&gt;Pigeons&lt;/KEYWORD&gt;&lt;KEYWORD&gt;Retention (Psychology)&lt;/KEYWORD&gt;&lt;KEYWORD&gt;Support, U.S. Gov&amp;apos;t, Non-P.H.S.&lt;/KEYWORD&gt;&lt;/KEYWORDS&gt;&lt;SECONDARY_TITLE&gt;J Exp Psychol Anim Behav Process&lt;/SECONDARY_TITLE&gt;&lt;YEAR&gt;1982&lt;/YEAR&gt;&lt;VOLUME&gt;8&lt;/VOLUME&gt;&lt;NUMBER&gt;2&lt;/NUMBER&gt;&lt;PAGES&gt;131-41&lt;/PAGES&gt;&lt;/MDL&gt;&lt;/Cite&gt;&lt;/EndNote&gt;"/><field:param field:name="vnd.oasis.opendocument.field.id" field:value="81"/></field:fieldmark-start>[48, 53, 54]<field:fieldmark-end/>. The smaller the ratio of the ISI to the intertrial interval (ITI; the time between the end of the US and the start of the next trial’s CS), the faster conditioning proceeds <field:fieldmark-start text:name="__Fieldmark__23446_1365475758" field:type="vnd.oasis.opendocument.field.UNHANDLED"><field:param field:name="vnd.oasis.opendocument.field.code" field:value=" ADDIN EN.CITE &lt;EndNote&gt;&lt;Cite&gt;&lt;Author&gt;Gallistel&lt;/Author&gt;&lt;Year&gt;1994&lt;/Year&gt;&lt;RecNum&gt;3392&lt;/RecNum&gt;&lt;MDL&gt;&lt;REFERENCE_TYPE&gt;7&lt;/REFERENCE_TYPE&gt;&lt;AUTHORS&gt;&lt;AUTHOR&gt;Gallistel, C.R.&lt;/AUTHOR&gt;&lt;/AUTHORS&gt;&lt;YEAR&gt;1994&lt;/YEAR&gt;&lt;TITLE&gt;Space and time&lt;/TITLE&gt;&lt;SECONDARY_AUTHORS&gt;&lt;SECONDARY_AUTHOR&gt;Mackintosh, N.J.&lt;/SECONDARY_AUTHOR&gt;&lt;/SECONDARY_AUTHORS&gt;&lt;SECONDARY_TITLE&gt;Animal Learning and Cognition&lt;/SECONDARY_TITLE&gt;&lt;PLACE_PUBLISHED&gt;San Diego&lt;/PLACE_PUBLISHED&gt;&lt;PUBLISHER&gt;Academic Press&lt;/PUBLISHER&gt;&lt;PAGES&gt;221-253&lt;/PAGES&gt;&lt;/MDL&gt;&lt;/Cite&gt;&lt;/EndNote&gt;"/><field:param field:name="vnd.oasis.opendocument.field.id" field:value="81"/></field:fieldmark-start>[5]<field:fieldmark-end/>, and one explanation of this is that long ITIs reduce the strength of context–US associations, making CS–US associations more salient. Finally, pre-exposure to the context in the absence of any US improves subsequent conditioning to a discrete CS, as would be expected under the contextual competition account since pre-exposure should produce latent inhibition of the context (see <field:fieldmark-start text:name="__Fieldmark__23447_1365475758" field:type="vnd.oasis.opendocument.field.UNHANDLED"><field:param field:name="vnd.oasis.opendocument.field.code" field:value=" ADDIN EN.CITE &lt;EndNote&gt;&lt;Cite&gt;&lt;Author&gt;Boughner&lt;/Author&gt;&lt;Year&gt;2004&lt;/Year&gt;&lt;RecNum&gt;17435&lt;/RecNum&gt;&lt;MDL&gt;&lt;REFERENCE_TYPE&gt;0&lt;/REFERENCE_TYPE&gt;&lt;AUTHORS&gt;&lt;AUTHOR&gt;Boughner, R.L.&lt;/AUTHOR&gt;&lt;AUTHOR&gt;Thomas, B.L.&lt;/AUTHOR&gt;&lt;AUTHOR&gt;Papini, M.R.&lt;/AUTHOR&gt;&lt;/AUTHORS&gt;&lt;YEAR&gt;2004&lt;/YEAR&gt;&lt;TITLE&gt;Effects of nonreinforced preexposure to the context on autoshaping in rats: methodological implications for demonstrations of latent inhibition&lt;/TITLE&gt;&lt;SECONDARY_TITLE&gt;International Journal of Comparative Psychology&lt;/SECONDARY_TITLE&gt;&lt;VOLUME&gt;17&lt;/VOLUME&gt;&lt;PAGES&gt;168-184&lt;/PAGES&gt;&lt;/MDL&gt;&lt;/Cite&gt;&lt;/EndNote&gt;"/><field:param field:name="vnd.oasis.opendocument.field.id" field:value="81"/></field:fieldmark-start>[55]<field:fieldmark-end/>).</text:p>
      <text:p text:style-name="P5"/>
      <text:p text:style-name="P5">The idea that reinforcing outcomes may be associated with either a discrete predictor (such as a Pavlovian CS or an instrumental response) or the background context, and that the two compete in some way for such association, also explains observations concerning the effect of contextual manipulations on instrumental conditioning <field:fieldmark-start text:name="__Fieldmark__23448_1365475758" field:type="vnd.oasis.opendocument.field.UNHANDLED"><field:param field:name="vnd.oasis.opendocument.field.code" field:value=" ADDIN EN.CITE &lt;EndNote&gt;&lt;Cite&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Cite&gt;&lt;Author&gt;Dickinson&lt;/Author&gt;&lt;Year&gt;1994&lt;/Year&gt;&lt;RecNum&gt;478&lt;/RecNum&gt;&lt;MDL&gt;&lt;REFERENCE_TYPE&gt;0&lt;/REFERENCE_TYPE&gt;&lt;AUTHORS&gt;&lt;AUTHOR&gt;Dickinson, A.&lt;/AUTHOR&gt;&lt;AUTHOR&gt;Balleine, B.&lt;/AUTHOR&gt;&lt;/AUTHORS&gt;&lt;YEAR&gt;1994&lt;/YEAR&gt;&lt;TITLE&gt;Motivational control of goal-directed action&lt;/TITLE&gt;&lt;SECONDARY_TITLE&gt;Animal Learning &amp;amp; Behavior&lt;/SECONDARY_TITLE&gt;&lt;VOLUME&gt;22&lt;/VOLUME&gt;&lt;NUMBER&gt;1&lt;/NUMBER&gt;&lt;PAGES&gt;1-18&lt;/PAGES&gt;&lt;KEYWORDS&gt;&lt;KEYWORD&gt;1812_92 3 latent inhibition, conditioned taste-aversion, pavlovian contingency space 2039_92 1 behavior dynamics, time allocation, reinforcer quality 7466_92 1 pavlovian conditioning, emotionally arousing stimuli, receptive-field plasticity, response systems, delayed reinforcement&lt;/KEYWORD&gt;&lt;KEYWORD&gt;instrumental performance, reinforcer devaluation, food-deprivation, rattus-norvegicus, palatability, preferences, depends, flavor, hunger, contingency&lt;/KEYWORD&gt;&lt;/KEYWORDS&gt;&lt;/MDL&gt;&lt;/Cite&gt;&lt;/EndNote&gt;"/><field:param field:name="vnd.oasis.opendocument.field.id" field:value="81"/></field:fieldmark-start>[9, 17]<field:fieldmark-end/>. Dickinson <text:span text:style-name="T3">et al.</text:span> <field:fieldmark-start text:name="__Fieldmark__23449_1365475758" field:type="vnd.oasis.opendocument.field.UNHANDLED"><field:param field:name="vnd.oasis.opendocument.field.code" field:value=" ADDIN EN.CITE &lt;EndNote&gt;&lt;Cite ExcludeAuth=&quot;1&quot;&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EndNote&gt;"/><field:param field:name="vnd.oasis.opendocument.field.id" field:value="81"/></field:fieldmark-start>[9]<field:fieldmark-end/> trained rats on a free-operant, FR-1 schedule of reinforcement very similar to the one used in the present experiments. They found that the rate of learning, and the asymptotic level of responding, declined across groups as the response–reinforcer delay was increased from 0 to 32 s; rats trained with a 64-s delay failed to learn at all, compared to yoked controls. However, when rats were exposed to the training context prior to training (in the absence of the lever or any reinforcers) their learning was improved, and successful discrimination was seen even with a delay of 64 s. This is exactly what would be expected if a process of contextual competition was operating. The subject’s task is to distinguish <text:span text:style-name="T3">P</text:span>(outcome | action) <text:soft-page-break/>from <text:span text:style-name="T3">P</text:span>(outcome | no action), or, making the contribution of the context explicit, to distinguish<text:span text:style-name="T3"> P</text:span>(outcome | action + context) from <text:span text:style-name="T3">P</text:span>(outcome | context). Pre-exposure to the context would be expected to produce latent inhibition to the context, reducing the strength of context–outcome associations. Viewed another way, non-reinforced exposure to the context forces the subjects to experience a zero-response, zero-reinforcer situation, i.e. <text:span text:style-name="T3">P</text:span>(outcome | context) = 0. When they are then exposed to the instrumental contingency, such that <text:span text:style-name="T3">P</text:span>(outcome | action + context) &gt; 0, this prior experience may enhance their ability to detect the instrumental contingency Δ<text:span text:style-name="T3">P</text:span> = <text:span text:style-name="T3">P</text:span>(outcome | action) – <text:span text:style-name="T3">P</text:span>(outcome | no action). This interpretation is also supported by the demonstration that delivering ‘free’ rewards (not contingent upon any response of the subject) during the contextual pre-exposure reduces the beneficial effect of this pre-exposure on instrumental learning <field:fieldmark-start text:name="__Fieldmark__23450_1365475758" field:type="vnd.oasis.opendocument.field.UNHANDLED"><field:param field:name="vnd.oasis.opendocument.field.code" field:value=" ADDIN EN.CITE &lt;EndNote&gt;&lt;Cite&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EndNote&gt;"/><field:param field:name="vnd.oasis.opendocument.field.id" field:value="81"/></field:fieldmark-start>[9]<field:fieldmark-end/>; by increasing <text:span text:style-name="T3">P</text:span>(outcome | context), this reduces the subject’s ability to detect the contingency <field:fieldmark-start text:name="__Fieldmark__23451_1365475758" field:type="vnd.oasis.opendocument.field.UNHANDLED"><field:param field:name="vnd.oasis.opendocument.field.code" field:value=" ADDIN EN.CITE &lt;EndNote&gt;&lt;Cite&gt;&lt;Author&gt;Wagner&lt;/Author&gt;&lt;Year&gt;1968&lt;/Year&gt;&lt;RecNum&gt;17416&lt;/RecNum&gt;&lt;MDL&gt;&lt;REFERENCE_TYPE&gt;0&lt;/REFERENCE_TYPE&gt;&lt;AUTHORS&gt;&lt;AUTHOR&gt;Wagner, A.R.&lt;/AUTHOR&gt;&lt;AUTHOR&gt;Logan, F.A.&lt;/AUTHOR&gt;&lt;AUTHOR&gt;Haberlandt, K.&lt;/AUTHOR&gt;&lt;/AUTHORS&gt;&lt;YEAR&gt;1968&lt;/YEAR&gt;&lt;TITLE&gt;Stimulus selection in animal discrimination learning&lt;/TITLE&gt;&lt;SECONDARY_TITLE&gt;J Exp Psychol&lt;/SECONDARY_TITLE&gt;&lt;VOLUME&gt;76&lt;/VOLUME&gt;&lt;PAGES&gt;177-186&lt;/PAGES&gt;&lt;/MDL&gt;&lt;/Cite&gt;&lt;Cite&gt;&lt;Author&gt;Dickinson&lt;/Author&gt;&lt;Year&gt;1985&lt;/Year&gt;&lt;RecNum&gt;498&lt;/RecNum&gt;&lt;MDL&gt;&lt;REFERENCE_TYPE&gt;0&lt;/REFERENCE_TYPE&gt;&lt;AUTHORS&gt;&lt;AUTHOR&gt;Dickinson, A.&lt;/AUTHOR&gt;&lt;AUTHOR&gt;Charnock, D. J.&lt;/AUTHOR&gt;&lt;/AUTHORS&gt;&lt;YEAR&gt;1985&lt;/YEAR&gt;&lt;TITLE&gt;Contingency effects with maintained instrumental reinforcement&lt;/TITLE&gt;&lt;SECONDARY_TITLE&gt;Quarterly Journal of Experimental Psychology Section B-Comparative and Physiological Psychology&lt;/SECONDARY_TITLE&gt;&lt;VOLUME&gt;37&lt;/VOLUME&gt;&lt;NUMBER&gt;4&lt;/NUMBER&gt;&lt;PAGES&gt;397-416&lt;/PAGES&gt;&lt;KEYWORDS&gt;&lt;KEYWORD&gt;1989_85 2 effect of choice and other factors on reinforcement schedules and other behavioral tests 2633_85 2 effects on conditioned learning responses on rats and other animals 0195_85 1 roles of neurons and potassium channels in learning and behavior of aplysia, drosophila-melanogaster 0365_85 4 scalar model for lattice field theory and renormalization group methods for quantum fields 0112_85 1 optical properties of transparent and heat reflecting films of doped semiconductors 0038_85 5 heterocyclic organic synthesis using activated and substituted nitriles&lt;/KEYWORD&gt;&lt;/KEYWORDS&gt;&lt;/MDL&gt;&lt;/Cite&gt;&lt;Cite&gt;&lt;Author&gt;Colwill&lt;/Author&gt;&lt;Year&gt;1986&lt;/Year&gt;&lt;RecNum&gt;13547&lt;/RecNum&gt;&lt;MDL&gt;&lt;REFERENCE_TYPE&gt;7&lt;/REFERENCE_TYPE&gt;&lt;AUTHORS&gt;&lt;AUTHOR&gt;Colwill, R.C.&lt;/AUTHOR&gt;&lt;AUTHOR&gt;Rescorla, R.A.&lt;/AUTHOR&gt;&lt;/AUTHORS&gt;&lt;YEAR&gt;1986&lt;/YEAR&gt;&lt;TITLE&gt;Associative structures in instrumental learning&lt;/TITLE&gt;&lt;SECONDARY_AUTHORS&gt;&lt;SECONDARY_AUTHOR&gt;Bower, G.H.&lt;/SECONDARY_AUTHOR&gt;&lt;/SECONDARY_AUTHORS&gt;&lt;SECONDARY_TITLE&gt;The Psychology of Learning and Motivation&lt;/SECONDARY_TITLE&gt;&lt;PLACE_PUBLISHED&gt;Orlando, Florida&lt;/PLACE_PUBLISHED&gt;&lt;PUBLISHER&gt;Academic Press&lt;/PUBLISHER&gt;&lt;VOLUME&gt;20&lt;/VOLUME&gt;&lt;PAGES&gt;55-104&lt;/PAGES&gt;&lt;/MDL&gt;&lt;/Cite&gt;&lt;/EndNote&gt;"/><field:param field:name="vnd.oasis.opendocument.field.id" field:value="81"/></field:fieldmark-start>[56-58]<field:fieldmark-end/>. Thus, the formation of context–outcome associations may explain the ability of action–outcome delays to retard instrumental learning.</text:p>
      <text:h text:style-name="P22" text:outline-level="2">Contribution of the hippocampus to instrumental conditioning with immediate reinforcement</text:h>
      <text:p text:style-name="P5">In the present study, excitotoxic hippocampal lesions impaired instrumental conditioning on an FR-1 schedule in the absence of response–reinforcer delays. This contrasts with the findings of Corbit <text:span text:style-name="T3">et al.</text:span> <field:fieldmark-start text:name="__Fieldmark__23452_1365475758" field:type="vnd.oasis.opendocument.field.UNHANDLED"><field:param field:name="vnd.oasis.opendocument.field.code" field:value=" ADDIN EN.CITE &lt;EndNote&gt;&lt;Cite ExcludeAuth=&quot;1&quot;&gt;&lt;Author&gt;Corbit&lt;/Author&gt;&lt;Year&gt;2000&lt;/Year&gt;&lt;RecNum&gt;3703&lt;/RecNum&gt;&lt;MDL&gt;&lt;REFERENCE_TYPE&gt;0&lt;/REFERENCE_TYPE&gt;&lt;AUTHORS&gt;&lt;AUTHOR&gt;Corbit, L. H.&lt;/AUTHOR&gt;&lt;AUTHOR&gt;Balleine, B. W.&lt;/AUTHOR&gt;&lt;/AUTHORS&gt;&lt;YEAR&gt;2000&lt;/YEAR&gt;&lt;TITLE&gt;The role of the hippocampus in instrumental conditioning&lt;/TITLE&gt;&lt;SECONDARY_TITLE&gt;Journal of Neuroscience&lt;/SECONDARY_TITLE&gt;&lt;VOLUME&gt;20&lt;/VOLUME&gt;&lt;NUMBER&gt;11&lt;/NUMBER&gt;&lt;PAGES&gt;4233-9&lt;/PAGES&gt;&lt;LABEL&gt;20280008&lt;/LABEL&gt;&lt;KEYWORDS&gt;&lt;KEYWORD&gt;Animal&lt;/KEYWORD&gt;&lt;KEYWORD&gt;Conditioning, Operant/*physiology&lt;/KEYWORD&gt;&lt;KEYWORD&gt;Discrimination (Psychology)/physiology&lt;/KEYWORD&gt;&lt;KEYWORD&gt;Extinction (Psychology)/physiology&lt;/KEYWORD&gt;&lt;KEYWORD&gt;Female&lt;/KEYWORD&gt;&lt;KEYWORD&gt;Hippocampus/anatomy &amp;amp;amp; histology/*physiology&lt;/KEYWORD&gt;&lt;KEYWORD&gt;Memory/physiology&lt;/KEYWORD&gt;&lt;KEYWORD&gt;Motivation&lt;/KEYWORD&gt;&lt;KEYWORD&gt;Rats&lt;/KEYWORD&gt;&lt;KEYWORD&gt;Rats, Long-Evans&lt;/KEYWORD&gt;&lt;KEYWORD&gt;Support, U.S. Gov&amp;apos;t, P.H.S.&lt;/KEYWORD&gt;&lt;KEYWORD&gt;Taste/physiology&lt;/KEYWORD&gt;&lt;/KEYWORDS&gt;&lt;/MDL&gt;&lt;/Cite&gt;&lt;/EndNote&gt;"/><field:param field:name="vnd.oasis.opendocument.field.id" field:value="81"/></field:fieldmark-start>[59]<field:fieldmark-end/> that electrolytic lesions of the dorsal hippocampus did not affect the acquisition of instrumental responding on a training schedule that progressed from a fixed-interval-20-s (FI-20) schedule up to a random-ratio-20 (RR-20) schedule, consistent with earlier results <field:fieldmark-start text:name="__Fieldmark__23453_1365475758" field:type="vnd.oasis.opendocument.field.UNHANDLED"><field:param field:name="vnd.oasis.opendocument.field.code" field:value=" ADDIN EN.CITE &lt;EndNote&gt;&lt;Cite&gt;&lt;Author&gt;Schmaltz&lt;/Author&gt;&lt;Year&gt;1967&lt;/Year&gt;&lt;RecNum&gt;17422&lt;/RecNum&gt;&lt;MDL&gt;&lt;REFERENCE_TYPE&gt;0&lt;/REFERENCE_TYPE&gt;&lt;AUTHORS&gt;&lt;AUTHOR&gt;Schmaltz, L. W.&lt;/AUTHOR&gt;&lt;AUTHOR&gt;Isaacson, R. L.&lt;/AUTHOR&gt;&lt;/AUTHORS&gt;&lt;YEAR&gt;1967&lt;/YEAR&gt;&lt;TITLE&gt;Effect of bilateral hippocampal destruction on the acquisition and extinction of an operant response&lt;/TITLE&gt;&lt;SECONDARY_TITLE&gt;Physiology and Behavior&lt;/SECONDARY_TITLE&gt;&lt;VOLUME&gt;2&lt;/VOLUME&gt;&lt;PAGES&gt;291-298&lt;/PAGES&gt;&lt;/MDL&gt;&lt;/Cite&gt;&lt;/EndNote&gt;"/><field:param field:name="vnd.oasis.opendocument.field.id" field:value="81"/></field:fieldmark-start>[60]<field:fieldmark-end/>. Rats with excitotoxic NMDA lesions of the dorsal hippocampus also responded at similar, or greater, rates than sham-operated controls in this training regimen <field:fieldmark-start text:name="__Fieldmark__23454_1365475758" field:type="vnd.oasis.opendocument.field.UNHANDLED"><field:param field:name="vnd.oasis.opendocument.field.code" field:value=" ADDIN EN.CITE &lt;EndNote&gt;&lt;Cite&gt;&lt;Author&gt;Corbit&lt;/Author&gt;&lt;Year&gt;2002&lt;/Year&gt;&lt;RecNum&gt;13019&lt;/RecNum&gt;&lt;MDL&gt;&lt;REFERENCE_TYPE&gt;0&lt;/REFERENCE_TYPE&gt;&lt;ACCESSION_NUMBER&gt;12486193&lt;/ACCESSION_NUMBER&gt;&lt;VOLUME&gt;22&lt;/VOLUME&gt;&lt;NUMBER&gt;24&lt;/NUMBER&gt;&lt;YEAR&gt;2002&lt;/YEAR&gt;&lt;DATE&gt;Dec 15&lt;/DATE&gt;&lt;TITLE&gt;Sensitivity to instrumental contingency degradation is mediated by the entorhinal cortex and its efferents via the dorsal hippocampus&lt;/TITLE&gt;&lt;PAGES&gt;10976-84&lt;/PAGES&gt;&lt;AUTHOR_ADDRESS&gt;Department of Psychology University of California, Los Angeles, Los Angeles, California 90095, USA. corbit@ucla.edu&lt;/AUTHOR_ADDRESS&gt;&lt;AUTHORS&gt;&lt;AUTHOR&gt;Corbit, L. H.&lt;/AUTHOR&gt;&lt;AUTHOR&gt;Ostlund, S. B.&lt;/AUTHOR&gt;&lt;AUTHOR&gt;Balleine, B. W.&lt;/AUTHOR&gt;&lt;/AUTHORS&gt;&lt;SECONDARY_TITLE&gt;J Neurosci&lt;/SECONDARY_TITLE&gt;&lt;KEYWORDS&gt;&lt;KEYWORD&gt;Animal&lt;/KEYWORD&gt;&lt;KEYWORD&gt;Behavior, Animal&lt;/KEYWORD&gt;&lt;KEYWORD&gt;Comparative Study&lt;/KEYWORD&gt;&lt;KEYWORD&gt;Conditioning, Operant/*physiology&lt;/KEYWORD&gt;&lt;KEYWORD&gt;Efferent Pathways&lt;/KEYWORD&gt;&lt;KEYWORD&gt;Entorhinal Cortex/anatomy &amp;amp; histology/*physiology&lt;/KEYWORD&gt;&lt;KEYWORD&gt;Feeding Behavior&lt;/KEYWORD&gt;&lt;KEYWORD&gt;Hippocampus/anatomy &amp;amp; histology/drug effects/*physiology&lt;/KEYWORD&gt;&lt;KEYWORD&gt;Male&lt;/KEYWORD&gt;&lt;KEYWORD&gt;N-Methylaspartate/pharmacology&lt;/KEYWORD&gt;&lt;KEYWORD&gt;Rats&lt;/KEYWORD&gt;&lt;KEYWORD&gt;Rats, Long-Evans&lt;/KEYWORD&gt;&lt;KEYWORD&gt;Support, U.S. Gov&amp;apos;t, P.H.S.&lt;/KEYWORD&gt;&lt;/KEYWORDS&gt;&lt;URL&gt;http://www.ncbi.nlm.nih.gov/entrez/query.fcgi?cmd=Retrieve&amp;amp;db=PubMed&amp;amp;dopt=Citation&amp;amp;list_uids=12486193&lt;/URL&gt;&lt;/MDL&gt;&lt;/Cite&gt;&lt;/EndNote&gt;"/><field:param field:name="vnd.oasis.opendocument.field.id" field:value="81"/></field:fieldmark-start>[61]<field:fieldmark-end/>. Obviously, the discrepancy between these findings and the present results might be due to the differences in the schedules used (FR-1 versus RR-20) or in the lesion (dorsal + ventral hippocampus versus dorsal hippocampus only). However, it is less likely that the impairment was due to a primary motivational difference: although the H-lesioned rats gained less mass than shams, the food consumption tests showed that they ate as many of the pellets used as reinforcers as shams, and as quickly, suggesting that the impairment observed was not due to reduced primary motivation for the food. It is, however, possible that it represents a rate-dependent impairment (i.e. that the H-lesioned rats in the zero-delay condition were responding at their maximum possible rate).</text:p>
      <text:p text:style-name="P5"/>
      <text:p text:style-name="P5">Furthermore, electrolytic lesions of the dorsal hippocampus have previously been shown to render rats insensitive to changes in the instrumental action–outcome contingency, but in a very specific manner <field:fieldmark-start text:name="__Fieldmark__23455_1365475758" field:type="vnd.oasis.opendocument.field.UNHANDLED"><field:param field:name="vnd.oasis.opendocument.field.code" field:value=" ADDIN EN.CITE &lt;EndNote&gt;&lt;Cite&gt;&lt;Author&gt;Corbit&lt;/Author&gt;&lt;Year&gt;2000&lt;/Year&gt;&lt;RecNum&gt;3703&lt;/RecNum&gt;&lt;MDL&gt;&lt;REFERENCE_TYPE&gt;0&lt;/REFERENCE_TYPE&gt;&lt;AUTHORS&gt;&lt;AUTHOR&gt;Corbit, L. H.&lt;/AUTHOR&gt;&lt;AUTHOR&gt;Balleine, B. W.&lt;/AUTHOR&gt;&lt;/AUTHORS&gt;&lt;YEAR&gt;2000&lt;/YEAR&gt;&lt;TITLE&gt;The role of the hippocampus in instrumental conditioning&lt;/TITLE&gt;&lt;SECONDARY_TITLE&gt;Journal of Neuroscience&lt;/SECONDARY_TITLE&gt;&lt;VOLUME&gt;20&lt;/VOLUME&gt;&lt;NUMBER&gt;11&lt;/NUMBER&gt;&lt;PAGES&gt;4233-9&lt;/PAGES&gt;&lt;LABEL&gt;20280008&lt;/LABEL&gt;&lt;KEYWORDS&gt;&lt;KEYWORD&gt;Animal&lt;/KEYWORD&gt;&lt;KEYWORD&gt;Conditioning, Operant/*physiology&lt;/KEYWORD&gt;&lt;KEYWORD&gt;Discrimination (Psychology)/physiology&lt;/KEYWORD&gt;&lt;KEYWORD&gt;Extinction (Psychology)/physiology&lt;/KEYWORD&gt;&lt;KEYWORD&gt;Female&lt;/KEYWORD&gt;&lt;KEYWORD&gt;Hippocampus/anatomy &amp;amp;amp; histology/*physiology&lt;/KEYWORD&gt;&lt;KEYWORD&gt;Memory/physiology&lt;/KEYWORD&gt;&lt;KEYWORD&gt;Motivation&lt;/KEYWORD&gt;&lt;KEYWORD&gt;Rats&lt;/KEYWORD&gt;&lt;KEYWORD&gt;Rats, Long-Evans&lt;/KEYWORD&gt;&lt;KEYWORD&gt;Support, U.S. Gov&amp;apos;t, P.H.S.&lt;/KEYWORD&gt;&lt;KEYWORD&gt;Taste/physiology&lt;/KEYWORD&gt;&lt;/KEYWORDS&gt;&lt;/MDL&gt;&lt;/Cite&gt;&lt;Cite&gt;&lt;Author&gt;Corbit&lt;/Author&gt;&lt;Year&gt;2002&lt;/Year&gt;&lt;RecNum&gt;13019&lt;/RecNum&gt;&lt;MDL&gt;&lt;REFERENCE_TYPE&gt;0&lt;/REFERENCE_TYPE&gt;&lt;ACCESSION_NUMBER&gt;12486193&lt;/ACCESSION_NUMBER&gt;&lt;VOLUME&gt;22&lt;/VOLUME&gt;&lt;NUMBER&gt;24&lt;/NUMBER&gt;&lt;YEAR&gt;2002&lt;/YEAR&gt;&lt;DATE&gt;Dec 15&lt;/DATE&gt;&lt;TITLE&gt;Sensitivity to instrumental contingency degradation is mediated by the entorhinal cortex and its efferents via the dorsal hippocampus&lt;/TITLE&gt;&lt;PAGES&gt;10976-84&lt;/PAGES&gt;&lt;AUTHOR_ADDRESS&gt;Department of Psychology University of California, Los Angeles, Los Angeles, California 90095, USA. corbit@ucla.edu&lt;/AUTHOR_ADDRESS&gt;&lt;AUTHORS&gt;&lt;AUTHOR&gt;Corbit, L. H.&lt;/AUTHOR&gt;&lt;AUTHOR&gt;Ostlund, S. B.&lt;/AUTHOR&gt;&lt;AUTHOR&gt;Balleine, B. W.&lt;/AUTHOR&gt;&lt;/AUTHORS&gt;&lt;SECONDARY_TITLE&gt;J Neurosci&lt;/SECONDARY_TITLE&gt;&lt;KEYWORDS&gt;&lt;KEYWORD&gt;Animal&lt;/KEYWORD&gt;&lt;KEYWORD&gt;Behavior, Animal&lt;/KEYWORD&gt;&lt;KEYWORD&gt;Comparative Study&lt;/KEYWORD&gt;&lt;KEYWORD&gt;Conditioning, Operant/*physiology&lt;/KEYWORD&gt;&lt;KEYWORD&gt;Efferent Pathways&lt;/KEYWORD&gt;&lt;KEYWORD&gt;Entorhinal Cortex/anatomy &amp;amp; histology/*physiology&lt;/KEYWORD&gt;&lt;KEYWORD&gt;Feeding Behavior&lt;/KEYWORD&gt;&lt;KEYWORD&gt;Hippocampus/anatomy &amp;amp; histology/drug effects/*physiology&lt;/KEYWORD&gt;&lt;KEYWORD&gt;Male&lt;/KEYWORD&gt;&lt;KEYWORD&gt;N-Methylaspartate/pharmacology&lt;/KEYWORD&gt;&lt;KEYWORD&gt;Rats&lt;/KEYWORD&gt;&lt;KEYWORD&gt;Rats, Long-Evans&lt;/KEYWORD&gt;&lt;KEYWORD&gt;Support, U.S. Gov&amp;apos;t, P.H.S.&lt;/KEYWORD&gt;&lt;/KEYWORDS&gt;&lt;URL&gt;http://www.ncbi.nlm.nih.gov/entrez/query.fcgi?cmd=Retrieve&amp;amp;db=PubMed&amp;amp;dopt=Citation&amp;amp;list_uids=12486193&lt;/URL&gt;&lt;/MDL&gt;&lt;/Cite&gt;&lt;/EndNote&gt;"/><field:param field:name="vnd.oasis.opendocument.field.id" field:value="81"/></field:fieldmark-start>[59, 61]<field:fieldmark-end/>. One way to test subjects’ sensitivity to this contingency is to train them to respond on two levers for two different outcomes, and then to deliver one of the outcomes non-contingently, as well as contingent upon the response. Subjects that are sensitive to the action–outcome contingency should selectively reduce their responding for the foodstuff being <text:soft-page-break/>delivered non-contingently <field:fieldmark-start text:name="__Fieldmark__23456_1365475758" field:type="vnd.oasis.opendocument.field.UNHANDLED"><field:param field:name="vnd.oasis.opendocument.field.code" field:value=" ADDIN EN.CITE &lt;EndNote&gt;&lt;Cite&gt;&lt;Author&gt;Balleine&lt;/Author&gt;&lt;Year&gt;1998&lt;/Year&gt;&lt;RecNum&gt;2202&lt;/RecNum&gt;&lt;MDL&gt;&lt;REFERENCE_TYPE&gt;0&lt;/REFERENCE_TYPE&gt;&lt;LABEL&gt;98368680&lt;/LABEL&gt;&lt;AUTHORS&gt;&lt;AUTHOR&gt;Balleine, B. W.&lt;/AUTHOR&gt;&lt;AUTHOR&gt;Dickinson, A.&lt;/AUTHOR&gt;&lt;/AUTHORS&gt;&lt;TITLE&gt;Goal-directed instrumental action: contingency and incentive learning and their cortical substrates&lt;/TITLE&gt;&lt;KEYWORDS&gt;&lt;KEYWORD&gt;Adaptation, Psychological&lt;/KEYWORD&gt;&lt;KEYWORD&gt;Animal&lt;/KEYWORD&gt;&lt;KEYWORD&gt;Behavior, Animal/physiology&lt;/KEYWORD&gt;&lt;KEYWORD&gt;Cerebral Cortex/*physiology&lt;/KEYWORD&gt;&lt;KEYWORD&gt;Conditioning, Operant/*physiology&lt;/KEYWORD&gt;&lt;KEYWORD&gt;*Goals&lt;/KEYWORD&gt;&lt;KEYWORD&gt;Human&lt;/KEYWORD&gt;&lt;KEYWORD&gt;*Motivation&lt;/KEYWORD&gt;&lt;KEYWORD&gt;Support, Non-U.S. Gov&amp;apos;t&lt;/KEYWORD&gt;&lt;KEYWORD&gt;Support, U.S. Gov&amp;apos;t, P.H.S.&lt;/KEYWORD&gt;&lt;/KEYWORDS&gt;&lt;SECONDARY_TITLE&gt;Neuropharmacology&lt;/SECONDARY_TITLE&gt;&lt;YEAR&gt;1998&lt;/YEAR&gt;&lt;VOLUME&gt;37&lt;/VOLUME&gt;&lt;NUMBER&gt;4-5&lt;/NUMBER&gt;&lt;PAGES&gt;407-19&lt;/PAGES&gt;&lt;/MDL&gt;&lt;/Cite&gt;&lt;/EndNote&gt;"/><field:param field:name="vnd.oasis.opendocument.field.id" field:value="81"/></field:fieldmark-start>[62]<field:fieldmark-end/>. Electrolytic dorsal hippocampal lesions impaired this ability, though not the ability to discriminate the two foodstuffs or to respond to changes in their value <field:fieldmark-start text:name="__Fieldmark__23457_1365475758" field:type="vnd.oasis.opendocument.field.UNHANDLED"><field:param field:name="vnd.oasis.opendocument.field.code" field:value=" ADDIN EN.CITE &lt;EndNote&gt;&lt;Cite&gt;&lt;Author&gt;Corbit&lt;/Author&gt;&lt;Year&gt;2000&lt;/Year&gt;&lt;RecNum&gt;3703&lt;/RecNum&gt;&lt;MDL&gt;&lt;REFERENCE_TYPE&gt;0&lt;/REFERENCE_TYPE&gt;&lt;AUTHORS&gt;&lt;AUTHOR&gt;Corbit, L. H.&lt;/AUTHOR&gt;&lt;AUTHOR&gt;Balleine, B. W.&lt;/AUTHOR&gt;&lt;/AUTHORS&gt;&lt;YEAR&gt;2000&lt;/YEAR&gt;&lt;TITLE&gt;The role of the hippocampus in instrumental conditioning&lt;/TITLE&gt;&lt;SECONDARY_TITLE&gt;Journal of Neuroscience&lt;/SECONDARY_TITLE&gt;&lt;VOLUME&gt;20&lt;/VOLUME&gt;&lt;NUMBER&gt;11&lt;/NUMBER&gt;&lt;PAGES&gt;4233-9&lt;/PAGES&gt;&lt;LABEL&gt;20280008&lt;/LABEL&gt;&lt;KEYWORDS&gt;&lt;KEYWORD&gt;Animal&lt;/KEYWORD&gt;&lt;KEYWORD&gt;Conditioning, Operant/*physiology&lt;/KEYWORD&gt;&lt;KEYWORD&gt;Discrimination (Psychology)/physiology&lt;/KEYWORD&gt;&lt;KEYWORD&gt;Extinction (Psychology)/physiology&lt;/KEYWORD&gt;&lt;KEYWORD&gt;Female&lt;/KEYWORD&gt;&lt;KEYWORD&gt;Hippocampus/anatomy &amp;amp;amp; histology/*physiology&lt;/KEYWORD&gt;&lt;KEYWORD&gt;Memory/physiology&lt;/KEYWORD&gt;&lt;KEYWORD&gt;Motivation&lt;/KEYWORD&gt;&lt;KEYWORD&gt;Rats&lt;/KEYWORD&gt;&lt;KEYWORD&gt;Rats, Long-Evans&lt;/KEYWORD&gt;&lt;KEYWORD&gt;Support, U.S. Gov&amp;apos;t, P.H.S.&lt;/KEYWORD&gt;&lt;KEYWORD&gt;Taste/physiology&lt;/KEYWORD&gt;&lt;/KEYWORDS&gt;&lt;/MDL&gt;&lt;/Cite&gt;&lt;Cite&gt;&lt;Author&gt;Corbit&lt;/Author&gt;&lt;Year&gt;2002&lt;/Year&gt;&lt;RecNum&gt;13019&lt;/RecNum&gt;&lt;MDL&gt;&lt;REFERENCE_TYPE&gt;0&lt;/REFERENCE_TYPE&gt;&lt;ACCESSION_NUMBER&gt;12486193&lt;/ACCESSION_NUMBER&gt;&lt;VOLUME&gt;22&lt;/VOLUME&gt;&lt;NUMBER&gt;24&lt;/NUMBER&gt;&lt;YEAR&gt;2002&lt;/YEAR&gt;&lt;DATE&gt;Dec 15&lt;/DATE&gt;&lt;TITLE&gt;Sensitivity to instrumental contingency degradation is mediated by the entorhinal cortex and its efferents via the dorsal hippocampus&lt;/TITLE&gt;&lt;PAGES&gt;10976-84&lt;/PAGES&gt;&lt;AUTHOR_ADDRESS&gt;Department of Psychology University of California, Los Angeles, Los Angeles, California 90095, USA. corbit@ucla.edu&lt;/AUTHOR_ADDRESS&gt;&lt;AUTHORS&gt;&lt;AUTHOR&gt;Corbit, L. H.&lt;/AUTHOR&gt;&lt;AUTHOR&gt;Ostlund, S. B.&lt;/AUTHOR&gt;&lt;AUTHOR&gt;Balleine, B. W.&lt;/AUTHOR&gt;&lt;/AUTHORS&gt;&lt;SECONDARY_TITLE&gt;J Neurosci&lt;/SECONDARY_TITLE&gt;&lt;KEYWORDS&gt;&lt;KEYWORD&gt;Animal&lt;/KEYWORD&gt;&lt;KEYWORD&gt;Behavior, Animal&lt;/KEYWORD&gt;&lt;KEYWORD&gt;Comparative Study&lt;/KEYWORD&gt;&lt;KEYWORD&gt;Conditioning, Operant/*physiology&lt;/KEYWORD&gt;&lt;KEYWORD&gt;Efferent Pathways&lt;/KEYWORD&gt;&lt;KEYWORD&gt;Entorhinal Cortex/anatomy &amp;amp; histology/*physiology&lt;/KEYWORD&gt;&lt;KEYWORD&gt;Feeding Behavior&lt;/KEYWORD&gt;&lt;KEYWORD&gt;Hippocampus/anatomy &amp;amp; histology/drug effects/*physiology&lt;/KEYWORD&gt;&lt;KEYWORD&gt;Male&lt;/KEYWORD&gt;&lt;KEYWORD&gt;N-Methylaspartate/pharmacology&lt;/KEYWORD&gt;&lt;KEYWORD&gt;Rats&lt;/KEYWORD&gt;&lt;KEYWORD&gt;Rats, Long-Evans&lt;/KEYWORD&gt;&lt;KEYWORD&gt;Support, U.S. Gov&amp;apos;t, P.H.S.&lt;/KEYWORD&gt;&lt;/KEYWORDS&gt;&lt;URL&gt;http://www.ncbi.nlm.nih.gov/entrez/query.fcgi?cmd=Retrieve&amp;amp;db=PubMed&amp;amp;dopt=Citation&amp;amp;list_uids=12486193&lt;/URL&gt;&lt;/MDL&gt;&lt;/Cite&gt;&lt;/EndNote&gt;"/><field:param field:name="vnd.oasis.opendocument.field.id" field:value="81"/></field:fieldmark-start>[59, 61]<field:fieldmark-end/>. This may have been because the lesion affected contextual conditioning: if an animal cannot associate non-contingent rewards with the context, it may erroneously associate them with its own action. However, excitotoxic lesions of the dorsal hippocampus did not produce this effect, which was reproduced instead by excitotoxic lesions of the entorhinal cortex and subiculum <field:fieldmark-start text:name="__Fieldmark__23458_1365475758" field:type="vnd.oasis.opendocument.field.UNHANDLED"><field:param field:name="vnd.oasis.opendocument.field.code" field:value=" ADDIN EN.CITE &lt;EndNote&gt;&lt;Cite&gt;&lt;Author&gt;Corbit&lt;/Author&gt;&lt;Year&gt;2002&lt;/Year&gt;&lt;RecNum&gt;13019&lt;/RecNum&gt;&lt;MDL&gt;&lt;REFERENCE_TYPE&gt;0&lt;/REFERENCE_TYPE&gt;&lt;ACCESSION_NUMBER&gt;12486193&lt;/ACCESSION_NUMBER&gt;&lt;VOLUME&gt;22&lt;/VOLUME&gt;&lt;NUMBER&gt;24&lt;/NUMBER&gt;&lt;YEAR&gt;2002&lt;/YEAR&gt;&lt;DATE&gt;Dec 15&lt;/DATE&gt;&lt;TITLE&gt;Sensitivity to instrumental contingency degradation is mediated by the entorhinal cortex and its efferents via the dorsal hippocampus&lt;/TITLE&gt;&lt;PAGES&gt;10976-84&lt;/PAGES&gt;&lt;AUTHOR_ADDRESS&gt;Department of Psychology University of California, Los Angeles, Los Angeles, California 90095, USA. corbit@ucla.edu&lt;/AUTHOR_ADDRESS&gt;&lt;AUTHORS&gt;&lt;AUTHOR&gt;Corbit, L. H.&lt;/AUTHOR&gt;&lt;AUTHOR&gt;Ostlund, S. B.&lt;/AUTHOR&gt;&lt;AUTHOR&gt;Balleine, B. W.&lt;/AUTHOR&gt;&lt;/AUTHORS&gt;&lt;SECONDARY_TITLE&gt;J Neurosci&lt;/SECONDARY_TITLE&gt;&lt;KEYWORDS&gt;&lt;KEYWORD&gt;Animal&lt;/KEYWORD&gt;&lt;KEYWORD&gt;Behavior, Animal&lt;/KEYWORD&gt;&lt;KEYWORD&gt;Comparative Study&lt;/KEYWORD&gt;&lt;KEYWORD&gt;Conditioning, Operant/*physiology&lt;/KEYWORD&gt;&lt;KEYWORD&gt;Efferent Pathways&lt;/KEYWORD&gt;&lt;KEYWORD&gt;Entorhinal Cortex/anatomy &amp;amp; histology/*physiology&lt;/KEYWORD&gt;&lt;KEYWORD&gt;Feeding Behavior&lt;/KEYWORD&gt;&lt;KEYWORD&gt;Hippocampus/anatomy &amp;amp; histology/drug effects/*physiology&lt;/KEYWORD&gt;&lt;KEYWORD&gt;Male&lt;/KEYWORD&gt;&lt;KEYWORD&gt;N-Methylaspartate/pharmacology&lt;/KEYWORD&gt;&lt;KEYWORD&gt;Rats&lt;/KEYWORD&gt;&lt;KEYWORD&gt;Rats, Long-Evans&lt;/KEYWORD&gt;&lt;KEYWORD&gt;Support, U.S. Gov&amp;apos;t, P.H.S.&lt;/KEYWORD&gt;&lt;/KEYWORDS&gt;&lt;URL&gt;http://www.ncbi.nlm.nih.gov/entrez/query.fcgi?cmd=Retrieve&amp;amp;db=PubMed&amp;amp;dopt=Citation&amp;amp;list_uids=12486193&lt;/URL&gt;&lt;/MDL&gt;&lt;/Cite&gt;&lt;/EndNote&gt;"/><field:param field:name="vnd.oasis.opendocument.field.id" field:value="81"/></field:fieldmark-start>[61]<field:fieldmark-end/>; lesions of these structures have also been shown to impair contextual conditioning in Pavlovian tasks <field:fieldmark-start text:name="__Fieldmark__23459_1365475758" field:type="vnd.oasis.opendocument.field.UNHANDLED"><field:param field:name="vnd.oasis.opendocument.field.code" field:value=" ADDIN EN.CITE &lt;EndNote&gt;&lt;Cite&gt;&lt;Author&gt;Corodimas&lt;/Author&gt;&lt;Year&gt;1995&lt;/Year&gt;&lt;RecNum&gt;1060&lt;/RecNum&gt;&lt;MDL&gt;&lt;REFERENCE_TYPE&gt;0&lt;/REFERENCE_TYPE&gt;&lt;LABEL&gt;96008925&lt;/LABEL&gt;&lt;AUTHORS&gt;&lt;AUTHOR&gt;Corodimas, K. P.&lt;/AUTHOR&gt;&lt;AUTHOR&gt;LeDoux, J. E.&lt;/AUTHOR&gt;&lt;/AUTHORS&gt;&lt;TITLE&gt;Disruptive effects of posttraining perirhinal cortex lesions on conditioned fear: contributions of contextual cues&lt;/TITLE&gt;&lt;KEYWORDS&gt;&lt;KEYWORD&gt;Acoustic Stimulation&lt;/KEYWORD&gt;&lt;KEYWORD&gt;Amygdaloid Body/*physiology&lt;/KEYWORD&gt;&lt;KEYWORD&gt;Animal&lt;/KEYWORD&gt;&lt;KEYWORD&gt;Association Learning/physiology&lt;/KEYWORD&gt;&lt;KEYWORD&gt;Auditory Cortex/physiology&lt;/KEYWORD&gt;&lt;KEYWORD&gt;Auditory Perception/*physiology&lt;/KEYWORD&gt;&lt;KEYWORD&gt;Brain Mapping&lt;/KEYWORD&gt;&lt;KEYWORD&gt;Conditioning, Classical/*physiology&lt;/KEYWORD&gt;&lt;KEYWORD&gt;Fear/*physiology&lt;/KEYWORD&gt;&lt;KEYWORD&gt;Hippocampus/physiology&lt;/KEYWORD&gt;&lt;KEYWORD&gt;Limbic System/*physiology&lt;/KEYWORD&gt;&lt;KEYWORD&gt;Male&lt;/KEYWORD&gt;&lt;KEYWORD&gt;Neural Pathways/physiology&lt;/KEYWORD&gt;&lt;KEYWORD&gt;Rats&lt;/KEYWORD&gt;&lt;KEYWORD&gt;Rats, Sprague-Dawley&lt;/KEYWORD&gt;&lt;KEYWORD&gt;Retention (Psychology)/physiology&lt;/KEYWORD&gt;&lt;KEYWORD&gt;Support, U.S. Gov&amp;apos;t, Non-P.H.S.&lt;/KEYWORD&gt;&lt;KEYWORD&gt;Support, U.S. Gov&amp;apos;t, P.H.S.&lt;/KEYWORD&gt;&lt;KEYWORD&gt;Thalamic Nuclei/physiology&lt;/KEYWORD&gt;&lt;KEYWORD&gt;Visual Perception/*physiology&lt;/KEYWORD&gt;&lt;/KEYWORDS&gt;&lt;SECONDARY_TITLE&gt;Behav Neurosci&lt;/SECONDARY_TITLE&gt;&lt;YEAR&gt;1995&lt;/YEAR&gt;&lt;VOLUME&gt;109&lt;/VOLUME&gt;&lt;NUMBER&gt;4&lt;/NUMBER&gt;&lt;PAGES&gt;613-9&lt;/PAGES&gt;&lt;/MDL&gt;&lt;/Cite&gt;&lt;Cite&gt;&lt;Author&gt;Maren&lt;/Author&gt;&lt;Year&gt;1997&lt;/Year&gt;&lt;RecNum&gt;1051&lt;/RecNum&gt;&lt;MDL&gt;&lt;REFERENCE_TYPE&gt;0&lt;/REFERENCE_TYPE&gt;&lt;URL&gt;http://www.ncbi.nlm.nih.gov/cgi-bin/Entrez/referer?http://www.idealibrary.com/cgi-bin/links/citation/1074-7427/67/142&lt;/URL&gt;&lt;LABEL&gt;97229245&lt;/LABEL&gt;&lt;AUTHORS&gt;&lt;AUTHOR&gt;Maren, S.&lt;/AUTHOR&gt;&lt;AUTHOR&gt;Fanselow, M. S.&lt;/AUTHOR&gt;&lt;/AUTHORS&gt;&lt;TITLE&gt;Electrolytic lesions of the fimbria/fornix, dorsal hippocampus, or entorhinal cortex produce anterograde deficits in contextual fear conditioning in rats&lt;/TITLE&gt;&lt;KEYWORDS&gt;&lt;KEYWORD&gt;Animal&lt;/KEYWORD&gt;&lt;KEYWORD&gt;Conditioning (Psychology)/*physiology&lt;/KEYWORD&gt;&lt;KEYWORD&gt;Entorhinal Cortex/*physiology&lt;/KEYWORD&gt;&lt;KEYWORD&gt;Fear/*physiology&lt;/KEYWORD&gt;&lt;KEYWORD&gt;Hippocampus/*physiology&lt;/KEYWORD&gt;&lt;KEYWORD&gt;Male&lt;/KEYWORD&gt;&lt;KEYWORD&gt;Rats&lt;/KEYWORD&gt;&lt;KEYWORD&gt;Support, U.S. Gov&amp;apos;t, P.H.S.&lt;/KEYWORD&gt;&lt;/KEYWORDS&gt;&lt;SECONDARY_TITLE&gt;Neurobiol Learn Mem&lt;/SECONDARY_TITLE&gt;&lt;YEAR&gt;1997&lt;/YEAR&gt;&lt;VOLUME&gt;67&lt;/VOLUME&gt;&lt;NUMBER&gt;2&lt;/NUMBER&gt;&lt;PAGES&gt;142-9&lt;/PAGES&gt;&lt;/MDL&gt;&lt;/Cite&gt;&lt;Cite&gt;&lt;Author&gt;Sacchetti&lt;/Author&gt;&lt;Year&gt;1999&lt;/Year&gt;&lt;RecNum&gt;17417&lt;/RecNum&gt;&lt;MDL&gt;&lt;REFERENCE_TYPE&gt;0&lt;/REFERENCE_TYPE&gt;&lt;ACCESSION_NUMBER&gt;10531459&lt;/ACCESSION_NUMBER&gt;&lt;VOLUME&gt;19&lt;/VOLUME&gt;&lt;NUMBER&gt;21&lt;/NUMBER&gt;&lt;YEAR&gt;1999&lt;/YEAR&gt;&lt;DATE&gt;Nov 1&lt;/DATE&gt;&lt;TITLE&gt;Auditory thalamus, dorsal hippocampus, basolateral amygdala, and perirhinal cortex role in the consolidation of conditioned freezing to context and to acoustic conditioned stimulus in the rat&lt;/TITLE&gt;&lt;PAGES&gt;9570-8&lt;/PAGES&gt;&lt;AUTHOR_ADDRESS&gt;Dipartimento di Scienze Fisiologiche, Viale G.B. Morgagni 63, I-50134 Florence, Italy.&lt;/AUTHOR_ADDRESS&gt;&lt;AUTHORS&gt;&lt;AUTHOR&gt;Sacchetti, B.&lt;/AUTHOR&gt;&lt;AUTHOR&gt;Lorenzini, C. A.&lt;/AUTHOR&gt;&lt;AUTHOR&gt;Baldi, E.&lt;/AUTHOR&gt;&lt;AUTHOR&gt;Tassoni, G.&lt;/AUTHOR&gt;&lt;AUTHOR&gt;Bucherelli, C.&lt;/AUTHOR&gt;&lt;/AUTHORS&gt;&lt;SECONDARY_TITLE&gt;J Neurosci&lt;/SECONDARY_TITLE&gt;&lt;KEYWORDS&gt;&lt;KEYWORD&gt;Acoustic Stimulation&lt;/KEYWORD&gt;&lt;KEYWORD&gt;Amygdala/drug effects/*physiology&lt;/KEYWORD&gt;&lt;KEYWORD&gt;Analysis of Variance&lt;/KEYWORD&gt;&lt;KEYWORD&gt;Animals&lt;/KEYWORD&gt;&lt;KEYWORD&gt;Conditioning, Classical/drug effects/*physiology&lt;/KEYWORD&gt;&lt;KEYWORD&gt;Electroshock&lt;/KEYWORD&gt;&lt;KEYWORD&gt;Fear/drug effects/*physiology&lt;/KEYWORD&gt;&lt;KEYWORD&gt;Hippocampus/drug effects/*physiology&lt;/KEYWORD&gt;&lt;KEYWORD&gt;Male&lt;/KEYWORD&gt;&lt;KEYWORD&gt;Microinjections&lt;/KEYWORD&gt;&lt;KEYWORD&gt;Parahippocampal Gyrus/drug effects/*physiology&lt;/KEYWORD&gt;&lt;KEYWORD&gt;Rats&lt;/KEYWORD&gt;&lt;KEYWORD&gt;Rats, Wistar&lt;/KEYWORD&gt;&lt;KEYWORD&gt;Tetrodotoxin/administration &amp;amp; dosage/pharmacology&lt;/KEYWORD&gt;&lt;KEYWORD&gt;Thalamus/drug effects/*physiology&lt;/KEYWORD&gt;&lt;/KEYWORDS&gt;&lt;URL&gt;http://www.ncbi.nlm.nih.gov/entrez/query.fcgi?cmd=Retrieve&amp;amp;db=PubMed&amp;amp;dopt=Citation&amp;amp;list_uids=10531459&lt;/URL&gt;&lt;/MDL&gt;&lt;/Cite&gt;&lt;Cite&gt;&lt;Author&gt;Burwell&lt;/Author&gt;&lt;Year&gt;2004&lt;/Year&gt;&lt;RecNum&gt;17418&lt;/RecNum&gt;&lt;MDL&gt;&lt;REFERENCE_TYPE&gt;0&lt;/REFERENCE_TYPE&gt;&lt;ACCESSION_NUMBER&gt;15084664&lt;/ACCESSION_NUMBER&gt;&lt;VOLUME&gt;24&lt;/VOLUME&gt;&lt;NUMBER&gt;15&lt;/NUMBER&gt;&lt;YEAR&gt;2004&lt;/YEAR&gt;&lt;DATE&gt;Apr 14&lt;/DATE&gt;&lt;TITLE&gt;Corticohippocampal contributions to spatial and contextual learning&lt;/TITLE&gt;&lt;PAGES&gt;3826-36&lt;/PAGES&gt;&lt;AUTHOR_ADDRESS&gt;Department of Psychology, Brown University, Providence, Rhode Island 02912, USA. rebecca_burwell@brown.edu&lt;/AUTHOR_ADDRESS&gt;&lt;AUTHORS&gt;&lt;AUTHOR&gt;Burwell, R. D.&lt;/AUTHOR&gt;&lt;AUTHOR&gt;Saddoris, M. P.&lt;/AUTHOR&gt;&lt;AUTHOR&gt;Bucci, D. J.&lt;/AUTHOR&gt;&lt;AUTHOR&gt;Wiig, K. A.&lt;/AUTHOR&gt;&lt;/AUTHORS&gt;&lt;SECONDARY_TITLE&gt;J Neurosci&lt;/SECONDARY_TITLE&gt;&lt;KEYWORDS&gt;&lt;KEYWORD&gt;Animals&lt;/KEYWORD&gt;&lt;KEYWORD&gt;Avoidance Learning/physiology&lt;/KEYWORD&gt;&lt;KEYWORD&gt;Behavior, Animal/physiology&lt;/KEYWORD&gt;&lt;KEYWORD&gt;Cerebral Cortex/*physiology&lt;/KEYWORD&gt;&lt;KEYWORD&gt;Conditioning (Psychology)&lt;/KEYWORD&gt;&lt;KEYWORD&gt;Discrimination Learning/physiology&lt;/KEYWORD&gt;&lt;KEYWORD&gt;Entorhinal Cortex/physiology&lt;/KEYWORD&gt;&lt;KEYWORD&gt;Fear/physiology&lt;/KEYWORD&gt;&lt;KEYWORD&gt;Hippocampus/*physiology&lt;/KEYWORD&gt;&lt;KEYWORD&gt;Learning/*physiology&lt;/KEYWORD&gt;&lt;KEYWORD&gt;Male&lt;/KEYWORD&gt;&lt;KEYWORD&gt;Maze Learning/*physiology&lt;/KEYWORD&gt;&lt;KEYWORD&gt;Parahippocampal Gyrus/physiology&lt;/KEYWORD&gt;&lt;KEYWORD&gt;Rats&lt;/KEYWORD&gt;&lt;KEYWORD&gt;Rats, Long-Evans&lt;/KEYWORD&gt;&lt;KEYWORD&gt;Reaction Time/physiology&lt;/KEYWORD&gt;&lt;KEYWORD&gt;Research Support, Non-U.S. Gov&amp;apos;t&lt;/KEYWORD&gt;&lt;KEYWORD&gt;Research Support, U.S. Gov&amp;apos;t, Non-P.H.S.&lt;/KEYWORD&gt;&lt;KEYWORD&gt;Research Support, U.S. Gov&amp;apos;t, P.H.S.&lt;/KEYWORD&gt;&lt;/KEYWORDS&gt;&lt;URL&gt;http://www.ncbi.nlm.nih.gov/entrez/query.fcgi?cmd=Retrieve&amp;amp;db=PubMed&amp;amp;dopt=Citation&amp;amp;list_uids=15084664&lt;/URL&gt;&lt;/MDL&gt;&lt;/Cite&gt;&lt;Cite&gt;&lt;Author&gt;Bucci&lt;/Author&gt;&lt;Year&gt;2000&lt;/Year&gt;&lt;RecNum&gt;17419&lt;/RecNum&gt;&lt;MDL&gt;&lt;REFERENCE_TYPE&gt;0&lt;/REFERENCE_TYPE&gt;&lt;ACCESSION_NUMBER&gt;11085602&lt;/ACCESSION_NUMBER&gt;&lt;VOLUME&gt;114&lt;/VOLUME&gt;&lt;NUMBER&gt;5&lt;/NUMBER&gt;&lt;YEAR&gt;2000&lt;/YEAR&gt;&lt;DATE&gt;Oct&lt;/DATE&gt;&lt;TITLE&gt;Contributions of postrhinal and perirhinal cortex to contextual information processing&lt;/TITLE&gt;&lt;PAGES&gt;882-94&lt;/PAGES&gt;&lt;AUTHOR_ADDRESS&gt;Department of Psychology, Brown University, Providence, Rhode Island 02906, USA.&lt;/AUTHOR_ADDRESS&gt;&lt;AUTHORS&gt;&lt;AUTHOR&gt;Bucci, D. J.&lt;/AUTHOR&gt;&lt;AUTHOR&gt;Phillips, R. G.&lt;/AUTHOR&gt;&lt;AUTHOR&gt;Burwell, R. D.&lt;/AUTHOR&gt;&lt;/AUTHORS&gt;&lt;SECONDARY_TITLE&gt;Behav Neurosci&lt;/SECONDARY_TITLE&gt;&lt;KEYWORDS&gt;&lt;KEYWORD&gt;Animals&lt;/KEYWORD&gt;&lt;KEYWORD&gt;Behavior, Animal/physiology&lt;/KEYWORD&gt;&lt;KEYWORD&gt;Cognition/*physiology&lt;/KEYWORD&gt;&lt;KEYWORD&gt;Conditioning, Classical/physiology&lt;/KEYWORD&gt;&lt;KEYWORD&gt;Environment&lt;/KEYWORD&gt;&lt;KEYWORD&gt;Fear/physiology&lt;/KEYWORD&gt;&lt;KEYWORD&gt;Male&lt;/KEYWORD&gt;&lt;KEYWORD&gt;Memory/physiology&lt;/KEYWORD&gt;&lt;KEYWORD&gt;Olfactory Pathways/pathology/*physiopathology&lt;/KEYWORD&gt;&lt;KEYWORD&gt;Rats&lt;/KEYWORD&gt;&lt;KEYWORD&gt;Rats, Long-Evans&lt;/KEYWORD&gt;&lt;KEYWORD&gt;Research Support, U.S. Gov&amp;apos;t, Non-P.H.S.&lt;/KEYWORD&gt;&lt;KEYWORD&gt;Research Support, U.S. Gov&amp;apos;t, P.H.S.&lt;/KEYWORD&gt;&lt;/KEYWORDS&gt;&lt;URL&gt;http://www.ncbi.nlm.nih.gov/entrez/query.fcgi?cmd=Retrieve&amp;amp;db=PubMed&amp;amp;dopt=Citation&amp;amp;list_uids=11085602&lt;/URL&gt;&lt;/MDL&gt;&lt;/Cite&gt;&lt;Cite&gt;&lt;Author&gt;Maren&lt;/Author&gt;&lt;Year&gt;1999&lt;/Year&gt;&lt;RecNum&gt;3095&lt;/RecNum&gt;&lt;MDL&gt;&lt;REFERENCE_TYPE&gt;0&lt;/REFERENCE_TYPE&gt;&lt;AUTHORS&gt;&lt;AUTHOR&gt;Maren, S.&lt;/AUTHOR&gt;&lt;/AUTHORS&gt;&lt;YEAR&gt;1999&lt;/YEAR&gt;&lt;TITLE&gt;Neurotoxic or electrolytic lesions of the ventral subiculum produce deficits in the acquisition and expression of Pavlovian fear conditioning in rats&lt;/TITLE&gt;&lt;SECONDARY_TITLE&gt;Behavioral Neuroscience&lt;/SECONDARY_TITLE&gt;&lt;VOLUME&gt;113&lt;/VOLUME&gt;&lt;NUMBER&gt;2&lt;/NUMBER&gt;&lt;PAGES&gt;283-290&lt;/PAGES&gt;&lt;ALTERNATE_TITLE&gt;0735-7044&lt;/ALTERNATE_TITLE&gt;&lt;LABEL&gt;@&lt;/LABEL&gt;&lt;KEYWORDS&gt;&lt;KEYWORD&gt;contextual fear&lt;/KEYWORD&gt;&lt;KEYWORD&gt;potentiated startle&lt;/KEYWORD&gt;&lt;KEYWORD&gt;basolateral amygdala&lt;/KEYWORD&gt;&lt;KEYWORD&gt;dorsal hippocampus&lt;/KEYWORD&gt;&lt;KEYWORD&gt;nucleus-accumbens&lt;/KEYWORD&gt;&lt;KEYWORD&gt;perirhinal cortex&lt;/KEYWORD&gt;&lt;KEYWORD&gt;synaptic plasticity&lt;/KEYWORD&gt;&lt;KEYWORD&gt;involvement&lt;/KEYWORD&gt;&lt;KEYWORD&gt;circuits&lt;/KEYWORD&gt;&lt;KEYWORD&gt;stimuli&lt;/KEYWORD&gt;&lt;/KEYWORDS&gt;&lt;/MDL&gt;&lt;/Cite&gt;&lt;/EndNote&gt;"/><field:param field:name="vnd.oasis.opendocument.field.id" field:value="81"/></field:fieldmark-start>[29, 63-67]<field:fieldmark-end/> (though see <field:fieldmark-start text:name="__Fieldmark__23460_1365475758" field:type="vnd.oasis.opendocument.field.UNHANDLED"><field:param field:name="vnd.oasis.opendocument.field.code" field:value=" ADDIN EN.CITE &lt;EndNote&gt;&lt;Cite&gt;&lt;Author&gt;Phillips&lt;/Author&gt;&lt;Year&gt;1995&lt;/Year&gt;&lt;RecNum&gt;1061&lt;/RecNum&gt;&lt;MDL&gt;&lt;REFERENCE_TYPE&gt;0&lt;/REFERENCE_TYPE&gt;&lt;LABEL&gt;95348834&lt;/LABEL&gt;&lt;AUTHORS&gt;&lt;AUTHOR&gt;Phillips, R. G.&lt;/AUTHOR&gt;&lt;AUTHOR&gt;LeDoux, J. E.&lt;/AUTHOR&gt;&lt;/AUTHORS&gt;&lt;TITLE&gt;Lesions of the fornix but not the entorhinal or perirhinal cortex interfere with contextual fear conditioning&lt;/TITLE&gt;&lt;KEYWORDS&gt;&lt;KEYWORD&gt;Animal&lt;/KEYWORD&gt;&lt;KEYWORD&gt;Avoidance Learning/physiology&lt;/KEYWORD&gt;&lt;KEYWORD&gt;Brain Mapping&lt;/KEYWORD&gt;&lt;KEYWORD&gt;Conditioning (Psychology)/*physiology&lt;/KEYWORD&gt;&lt;KEYWORD&gt;Efferent Pathways/physiology&lt;/KEYWORD&gt;&lt;KEYWORD&gt;Entorhinal Cortex/*physiology&lt;/KEYWORD&gt;&lt;KEYWORD&gt;Fear/*physiology&lt;/KEYWORD&gt;&lt;KEYWORD&gt;Hippocampus/*physiology&lt;/KEYWORD&gt;&lt;KEYWORD&gt;Male&lt;/KEYWORD&gt;&lt;KEYWORD&gt;Rats&lt;/KEYWORD&gt;&lt;KEYWORD&gt;Rats, Sprague-Dawley&lt;/KEYWORD&gt;&lt;KEYWORD&gt;Support, U.S. Gov&amp;apos;t, Non-P.H.S.&lt;/KEYWORD&gt;&lt;KEYWORD&gt;Support, U.S. Gov&amp;apos;t, P.H.S.&lt;/KEYWORD&gt;&lt;/KEYWORDS&gt;&lt;SECONDARY_TITLE&gt;J Neurosci&lt;/SECONDARY_TITLE&gt;&lt;YEAR&gt;1995&lt;/YEAR&gt;&lt;VOLUME&gt;15&lt;/VOLUME&gt;&lt;NUMBER&gt;7 Pt 2&lt;/NUMBER&gt;&lt;PAGES&gt;5308-15&lt;/PAGES&gt;&lt;/MDL&gt;&lt;/Cite&gt;&lt;Cite&gt;&lt;Author&gt;Bannerman&lt;/Author&gt;&lt;Year&gt;2001&lt;/Year&gt;&lt;RecNum&gt;15817&lt;/RecNum&gt;&lt;MDL&gt;&lt;REFERENCE_TYPE&gt;0&lt;/REFERENCE_TYPE&gt;&lt;ACCESSION_NUMBER&gt;11715074&lt;/ACCESSION_NUMBER&gt;&lt;VOLUME&gt;141&lt;/VOLUME&gt;&lt;NUMBER&gt;3&lt;/NUMBER&gt;&lt;YEAR&gt;2001&lt;/YEAR&gt;&lt;DATE&gt;Dec&lt;/DATE&gt;&lt;TITLE&gt;Contextual fear conditioning is disrupted by lesions of the subcortical, but not entorhinal, connections to the hippocampus&lt;/TITLE&gt;&lt;PAGES&gt;304-11&lt;/PAGES&gt;&lt;AUTHOR_ADDRESS&gt;Department of Experimental Psychology, University of Oxford, South Parks Road, Oxford, OX1 3UD, UK. david.bannerman@psy.ox.ac.uk&lt;/AUTHOR_ADDRESS&gt;&lt;AUTHORS&gt;&lt;AUTHOR&gt;Bannerman, D. M.&lt;/AUTHOR&gt;&lt;AUTHOR&gt;Yee, B. K.&lt;/AUTHOR&gt;&lt;AUTHOR&gt;Lemaire, M.&lt;/AUTHOR&gt;&lt;AUTHOR&gt;Jarrard, L.&lt;/AUTHOR&gt;&lt;AUTHOR&gt;Iversen, S. D.&lt;/AUTHOR&gt;&lt;AUTHOR&gt;Rawlins, J. N.&lt;/AUTHOR&gt;&lt;AUTHOR&gt;Good, M. A.&lt;/AUTHOR&gt;&lt;/AUTHORS&gt;&lt;SECONDARY_TITLE&gt;Exp Brain Res&lt;/SECONDARY_TITLE&gt;&lt;KEYWORDS&gt;&lt;KEYWORD&gt;Animals&lt;/KEYWORD&gt;&lt;KEYWORD&gt;Behavior, Animal/physiology&lt;/KEYWORD&gt;&lt;KEYWORD&gt;Brain Mapping&lt;/KEYWORD&gt;&lt;KEYWORD&gt;Cerebral Cortex/*physiology&lt;/KEYWORD&gt;&lt;KEYWORD&gt;*Conditioning (Psychology)/*physiology&lt;/KEYWORD&gt;&lt;KEYWORD&gt;Entorhinal Cortex/*physiology&lt;/KEYWORD&gt;&lt;KEYWORD&gt;Fear/*physiology&lt;/KEYWORD&gt;&lt;KEYWORD&gt;Fornix (Brain)/physiology&lt;/KEYWORD&gt;&lt;KEYWORD&gt;Hippocampus/*physiology&lt;/KEYWORD&gt;&lt;KEYWORD&gt;Male&lt;/KEYWORD&gt;&lt;KEYWORD&gt;Neural Pathways/physiology&lt;/KEYWORD&gt;&lt;KEYWORD&gt;Rats&lt;/KEYWORD&gt;&lt;KEYWORD&gt;Rats, Inbred Strains&lt;/KEYWORD&gt;&lt;KEYWORD&gt;Support, Non-U.S. Gov&amp;apos;t&lt;/KEYWORD&gt;&lt;/KEYWORDS&gt;&lt;URL&gt;http://www.ncbi.nlm.nih.gov/entrez/query.fcgi?cmd=Retrieve&amp;amp;db=PubMed&amp;amp;dopt=Citation&amp;amp;list_uids=11715074&lt;/URL&gt;&lt;/MDL&gt;&lt;/Cite&gt;&lt;/EndNote&gt;"/><field:param field:name="vnd.oasis.opendocument.field.id" field:value="81"/></field:fieldmark-start>[24, 68]<field:fieldmark-end/>).</text:p>
      <text:h text:style-name="P22" text:outline-level="2">Contribution of the hippocampus to instrumental conditioning with delayed reinforcement</text:h>
      <text:p text:style-name="P5">In contrast, when a delay was imposed between responding and reinforcement in an FR-1 schedule, H-lesioned rats were not impaired at instrumental conditioning, and were even somewhat facilitated in learning, relative to shams, when the reinforcer was delayed by 20 s. Since H-lesioned rats were impaired in the absence of delays, this indicates a delay-dependent improvement in learning, relative to shams. Furthermore, asymptotic rates of responding were reduced less by the delay in H-lesioned rats than in controls. The facilitation of learning after a lesion strongly suggests that the lesion has disrupted one process or strategy that normally competes with another process involved in solving the task (e.g. <field:fieldmark-start text:name="__Fieldmark__23461_1365475758" field:type="vnd.oasis.opendocument.field.UNHANDLED"><field:param field:name="vnd.oasis.opendocument.field.code" field:value=" ADDIN EN.CITE &lt;EndNote&gt;&lt;Cite&gt;&lt;Author&gt;Jaffard&lt;/Author&gt;&lt;Year&gt;1993&lt;/Year&gt;&lt;RecNum&gt;15860&lt;/RecNum&gt;&lt;MDL&gt;&lt;REFERENCE_TYPE&gt;0&lt;/REFERENCE_TYPE&gt;&lt;ACCESSION_NUMBER&gt;8287098&lt;/ACCESSION_NUMBER&gt;&lt;VOLUME&gt;3 Spec No&lt;/VOLUME&gt;&lt;YEAR&gt;1993&lt;/YEAR&gt;&lt;TITLE&gt;Role of the hippocampal formation in learning and memory&lt;/TITLE&gt;&lt;PAGES&gt;203-17&lt;/PAGES&gt;&lt;AUTHOR_ADDRESS&gt;Laboratoire de Neurosciences Comportementales et Cognitives, Universite de Bordeaux I, France.&lt;/AUTHOR_ADDRESS&gt;&lt;AUTHORS&gt;&lt;AUTHOR&gt;Jaffard, R.&lt;/AUTHOR&gt;&lt;AUTHOR&gt;Meunier, M.&lt;/AUTHOR&gt;&lt;/AUTHORS&gt;&lt;SECONDARY_TITLE&gt;Hippocampus&lt;/SECONDARY_TITLE&gt;&lt;KEYWORDS&gt;&lt;KEYWORD&gt;Hippocampus/*physiology&lt;/KEYWORD&gt;&lt;KEYWORD&gt;Human&lt;/KEYWORD&gt;&lt;KEYWORD&gt;Learning/*physiology&lt;/KEYWORD&gt;&lt;KEYWORD&gt;Memory/*physiology&lt;/KEYWORD&gt;&lt;KEYWORD&gt;Support, Non-U.S. Gov&amp;apos;t&lt;/KEYWORD&gt;&lt;/KEYWORDS&gt;&lt;URL&gt;http://www.ncbi.nlm.nih.gov/entrez/query.fcgi?cmd=Retrieve&amp;amp;db=PubMed&amp;amp;dopt=Citation&amp;amp;list_uids=8287098&lt;/URL&gt;&lt;/MDL&gt;&lt;/Cite&gt;&lt;Cite&gt;&lt;Author&gt;Kim&lt;/Author&gt;&lt;Year&gt;2001&lt;/Year&gt;&lt;RecNum&gt;15861&lt;/RecNum&gt;&lt;MDL&gt;&lt;REFERENCE_TYPE&gt;0&lt;/REFERENCE_TYPE&gt;&lt;ACCESSION_NUMBER&gt;11356503&lt;/ACCESSION_NUMBER&gt;&lt;VOLUME&gt;24&lt;/VOLUME&gt;&lt;NUMBER&gt;6&lt;/NUMBER&gt;&lt;YEAR&gt;2001&lt;/YEAR&gt;&lt;DATE&gt;Jun&lt;/DATE&gt;&lt;TITLE&gt;Multiple brain-memory systems: the whole does not equal the sum of its parts&lt;/TITLE&gt;&lt;PAGES&gt;324-30&lt;/PAGES&gt;&lt;AUTHOR_ADDRESS&gt;Dept of Psychology and Interdepartmental Neuroscience Program, Yale University, New Haven, CT 06520-8205, USA.&lt;/AUTHOR_ADDRESS&gt;&lt;AUTHORS&gt;&lt;AUTHOR&gt;Kim, J. J.&lt;/AUTHOR&gt;&lt;AUTHOR&gt;Baxter, M. G.&lt;/AUTHOR&gt;&lt;/AUTHORS&gt;&lt;SECONDARY_TITLE&gt;Trends Neurosci&lt;/SECONDARY_TITLE&gt;&lt;KEYWORDS&gt;&lt;KEYWORD&gt;Animals&lt;/KEYWORD&gt;&lt;KEYWORD&gt;Brain/*physiology&lt;/KEYWORD&gt;&lt;KEYWORD&gt;Conditioning, Eyelid/physiology&lt;/KEYWORD&gt;&lt;KEYWORD&gt;Discrimination (Psychology)/physiology&lt;/KEYWORD&gt;&lt;KEYWORD&gt;Hippocampus/physiology&lt;/KEYWORD&gt;&lt;KEYWORD&gt;Human&lt;/KEYWORD&gt;&lt;KEYWORD&gt;Memory/*physiology&lt;/KEYWORD&gt;&lt;KEYWORD&gt;*Models, Psychological&lt;/KEYWORD&gt;&lt;KEYWORD&gt;Stress/psychology&lt;/KEYWORD&gt;&lt;KEYWORD&gt;Support, Non-U.S. Gov&amp;apos;t&lt;/KEYWORD&gt;&lt;KEYWORD&gt;Support, U.S. Gov&amp;apos;t, P.H.S.&lt;/KEYWORD&gt;&lt;/KEYWORDS&gt;&lt;URL&gt;http://www.ncbi.nlm.nih.gov/entrez/query.fcgi?cmd=Retrieve&amp;amp;db=PubMed&amp;amp;dopt=Citation&amp;amp;list_uids=11356503&lt;/URL&gt;&lt;/MDL&gt;&lt;/Cite&gt;&lt;/EndNote&gt;"/><field:param field:name="vnd.oasis.opendocument.field.id" field:value="81"/></field:fieldmark-start>[69, 70]<field:fieldmark-end/>). Given the involvement of the hippocampus in contextual conditioning <field:fieldmark-start text:name="__Fieldmark__23462_1365475758" field:type="vnd.oasis.opendocument.field.UNHANDLED"><field:param field:name="vnd.oasis.opendocument.field.code" field:value=" ADDIN EN.CITE &lt;EndNote&gt;&lt;Cite&gt;&lt;Author&gt;Selden&lt;/Author&gt;&lt;Year&gt;1991&lt;/Year&gt;&lt;RecNum&gt;1033&lt;/RecNum&gt;&lt;MDL&gt;&lt;REFERENCE_TYPE&gt;0&lt;/REFERENCE_TYPE&gt;&lt;LABEL&gt;91375630&lt;/LABEL&gt;&lt;AUTHORS&gt;&lt;AUTHOR&gt;Selden, N. R.&lt;/AUTHOR&gt;&lt;AUTHOR&gt;Everitt, B. J.&lt;/AUTHOR&gt;&lt;AUTHOR&gt;Jarrard, L. E.&lt;/AUTHOR&gt;&lt;AUTHOR&gt;Robbins, T. W.&lt;/AUTHOR&gt;&lt;/AUTHORS&gt;&lt;TITLE&gt;Complementary roles for the amygdala and hippocampus in aversive conditioning to explicit and contextual cues&lt;/TITLE&gt;&lt;KEYWORDS&gt;&lt;KEYWORD&gt;Amygdaloid Body/anatomy &amp;amp; histology/*physiology&lt;/KEYWORD&gt;&lt;KEYWORD&gt;Animal&lt;/KEYWORD&gt;&lt;KEYWORD&gt;Behavior, Animal/drug effects/physiology&lt;/KEYWORD&gt;&lt;KEYWORD&gt;Biogenic Monoamines/metabolism&lt;/KEYWORD&gt;&lt;KEYWORD&gt;Brain Chemistry/drug effects/physiology&lt;/KEYWORD&gt;&lt;KEYWORD&gt;Conditioning, Operant/*physiology&lt;/KEYWORD&gt;&lt;KEYWORD&gt;Convulsants/pharmacology&lt;/KEYWORD&gt;&lt;KEYWORD&gt;*Cues&lt;/KEYWORD&gt;&lt;KEYWORD&gt;Hippocampus/anatomy &amp;amp; histology/*physiology&lt;/KEYWORD&gt;&lt;KEYWORD&gt;Hydroxydopamines&lt;/KEYWORD&gt;&lt;KEYWORD&gt;Ibotenic Acid/pharmacology&lt;/KEYWORD&gt;&lt;KEYWORD&gt;Male&lt;/KEYWORD&gt;&lt;KEYWORD&gt;Norepinephrine/metabolism&lt;/KEYWORD&gt;&lt;KEYWORD&gt;Quinolinic Acids/pharmacology&lt;/KEYWORD&gt;&lt;KEYWORD&gt;Rats&lt;/KEYWORD&gt;&lt;KEYWORD&gt;Reinforcement (Psychology)&lt;/KEYWORD&gt;&lt;KEYWORD&gt;Support, Non-U.S. Gov&amp;apos;t&lt;/KEYWORD&gt;&lt;KEYWORD&gt;Sympathectomy, Chemical&lt;/KEYWORD&gt;&lt;/KEYWORDS&gt;&lt;YEAR&gt;1991&lt;/YEAR&gt;&lt;SECONDARY_TITLE&gt;Neuroscience&lt;/SECONDARY_TITLE&gt;&lt;VOLUME&gt;42&lt;/VOLUME&gt;&lt;NUMBER&gt;2&lt;/NUMBER&gt;&lt;PAGES&gt;335-50&lt;/PAGES&gt;&lt;/MDL&gt;&lt;/Cite&gt;&lt;Cite&gt;&lt;Author&gt;Kim&lt;/Author&gt;&lt;Year&gt;1992&lt;/Year&gt;&lt;RecNum&gt;15852&lt;/RecNum&gt;&lt;MDL&gt;&lt;REFERENCE_TYPE&gt;0&lt;/REFERENCE_TYPE&gt;&lt;ACCESSION_NUMBER&gt;1585183&lt;/ACCESSION_NUMBER&gt;&lt;VOLUME&gt;256&lt;/VOLUME&gt;&lt;NUMBER&gt;5057&lt;/NUMBER&gt;&lt;YEAR&gt;1992&lt;/YEAR&gt;&lt;DATE&gt;May 1&lt;/DATE&gt;&lt;TITLE&gt;Modality-specific retrograde amnesia of fear&lt;/TITLE&gt;&lt;PAGES&gt;675-7&lt;/PAGES&gt;&lt;AUTHOR_ADDRESS&gt;Department of Psychology, University of California, Los Angeles 90024.&lt;/AUTHOR_ADDRESS&gt;&lt;AUTHORS&gt;&lt;AUTHOR&gt;Kim, J. J.&lt;/AUTHOR&gt;&lt;AUTHOR&gt;Fanselow, M. S.&lt;/AUTHOR&gt;&lt;/AUTHORS&gt;&lt;SECONDARY_TITLE&gt;Science&lt;/SECONDARY_TITLE&gt;&lt;KEYWORDS&gt;&lt;KEYWORD&gt;Amnesia, Retrograde/*etiology/physiopathology&lt;/KEYWORD&gt;&lt;KEYWORD&gt;Animals&lt;/KEYWORD&gt;&lt;KEYWORD&gt;Behavior, Animal/physiology&lt;/KEYWORD&gt;&lt;KEYWORD&gt;Conditioning, Classical/*physiology&lt;/KEYWORD&gt;&lt;KEYWORD&gt;Electroshock&lt;/KEYWORD&gt;&lt;KEYWORD&gt;Fear/*physiology&lt;/KEYWORD&gt;&lt;KEYWORD&gt;Female&lt;/KEYWORD&gt;&lt;KEYWORD&gt;Hippocampus/physiopathology&lt;/KEYWORD&gt;&lt;KEYWORD&gt;Rats&lt;/KEYWORD&gt;&lt;KEYWORD&gt;Support, U.S. Gov&amp;apos;t, Non-P.H.S.&lt;/KEYWORD&gt;&lt;/KEYWORDS&gt;&lt;URL&gt;http://www.ncbi.nlm.nih.gov/entrez/query.fcgi?cmd=Retrieve&amp;amp;db=PubMed&amp;amp;dopt=Citation&amp;amp;list_uids=1585183&lt;/URL&gt;&lt;/MDL&gt;&lt;/Cite&gt;&lt;Cite&gt;&lt;Author&gt;Phillips&lt;/Author&gt;&lt;Year&gt;1992&lt;/Year&gt;&lt;RecNum&gt;1032&lt;/RecNum&gt;&lt;MDL&gt;&lt;REFERENCE_TYPE&gt;0&lt;/REFERENCE_TYPE&gt;&lt;AUTHORS&gt;&lt;AUTHOR&gt;Phillips, R. G.&lt;/AUTHOR&gt;&lt;AUTHOR&gt;LeDoux, J. E.&lt;/AUTHOR&gt;&lt;/AUTHORS&gt;&lt;YEAR&gt;1992&lt;/YEAR&gt;&lt;TITLE&gt;Differential contribution of amygdala and hippocampus to cued and contextual fear conditioning&lt;/TITLE&gt;&lt;SECONDARY_TITLE&gt;Behavioral Neuroscience&lt;/SECONDARY_TITLE&gt;&lt;VOLUME&gt;106&lt;/VOLUME&gt;&lt;NUMBER&gt;2&lt;/NUMBER&gt;&lt;PAGES&gt;274-85&lt;/PAGES&gt;&lt;LABEL&gt;92273017&lt;/LABEL&gt;&lt;KEYWORDS&gt;&lt;KEYWORD&gt;Amygdaloid Body/*physiology&lt;/KEYWORD&gt;&lt;KEYWORD&gt;Animal&lt;/KEYWORD&gt;&lt;KEYWORD&gt;Association Learning/*physiology&lt;/KEYWORD&gt;&lt;KEYWORD&gt;Brain Mapping&lt;/KEYWORD&gt;&lt;KEYWORD&gt;Cerebral Cortex/physiology&lt;/KEYWORD&gt;&lt;KEYWORD&gt;Conditioning, Classical/*physiology&lt;/KEYWORD&gt;&lt;KEYWORD&gt;Electroshock&lt;/KEYWORD&gt;&lt;KEYWORD&gt;Fear/*physiology&lt;/KEYWORD&gt;&lt;KEYWORD&gt;Hippocampus/*physiology&lt;/KEYWORD&gt;&lt;KEYWORD&gt;Male&lt;/KEYWORD&gt;&lt;KEYWORD&gt;Motor Activity/physiology&lt;/KEYWORD&gt;&lt;KEYWORD&gt;Neural Pathways/physiology&lt;/KEYWORD&gt;&lt;KEYWORD&gt;Rats&lt;/KEYWORD&gt;&lt;KEYWORD&gt;Rats, Inbred Strains&lt;/KEYWORD&gt;&lt;KEYWORD&gt;Social Environment&lt;/KEYWORD&gt;&lt;KEYWORD&gt;Support, U.S. Gov&amp;apos;t, P.H.S.&lt;/KEYWORD&gt;&lt;/KEYWORDS&gt;&lt;/MDL&gt;&lt;/Cite&gt;&lt;Cite&gt;&lt;Author&gt;Kim&lt;/Author&gt;&lt;Year&gt;1993&lt;/Year&gt;&lt;RecNum&gt;1031&lt;/RecNum&gt;&lt;MDL&gt;&lt;REFERENCE_TYPE&gt;0&lt;/REFERENCE_TYPE&gt;&lt;LABEL&gt;94183454&lt;/LABEL&gt;&lt;AUTHORS&gt;&lt;AUTHOR&gt;Kim, J. J.&lt;/AUTHOR&gt;&lt;AUTHOR&gt;Rison, R. A.&lt;/AUTHOR&gt;&lt;AUTHOR&gt;Fanselow, M. S.&lt;/AUTHOR&gt;&lt;/AUTHORS&gt;&lt;TITLE&gt;Effects of amygdala, hippocampus, and periaqueductal gray lesions on short- and long-term contextual fear&lt;/TITLE&gt;&lt;KEYWORDS&gt;&lt;KEYWORD&gt;Amygdaloid Body/*physiology&lt;/KEYWORD&gt;&lt;KEYWORD&gt;Animal&lt;/KEYWORD&gt;&lt;KEYWORD&gt;Association Learning/physiology&lt;/KEYWORD&gt;&lt;KEYWORD&gt;Brain Mapping&lt;/KEYWORD&gt;&lt;KEYWORD&gt;Conditioning, Classical/*physiology&lt;/KEYWORD&gt;&lt;KEYWORD&gt;Electroshock&lt;/KEYWORD&gt;&lt;KEYWORD&gt;Fear/*physiology&lt;/KEYWORD&gt;&lt;KEYWORD&gt;Female&lt;/KEYWORD&gt;&lt;KEYWORD&gt;Hippocampus/*physiology&lt;/KEYWORD&gt;&lt;KEYWORD&gt;Long-Term Potentiation/*physiology&lt;/KEYWORD&gt;&lt;KEYWORD&gt;Neural Pathways/physiology&lt;/KEYWORD&gt;&lt;KEYWORD&gt;Neuronal Plasticity/physiology&lt;/KEYWORD&gt;&lt;KEYWORD&gt;Periaqueductal Gray/*physiology&lt;/KEYWORD&gt;&lt;KEYWORD&gt;Rats&lt;/KEYWORD&gt;&lt;KEYWORD&gt;Recall/*physiology&lt;/KEYWORD&gt;&lt;KEYWORD&gt;Receptors, N-Methyl-D-Aspartate/physiology&lt;/KEYWORD&gt;&lt;KEYWORD&gt;Retention (Psychology)/*physiology&lt;/KEYWORD&gt;&lt;KEYWORD&gt;Support, U.S. Gov&amp;apos;t, Non-P.H.S.&lt;/KEYWORD&gt;&lt;KEYWORD&gt;Support, U.S. Gov&amp;apos;t, P.H.S.&lt;/KEYWORD&gt;&lt;/KEYWORDS&gt;&lt;SECONDARY_TITLE&gt;Behav Neurosci&lt;/SECONDARY_TITLE&gt;&lt;YEAR&gt;1993&lt;/YEAR&gt;&lt;VOLUME&gt;107&lt;/VOLUME&gt;&lt;NUMBER&gt;6&lt;/NUMBER&gt;&lt;PAGES&gt;1093-8&lt;/PAGES&gt;&lt;/MDL&gt;&lt;/Cite&gt;&lt;Cite&gt;&lt;Author&gt;Phillips&lt;/Author&gt;&lt;Year&gt;1995&lt;/Year&gt;&lt;RecNum&gt;1061&lt;/RecNum&gt;&lt;MDL&gt;&lt;REFERENCE_TYPE&gt;0&lt;/REFERENCE_TYPE&gt;&lt;LABEL&gt;95348834&lt;/LABEL&gt;&lt;AUTHORS&gt;&lt;AUTHOR&gt;Phillips, R. G.&lt;/AUTHOR&gt;&lt;AUTHOR&gt;LeDoux, J. E.&lt;/AUTHOR&gt;&lt;/AUTHORS&gt;&lt;TITLE&gt;Lesions of the fornix but not the entorhinal or perirhinal cortex interfere with contextual fear conditioning&lt;/TITLE&gt;&lt;KEYWORDS&gt;&lt;KEYWORD&gt;Animal&lt;/KEYWORD&gt;&lt;KEYWORD&gt;Avoidance Learning/physiology&lt;/KEYWORD&gt;&lt;KEYWORD&gt;Brain Mapping&lt;/KEYWORD&gt;&lt;KEYWORD&gt;Conditioning (Psychology)/*physiology&lt;/KEYWORD&gt;&lt;KEYWORD&gt;Efferent Pathways/physiology&lt;/KEYWORD&gt;&lt;KEYWORD&gt;Entorhinal Cortex/*physiology&lt;/KEYWORD&gt;&lt;KEYWORD&gt;Fear/*physiology&lt;/KEYWORD&gt;&lt;KEYWORD&gt;Hippocampus/*physiology&lt;/KEYWORD&gt;&lt;KEYWORD&gt;Male&lt;/KEYWORD&gt;&lt;KEYWORD&gt;Rats&lt;/KEYWORD&gt;&lt;KEYWORD&gt;Rats, Sprague-Dawley&lt;/KEYWORD&gt;&lt;KEYWORD&gt;Support, U.S. Gov&amp;apos;t, Non-P.H.S.&lt;/KEYWORD&gt;&lt;KEYWORD&gt;Support, U.S. Gov&amp;apos;t, P.H.S.&lt;/KEYWORD&gt;&lt;/KEYWORDS&gt;&lt;SECONDARY_TITLE&gt;J Neurosci&lt;/SECONDARY_TITLE&gt;&lt;YEAR&gt;1995&lt;/YEAR&gt;&lt;VOLUME&gt;15&lt;/VOLUME&gt;&lt;NUMBER&gt;7 Pt 2&lt;/NUMBER&gt;&lt;PAGES&gt;5308-15&lt;/PAGES&gt;&lt;/MDL&gt;&lt;/Cite&gt;&lt;Cite&gt;&lt;Author&gt;Rudy&lt;/Author&gt;&lt;Year&gt;2002&lt;/Year&gt;&lt;RecNum&gt;15853&lt;/RecNum&gt;&lt;MDL&gt;&lt;REFERENCE_TYPE&gt;0&lt;/REFERENCE_TYPE&gt;&lt;ACCESSION_NUMBER&gt;12148921&lt;/ACCESSION_NUMBER&gt;&lt;VOLUME&gt;116&lt;/VOLUME&gt;&lt;NUMBER&gt;4&lt;/NUMBER&gt;&lt;YEAR&gt;2002&lt;/YEAR&gt;&lt;DATE&gt;Aug&lt;/DATE&gt;&lt;TITLE&gt;Hippocampal formation supports conditioning to memory of a context&lt;/TITLE&gt;&lt;PAGES&gt;530-8&lt;/PAGES&gt;&lt;AUTHOR_ADDRESS&gt;Department of Psychology, University of Colorado, Boulder 80309, USA. jrudy@psych.colorado.edu&lt;/AUTHOR_ADDRESS&gt;&lt;AUTHORS&gt;&lt;AUTHOR&gt;Rudy, J. W.&lt;/AUTHOR&gt;&lt;AUTHOR&gt;Barrientos, R. M.&lt;/AUTHOR&gt;&lt;AUTHOR&gt;O&amp;apos;Reilly, R. C.&lt;/AUTHOR&gt;&lt;/AUTHORS&gt;&lt;SECONDARY_TITLE&gt;Behav Neurosci&lt;/SECONDARY_TITLE&gt;&lt;KEYWORDS&gt;&lt;KEYWORD&gt;Animals&lt;/KEYWORD&gt;&lt;KEYWORD&gt;Conditioning, Classical&lt;/KEYWORD&gt;&lt;KEYWORD&gt;Fear/*physiology&lt;/KEYWORD&gt;&lt;KEYWORD&gt;Hippocampus/anatomy &amp;amp; histology/*physiology&lt;/KEYWORD&gt;&lt;KEYWORD&gt;Male&lt;/KEYWORD&gt;&lt;KEYWORD&gt;Memory/*physiology&lt;/KEYWORD&gt;&lt;KEYWORD&gt;Rats&lt;/KEYWORD&gt;&lt;KEYWORD&gt;Rats, Long-Evans&lt;/KEYWORD&gt;&lt;KEYWORD&gt;Support, U.S. Gov&amp;apos;t, P.H.S.&lt;/KEYWORD&gt;&lt;/KEYWORDS&gt;&lt;URL&gt;http://www.ncbi.nlm.nih.gov/entrez/query.fcgi?cmd=Retrieve&amp;amp;db=PubMed&amp;amp;dopt=Citation&amp;amp;list_uids=12148921&lt;/URL&gt;&lt;/MDL&gt;&lt;/Cite&gt;&lt;Cite&gt;&lt;Author&gt;Anagnostaras&lt;/Author&gt;&lt;Year&gt;1999&lt;/Year&gt;&lt;RecNum&gt;9558&lt;/RecNum&gt;&lt;MDL&gt;&lt;REFERENCE_TYPE&gt;0&lt;/REFERENCE_TYPE&gt;&lt;ACCESSION_NUMBER&gt;9920672&lt;/ACCESSION_NUMBER&gt;&lt;VOLUME&gt;19&lt;/VOLUME&gt;&lt;NUMBER&gt;3&lt;/NUMBER&gt;&lt;YEAR&gt;1999&lt;/YEAR&gt;&lt;DATE&gt;Feb 1&lt;/DATE&gt;&lt;TITLE&gt;Temporally graded retrograde amnesia of contextual fear after hippocampal damage in rats: within-subjects examination&lt;/TITLE&gt;&lt;PAGES&gt;1106-14&lt;/PAGES&gt;&lt;AUTHOR_ADDRESS&gt;Department of Psychology and Brain Research Institute, University of California, Los Angeles, California 90095-1563, USA.&lt;/AUTHOR_ADDRESS&gt;&lt;AUTHORS&gt;&lt;AUTHOR&gt;Anagnostaras, S. G.&lt;/AUTHOR&gt;&lt;AUTHOR&gt;Maren, S.&lt;/AUTHOR&gt;&lt;AUTHOR&gt;Fanselow, M. S.&lt;/AUTHOR&gt;&lt;/AUTHORS&gt;&lt;SECONDARY_TITLE&gt;J Neurosci&lt;/SECONDARY_TITLE&gt;&lt;KEYWORDS&gt;&lt;KEYWORD&gt;Acoustic Stimulation&lt;/KEYWORD&gt;&lt;KEYWORD&gt;Amnesia, Retrograde/*psychology&lt;/KEYWORD&gt;&lt;KEYWORD&gt;Animal&lt;/KEYWORD&gt;&lt;KEYWORD&gt;Brain Mapping&lt;/KEYWORD&gt;&lt;KEYWORD&gt;Electric Stimulation&lt;/KEYWORD&gt;&lt;KEYWORD&gt;Fear/*physiology&lt;/KEYWORD&gt;&lt;KEYWORD&gt;Female&lt;/KEYWORD&gt;&lt;KEYWORD&gt;Hippocampus/*physiology&lt;/KEYWORD&gt;&lt;KEYWORD&gt;Memory/physiology&lt;/KEYWORD&gt;&lt;KEYWORD&gt;Rats&lt;/KEYWORD&gt;&lt;KEYWORD&gt;Rats, Long-Evans&lt;/KEYWORD&gt;&lt;KEYWORD&gt;Support, Non-U.S. Gov&amp;apos;t&lt;/KEYWORD&gt;&lt;KEYWORD&gt;Support, U.S. Gov&amp;apos;t, Non-P.H.S.&lt;/KEYWORD&gt;&lt;KEYWORD&gt;Support, U.S. Gov&amp;apos;t, P.H.S.&lt;/KEYWORD&gt;&lt;KEYWORD&gt;Time Factors&lt;/KEYWORD&gt;&lt;/KEYWORDS&gt;&lt;URL&gt;http://www.ncbi.nlm.nih.gov/entrez/query.fcgi?cmd=Retrieve&amp;amp;db=PubMed&amp;amp;dopt=Citation&amp;amp;list_uids=9920672&lt;/URL&gt;&lt;/MDL&gt;&lt;/Cite&gt;&lt;Cite&gt;&lt;Author&gt;Honey&lt;/Author&gt;&lt;Year&gt;1993&lt;/Year&gt;&lt;RecNum&gt;15835&lt;/RecNum&gt;&lt;MDL&gt;&lt;REFERENCE_TYPE&gt;0&lt;/REFERENCE_TYPE&gt;&lt;ACCESSION_NUMBER&gt;8447955&lt;/ACCESSION_NUMBER&gt;&lt;VOLUME&gt;107&lt;/VOLUME&gt;&lt;NUMBER&gt;1&lt;/NUMBER&gt;&lt;YEAR&gt;1993&lt;/YEAR&gt;&lt;DATE&gt;Feb&lt;/DATE&gt;&lt;TITLE&gt;Selective hippocampal lesions abolish the contextual specificity of latent inhibition and conditioning&lt;/TITLE&gt;&lt;PAGES&gt;23-33&lt;/PAGES&gt;&lt;AUTHOR_ADDRESS&gt;Sub-Department of Animal Behaviour, Cambridge University, Madingley, United Kingdom.&lt;/AUTHOR_ADDRESS&gt;&lt;AUTHORS&gt;&lt;AUTHOR&gt;Honey, R. C.&lt;/AUTHOR&gt;&lt;AUTHOR&gt;Good, M.&lt;/AUTHOR&gt;&lt;/AUTHORS&gt;&lt;SECONDARY_TITLE&gt;Behav Neurosci&lt;/SECONDARY_TITLE&gt;&lt;KEYWORDS&gt;&lt;KEYWORD&gt;Animals&lt;/KEYWORD&gt;&lt;KEYWORD&gt;Association Learning/*physiology&lt;/KEYWORD&gt;&lt;KEYWORD&gt;Attention/*physiology&lt;/KEYWORD&gt;&lt;KEYWORD&gt;Brain Mapping&lt;/KEYWORD&gt;&lt;KEYWORD&gt;Conditioning, Classical/*physiology&lt;/KEYWORD&gt;&lt;KEYWORD&gt;Discrimination Learning/physiology&lt;/KEYWORD&gt;&lt;KEYWORD&gt;Hippocampus/*physiology&lt;/KEYWORD&gt;&lt;KEYWORD&gt;Male&lt;/KEYWORD&gt;&lt;KEYWORD&gt;Mental Recall/*physiology&lt;/KEYWORD&gt;&lt;KEYWORD&gt;Neural Inhibition/*physiology&lt;/KEYWORD&gt;&lt;KEYWORD&gt;Rats&lt;/KEYWORD&gt;&lt;KEYWORD&gt;Reaction Time/physiology&lt;/KEYWORD&gt;&lt;KEYWORD&gt;Support, Non-U.S. Gov&amp;apos;t&lt;/KEYWORD&gt;&lt;KEYWORD&gt;Transfer (Psychology)&lt;/KEYWORD&gt;&lt;/KEYWORDS&gt;&lt;URL&gt;http://www.ncbi.nlm.nih.gov/entrez/query.fcgi?cmd=Retrieve&amp;amp;db=PubMed&amp;amp;dopt=Citation&amp;amp;list_uids=8447955&lt;/URL&gt;&lt;/MDL&gt;&lt;/Cite&gt;&lt;Cite&gt;&lt;Author&gt;Maren&lt;/Author&gt;&lt;Year&gt;1997&lt;/Year&gt;&lt;RecNum&gt;1051&lt;/RecNum&gt;&lt;MDL&gt;&lt;REFERENCE_TYPE&gt;0&lt;/REFERENCE_TYPE&gt;&lt;URL&gt;http://www.ncbi.nlm.nih.gov/cgi-bin/Entrez/referer?http://www.idealibrary.com/cgi-bin/links/citation/1074-7427/67/142&lt;/URL&gt;&lt;LABEL&gt;97229245&lt;/LABEL&gt;&lt;AUTHORS&gt;&lt;AUTHOR&gt;Maren, S.&lt;/AUTHOR&gt;&lt;AUTHOR&gt;Fanselow, M. S.&lt;/AUTHOR&gt;&lt;/AUTHORS&gt;&lt;TITLE&gt;Electrolytic lesions of the fimbria/fornix, dorsal hippocampus, or entorhinal cortex produce anterograde deficits in contextual fear conditioning in rats&lt;/TITLE&gt;&lt;KEYWORDS&gt;&lt;KEYWORD&gt;Animal&lt;/KEYWORD&gt;&lt;KEYWORD&gt;Conditioning (Psychology)/*physiology&lt;/KEYWORD&gt;&lt;KEYWORD&gt;Entorhinal Cortex/*physiology&lt;/KEYWORD&gt;&lt;KEYWORD&gt;Fear/*physiology&lt;/KEYWORD&gt;&lt;KEYWORD&gt;Hippocampus/*physiology&lt;/KEYWORD&gt;&lt;KEYWORD&gt;Male&lt;/KEYWORD&gt;&lt;KEYWORD&gt;Rats&lt;/KEYWORD&gt;&lt;KEYWORD&gt;Support, U.S. Gov&amp;apos;t, P.H.S.&lt;/KEYWORD&gt;&lt;/KEYWORDS&gt;&lt;SECONDARY_TITLE&gt;Neurobiol Learn Mem&lt;/SECONDARY_TITLE&gt;&lt;YEAR&gt;1997&lt;/YEAR&gt;&lt;VOLUME&gt;67&lt;/VOLUME&gt;&lt;NUMBER&gt;2&lt;/NUMBER&gt;&lt;PAGES&gt;142-9&lt;/PAGES&gt;&lt;/MDL&gt;&lt;/Cite&gt;&lt;Cite&gt;&lt;Author&gt;Jarrard&lt;/Author&gt;&lt;Year&gt;1993&lt;/Year&gt;&lt;RecNum&gt;17415&lt;/RecNum&gt;&lt;MDL&gt;&lt;REFERENCE_TYPE&gt;0&lt;/REFERENCE_TYPE&gt;&lt;ACCESSION_NUMBER&gt;8216164&lt;/ACCESSION_NUMBER&gt;&lt;VOLUME&gt;60&lt;/VOLUME&gt;&lt;NUMBER&gt;1&lt;/NUMBER&gt;&lt;YEAR&gt;1993&lt;/YEAR&gt;&lt;DATE&gt;Jul&lt;/DATE&gt;&lt;TITLE&gt;On the role of the hippocampus in learning and memory in the rat&lt;/TITLE&gt;&lt;PAGES&gt;9-26&lt;/PAGES&gt;&lt;AUTHOR_ADDRESS&gt;Department of Psychology, Washington and Lee University, Lexington, Virginia 24450.&lt;/AUTHOR_ADDRESS&gt;&lt;AUTHORS&gt;&lt;AUTHOR&gt;Jarrard, L. E.&lt;/AUTHOR&gt;&lt;/AUTHORS&gt;&lt;SECONDARY_TITLE&gt;Behav Neural Biol&lt;/SECONDARY_TITLE&gt;&lt;KEYWORDS&gt;&lt;KEYWORD&gt;Animals&lt;/KEYWORD&gt;&lt;KEYWORD&gt;Behavior, Animal&lt;/KEYWORD&gt;&lt;KEYWORD&gt;Comparative Study&lt;/KEYWORD&gt;&lt;KEYWORD&gt;Discrimination Learning/*physiology&lt;/KEYWORD&gt;&lt;KEYWORD&gt;Hippocampus/anatomy &amp;amp; histology/*physiology/surgery&lt;/KEYWORD&gt;&lt;KEYWORD&gt;Memory/*physiology&lt;/KEYWORD&gt;&lt;KEYWORD&gt;Neural Pathways/physiology&lt;/KEYWORD&gt;&lt;KEYWORD&gt;Rats&lt;/KEYWORD&gt;&lt;KEYWORD&gt;Research Support, U.S. Gov&amp;apos;t, Non-P.H.S.&lt;/KEYWORD&gt;&lt;KEYWORD&gt;Space Perception/physiology&lt;/KEYWORD&gt;&lt;/KEYWORDS&gt;&lt;URL&gt;http://www.ncbi.nlm.nih.gov/entrez/query.fcgi?cmd=Retrieve&amp;amp;db=PubMed&amp;amp;dopt=Citation&amp;amp;list_uids=8216164&lt;/URL&gt;&lt;/MDL&gt;&lt;/Cite&gt;&lt;Cite&gt;&lt;Author&gt;Rudy&lt;/Author&gt;&lt;Year&gt;2002&lt;/Year&gt;&lt;RecNum&gt;15853&lt;/RecNum&gt;&lt;MDL&gt;&lt;REFERENCE_TYPE&gt;0&lt;/REFERENCE_TYPE&gt;&lt;ACCESSION_NUMBER&gt;12148921&lt;/ACCESSION_NUMBER&gt;&lt;VOLUME&gt;116&lt;/VOLUME&gt;&lt;NUMBER&gt;4&lt;/NUMBER&gt;&lt;YEAR&gt;2002&lt;/YEAR&gt;&lt;DATE&gt;Aug&lt;/DATE&gt;&lt;TITLE&gt;Hippocampal formation supports conditioning to memory of a context&lt;/TITLE&gt;&lt;PAGES&gt;530-8&lt;/PAGES&gt;&lt;AUTHOR_ADDRESS&gt;Department of Psychology, University of Colorado, Boulder 80309, USA. jrudy@psych.colorado.edu&lt;/AUTHOR_ADDRESS&gt;&lt;AUTHORS&gt;&lt;AUTHOR&gt;Rudy, J. W.&lt;/AUTHOR&gt;&lt;AUTHOR&gt;Barrientos, R. M.&lt;/AUTHOR&gt;&lt;AUTHOR&gt;O&amp;apos;Reilly, R. C.&lt;/AUTHOR&gt;&lt;/AUTHORS&gt;&lt;SECONDARY_TITLE&gt;Behav Neurosci&lt;/SECONDARY_TITLE&gt;&lt;KEYWORDS&gt;&lt;KEYWORD&gt;Animals&lt;/KEYWORD&gt;&lt;KEYWORD&gt;Conditioning, Classical&lt;/KEYWORD&gt;&lt;KEYWORD&gt;Fear/*physiology&lt;/KEYWORD&gt;&lt;KEYWORD&gt;Hippocampus/anatomy &amp;amp; histology/*physiology&lt;/KEYWORD&gt;&lt;KEYWORD&gt;Male&lt;/KEYWORD&gt;&lt;KEYWORD&gt;Memory/*physiology&lt;/KEYWORD&gt;&lt;KEYWORD&gt;Rats&lt;/KEYWORD&gt;&lt;KEYWORD&gt;Rats, Long-Evans&lt;/KEYWORD&gt;&lt;KEYWORD&gt;Support, U.S. Gov&amp;apos;t, P.H.S.&lt;/KEYWORD&gt;&lt;/KEYWORDS&gt;&lt;URL&gt;http://www.ncbi.nlm.nih.gov/entrez/query.fcgi?cmd=Retrieve&amp;amp;db=PubMed&amp;amp;dopt=Citation&amp;amp;list_uids=12148921&lt;/URL&gt;&lt;/MDL&gt;&lt;/Cite&gt;&lt;Cite&gt;&lt;Author&gt;Holland&lt;/Author&gt;&lt;Year&gt;1999&lt;/Year&gt;&lt;RecNum&gt;6315&lt;/RecNum&gt;&lt;MDL&gt;&lt;REFERENCE_TYPE&gt;0&lt;/REFERENCE_TYPE&gt;&lt;AUTHORS&gt;&lt;AUTHOR&gt;Holland, P.C.&lt;/AUTHOR&gt;&lt;AUTHOR&gt;Bouton, M.E.&lt;/AUTHOR&gt;&lt;/AUTHORS&gt;&lt;YEAR&gt;1999&lt;/YEAR&gt;&lt;TITLE&gt;Hippocampus and context in classical conditioning&lt;/TITLE&gt;&lt;SECONDARY_TITLE&gt;Current Opinion in Neurobiology&lt;/SECONDARY_TITLE&gt;&lt;VOLUME&gt;9&lt;/VOLUME&gt;&lt;PAGES&gt;195-202&lt;/PAGES&gt;&lt;URL&gt;http://www.cognitive-science.net/Download/Download-St.Johann/Holland99.pdf&lt;/URL&gt;&lt;/MDL&gt;&lt;/Cite&gt;&lt;Cite&gt;&lt;Author&gt;Good&lt;/Author&gt;&lt;Year&gt;2002&lt;/Year&gt;&lt;RecNum&gt;8984&lt;/RecNum&gt;&lt;MDL&gt;&lt;REFERENCE_TYPE&gt;0&lt;/REFERENCE_TYPE&gt;&lt;AUTHORS&gt;&lt;AUTHOR&gt;Good, M.&lt;/AUTHOR&gt;&lt;/AUTHORS&gt;&lt;YEAR&gt;2002&lt;/YEAR&gt;&lt;TITLE&gt;Spatial memory and hippocampal function: where are we now?&lt;/TITLE&gt;&lt;SECONDARY_TITLE&gt;Psicol&amp;#xF3;gica&lt;/SECONDARY_TITLE&gt;&lt;VOLUME&gt;23&lt;/VOLUME&gt;&lt;PAGES&gt;109-138&lt;/PAGES&gt;&lt;/MDL&gt;&lt;/Cite&gt;&lt;/EndNote&gt;"/><field:param field:name="vnd.oasis.opendocument.field.id" field:value="81"/></field:fieldmark-start>[20-26, 28-30, 33, 34]<field:fieldmark-end/>, the most obvious explanation is that the lesions facilitated instrumental conditioning with delayed reinforcement by reducing competition from context–reinforcer associations that normally hinder the formation or expression of response–reinforcer associations.</text:p>
      <text:p text:style-name="P5"/>
      <text:p text:style-name="P5">Certain simple explanations of the present results can be ruled out. The delay-dependent impairment makes an explanation in terms of differences in primary motivation for the food <text:span text:style-name="T3">per se</text:span> unlikely, and the use of a control (inactive) lever means that differences in responding were not attributable to differences in general activity levels, but instead to the contingencies in force on the active lever. Our results also indicated that when there were programmed delays to reinforcement, H-lesioned animals experienced shorter response–reinforcer collection delays, partly because they collected the reinforcer more promptly than shams. This effect probably improved learning in the delay conditions. However, in addition to this effect, there was a further delay-dependent improvement exhibited by H-lesioned rats: even allowing for the shorter response–collection delays that they experienced, their instrumental learning was impaired less by delays than that of sham-operated controls.</text:p>
      <text:p text:style-name="P7"/>
      <text:p text:style-name="P5">The role of the hippocampus in learning an instrumental response with delayed reinforcement has been examined before, though in a very different way. Port <text:span text:style-name="T3">et al.</text:span> <field:fieldmark-start text:name="__Fieldmark__23463_1365475758" field:type="vnd.oasis.opendocument.field.UNHANDLED"><field:param field:name="vnd.oasis.opendocument.field.code" field:value=" ADDIN EN.CITE &lt;EndNote&gt;&lt;Cite ExcludeAuth=&quot;1&quot;&gt;&lt;Author&gt;Port&lt;/Author&gt;&lt;Year&gt;1993&lt;/Year&gt;&lt;RecNum&gt;15858&lt;/RecNum&gt;&lt;MDL&gt;&lt;REFERENCE_TYPE&gt;0&lt;/REFERENCE_TYPE&gt;&lt;ACCESSION_NUMBER&gt;8420633&lt;/ACCESSION_NUMBER&gt;&lt;VOLUME&gt;30&lt;/VOLUME&gt;&lt;NUMBER&gt;1-2&lt;/NUMBER&gt;&lt;YEAR&gt;1993&lt;/YEAR&gt;&lt;TITLE&gt;Hippocampal damage does not impair instrumental appetitive conditioning with delayed reinforcement&lt;/TITLE&gt;&lt;PAGES&gt;41-4&lt;/PAGES&gt;&lt;AUTHOR_ADDRESS&gt;Department of Psychology, Slippery Rock University, PA 16057.&lt;/AUTHOR_ADDRESS&gt;&lt;AUTHORS&gt;&lt;AUTHOR&gt;Port, R.&lt;/AUTHOR&gt;&lt;AUTHOR&gt;Curtis, K.&lt;/AUTHOR&gt;&lt;AUTHOR&gt;Inoue, C.&lt;/AUTHOR&gt;&lt;AUTHOR&gt;Briggs, J.&lt;/AUTHOR&gt;&lt;AUTHOR&gt;Seybold, K.&lt;/AUTHOR&gt;&lt;/AUTHORS&gt;&lt;SECONDARY_TITLE&gt;Brain Res Bull&lt;/SECONDARY_TITLE&gt;&lt;KEYWORDS&gt;&lt;KEYWORD&gt;Animals&lt;/KEYWORD&gt;&lt;KEYWORD&gt;Appetite/*physiology&lt;/KEYWORD&gt;&lt;KEYWORD&gt;Cerebral Cortex/pathology/*physiology&lt;/KEYWORD&gt;&lt;KEYWORD&gt;Conditioning, Operant/*physiology&lt;/KEYWORD&gt;&lt;KEYWORD&gt;Hippocampus/pathology/*physiology&lt;/KEYWORD&gt;&lt;KEYWORD&gt;Laterality&lt;/KEYWORD&gt;&lt;KEYWORD&gt;Male&lt;/KEYWORD&gt;&lt;KEYWORD&gt;Rats&lt;/KEYWORD&gt;&lt;KEYWORD&gt;Reference Values&lt;/KEYWORD&gt;&lt;KEYWORD&gt;*Reinforcement (Psychology)&lt;/KEYWORD&gt;&lt;/KEYWORDS&gt;&lt;URL&gt;http://www.ncbi.nlm.nih.gov/entrez/query.fcgi?cmd=Retrieve&amp;amp;db=PubMed&amp;amp;dopt=Citation&amp;amp;list_uids=8420633&lt;/URL&gt;&lt;/MDL&gt;&lt;/Cite&gt;&lt;/EndNote&gt;"/><field:param field:name="vnd.oasis.opendocument.field.id" field:value="81"/></field:fieldmark-start>[71]<field:fieldmark-end/> found that aspirative lesions of the dorsal hippocampus did not impair appetitive instrumental conditioning with delayed reinforcement. Numerically, lesioned rats <text:soft-page-break/>were slightly faster to learn (to reach a criterion number of reinforced responses) than shams, but the difference was not significant. This is certainly consistent with the present results, in which a delay-dependent improvement was seen as a result of excitotoxic lesions of the dorsal and ventral hippocampus. However, direct comparison is difficult. Firstly, the lesion extent was different. Secondly, aspirative lesions destroy not just overlying cortex but also fibres of passage (axons of non-hippocampal neurons traversing the hippocampus) <field:fieldmark-start text:name="__Fieldmark__23464_1365475758" field:type="vnd.oasis.opendocument.field.UNHANDLED"><field:param field:name="vnd.oasis.opendocument.field.code" field:value=" ADDIN EN.CITE &lt;EndNote&gt;&lt;Cite&gt;&lt;Author&gt;Jarrard&lt;/Author&gt;&lt;Year&gt;1993&lt;/Year&gt;&lt;RecNum&gt;15859&lt;/RecNum&gt;&lt;MDL&gt;&lt;REFERENCE_TYPE&gt;0&lt;/REFERENCE_TYPE&gt;&lt;ACCESSION_NUMBER&gt;8278020&lt;/ACCESSION_NUMBER&gt;&lt;VOLUME&gt;19&lt;/VOLUME&gt;&lt;NUMBER&gt;5&lt;/NUMBER&gt;&lt;YEAR&gt;1993&lt;/YEAR&gt;&lt;DATE&gt;Oct&lt;/DATE&gt;&lt;TITLE&gt;Selective excitotoxic pathology in the rat hippocampus&lt;/TITLE&gt;&lt;PAGES&gt;381-9&lt;/PAGES&gt;&lt;AUTHOR_ADDRESS&gt;Washington and Lee University, Lexington, Virginia.&lt;/AUTHOR_ADDRESS&gt;&lt;AUTHORS&gt;&lt;AUTHOR&gt;Jarrard, L. E.&lt;/AUTHOR&gt;&lt;AUTHOR&gt;Meldrum, B. S.&lt;/AUTHOR&gt;&lt;/AUTHORS&gt;&lt;SECONDARY_TITLE&gt;Neuropathol Appl Neurobiol&lt;/SECONDARY_TITLE&gt;&lt;KEYWORDS&gt;&lt;KEYWORD&gt;Animals&lt;/KEYWORD&gt;&lt;KEYWORD&gt;Brain/drug effects/pathology&lt;/KEYWORD&gt;&lt;KEYWORD&gt;Brain Damage, Chronic/*chemically induced/pathology&lt;/KEYWORD&gt;&lt;KEYWORD&gt;Cell Death&lt;/KEYWORD&gt;&lt;KEYWORD&gt;Comparative Study&lt;/KEYWORD&gt;&lt;KEYWORD&gt;Hippocampus/*drug effects/pathology&lt;/KEYWORD&gt;&lt;KEYWORD&gt;Ibotenic Acid/toxicity&lt;/KEYWORD&gt;&lt;KEYWORD&gt;Kainic Acid/toxicity&lt;/KEYWORD&gt;&lt;KEYWORD&gt;Male&lt;/KEYWORD&gt;&lt;KEYWORD&gt;N-Methylaspartate/toxicity&lt;/KEYWORD&gt;&lt;KEYWORD&gt;Nerve Degeneration&lt;/KEYWORD&gt;&lt;KEYWORD&gt;Neurotoxins/antagonists &amp;amp; inhibitors/*toxicity&lt;/KEYWORD&gt;&lt;KEYWORD&gt;Organ Specificity&lt;/KEYWORD&gt;&lt;KEYWORD&gt;Piperazines/pharmacology&lt;/KEYWORD&gt;&lt;KEYWORD&gt;Quisqualic Acid/toxicity&lt;/KEYWORD&gt;&lt;KEYWORD&gt;Rats&lt;/KEYWORD&gt;&lt;KEYWORD&gt;Rats, Sprague-Dawley&lt;/KEYWORD&gt;&lt;KEYWORD&gt;Support, U.S. Gov&amp;apos;t, Non-P.H.S.&lt;/KEYWORD&gt;&lt;KEYWORD&gt;Support, U.S. Gov&amp;apos;t, P.H.S.&lt;/KEYWORD&gt;&lt;/KEYWORDS&gt;&lt;URL&gt;http://www.ncbi.nlm.nih.gov/entrez/query.fcgi?cmd=Retrieve&amp;amp;db=PubMed&amp;amp;dopt=Citation&amp;amp;list_uids=8278020&lt;/URL&gt;&lt;/MDL&gt;&lt;/Cite&gt;&lt;/EndNote&gt;"/><field:param field:name="vnd.oasis.opendocument.field.id" field:value="81"/></field:fieldmark-start>[72]<field:fieldmark-end/>. Thirdly, the task used by Port <text:span text:style-name="T3">et al. </text:span><field:fieldmark-start text:name="__Fieldmark__23465_1365475758" field:type="vnd.oasis.opendocument.field.UNHANDLED"><field:param field:name="vnd.oasis.opendocument.field.code" field:value=" ADDIN EN.CITE &lt;EndNote&gt;&lt;Cite ExcludeAuth=&quot;1&quot;&gt;&lt;Author&gt;Port&lt;/Author&gt;&lt;Year&gt;1993&lt;/Year&gt;&lt;RecNum&gt;15858&lt;/RecNum&gt;&lt;MDL&gt;&lt;REFERENCE_TYPE&gt;0&lt;/REFERENCE_TYPE&gt;&lt;ACCESSION_NUMBER&gt;8420633&lt;/ACCESSION_NUMBER&gt;&lt;VOLUME&gt;30&lt;/VOLUME&gt;&lt;NUMBER&gt;1-2&lt;/NUMBER&gt;&lt;YEAR&gt;1993&lt;/YEAR&gt;&lt;TITLE&gt;Hippocampal damage does not impair instrumental appetitive conditioning with delayed reinforcement&lt;/TITLE&gt;&lt;PAGES&gt;41-4&lt;/PAGES&gt;&lt;AUTHOR_ADDRESS&gt;Department of Psychology, Slippery Rock University, PA 16057.&lt;/AUTHOR_ADDRESS&gt;&lt;AUTHORS&gt;&lt;AUTHOR&gt;Port, R.&lt;/AUTHOR&gt;&lt;AUTHOR&gt;Curtis, K.&lt;/AUTHOR&gt;&lt;AUTHOR&gt;Inoue, C.&lt;/AUTHOR&gt;&lt;AUTHOR&gt;Briggs, J.&lt;/AUTHOR&gt;&lt;AUTHOR&gt;Seybold, K.&lt;/AUTHOR&gt;&lt;/AUTHORS&gt;&lt;SECONDARY_TITLE&gt;Brain Res Bull&lt;/SECONDARY_TITLE&gt;&lt;KEYWORDS&gt;&lt;KEYWORD&gt;Animals&lt;/KEYWORD&gt;&lt;KEYWORD&gt;Appetite/*physiology&lt;/KEYWORD&gt;&lt;KEYWORD&gt;Cerebral Cortex/pathology/*physiology&lt;/KEYWORD&gt;&lt;KEYWORD&gt;Conditioning, Operant/*physiology&lt;/KEYWORD&gt;&lt;KEYWORD&gt;Hippocampus/pathology/*physiology&lt;/KEYWORD&gt;&lt;KEYWORD&gt;Laterality&lt;/KEYWORD&gt;&lt;KEYWORD&gt;Male&lt;/KEYWORD&gt;&lt;KEYWORD&gt;Rats&lt;/KEYWORD&gt;&lt;KEYWORD&gt;Reference Values&lt;/KEYWORD&gt;&lt;KEYWORD&gt;*Reinforcement (Psychology)&lt;/KEYWORD&gt;&lt;/KEYWORDS&gt;&lt;URL&gt;http://www.ncbi.nlm.nih.gov/entrez/query.fcgi?cmd=Retrieve&amp;amp;db=PubMed&amp;amp;dopt=Citation&amp;amp;list_uids=8420633&lt;/URL&gt;&lt;/MDL&gt;&lt;/Cite&gt;&lt;/EndNote&gt;"/><field:param field:name="vnd.oasis.opendocument.field.id" field:value="81"/></field:fieldmark-start>[71]<field:fieldmark-end/> was quite different to that used in the present study: lever presses led to the delivery of responses after a 5-s delay, while responses during the delay were not reinforced; thus, higher rates of responding inevitably reduced the action–outcome contingency. Fourthly, no other delays were tested and no zero-delay condition was used, so any delay-dependent changes would not have been apparent. Fifthly, no control lever was present, so that responding could only be compared across conditions (inferences from a single condition being potentially confounded with general activity levels). Finally, an autoshaping procedure was used to train the rats, and autoshaping is itself known to be impaired by hippocampal lesions <field:fieldmark-start text:name="__Fieldmark__23466_1365475758" field:type="vnd.oasis.opendocument.field.UNHANDLED"><field:param field:name="vnd.oasis.opendocument.field.code" field:value=" ADDIN EN.CITE &lt;EndNote&gt;&lt;Cite&gt;&lt;Author&gt;Richmond&lt;/Author&gt;&lt;Year&gt;2002&lt;/Year&gt;&lt;RecNum&gt;17423&lt;/RecNum&gt;&lt;MDL&gt;&lt;REFERENCE_TYPE&gt;0&lt;/REFERENCE_TYPE&gt;&lt;ACCESSION_NUMBER&gt;11844472&lt;/ACCESSION_NUMBER&gt;&lt;VOLUME&gt;928&lt;/VOLUME&gt;&lt;NUMBER&gt;1-2&lt;/NUMBER&gt;&lt;YEAR&gt;2002&lt;/YEAR&gt;&lt;DATE&gt;Feb 22&lt;/DATE&gt;&lt;TITLE&gt;Hippocampal lesions, contextual retrieval, and autoshaping in pigeons&lt;/TITLE&gt;&lt;PAGES&gt;60-8&lt;/PAGES&gt;&lt;AUTHOR_ADDRESS&gt;Department of Psychology, The Centre for Neuroscience, University of Otago, Dunedin, New Zealand.&lt;/AUTHOR_ADDRESS&gt;&lt;AUTHORS&gt;&lt;AUTHOR&gt;Richmond, J.&lt;/AUTHOR&gt;&lt;AUTHOR&gt;Colombo, M.&lt;/AUTHOR&gt;&lt;/AUTHORS&gt;&lt;SECONDARY_TITLE&gt;Brain Res&lt;/SECONDARY_TITLE&gt;&lt;KEYWORDS&gt;&lt;KEYWORD&gt;Animals&lt;/KEYWORD&gt;&lt;KEYWORD&gt;Behavior, Animal/physiology&lt;/KEYWORD&gt;&lt;KEYWORD&gt;Brain Injuries/pathology/physiopathology&lt;/KEYWORD&gt;&lt;KEYWORD&gt;Columbidae/anatomy &amp;amp; histology/*physiology&lt;/KEYWORD&gt;&lt;KEYWORD&gt;Conditioning, Operant/physiology&lt;/KEYWORD&gt;&lt;KEYWORD&gt;*Cues&lt;/KEYWORD&gt;&lt;KEYWORD&gt;Discrimination Learning/*physiology&lt;/KEYWORD&gt;&lt;KEYWORD&gt;Hippocampus/injuries/pathology/*physiopathology&lt;/KEYWORD&gt;&lt;KEYWORD&gt;Maze Learning/physiology&lt;/KEYWORD&gt;&lt;KEYWORD&gt;Memory Disorders/pathology/*physiopathology&lt;/KEYWORD&gt;&lt;KEYWORD&gt;Orientation/physiology&lt;/KEYWORD&gt;&lt;KEYWORD&gt;Photic Stimulation&lt;/KEYWORD&gt;&lt;KEYWORD&gt;Psychomotor Performance/*physiology&lt;/KEYWORD&gt;&lt;KEYWORD&gt;Research Support, Non-U.S. Gov&amp;apos;t&lt;/KEYWORD&gt;&lt;KEYWORD&gt;Space Perception/*physiology&lt;/KEYWORD&gt;&lt;/KEYWORDS&gt;&lt;URL&gt;http://www.ncbi.nlm.nih.gov/entrez/query.fcgi?cmd=Retrieve&amp;amp;db=PubMed&amp;amp;dopt=Citation&amp;amp;list_uids=11844472&lt;/URL&gt;&lt;/MDL&gt;&lt;/Cite&gt;&lt;Cite&gt;&lt;Author&gt;Reilly&lt;/Author&gt;&lt;Year&gt;1989&lt;/Year&gt;&lt;RecNum&gt;15837&lt;/RecNum&gt;&lt;MDL&gt;&lt;REFERENCE_TYPE&gt;0&lt;/REFERENCE_TYPE&gt;&lt;ACCESSION_NUMBER&gt;2765178&lt;/ACCESSION_NUMBER&gt;&lt;VOLUME&gt;103&lt;/VOLUME&gt;&lt;NUMBER&gt;4&lt;/NUMBER&gt;&lt;YEAR&gt;1989&lt;/YEAR&gt;&lt;DATE&gt;Aug&lt;/DATE&gt;&lt;TITLE&gt;Hippocampal lesions and associative learning in the pigeon&lt;/TITLE&gt;&lt;PAGES&gt;731-42&lt;/PAGES&gt;&lt;AUTHOR_ADDRESS&gt;Department of Psychology, University of York, Heslington, England.&lt;/AUTHOR_ADDRESS&gt;&lt;AUTHORS&gt;&lt;AUTHOR&gt;Reilly, S.&lt;/AUTHOR&gt;&lt;AUTHOR&gt;Good, M.&lt;/AUTHOR&gt;&lt;/AUTHORS&gt;&lt;SECONDARY_TITLE&gt;Behav Neurosci&lt;/SECONDARY_TITLE&gt;&lt;KEYWORDS&gt;&lt;KEYWORD&gt;Animals&lt;/KEYWORD&gt;&lt;KEYWORD&gt;Appetitive Behavior/physiology&lt;/KEYWORD&gt;&lt;KEYWORD&gt;Association Learning/*physiology&lt;/KEYWORD&gt;&lt;KEYWORD&gt;Brain Mapping&lt;/KEYWORD&gt;&lt;KEYWORD&gt;Conditioning, Classical/*physiology&lt;/KEYWORD&gt;&lt;KEYWORD&gt;Hippocampus/*physiology&lt;/KEYWORD&gt;&lt;KEYWORD&gt;Learning/*physiology&lt;/KEYWORD&gt;&lt;KEYWORD&gt;Mental Recall/physiology&lt;/KEYWORD&gt;&lt;KEYWORD&gt;Pigeons&lt;/KEYWORD&gt;&lt;KEYWORD&gt;Reinforcement Schedule&lt;/KEYWORD&gt;&lt;KEYWORD&gt;Support, Non-U.S. Gov&amp;apos;t&lt;/KEYWORD&gt;&lt;/KEYWORDS&gt;&lt;URL&gt;http://www.ncbi.nlm.nih.gov/entrez/query.fcgi?cmd=Retrieve&amp;amp;db=PubMed&amp;amp;dopt=Citation&amp;amp;list_uids=2765178&lt;/URL&gt;&lt;/MDL&gt;&lt;/Cite&gt;&lt;Cite&gt;&lt;Author&gt;Good&lt;/Author&gt;&lt;Year&gt;1991&lt;/Year&gt;&lt;RecNum&gt;15836&lt;/RecNum&gt;&lt;MDL&gt;&lt;REFERENCE_TYPE&gt;0&lt;/REFERENCE_TYPE&gt;&lt;ACCESSION_NUMBER&gt;1930720&lt;/ACCESSION_NUMBER&gt;&lt;VOLUME&gt;105&lt;/VOLUME&gt;&lt;NUMBER&gt;4&lt;/NUMBER&gt;&lt;YEAR&gt;1991&lt;/YEAR&gt;&lt;DATE&gt;Aug&lt;/DATE&gt;&lt;TITLE&gt;Conditioning and contextual retrieval in hippocampal rats&lt;/TITLE&gt;&lt;PAGES&gt;499-509&lt;/PAGES&gt;&lt;AUTHOR_ADDRESS&gt;Department of Psychology, University of York, Heslington, United Kingdom.&lt;/AUTHOR_ADDRESS&gt;&lt;AUTHORS&gt;&lt;AUTHOR&gt;Good, M.&lt;/AUTHOR&gt;&lt;AUTHOR&gt;Honey, R. C.&lt;/AUTHOR&gt;&lt;/AUTHORS&gt;&lt;SECONDARY_TITLE&gt;Behav Neurosci&lt;/SECONDARY_TITLE&gt;&lt;KEYWORDS&gt;&lt;KEYWORD&gt;Animals&lt;/KEYWORD&gt;&lt;KEYWORD&gt;Association Learning/*physiology&lt;/KEYWORD&gt;&lt;KEYWORD&gt;Attention/*physiology&lt;/KEYWORD&gt;&lt;KEYWORD&gt;Brain Mapping&lt;/KEYWORD&gt;&lt;KEYWORD&gt;Cerebral Cortex/physiology&lt;/KEYWORD&gt;&lt;KEYWORD&gt;Conditioning, Classical/*physiology&lt;/KEYWORD&gt;&lt;KEYWORD&gt;Cues&lt;/KEYWORD&gt;&lt;KEYWORD&gt;Discrimination Learning/physiology&lt;/KEYWORD&gt;&lt;KEYWORD&gt;Hippocampus/*physiology&lt;/KEYWORD&gt;&lt;KEYWORD&gt;Male&lt;/KEYWORD&gt;&lt;KEYWORD&gt;Mental Recall/*physiology&lt;/KEYWORD&gt;&lt;KEYWORD&gt;Rats&lt;/KEYWORD&gt;&lt;KEYWORD&gt;Support, Non-U.S. Gov&amp;apos;t&lt;/KEYWORD&gt;&lt;/KEYWORDS&gt;&lt;URL&gt;http://www.ncbi.nlm.nih.gov/entrez/query.fcgi?cmd=Retrieve&amp;amp;db=PubMed&amp;amp;dopt=Citation&amp;amp;list_uids=1930720&lt;/URL&gt;&lt;/MDL&gt;&lt;/Cite&gt;&lt;/EndNote&gt;"/><field:param field:name="vnd.oasis.opendocument.field.id" field:value="81"/></field:fieldmark-start>[32, 73, 74]<field:fieldmark-end/>, so this may have mitigated against finding an improvement in the lesioned group.</text:p>
      <text:h text:style-name="P22" text:outline-level="2">Contrasting the effects of hippocampal lesions on instrumental and Pavlovian conditioning involving delayed reinforcement</text:h>
      <text:p text:style-name="P5">Hippocampal lesions have also been found to affect Pavlovian conditioning involving temporally non-contiguous stimuli. Trace (non-contiguous) conditioning, described above, is clearly analogous to the instrumental conditioning task with delayed reinforcement used in the present study, which had response–reinforcer gaps <field:fieldmark-start text:name="__Fieldmark__23467_1365475758" field:type="vnd.oasis.opendocument.field.UNHANDLED"><field:param field:name="vnd.oasis.opendocument.field.code" field:value=" ADDIN EN.CITE &lt;EndNote&gt;&lt;Cite&gt;&lt;Author&gt;Mackintosh&lt;/Author&gt;&lt;Year&gt;1974&lt;/Year&gt;&lt;RecNum&gt;1950&lt;/RecNum&gt;&lt;MDL&gt;&lt;REFERENCE_TYPE&gt;1&lt;/REFERENCE_TYPE&gt;&lt;AUTHORS&gt;&lt;AUTHOR&gt;Mackintosh, N.J.&lt;/AUTHOR&gt;&lt;/AUTHORS&gt;&lt;YEAR&gt;1974&lt;/YEAR&gt;&lt;TITLE&gt;The Psychology of Animal Learning&lt;/TITLE&gt;&lt;PLACE_PUBLISHED&gt;London&lt;/PLACE_PUBLISHED&gt;&lt;PUBLISHER&gt;Academic Press&lt;/PUBLISHER&gt;&lt;/MDL&gt;&lt;/Cite&gt;&lt;/EndNote&gt;"/><field:param field:name="vnd.oasis.opendocument.field.id" field:value="81"/></field:fieldmark-start>[39]<field:fieldmark-end/>. Hippocampal lesions have been reported to impair trace conditioning to a discrete explicit CS, sparing delay (contiguous) conditioning <field:fieldmark-start text:name="__Fieldmark__23468_1365475758" field:type="vnd.oasis.opendocument.field.UNHANDLED"><field:param field:name="vnd.oasis.opendocument.field.code" field:value=" ADDIN EN.CITE &lt;EndNote&gt;&lt;Cite&gt;&lt;Author&gt;McEchron&lt;/Author&gt;&lt;Year&gt;1998&lt;/Year&gt;&lt;RecNum&gt;15841&lt;/RecNum&gt;&lt;MDL&gt;&lt;REFERENCE_TYPE&gt;0&lt;/REFERENCE_TYPE&gt;&lt;ACCESSION_NUMBER&gt;9882021&lt;/ACCESSION_NUMBER&gt;&lt;VOLUME&gt;8&lt;/VOLUME&gt;&lt;NUMBER&gt;6&lt;/NUMBER&gt;&lt;YEAR&gt;1998&lt;/YEAR&gt;&lt;TITLE&gt;Hippocampectomy disrupts auditory trace fear conditioning and contextual fear conditioning in the rat&lt;/TITLE&gt;&lt;PAGES&gt;638-46&lt;/PAGES&gt;&lt;AUTHOR_ADDRESS&gt;Department of Cell and Molecular Biology, Northwestern University Medical School, Chicago, Illinois 60611, USA.&lt;/AUTHOR_ADDRESS&gt;&lt;AUTHORS&gt;&lt;AUTHOR&gt;McEchron, M. D.&lt;/AUTHOR&gt;&lt;AUTHOR&gt;Bouwmeester, H.&lt;/AUTHOR&gt;&lt;AUTHOR&gt;Tseng, W.&lt;/AUTHOR&gt;&lt;AUTHOR&gt;Weiss, C.&lt;/AUTHOR&gt;&lt;AUTHOR&gt;Disterhoft, J. F.&lt;/AUTHOR&gt;&lt;/AUTHORS&gt;&lt;SECONDARY_TITLE&gt;Hippocampus&lt;/SECONDARY_TITLE&gt;&lt;KEYWORDS&gt;&lt;KEYWORD&gt;Acoustic Stimulation&lt;/KEYWORD&gt;&lt;KEYWORD&gt;Animals&lt;/KEYWORD&gt;&lt;KEYWORD&gt;*Brain Mapping&lt;/KEYWORD&gt;&lt;KEYWORD&gt;Conditioning, Classical/*physiology&lt;/KEYWORD&gt;&lt;KEYWORD&gt;Corpus Callosum/physiology&lt;/KEYWORD&gt;&lt;KEYWORD&gt;Crosses, Genetic&lt;/KEYWORD&gt;&lt;KEYWORD&gt;Electroshock&lt;/KEYWORD&gt;&lt;KEYWORD&gt;Fear/*physiology&lt;/KEYWORD&gt;&lt;KEYWORD&gt;Hippocampus/*physiology&lt;/KEYWORD&gt;&lt;KEYWORD&gt;Motor Activity&lt;/KEYWORD&gt;&lt;KEYWORD&gt;Neocortex/physiology&lt;/KEYWORD&gt;&lt;KEYWORD&gt;Rats&lt;/KEYWORD&gt;&lt;KEYWORD&gt;Rats, Inbred BN&lt;/KEYWORD&gt;&lt;KEYWORD&gt;Rats, Inbred F344&lt;/KEYWORD&gt;&lt;KEYWORD&gt;Reaction Time&lt;/KEYWORD&gt;&lt;KEYWORD&gt;Reference Values&lt;/KEYWORD&gt;&lt;KEYWORD&gt;Support, U.S. Gov&amp;apos;t, P.H.S.&lt;/KEYWORD&gt;&lt;/KEYWORDS&gt;&lt;URL&gt;http://www.ncbi.nlm.nih.gov/entrez/query.fcgi?cmd=Retrieve&amp;amp;db=PubMed&amp;amp;dopt=Citation&amp;amp;list_uids=9882021&lt;/URL&gt;&lt;/MDL&gt;&lt;/Cite&gt;&lt;Cite&gt;&lt;Author&gt;McEchron&lt;/Author&gt;&lt;Year&gt;1999&lt;/Year&gt;&lt;RecNum&gt;15842&lt;/RecNum&gt;&lt;MDL&gt;&lt;REFERENCE_TYPE&gt;0&lt;/REFERENCE_TYPE&gt;&lt;ACCESSION_NUMBER&gt;10495020&lt;/ACCESSION_NUMBER&gt;&lt;VOLUME&gt;9&lt;/VOLUME&gt;&lt;NUMBER&gt;4&lt;/NUMBER&gt;&lt;YEAR&gt;1999&lt;/YEAR&gt;&lt;TITLE&gt;Hippocampal encoding of non-spatial trace conditioning&lt;/TITLE&gt;&lt;PAGES&gt;385-96&lt;/PAGES&gt;&lt;AUTHOR_ADDRESS&gt;Department of Cell and Molecular Biology, Northwestern University Medical School, Chicago, Illinois 60611, USA. jdisterhoft@nwu.edu&lt;/AUTHOR_ADDRESS&gt;&lt;AUTHORS&gt;&lt;AUTHOR&gt;McEchron, M. D.&lt;/AUTHOR&gt;&lt;AUTHOR&gt;Disterhoft, J. F.&lt;/AUTHOR&gt;&lt;/AUTHORS&gt;&lt;SECONDARY_TITLE&gt;Hippocampus&lt;/SECONDARY_TITLE&gt;&lt;KEYWORDS&gt;&lt;KEYWORD&gt;Animals&lt;/KEYWORD&gt;&lt;KEYWORD&gt;Conditioning, Eyelid/*physiology&lt;/KEYWORD&gt;&lt;KEYWORD&gt;Hippocampus/cytology/*physiology&lt;/KEYWORD&gt;&lt;KEYWORD&gt;Pyramidal Cells/*physiology&lt;/KEYWORD&gt;&lt;KEYWORD&gt;Support, U.S. Gov&amp;apos;t, P.H.S.&lt;/KEYWORD&gt;&lt;KEYWORD&gt;Time Factors&lt;/KEYWORD&gt;&lt;/KEYWORDS&gt;&lt;URL&gt;http://www.ncbi.nlm.nih.gov/entrez/query.fcgi?cmd=Retrieve&amp;amp;db=PubMed&amp;amp;dopt=Citation&amp;amp;list_uids=10495020&lt;/URL&gt;&lt;/MDL&gt;&lt;/Cite&gt;&lt;Cite&gt;&lt;Author&gt;Weiss&lt;/Author&gt;&lt;Year&gt;1999&lt;/Year&gt;&lt;RecNum&gt;15855&lt;/RecNum&gt;&lt;MDL&gt;&lt;REFERENCE_TYPE&gt;0&lt;/REFERENCE_TYPE&gt;&lt;ACCESSION_NUMBER&gt;10512579&lt;/ACCESSION_NUMBER&gt;&lt;VOLUME&gt;99&lt;/VOLUME&gt;&lt;NUMBER&gt;2&lt;/NUMBER&gt;&lt;YEAR&gt;1999&lt;/YEAR&gt;&lt;DATE&gt;Mar&lt;/DATE&gt;&lt;TITLE&gt;Hippocampal lesions prevent trace eyeblink conditioning in the freely moving rat&lt;/TITLE&gt;&lt;PAGES&gt;123-32&lt;/PAGES&gt;&lt;AUTHOR_ADDRESS&gt;Department of Cell and Molecular Biology, Northwestern University Medical School, Chicago, IL 60611, USA. cweiss@nwu.edu&lt;/AUTHOR_ADDRESS&gt;&lt;AUTHORS&gt;&lt;AUTHOR&gt;Weiss, C.&lt;/AUTHOR&gt;&lt;AUTHOR&gt;Bouwmeester, H.&lt;/AUTHOR&gt;&lt;AUTHOR&gt;Power, J. M.&lt;/AUTHOR&gt;&lt;AUTHOR&gt;Disterhoft, J. F.&lt;/AUTHOR&gt;&lt;/AUTHORS&gt;&lt;SECONDARY_TITLE&gt;Behav Brain Res&lt;/SECONDARY_TITLE&gt;&lt;KEYWORDS&gt;&lt;KEYWORD&gt;Adaptation, Physiological/physiology&lt;/KEYWORD&gt;&lt;KEYWORD&gt;Animals&lt;/KEYWORD&gt;&lt;KEYWORD&gt;Blinking/*physiology&lt;/KEYWORD&gt;&lt;KEYWORD&gt;Conditioning, Operant/*physiology&lt;/KEYWORD&gt;&lt;KEYWORD&gt;Electromyography&lt;/KEYWORD&gt;&lt;KEYWORD&gt;Hippocampus/anatomy &amp;amp; histology/*physiology&lt;/KEYWORD&gt;&lt;KEYWORD&gt;Hybridization, Genetic&lt;/KEYWORD&gt;&lt;KEYWORD&gt;Male&lt;/KEYWORD&gt;&lt;KEYWORD&gt;Rats&lt;/KEYWORD&gt;&lt;KEYWORD&gt;Rats, Inbred BN&lt;/KEYWORD&gt;&lt;KEYWORD&gt;Rats, Inbred F344&lt;/KEYWORD&gt;&lt;KEYWORD&gt;Support, Non-U.S. Gov&amp;apos;t&lt;/KEYWORD&gt;&lt;KEYWORD&gt;Support, U.S. Gov&amp;apos;t, P.H.S.&lt;/KEYWORD&gt;&lt;KEYWORD&gt;Time Factors&lt;/KEYWORD&gt;&lt;/KEYWORDS&gt;&lt;URL&gt;http://www.ncbi.nlm.nih.gov/entrez/query.fcgi?cmd=Retrieve&amp;amp;db=PubMed&amp;amp;dopt=Citation&amp;amp;list_uids=10512579&lt;/URL&gt;&lt;/MDL&gt;&lt;/Cite&gt;&lt;Cite&gt;&lt;Author&gt;Christian&lt;/Author&gt;&lt;Year&gt;2003&lt;/Year&gt;&lt;RecNum&gt;15856&lt;/RecNum&gt;&lt;MDL&gt;&lt;REFERENCE_TYPE&gt;0&lt;/REFERENCE_TYPE&gt;&lt;ACCESSION_NUMBER&gt;14657256&lt;/ACCESSION_NUMBER&gt;&lt;VOLUME&gt;10&lt;/VOLUME&gt;&lt;NUMBER&gt;6&lt;/NUMBER&gt;&lt;YEAR&gt;2003&lt;/YEAR&gt;&lt;DATE&gt;Nov-Dec&lt;/DATE&gt;&lt;TITLE&gt;Neural substrates of eyeblink conditioning: acquisition and retention&lt;/TITLE&gt;&lt;PAGES&gt;427-55&lt;/PAGES&gt;&lt;AUTHOR_ADDRESS&gt;Neuroscience Program, University of Southern California, Los Angeles, California 90089-2520, USA. kimc@neuro.usc.edu&lt;/AUTHOR_ADDRESS&gt;&lt;AUTHORS&gt;&lt;AUTHOR&gt;Christian, K. M.&lt;/AUTHOR&gt;&lt;AUTHOR&gt;Thompson, R. F.&lt;/AUTHOR&gt;&lt;/AUTHORS&gt;&lt;SECONDARY_TITLE&gt;Learn Mem&lt;/SECONDARY_TITLE&gt;&lt;KEYWORDS&gt;&lt;KEYWORD&gt;Animals&lt;/KEYWORD&gt;&lt;KEYWORD&gt;Association Learning/physiology&lt;/KEYWORD&gt;&lt;KEYWORD&gt;Avoidance Learning/physiology&lt;/KEYWORD&gt;&lt;KEYWORD&gt;Blinking/*physiology&lt;/KEYWORD&gt;&lt;KEYWORD&gt;Brain/physiology&lt;/KEYWORD&gt;&lt;KEYWORD&gt;Cerebellum/*physiology&lt;/KEYWORD&gt;&lt;KEYWORD&gt;Conditioning, Classical/*physiology&lt;/KEYWORD&gt;&lt;KEYWORD&gt;Hippocampus/*physiology&lt;/KEYWORD&gt;&lt;KEYWORD&gt;Human&lt;/KEYWORD&gt;&lt;KEYWORD&gt;Long-Term Potentiation&lt;/KEYWORD&gt;&lt;KEYWORD&gt;Membrane Potentials&lt;/KEYWORD&gt;&lt;KEYWORD&gt;Memory/*physiology&lt;/KEYWORD&gt;&lt;KEYWORD&gt;Neural Pathways/physiology&lt;/KEYWORD&gt;&lt;KEYWORD&gt;Protein Kinase C/metabolism&lt;/KEYWORD&gt;&lt;KEYWORD&gt;Retention (Psychology)/*physiology&lt;/KEYWORD&gt;&lt;KEYWORD&gt;Support, Non-U.S. Gov&amp;apos;t&lt;/KEYWORD&gt;&lt;KEYWORD&gt;Support, U.S. Gov&amp;apos;t, Non-P.H.S.&lt;/KEYWORD&gt;&lt;KEYWORD&gt;Support, U.S. Gov&amp;apos;t, P.H.S.&lt;/KEYWORD&gt;&lt;/KEYWORDS&gt;&lt;URL&gt;http://www.ncbi.nlm.nih.gov/entrez/query.fcgi?cmd=Retrieve&amp;amp;db=PubMed&amp;amp;dopt=Citation&amp;amp;list_uids=14657256&lt;/URL&gt;&lt;/MDL&gt;&lt;/Cite&gt;&lt;Cite&gt;&lt;Author&gt;Shors&lt;/Author&gt;&lt;Year&gt;2004&lt;/Year&gt;&lt;RecNum&gt;17430&lt;/RecNum&gt;&lt;MDL&gt;&lt;REFERENCE_TYPE&gt;0&lt;/REFERENCE_TYPE&gt;&lt;ACCESSION_NUMBER&gt;15111006&lt;/ACCESSION_NUMBER&gt;&lt;VOLUME&gt;27&lt;/VOLUME&gt;&lt;NUMBER&gt;5&lt;/NUMBER&gt;&lt;YEAR&gt;2004&lt;/YEAR&gt;&lt;DATE&gt;May&lt;/DATE&gt;&lt;TITLE&gt;Memory traces of trace memories: neurogenesis, synaptogenesis and awareness&lt;/TITLE&gt;&lt;PAGES&gt;250-6&lt;/PAGES&gt;&lt;AUTHOR_ADDRESS&gt;Department of Psychology, Center for Collaborative Neuroscience, Rutgers University, 152 Frelinghuysen Road, Piscataway, NJ 08854, USA. shors@rci.rutgers.edu&lt;/AUTHOR_ADDRESS&gt;&lt;AUTHORS&gt;&lt;AUTHOR&gt;Shors, T. J.&lt;/AUTHOR&gt;&lt;/AUTHORS&gt;&lt;SECONDARY_TITLE&gt;Trends Neurosci&lt;/SECONDARY_TITLE&gt;&lt;KEYWORDS&gt;&lt;KEYWORD&gt;Animals&lt;/KEYWORD&gt;&lt;KEYWORD&gt;Association Learning/*physiology&lt;/KEYWORD&gt;&lt;KEYWORD&gt;Awareness/*physiology&lt;/KEYWORD&gt;&lt;KEYWORD&gt;Conditioning (Psychology)/*physiology&lt;/KEYWORD&gt;&lt;KEYWORD&gt;Hippocampus/physiology&lt;/KEYWORD&gt;&lt;KEYWORD&gt;Humans&lt;/KEYWORD&gt;&lt;KEYWORD&gt;Mental Recall/*physiology&lt;/KEYWORD&gt;&lt;KEYWORD&gt;Neuronal Plasticity/physiology&lt;/KEYWORD&gt;&lt;KEYWORD&gt;Research Support, U.S. Gov&amp;apos;t, Non-P.H.S.&lt;/KEYWORD&gt;&lt;KEYWORD&gt;Research Support, U.S. Gov&amp;apos;t, P.H.S.&lt;/KEYWORD&gt;&lt;KEYWORD&gt;Retention (Psychology)/*physiology&lt;/KEYWORD&gt;&lt;KEYWORD&gt;Synapses/*physiology&lt;/KEYWORD&gt;&lt;KEYWORD&gt;Time Factors&lt;/KEYWORD&gt;&lt;/KEYWORDS&gt;&lt;URL&gt;http://www.ncbi.nlm.nih.gov/entrez/query.fcgi?cmd=Retrieve&amp;amp;db=PubMed&amp;amp;dopt=Citation&amp;amp;list_uids=15111006&lt;/URL&gt;&lt;/MDL&gt;&lt;/Cite&gt;&lt;Cite&gt;&lt;Author&gt;Beylin&lt;/Author&gt;&lt;Year&gt;2001&lt;/Year&gt;&lt;RecNum&gt;15839&lt;/RecNum&gt;&lt;MDL&gt;&lt;REFERENCE_TYPE&gt;0&lt;/REFERENCE_TYPE&gt;&lt;ACCESSION_NUMBER&gt;11726247&lt;/ACCESSION_NUMBER&gt;&lt;VOLUME&gt;76&lt;/VOLUME&gt;&lt;NUMBER&gt;3&lt;/NUMBER&gt;&lt;YEAR&gt;2001&lt;/YEAR&gt;&lt;DATE&gt;Nov&lt;/DATE&gt;&lt;TITLE&gt;The role of the hippocampus in trace conditioning: temporal discontinuity or task difficulty?&lt;/TITLE&gt;&lt;PAGES&gt;447-61&lt;/PAGES&gt;&lt;AUTHOR_ADDRESS&gt;Department of Psychology and Program in Neuroscience, Princeton University, Princeton, New Jersey, USA.&lt;/AUTHOR_ADDRESS&gt;&lt;AUTHORS&gt;&lt;AUTHOR&gt;Beylin, A. V.&lt;/AUTHOR&gt;&lt;AUTHOR&gt;Gandhi, C. C.&lt;/AUTHOR&gt;&lt;AUTHOR&gt;Wood, G. E.&lt;/AUTHOR&gt;&lt;AUTHOR&gt;Talk, A. C.&lt;/AUTHOR&gt;&lt;AUTHOR&gt;Matzel, L. D.&lt;/AUTHOR&gt;&lt;AUTHOR&gt;Shors, T. J.&lt;/AUTHOR&gt;&lt;/AUTHORS&gt;&lt;SECONDARY_TITLE&gt;Neurobiol Learn Mem&lt;/SECONDARY_TITLE&gt;&lt;KEYWORDS&gt;&lt;KEYWORD&gt;Animals&lt;/KEYWORD&gt;&lt;KEYWORD&gt;Association Learning/physiology&lt;/KEYWORD&gt;&lt;KEYWORD&gt;Conditioning, Eyelid/*physiology&lt;/KEYWORD&gt;&lt;KEYWORD&gt;Hippocampus/pathology/*physiology&lt;/KEYWORD&gt;&lt;KEYWORD&gt;Male&lt;/KEYWORD&gt;&lt;KEYWORD&gt;Rats&lt;/KEYWORD&gt;&lt;KEYWORD&gt;Rats, Sprague-Dawley&lt;/KEYWORD&gt;&lt;KEYWORD&gt;Support, Non-U.S. Gov&amp;apos;t&lt;/KEYWORD&gt;&lt;KEYWORD&gt;Support, U.S. Gov&amp;apos;t, Non-P.H.S.&lt;/KEYWORD&gt;&lt;KEYWORD&gt;Support, U.S. Gov&amp;apos;t, P.H.S.&lt;/KEYWORD&gt;&lt;KEYWORD&gt;Time Factors&lt;/KEYWORD&gt;&lt;/KEYWORDS&gt;&lt;URL&gt;http://www.ncbi.nlm.nih.gov/entrez/query.fcgi?cmd=Retrieve&amp;amp;db=PubMed&amp;amp;dopt=Citation&amp;amp;list_uids=11726247&lt;/URL&gt;&lt;/MDL&gt;&lt;/Cite&gt;&lt;Cite&gt;&lt;Author&gt;Solomon&lt;/Author&gt;&lt;Year&gt;1986&lt;/Year&gt;&lt;RecNum&gt;17436&lt;/RecNum&gt;&lt;MDL&gt;&lt;REFERENCE_TYPE&gt;0&lt;/REFERENCE_TYPE&gt;&lt;ACCESSION_NUMBER&gt;3778636&lt;/ACCESSION_NUMBER&gt;&lt;VOLUME&gt;100&lt;/VOLUME&gt;&lt;NUMBER&gt;5&lt;/NUMBER&gt;&lt;YEAR&gt;1986&lt;/YEAR&gt;&lt;DATE&gt;Oct&lt;/DATE&gt;&lt;TITLE&gt;Hippocampus and trace conditioning of the rabbit&amp;apos;s classically conditioned nictitating membrane response&lt;/TITLE&gt;&lt;PAGES&gt;729-44&lt;/PAGES&gt;&lt;AUTHORS&gt;&lt;AUTHOR&gt;Solomon, P. R.&lt;/AUTHOR&gt;&lt;AUTHOR&gt;Vander Schaaf, E. R.&lt;/AUTHOR&gt;&lt;AUTHOR&gt;Thompson, R. F.&lt;/AUTHOR&gt;&lt;AUTHOR&gt;Weisz, D. J.&lt;/AUTHOR&gt;&lt;/AUTHORS&gt;&lt;SECONDARY_TITLE&gt;Behav Neurosci&lt;/SECONDARY_TITLE&gt;&lt;KEYWORDS&gt;&lt;KEYWORD&gt;Animals&lt;/KEYWORD&gt;&lt;KEYWORD&gt;Brain Mapping&lt;/KEYWORD&gt;&lt;KEYWORD&gt;Cerebral Cortex/physiology&lt;/KEYWORD&gt;&lt;KEYWORD&gt;Conditioning, Classical/*physiology&lt;/KEYWORD&gt;&lt;KEYWORD&gt;Conditioning, Eyelid/*physiology&lt;/KEYWORD&gt;&lt;KEYWORD&gt;Gyrus Cinguli/physiology&lt;/KEYWORD&gt;&lt;KEYWORD&gt;Hippocampus/*physiology&lt;/KEYWORD&gt;&lt;KEYWORD&gt;Limbic System/physiology&lt;/KEYWORD&gt;&lt;KEYWORD&gt;Nictitating Membrane&lt;/KEYWORD&gt;&lt;KEYWORD&gt;Rabbits&lt;/KEYWORD&gt;&lt;KEYWORD&gt;Research Support, Non-U.S. Gov&amp;apos;t&lt;/KEYWORD&gt;&lt;KEYWORD&gt;Research Support, U.S. Gov&amp;apos;t, Non-P.H.S.&lt;/KEYWORD&gt;&lt;KEYWORD&gt;Research Support, U.S. Gov&amp;apos;t, P.H.S.&lt;/KEYWORD&gt;&lt;KEYWORD&gt;Sound&lt;/KEYWORD&gt;&lt;KEYWORD&gt;Touch&lt;/KEYWORD&gt;&lt;/KEYWORDS&gt;&lt;URL&gt;http://www.ncbi.nlm.nih.gov/entrez/query.fcgi?cmd=Retrieve&amp;amp;db=PubMed&amp;amp;dopt=Citation&amp;amp;list_uids=3778636&lt;/URL&gt;&lt;/MDL&gt;&lt;/Cite&gt;&lt;/EndNote&gt;"/><field:param field:name="vnd.oasis.opendocument.field.id" field:value="81"/></field:fieldmark-start>[40, 41, 44, 75-78]<field:fieldmark-end/>. Trace discrimination learning can also be impaired by hippocampal lesions <field:fieldmark-start text:name="__Fieldmark__23469_1365475758" field:type="vnd.oasis.opendocument.field.UNHANDLED"><field:param field:name="vnd.oasis.opendocument.field.code" field:value=" ADDIN EN.CITE &lt;EndNote&gt;&lt;Cite&gt;&lt;Author&gt;Schmitt&lt;/Author&gt;&lt;Year&gt;2004&lt;/Year&gt;&lt;RecNum&gt;17429&lt;/RecNum&gt;&lt;MDL&gt;&lt;REFERENCE_TYPE&gt;0&lt;/REFERENCE_TYPE&gt;&lt;ACCESSION_NUMBER&gt;15317854&lt;/ACCESSION_NUMBER&gt;&lt;VOLUME&gt;24&lt;/VOLUME&gt;&lt;NUMBER&gt;33&lt;/NUMBER&gt;&lt;YEAR&gt;2004&lt;/YEAR&gt;&lt;DATE&gt;Aug 18&lt;/DATE&gt;&lt;TITLE&gt;The role of hippocampal glutamate receptor-A-dependent synaptic plasticity in conditional learning: the importance of spatiotemporal discontiguity&lt;/TITLE&gt;&lt;PAGES&gt;7277-82&lt;/PAGES&gt;&lt;AUTHOR_ADDRESS&gt;Department of Experimental Psychology, University of Oxford, Oxford OX1 3UD, United Kingdom.&lt;/AUTHOR_ADDRESS&gt;&lt;AUTHORS&gt;&lt;AUTHOR&gt;Schmitt, W. B.&lt;/AUTHOR&gt;&lt;AUTHOR&gt;Arianpour, R.&lt;/AUTHOR&gt;&lt;AUTHOR&gt;Deacon, R. M.&lt;/AUTHOR&gt;&lt;AUTHOR&gt;Seeburg, P. H.&lt;/AUTHOR&gt;&lt;AUTHOR&gt;Sprengel, R.&lt;/AUTHOR&gt;&lt;AUTHOR&gt;Rawlins, J. N.&lt;/AUTHOR&gt;&lt;AUTHOR&gt;Bannerman, D. M.&lt;/AUTHOR&gt;&lt;/AUTHORS&gt;&lt;SECONDARY_TITLE&gt;J Neurosci&lt;/SECONDARY_TITLE&gt;&lt;KEYWORDS&gt;&lt;KEYWORD&gt;Animals&lt;/KEYWORD&gt;&lt;KEYWORD&gt;Female&lt;/KEYWORD&gt;&lt;KEYWORD&gt;Hippocampus/anatomy &amp;amp; histology/*physiology&lt;/KEYWORD&gt;&lt;KEYWORD&gt;Maze Learning/*physiology&lt;/KEYWORD&gt;&lt;KEYWORD&gt;Mice&lt;/KEYWORD&gt;&lt;KEYWORD&gt;Mice, Inbred C57BL&lt;/KEYWORD&gt;&lt;KEYWORD&gt;Mice, Knockout&lt;/KEYWORD&gt;&lt;KEYWORD&gt;*Neuronal Plasticity&lt;/KEYWORD&gt;&lt;KEYWORD&gt;Receptors, AMPA/genetics/*physiology&lt;/KEYWORD&gt;&lt;KEYWORD&gt;Research Support, Non-U.S. Gov&amp;apos;t&lt;/KEYWORD&gt;&lt;KEYWORD&gt;Reward&lt;/KEYWORD&gt;&lt;KEYWORD&gt;Synaptic Transmission&lt;/KEYWORD&gt;&lt;/KEYWORDS&gt;&lt;URL&gt;http://www.ncbi.nlm.nih.gov/entrez/query.fcgi?cmd=Retrieve&amp;amp;db=PubMed&amp;amp;dopt=Citation&amp;amp;list_uids=15317854&lt;/URL&gt;&lt;/MDL&gt;&lt;/Cite&gt;&lt;/EndNote&gt;"/><field:param field:name="vnd.oasis.opendocument.field.id" field:value="81"/></field:fieldmark-start>[79]<field:fieldmark-end/>. Thus, hippocampal lesions appear to impair the acquisition of a Pavlovian CR when there is a gap between CS and US. Indeed, it has been suggested that the hippocampus is particularly important for associating discontiguous events — that is, when there is a temporal, or indeed spatial, discontiguity or gap between two events to be associated <field:fieldmark-start text:name="__Fieldmark__23470_1365475758" field:type="vnd.oasis.opendocument.field.UNHANDLED"><field:param field:name="vnd.oasis.opendocument.field.code" field:value=" ADDIN EN.CITE &lt;EndNote&gt;&lt;Cite&gt;&lt;Author&gt;Wallenstein&lt;/Author&gt;&lt;Year&gt;1998&lt;/Year&gt;&lt;RecNum&gt;7904&lt;/RecNum&gt;&lt;MDL&gt;&lt;REFERENCE_TYPE&gt;0&lt;/REFERENCE_TYPE&gt;&lt;ACCESSION_NUMBER&gt;9720595&lt;/ACCESSION_NUMBER&gt;&lt;VOLUME&gt;21&lt;/VOLUME&gt;&lt;NUMBER&gt;8&lt;/NUMBER&gt;&lt;YEAR&gt;1998&lt;/YEAR&gt;&lt;DATE&gt;Aug&lt;/DATE&gt;&lt;TITLE&gt;The hippocampus as an associator of discontiguous events&lt;/TITLE&gt;&lt;PAGES&gt;317-23&lt;/PAGES&gt;&lt;AUTHOR_ADDRESS&gt;Dept of Psychology, Harvard University, Cambridge, MA 02138, USA.&lt;/AUTHOR_ADDRESS&gt;&lt;AUTHORS&gt;&lt;AUTHOR&gt;Wallenstein, G. V.&lt;/AUTHOR&gt;&lt;AUTHOR&gt;Eichenbaum, H.&lt;/AUTHOR&gt;&lt;AUTHOR&gt;Hasselmo, M. E.&lt;/AUTHOR&gt;&lt;/AUTHORS&gt;&lt;SECONDARY_TITLE&gt;Trends Neurosci&lt;/SECONDARY_TITLE&gt;&lt;KEYWORDS&gt;&lt;KEYWORD&gt;Animal&lt;/KEYWORD&gt;&lt;KEYWORD&gt;Behavior/physiology&lt;/KEYWORD&gt;&lt;KEYWORD&gt;Electrophysiology&lt;/KEYWORD&gt;&lt;KEYWORD&gt;Hippocampus/*physiology&lt;/KEYWORD&gt;&lt;KEYWORD&gt;Human&lt;/KEYWORD&gt;&lt;KEYWORD&gt;Support, Non-U.S. Gov&amp;apos;t&lt;/KEYWORD&gt;&lt;KEYWORD&gt;Support, U.S. Gov&amp;apos;t, P.H.S.&lt;/KEYWORD&gt;&lt;/KEYWORDS&gt;&lt;URL&gt;http://www.ncbi.nlm.nih.gov/entrez/query.fcgi?cmd=Retrieve&amp;amp;db=PubMed&amp;amp;dopt=Citation&amp;amp;list_uids=9720595&lt;/URL&gt;&lt;/MDL&gt;&lt;/Cite&gt;&lt;/EndNote&gt;"/><field:param field:name="vnd.oasis.opendocument.field.id" field:value="81"/></field:fieldmark-start>[80]<field:fieldmark-end/>. In the current study, however, hippocampal lesions delay-dependently facilitated (relative to shams) the acquisition of an instrumental response when there was a gap between action and outcome. What accounts for these apparently contradictory results?</text:p>
      <text:p text:style-name="P5"/>
      <text:p text:style-name="P5">Firstly, the neural differences between trace and delay conditioning may be not as great as it first seems. The fact that hippocampal lesions have often been shown to impair trace conditioning, but not delay conditioning, may be because trace conditioning is more difficult. If delay conditioning is rendered as hard as trace conditioning by extending the delay (‘long-delay conditioning’), the hippocampus is required <field:fieldmark-start text:name="__Fieldmark__23471_1365475758" field:type="vnd.oasis.opendocument.field.UNHANDLED"><field:param field:name="vnd.oasis.opendocument.field.code" field:value=" ADDIN EN.CITE &lt;EndNote&gt;&lt;Cite&gt;&lt;Author&gt;Beylin&lt;/Author&gt;&lt;Year&gt;2001&lt;/Year&gt;&lt;RecNum&gt;15839&lt;/RecNum&gt;&lt;MDL&gt;&lt;REFERENCE_TYPE&gt;0&lt;/REFERENCE_TYPE&gt;&lt;ACCESSION_NUMBER&gt;11726247&lt;/ACCESSION_NUMBER&gt;&lt;VOLUME&gt;76&lt;/VOLUME&gt;&lt;NUMBER&gt;3&lt;/NUMBER&gt;&lt;YEAR&gt;2001&lt;/YEAR&gt;&lt;DATE&gt;Nov&lt;/DATE&gt;&lt;TITLE&gt;The role of the hippocampus in trace conditioning: temporal discontinuity or task difficulty?&lt;/TITLE&gt;&lt;PAGES&gt;447-61&lt;/PAGES&gt;&lt;AUTHOR_ADDRESS&gt;Department of Psychology and Program in Neuroscience, Princeton University, Princeton, New Jersey, USA.&lt;/AUTHOR_ADDRESS&gt;&lt;AUTHORS&gt;&lt;AUTHOR&gt;Beylin, A. V.&lt;/AUTHOR&gt;&lt;AUTHOR&gt;Gandhi, C. C.&lt;/AUTHOR&gt;&lt;AUTHOR&gt;Wood, G. E.&lt;/AUTHOR&gt;&lt;AUTHOR&gt;Talk, A. C.&lt;/AUTHOR&gt;&lt;AUTHOR&gt;Matzel, L. D.&lt;/AUTHOR&gt;&lt;AUTHOR&gt;Shors, T. J.&lt;/AUTHOR&gt;&lt;/AUTHORS&gt;&lt;SECONDARY_TITLE&gt;Neurobiol Learn Mem&lt;/SECONDARY_TITLE&gt;&lt;KEYWORDS&gt;&lt;KEYWORD&gt;Animals&lt;/KEYWORD&gt;&lt;KEYWORD&gt;Association Learning/physiology&lt;/KEYWORD&gt;&lt;KEYWORD&gt;Conditioning, Eyelid/*physiology&lt;/KEYWORD&gt;&lt;KEYWORD&gt;Hippocampus/pathology/*physiology&lt;/KEYWORD&gt;&lt;KEYWORD&gt;Male&lt;/KEYWORD&gt;&lt;KEYWORD&gt;Rats&lt;/KEYWORD&gt;&lt;KEYWORD&gt;Rats, Sprague-Dawley&lt;/KEYWORD&gt;&lt;KEYWORD&gt;Support, Non-U.S. Gov&amp;apos;t&lt;/KEYWORD&gt;&lt;KEYWORD&gt;Support, U.S. Gov&amp;apos;t, Non-P.H.S.&lt;/KEYWORD&gt;&lt;KEYWORD&gt;Support, U.S. Gov&amp;apos;t, P.H.S.&lt;/KEYWORD&gt;&lt;KEYWORD&gt;Time Factors&lt;/KEYWORD&gt;&lt;/KEYWORDS&gt;&lt;URL&gt;http://www.ncbi.nlm.nih.gov/entrez/query.fcgi?cmd=Retrieve&amp;amp;db=PubMed&amp;amp;dopt=Citation&amp;amp;list_uids=11726247&lt;/URL&gt;&lt;/MDL&gt;&lt;/Cite&gt;&lt;/EndNote&gt;"/><field:param field:name="vnd.oasis.opendocument.field.id" field:value="81"/></field:fieldmark-start>[44]<field:fieldmark-end/>; similarly, H-lesioned subjects can exhibit trace conditioning if pretrained in a delay conditioning paradigm <field:fieldmark-start text:name="__Fieldmark__23472_1365475758" field:type="vnd.oasis.opendocument.field.UNHANDLED"><field:param field:name="vnd.oasis.opendocument.field.code" field:value=" ADDIN EN.CITE &lt;EndNote&gt;&lt;Cite&gt;&lt;Author&gt;Beylin&lt;/Author&gt;&lt;Year&gt;2001&lt;/Year&gt;&lt;RecNum&gt;15839&lt;/RecNum&gt;&lt;MDL&gt;&lt;REFERENCE_TYPE&gt;0&lt;/REFERENCE_TYPE&gt;&lt;ACCESSION_NUMBER&gt;11726247&lt;/ACCESSION_NUMBER&gt;&lt;VOLUME&gt;76&lt;/VOLUME&gt;&lt;NUMBER&gt;3&lt;/NUMBER&gt;&lt;YEAR&gt;2001&lt;/YEAR&gt;&lt;DATE&gt;Nov&lt;/DATE&gt;&lt;TITLE&gt;The role of the hippocampus in trace conditioning: temporal discontinuity or task difficulty?&lt;/TITLE&gt;&lt;PAGES&gt;447-61&lt;/PAGES&gt;&lt;AUTHOR_ADDRESS&gt;Department of Psychology and Program in Neuroscience, Princeton University, Princeton, New Jersey, USA.&lt;/AUTHOR_ADDRESS&gt;&lt;AUTHORS&gt;&lt;AUTHOR&gt;Beylin, A. V.&lt;/AUTHOR&gt;&lt;AUTHOR&gt;Gandhi, C. C.&lt;/AUTHOR&gt;&lt;AUTHOR&gt;Wood, G. E.&lt;/AUTHOR&gt;&lt;AUTHOR&gt;Talk, A. C.&lt;/AUTHOR&gt;&lt;AUTHOR&gt;Matzel, L. D.&lt;/AUTHOR&gt;&lt;AUTHOR&gt;Shors, T. J.&lt;/AUTHOR&gt;&lt;/AUTHORS&gt;&lt;SECONDARY_TITLE&gt;Neurobiol Learn Mem&lt;/SECONDARY_TITLE&gt;&lt;KEYWORDS&gt;&lt;KEYWORD&gt;Animals&lt;/KEYWORD&gt;&lt;KEYWORD&gt;Association Learning/physiology&lt;/KEYWORD&gt;&lt;KEYWORD&gt;Conditioning, Eyelid/*physiology&lt;/KEYWORD&gt;&lt;KEYWORD&gt;Hippocampus/pathology/*physiology&lt;/KEYWORD&gt;&lt;KEYWORD&gt;Male&lt;/KEYWORD&gt;&lt;KEYWORD&gt;Rats&lt;/KEYWORD&gt;&lt;KEYWORD&gt;Rats, Sprague-Dawley&lt;/KEYWORD&gt;&lt;KEYWORD&gt;Support, Non-U.S. Gov&amp;apos;t&lt;/KEYWORD&gt;&lt;KEYWORD&gt;Support, U.S. Gov&amp;apos;t, Non-P.H.S.&lt;/KEYWORD&gt;&lt;KEYWORD&gt;Support, U.S. Gov&amp;apos;t, P.H.S.&lt;/KEYWORD&gt;&lt;KEYWORD&gt;Time Factors&lt;/KEYWORD&gt;&lt;/KEYWORDS&gt;&lt;URL&gt;http://www.ncbi.nlm.nih.gov/entrez/query.fcgi?cmd=Retrieve&amp;amp;db=PubMed&amp;amp;dopt=Citation&amp;amp;list_uids=11726247&lt;/URL&gt;&lt;/MDL&gt;&lt;/Cite&gt;&lt;Cite&gt;&lt;Author&gt;Shors&lt;/Author&gt;&lt;Year&gt;2004&lt;/Year&gt;&lt;RecNum&gt;17430&lt;/RecNum&gt;&lt;MDL&gt;&lt;REFERENCE_TYPE&gt;0&lt;/REFERENCE_TYPE&gt;&lt;ACCESSION_NUMBER&gt;15111006&lt;/ACCESSION_NUMBER&gt;&lt;VOLUME&gt;27&lt;/VOLUME&gt;&lt;NUMBER&gt;5&lt;/NUMBER&gt;&lt;YEAR&gt;2004&lt;/YEAR&gt;&lt;DATE&gt;May&lt;/DATE&gt;&lt;TITLE&gt;Memory traces of trace memories: neurogenesis, synaptogenesis and awareness&lt;/TITLE&gt;&lt;PAGES&gt;250-6&lt;/PAGES&gt;&lt;AUTHOR_ADDRESS&gt;Department of Psychology, Center for Collaborative Neuroscience, Rutgers University, 152 Frelinghuysen Road, Piscataway, NJ 08854, USA. shors@rci.rutgers.edu&lt;/AUTHOR_ADDRESS&gt;&lt;AUTHORS&gt;&lt;AUTHOR&gt;Shors, T. J.&lt;/AUTHOR&gt;&lt;/AUTHORS&gt;&lt;SECONDARY_TITLE&gt;Trends Neurosci&lt;/SECONDARY_TITLE&gt;&lt;KEYWORDS&gt;&lt;KEYWORD&gt;Animals&lt;/KEYWORD&gt;&lt;KEYWORD&gt;Association Learning/*physiology&lt;/KEYWORD&gt;&lt;KEYWORD&gt;Awareness/*physiology&lt;/KEYWORD&gt;&lt;KEYWORD&gt;Conditioning (Psychology)/*physiology&lt;/KEYWORD&gt;&lt;KEYWORD&gt;Hippocampus/physiology&lt;/KEYWORD&gt;&lt;KEYWORD&gt;Humans&lt;/KEYWORD&gt;&lt;KEYWORD&gt;Mental Recall/*physiology&lt;/KEYWORD&gt;&lt;KEYWORD&gt;Neuronal Plasticity/physiology&lt;/KEYWORD&gt;&lt;KEYWORD&gt;Research Support, U.S. Gov&amp;apos;t, Non-P.H.S.&lt;/KEYWORD&gt;&lt;KEYWORD&gt;Research Support, U.S. Gov&amp;apos;t, P.H.S.&lt;/KEYWORD&gt;&lt;KEYWORD&gt;Retention (Psychology)/*physiology&lt;/KEYWORD&gt;&lt;KEYWORD&gt;Synapses/*physiology&lt;/KEYWORD&gt;&lt;KEYWORD&gt;Time Factors&lt;/KEYWORD&gt;&lt;/KEYWORDS&gt;&lt;URL&gt;http://www.ncbi.nlm.nih.gov/entrez/query.fcgi?cmd=Retrieve&amp;amp;db=PubMed&amp;amp;dopt=Citation&amp;amp;list_uids=15111006&lt;/URL&gt;&lt;/MDL&gt;&lt;/Cite&gt;&lt;/EndNote&gt;"/><field:param field:name="vnd.oasis.opendocument.field.id" field:value="81"/></field:fieldmark-start>[44, 77]<field:fieldmark-end/>, some trace discrimination tasks <text:soft-page-break/>are intact after hippocampal lesions <field:fieldmark-start text:name="__Fieldmark__23473_1365475758" field:type="vnd.oasis.opendocument.field.UNHANDLED"><field:param field:name="vnd.oasis.opendocument.field.code" field:value=" ADDIN EN.CITE &lt;EndNote&gt;&lt;Cite&gt;&lt;Author&gt;Savage&lt;/Author&gt;&lt;Year&gt;2004&lt;/Year&gt;&lt;RecNum&gt;17420&lt;/RecNum&gt;&lt;MDL&gt;&lt;REFERENCE_TYPE&gt;0&lt;/REFERENCE_TYPE&gt;&lt;ACCESSION_NUMBER&gt;15341796&lt;/ACCESSION_NUMBER&gt;&lt;VOLUME&gt;82&lt;/VOLUME&gt;&lt;NUMBER&gt;2&lt;/NUMBER&gt;&lt;YEAR&gt;2004&lt;/YEAR&gt;&lt;DATE&gt;Sep&lt;/DATE&gt;&lt;TITLE&gt;The effects of hippocampal lesions on learning, memory, and reward expectancies&lt;/TITLE&gt;&lt;PAGES&gt;109-19&lt;/PAGES&gt;&lt;AUTHOR_ADDRESS&gt;Behavioral Neuroscience Program, Department of Psychology, Binghamton University-SUNY, Binghamton, NY 13902, USA. lsavage@binghamton.edu&lt;/AUTHOR_ADDRESS&gt;&lt;AUTHORS&gt;&lt;AUTHOR&gt;Savage, L. M.&lt;/AUTHOR&gt;&lt;AUTHOR&gt;Buzzetti, R. A.&lt;/AUTHOR&gt;&lt;AUTHOR&gt;Ramirez, D. R.&lt;/AUTHOR&gt;&lt;/AUTHORS&gt;&lt;SECONDARY_TITLE&gt;Neurobiol Learn Mem&lt;/SECONDARY_TITLE&gt;&lt;KEYWORDS&gt;&lt;KEYWORD&gt;Animals&lt;/KEYWORD&gt;&lt;KEYWORD&gt;Cerebral Cortex/physiology&lt;/KEYWORD&gt;&lt;KEYWORD&gt;Cerebral Decortication&lt;/KEYWORD&gt;&lt;KEYWORD&gt;Comparative Study&lt;/KEYWORD&gt;&lt;KEYWORD&gt;Conditioning, Operant/*physiology&lt;/KEYWORD&gt;&lt;KEYWORD&gt;Discrimination Learning/*physiology&lt;/KEYWORD&gt;&lt;KEYWORD&gt;Hippocampus/*physiology&lt;/KEYWORD&gt;&lt;KEYWORD&gt;Male&lt;/KEYWORD&gt;&lt;KEYWORD&gt;Rats&lt;/KEYWORD&gt;&lt;KEYWORD&gt;Rats, Sprague-Dawley&lt;/KEYWORD&gt;&lt;KEYWORD&gt;*Reinforcement (Psychology)&lt;/KEYWORD&gt;&lt;KEYWORD&gt;Retention (Psychology)/*physiology&lt;/KEYWORD&gt;&lt;KEYWORD&gt;Time Factors&lt;/KEYWORD&gt;&lt;/KEYWORDS&gt;&lt;URL&gt;http://www.ncbi.nlm.nih.gov/entrez/query.fcgi?cmd=Retrieve&amp;amp;db=PubMed&amp;amp;dopt=Citation&amp;amp;list_uids=15341796&lt;/URL&gt;&lt;/MDL&gt;&lt;/Cite&gt;&lt;/EndNote&gt;"/><field:param field:name="vnd.oasis.opendocument.field.id" field:value="81"/></field:fieldmark-start>[81]<field:fieldmark-end/>, and the hippocampus is not required for expression of the trace response after learning <field:fieldmark-start text:name="__Fieldmark__23474_1365475758" field:type="vnd.oasis.opendocument.field.UNHANDLED"><field:param field:name="vnd.oasis.opendocument.field.code" field:value=" ADDIN EN.CITE &lt;EndNote&gt;&lt;Cite&gt;&lt;Author&gt;Takehara&lt;/Author&gt;&lt;Year&gt;2002&lt;/Year&gt;&lt;RecNum&gt;17437&lt;/RecNum&gt;&lt;MDL&gt;&lt;REFERENCE_TYPE&gt;0&lt;/REFERENCE_TYPE&gt;&lt;ACCESSION_NUMBER&gt;12270496&lt;/ACCESSION_NUMBER&gt;&lt;VOLUME&gt;951&lt;/VOLUME&gt;&lt;NUMBER&gt;2&lt;/NUMBER&gt;&lt;YEAR&gt;2002&lt;/YEAR&gt;&lt;DATE&gt;Oct 4&lt;/DATE&gt;&lt;TITLE&gt;Time-limited role of the hippocampus in the memory for trace eyeblink conditioning in mice&lt;/TITLE&gt;&lt;PAGES&gt;183-90&lt;/PAGES&gt;&lt;AUTHOR_ADDRESS&gt;Laboratory of Neurobiophysics, School of Pharmaceutical Sciences, The University of Tokyo, Tokyo 113-0033, Japan.&lt;/AUTHOR_ADDRESS&gt;&lt;AUTHORS&gt;&lt;AUTHOR&gt;Takehara, K.&lt;/AUTHOR&gt;&lt;AUTHOR&gt;Kawahara, S.&lt;/AUTHOR&gt;&lt;AUTHOR&gt;Takatsuki, K.&lt;/AUTHOR&gt;&lt;AUTHOR&gt;Kirino, Y.&lt;/AUTHOR&gt;&lt;/AUTHORS&gt;&lt;SECONDARY_TITLE&gt;Brain Res&lt;/SECONDARY_TITLE&gt;&lt;KEYWORDS&gt;&lt;KEYWORD&gt;Animals&lt;/KEYWORD&gt;&lt;KEYWORD&gt;Blinking&lt;/KEYWORD&gt;&lt;KEYWORD&gt;Conditioning, Classical/*physiology&lt;/KEYWORD&gt;&lt;KEYWORD&gt;Electrodes, Implanted&lt;/KEYWORD&gt;&lt;KEYWORD&gt;Electromyography&lt;/KEYWORD&gt;&lt;KEYWORD&gt;Hippocampus/anatomy &amp;amp; histology/*physiology&lt;/KEYWORD&gt;&lt;KEYWORD&gt;Male&lt;/KEYWORD&gt;&lt;KEYWORD&gt;Memory/*physiology&lt;/KEYWORD&gt;&lt;KEYWORD&gt;Mice&lt;/KEYWORD&gt;&lt;KEYWORD&gt;Mice, Inbred C57BL&lt;/KEYWORD&gt;&lt;KEYWORD&gt;Research Support, Non-U.S. Gov&amp;apos;t&lt;/KEYWORD&gt;&lt;/KEYWORDS&gt;&lt;URL&gt;http://www.ncbi.nlm.nih.gov/entrez/query.fcgi?cmd=Retrieve&amp;amp;db=PubMed&amp;amp;dopt=Citation&amp;amp;list_uids=12270496&lt;/URL&gt;&lt;/MDL&gt;&lt;/Cite&gt;&lt;/EndNote&gt;"/><field:param field:name="vnd.oasis.opendocument.field.id" field:value="81"/></field:fieldmark-start>[82]<field:fieldmark-end/>.</text:p>
      <text:p text:style-name="P5"/>
      <text:p text:style-name="P5">Secondly, it may be that a representation of context can help trace (and perhaps long-delay) Pavlovian conditioning, while contextual associations only hinder instrumental responding in the present task, so a lesion that disrupts contextual processing has a differential effect on the two. For example, if the CS during trace conditioning acts as an occasion-setter, signalling that the ensuing context will be followed by a US (an example of feature-positive discrimination), then hippocampal lesions, which can impair both feature-positive discrimination <field:fieldmark-start text:name="__Fieldmark__23475_1365475758" field:type="vnd.oasis.opendocument.field.UNHANDLED"><field:param field:name="vnd.oasis.opendocument.field.code" field:value=" ADDIN EN.CITE &lt;EndNote&gt;&lt;Cite&gt;&lt;Author&gt;Holland&lt;/Author&gt;&lt;Year&gt;1999&lt;/Year&gt;&lt;RecNum&gt;17438&lt;/RecNum&gt;&lt;MDL&gt;&lt;REFERENCE_TYPE&gt;0&lt;/REFERENCE_TYPE&gt;&lt;ACCESSION_NUMBER&gt;10226775&lt;/ACCESSION_NUMBER&gt;&lt;VOLUME&gt;9&lt;/VOLUME&gt;&lt;NUMBER&gt;2&lt;/NUMBER&gt;&lt;YEAR&gt;1999&lt;/YEAR&gt;&lt;TITLE&gt;Hippocampal lesions interfere with Pavlovian negative occasion setting&lt;/TITLE&gt;&lt;PAGES&gt;143-57&lt;/PAGES&gt;&lt;AUTHOR_ADDRESS&gt;Dept. of Psychology, Duke University, Durham, NC 27712, USA. pch@duke.edu&lt;/AUTHOR_ADDRESS&gt;&lt;AUTHORS&gt;&lt;AUTHOR&gt;Holland, P. C.&lt;/AUTHOR&gt;&lt;AUTHOR&gt;Lamoureux, J. A.&lt;/AUTHOR&gt;&lt;AUTHOR&gt;Han, J. S.&lt;/AUTHOR&gt;&lt;AUTHOR&gt;Gallagher, M.&lt;/AUTHOR&gt;&lt;/AUTHORS&gt;&lt;SECONDARY_TITLE&gt;Hippocampus&lt;/SECONDARY_TITLE&gt;&lt;KEYWORDS&gt;&lt;KEYWORD&gt;Animals&lt;/KEYWORD&gt;&lt;KEYWORD&gt;Behavior, Animal/physiology&lt;/KEYWORD&gt;&lt;KEYWORD&gt;Conditioning, Classical/*physiology&lt;/KEYWORD&gt;&lt;KEYWORD&gt;Discrimination Learning/physiology&lt;/KEYWORD&gt;&lt;KEYWORD&gt;Feeding Behavior/physiology&lt;/KEYWORD&gt;&lt;KEYWORD&gt;Hippocampus/*physiopathology&lt;/KEYWORD&gt;&lt;KEYWORD&gt;Male&lt;/KEYWORD&gt;&lt;KEYWORD&gt;Rats&lt;/KEYWORD&gt;&lt;KEYWORD&gt;Rats, Long-Evans&lt;/KEYWORD&gt;&lt;KEYWORD&gt;Research Support, Non-U.S. Gov&amp;apos;t&lt;/KEYWORD&gt;&lt;KEYWORD&gt;Research Support, U.S. Gov&amp;apos;t, Non-P.H.S.&lt;/KEYWORD&gt;&lt;KEYWORD&gt;Research Support, U.S. Gov&amp;apos;t, P.H.S.&lt;/KEYWORD&gt;&lt;/KEYWORDS&gt;&lt;URL&gt;http://www.ncbi.nlm.nih.gov/entrez/query.fcgi?cmd=Retrieve&amp;amp;db=PubMed&amp;amp;dopt=Citation&amp;amp;list_uids=10226775&lt;/URL&gt;&lt;/MDL&gt;&lt;/Cite&gt;&lt;/EndNote&gt;"/><field:param field:name="vnd.oasis.opendocument.field.id" field:value="81"/></field:fieldmark-start>[83]<field:fieldmark-end/> and contextual conditioning, might be expected to impair trace conditioning more than delay conditioning (N.J. Mackintosh, personal communication, 12 October 2004). Yet in instrumental conditioning with delayed reinforcement, as examined here, context–outcome associations can only hinder the learning of response–outcome associations, so hippocampal lesions might be expected to improve learning in a delay-dependent fashion, as was observed. A study by Desmedt <text:span text:style-name="T3">et al.</text:span> <field:fieldmark-start text:name="__Fieldmark__23476_1365475758" field:type="vnd.oasis.opendocument.field.UNHANDLED"><field:param field:name="vnd.oasis.opendocument.field.code" field:value=" ADDIN EN.CITE &lt;EndNote&gt;&lt;Cite ExcludeAuth=&quot;1&quot;&gt;&lt;Author&gt;Desmedt&lt;/Author&gt;&lt;Year&gt;2003&lt;/Year&gt;&lt;RecNum&gt;15851&lt;/RecNum&gt;&lt;MDL&gt;&lt;REFERENCE_TYPE&gt;0&lt;/REFERENCE_TYPE&gt;&lt;ACCESSION_NUMBER&gt;12752795&lt;/ACCESSION_NUMBER&gt;&lt;VOLUME&gt;17&lt;/VOLUME&gt;&lt;NUMBER&gt;9&lt;/NUMBER&gt;&lt;YEAR&gt;2003&lt;/YEAR&gt;&lt;DATE&gt;May&lt;/DATE&gt;&lt;TITLE&gt;The effects of ibotenic hippocampal lesions on discriminative fear conditioning to context in mice: impairment or facilitation depending on the associative value of a phasic explicit cue&lt;/TITLE&gt;&lt;PAGES&gt;1953-63&lt;/PAGES&gt;&lt;AUTHOR_ADDRESS&gt;Laboratoire de Neurosciences Cognitives, CNRS UMR 5106, Talence, France. aline.desmedt@weizmann.ac.il&lt;/AUTHOR_ADDRESS&gt;&lt;AUTHORS&gt;&lt;AUTHOR&gt;Desmedt, A.&lt;/AUTHOR&gt;&lt;AUTHOR&gt;Marighetto, A.&lt;/AUTHOR&gt;&lt;AUTHOR&gt;Garcia, R.&lt;/AUTHOR&gt;&lt;AUTHOR&gt;Jaffard, R.&lt;/AUTHOR&gt;&lt;/AUTHORS&gt;&lt;SECONDARY_TITLE&gt;Eur J Neurosci&lt;/SECONDARY_TITLE&gt;&lt;KEYWORDS&gt;&lt;KEYWORD&gt;Animals&lt;/KEYWORD&gt;&lt;KEYWORD&gt;Association Learning/drug effects/physiology&lt;/KEYWORD&gt;&lt;KEYWORD&gt;Conditioning (Psychology)/drug effects/*physiology&lt;/KEYWORD&gt;&lt;KEYWORD&gt;*Cues&lt;/KEYWORD&gt;&lt;KEYWORD&gt;Discrimination (Psychology)/drug effects/*physiology&lt;/KEYWORD&gt;&lt;KEYWORD&gt;Fear/drug effects/*physiology&lt;/KEYWORD&gt;&lt;KEYWORD&gt;Hippocampus/drug effects/*physiology&lt;/KEYWORD&gt;&lt;KEYWORD&gt;Ibotenic Acid/toxicity&lt;/KEYWORD&gt;&lt;KEYWORD&gt;Immobilization/physiology&lt;/KEYWORD&gt;&lt;KEYWORD&gt;Mice&lt;/KEYWORD&gt;&lt;KEYWORD&gt;Mice, Inbred C57BL&lt;/KEYWORD&gt;&lt;KEYWORD&gt;Support, Non-U.S. Gov&amp;apos;t&lt;/KEYWORD&gt;&lt;/KEYWORDS&gt;&lt;URL&gt;http://www.ncbi.nlm.nih.gov/entrez/query.fcgi?cmd=Retrieve&amp;amp;db=PubMed&amp;amp;dopt=Citation&amp;amp;list_uids=12752795&lt;/URL&gt;&lt;/MDL&gt;&lt;/Cite&gt;&lt;/EndNote&gt;"/><field:param field:name="vnd.oasis.opendocument.field.id" field:value="81"/></field:fieldmark-start>[43]<field:fieldmark-end/> supports the hypothesis that trace and delay conditioning endow the context with qualitatively different roles and that the hippocampus contributes differentially to these roles (though they suggest instead that the context is associated directly with the US in ‘trace’ conditioning, and that the context and discrete CS act as occasion-setters for each other in some way in ‘delay’ conditioning <field:fieldmark-start text:name="__Fieldmark__23477_1365475758" field:type="vnd.oasis.opendocument.field.UNHANDLED"><field:param field:name="vnd.oasis.opendocument.field.code" field:value=" ADDIN EN.CITE &lt;EndNote&gt;&lt;Cite&gt;&lt;Author&gt;Holland&lt;/Author&gt;&lt;Year&gt;1999&lt;/Year&gt;&lt;RecNum&gt;6315&lt;/RecNum&gt;&lt;MDL&gt;&lt;REFERENCE_TYPE&gt;0&lt;/REFERENCE_TYPE&gt;&lt;AUTHORS&gt;&lt;AUTHOR&gt;Holland, P.C.&lt;/AUTHOR&gt;&lt;AUTHOR&gt;Bouton, M.E.&lt;/AUTHOR&gt;&lt;/AUTHORS&gt;&lt;YEAR&gt;1999&lt;/YEAR&gt;&lt;TITLE&gt;Hippocampus and context in classical conditioning&lt;/TITLE&gt;&lt;SECONDARY_TITLE&gt;Current Opinion in Neurobiology&lt;/SECONDARY_TITLE&gt;&lt;VOLUME&gt;9&lt;/VOLUME&gt;&lt;PAGES&gt;195-202&lt;/PAGES&gt;&lt;URL&gt;http://www.cognitive-science.net/Download/Download-St.Johann/Holland99.pdf&lt;/URL&gt;&lt;/MDL&gt;&lt;/Cite&gt;&lt;/EndNote&gt;"/><field:param field:name="vnd.oasis.opendocument.field.id" field:value="81"/></field:fieldmark-start>[33]<field:fieldmark-end/>, with hippocampal lesions facilitating this occasion-setting and impairing direct context processing). Thus, although contexts clearly have several associative functions, the contribution to the hippocampus to these processes is by no means clear cut <field:fieldmark-start text:name="__Fieldmark__23478_1365475758" field:type="vnd.oasis.opendocument.field.UNHANDLED"><field:param field:name="vnd.oasis.opendocument.field.code" field:value=" ADDIN EN.CITE &lt;EndNote&gt;&lt;Cite&gt;&lt;Author&gt;Holland&lt;/Author&gt;&lt;Year&gt;1999&lt;/Year&gt;&lt;RecNum&gt;6315&lt;/RecNum&gt;&lt;MDL&gt;&lt;REFERENCE_TYPE&gt;0&lt;/REFERENCE_TYPE&gt;&lt;AUTHORS&gt;&lt;AUTHOR&gt;Holland, P.C.&lt;/AUTHOR&gt;&lt;AUTHOR&gt;Bouton, M.E.&lt;/AUTHOR&gt;&lt;/AUTHORS&gt;&lt;YEAR&gt;1999&lt;/YEAR&gt;&lt;TITLE&gt;Hippocampus and context in classical conditioning&lt;/TITLE&gt;&lt;SECONDARY_TITLE&gt;Current Opinion in Neurobiology&lt;/SECONDARY_TITLE&gt;&lt;VOLUME&gt;9&lt;/VOLUME&gt;&lt;PAGES&gt;195-202&lt;/PAGES&gt;&lt;URL&gt;http://www.cognitive-science.net/Download/Download-St.Johann/Holland99.pdf&lt;/URL&gt;&lt;/MDL&gt;&lt;/Cite&gt;&lt;Cite&gt;&lt;Author&gt;Holland&lt;/Author&gt;&lt;Year&gt;1999&lt;/Year&gt;&lt;RecNum&gt;17438&lt;/RecNum&gt;&lt;MDL&gt;&lt;REFERENCE_TYPE&gt;0&lt;/REFERENCE_TYPE&gt;&lt;ACCESSION_NUMBER&gt;10226775&lt;/ACCESSION_NUMBER&gt;&lt;VOLUME&gt;9&lt;/VOLUME&gt;&lt;NUMBER&gt;2&lt;/NUMBER&gt;&lt;YEAR&gt;1999&lt;/YEAR&gt;&lt;TITLE&gt;Hippocampal lesions interfere with Pavlovian negative occasion setting&lt;/TITLE&gt;&lt;PAGES&gt;143-57&lt;/PAGES&gt;&lt;AUTHOR_ADDRESS&gt;Dept. of Psychology, Duke University, Durham, NC 27712, USA. pch@duke.edu&lt;/AUTHOR_ADDRESS&gt;&lt;AUTHORS&gt;&lt;AUTHOR&gt;Holland, P. C.&lt;/AUTHOR&gt;&lt;AUTHOR&gt;Lamoureux, J. A.&lt;/AUTHOR&gt;&lt;AUTHOR&gt;Han, J. S.&lt;/AUTHOR&gt;&lt;AUTHOR&gt;Gallagher, M.&lt;/AUTHOR&gt;&lt;/AUTHORS&gt;&lt;SECONDARY_TITLE&gt;Hippocampus&lt;/SECONDARY_TITLE&gt;&lt;KEYWORDS&gt;&lt;KEYWORD&gt;Animals&lt;/KEYWORD&gt;&lt;KEYWORD&gt;Behavior, Animal/physiology&lt;/KEYWORD&gt;&lt;KEYWORD&gt;Conditioning, Classical/*physiology&lt;/KEYWORD&gt;&lt;KEYWORD&gt;Discrimination Learning/physiology&lt;/KEYWORD&gt;&lt;KEYWORD&gt;Feeding Behavior/physiology&lt;/KEYWORD&gt;&lt;KEYWORD&gt;Hippocampus/*physiopathology&lt;/KEYWORD&gt;&lt;KEYWORD&gt;Male&lt;/KEYWORD&gt;&lt;KEYWORD&gt;Rats&lt;/KEYWORD&gt;&lt;KEYWORD&gt;Rats, Long-Evans&lt;/KEYWORD&gt;&lt;KEYWORD&gt;Research Support, Non-U.S. Gov&amp;apos;t&lt;/KEYWORD&gt;&lt;KEYWORD&gt;Research Support, U.S. Gov&amp;apos;t, Non-P.H.S.&lt;/KEYWORD&gt;&lt;KEYWORD&gt;Research Support, U.S. Gov&amp;apos;t, P.H.S.&lt;/KEYWORD&gt;&lt;/KEYWORDS&gt;&lt;URL&gt;http://www.ncbi.nlm.nih.gov/entrez/query.fcgi?cmd=Retrieve&amp;amp;db=PubMed&amp;amp;dopt=Citation&amp;amp;list_uids=10226775&lt;/URL&gt;&lt;/MDL&gt;&lt;/Cite&gt;&lt;Cite&gt;&lt;Author&gt;Heldt&lt;/Author&gt;&lt;Year&gt;2002&lt;/Year&gt;&lt;RecNum&gt;17439&lt;/RecNum&gt;&lt;MDL&gt;&lt;REFERENCE_TYPE&gt;0&lt;/REFERENCE_TYPE&gt;&lt;ACCESSION_NUMBER&gt;12542229&lt;/ACCESSION_NUMBER&gt;&lt;VOLUME&gt;12&lt;/VOLUME&gt;&lt;NUMBER&gt;6&lt;/NUMBER&gt;&lt;YEAR&gt;2002&lt;/YEAR&gt;&lt;TITLE&gt;Posttraining but not pretraining lesions of the hippocampus interfere with feature-negative discrimination of fear-potentiated startle&lt;/TITLE&gt;&lt;PAGES&gt;774-86&lt;/PAGES&gt;&lt;AUTHOR_ADDRESS&gt;Department of Psychology, Northern Illinois University, DeKalb, Illinois 60115, USA. sheldt@niu.edu&lt;/AUTHOR_ADDRESS&gt;&lt;AUTHORS&gt;&lt;AUTHOR&gt;Heldt, S. A.&lt;/AUTHOR&gt;&lt;AUTHOR&gt;Coover, G. D.&lt;/AUTHOR&gt;&lt;AUTHOR&gt;Falls, W. A.&lt;/AUTHOR&gt;&lt;/AUTHORS&gt;&lt;SECONDARY_TITLE&gt;Hippocampus&lt;/SECONDARY_TITLE&gt;&lt;KEYWORDS&gt;&lt;KEYWORD&gt;Acoustic Stimulation&lt;/KEYWORD&gt;&lt;KEYWORD&gt;Animals&lt;/KEYWORD&gt;&lt;KEYWORD&gt;Avoidance Learning/*physiology&lt;/KEYWORD&gt;&lt;KEYWORD&gt;Conditioning (Psychology)/physiology&lt;/KEYWORD&gt;&lt;KEYWORD&gt;Discrimination Learning/*physiology&lt;/KEYWORD&gt;&lt;KEYWORD&gt;Fear/*physiology&lt;/KEYWORD&gt;&lt;KEYWORD&gt;Hippocampus/injuries/*physiopathology/surgery&lt;/KEYWORD&gt;&lt;KEYWORD&gt;Learning Disorders/pathology/*physiopathology&lt;/KEYWORD&gt;&lt;KEYWORD&gt;Male&lt;/KEYWORD&gt;&lt;KEYWORD&gt;Memory Disorders/pathology/*physiopathology&lt;/KEYWORD&gt;&lt;KEYWORD&gt;Neocortex/injuries/physiopathology/surgery&lt;/KEYWORD&gt;&lt;KEYWORD&gt;Neural Pathways/injuries/physiopathology/surgery&lt;/KEYWORD&gt;&lt;KEYWORD&gt;Photic Stimulation&lt;/KEYWORD&gt;&lt;KEYWORD&gt;Rats&lt;/KEYWORD&gt;&lt;KEYWORD&gt;Rats, Sprague-Dawley&lt;/KEYWORD&gt;&lt;KEYWORD&gt;Research Support, U.S. Gov&amp;apos;t, P.H.S.&lt;/KEYWORD&gt;&lt;KEYWORD&gt;Startle Reaction/*physiology&lt;/KEYWORD&gt;&lt;/KEYWORDS&gt;&lt;URL&gt;http://www.ncbi.nlm.nih.gov/entrez/query.fcgi?cmd=Retrieve&amp;amp;db=PubMed&amp;amp;dopt=Citation&amp;amp;list_uids=12542229&lt;/URL&gt;&lt;/MDL&gt;&lt;/Cite&gt;&lt;/EndNote&gt;"/><field:param field:name="vnd.oasis.opendocument.field.id" field:value="81"/></field:fieldmark-start>[33, 83, 84]<field:fieldmark-end/>.</text:p>
      <text:h text:style-name="P22" text:outline-level="2">Effect of hippocampal lesions on choice involving delayed reinforcement</text:h>
      <text:p text:style-name="P5">If lesions of the hippocampus reduce the normal deleterious effects of delays on the ability to associate actions with their outcomes, it might be expected that they would also improve subjects’ ability to choose a delayed, large reward in preference to an immediate, small reward. Instead, the opposite pattern of results was observed: postoperatively, H-lesioned rats made impulsive choices, preferring the immediate, small reward. This preference was flexible, responding to changes in the contingencies within the task, and all subjects readily reverted to choosing the large reward when all delays were removed, indicating that they could discriminate the large and small rewards and continued to prefer the large reward when it was not delayed. Upon reintroduction of the delays, however, the preference for the large reward collapsed in the H-lesioned group much more prominently than in shams, indicating that they were less tolerant of delays to reinforcement.</text:p>
      <text:p text:style-name="P5"/>
      <text:p text:style-name="P5">The present results are also somewhat similar to those reported by Rawlins <text:span text:style-name="T3">et al.</text:span> <field:fieldmark-start text:name="__Fieldmark__23479_1365475758" field:type="vnd.oasis.opendocument.field.UNHANDLED"><field:param field:name="vnd.oasis.opendocument.field.code" field:value=" ADDIN EN.CITE &lt;EndNote&gt;&lt;Cite ExcludeAuth=&quot;1&quot;&gt;&lt;Author&gt;Rawlins&lt;/Author&gt;&lt;Year&gt;1985&lt;/Year&gt;&lt;RecNum&gt;17428&lt;/RecNum&gt;&lt;MDL&gt;&lt;REFERENCE_TYPE&gt;0&lt;/REFERENCE_TYPE&gt;&lt;ACCESSION_NUMBER&gt;4005029&lt;/ACCESSION_NUMBER&gt;&lt;VOLUME&gt;15&lt;/VOLUME&gt;&lt;NUMBER&gt;3&lt;/NUMBER&gt;&lt;YEAR&gt;1985&lt;/YEAR&gt;&lt;DATE&gt;May&lt;/DATE&gt;&lt;TITLE&gt;The effects of delaying reward on choice preference in rats with hippocampal or selective septal lesions&lt;/TITLE&gt;&lt;PAGES&gt;191-203&lt;/PAGES&gt;&lt;AUTHORS&gt;&lt;AUTHOR&gt;Rawlins, J. N.&lt;/AUTHOR&gt;&lt;AUTHOR&gt;Feldon, J.&lt;/AUTHOR&gt;&lt;AUTHOR&gt;Butt, S.&lt;/AUTHOR&gt;&lt;/AUTHORS&gt;&lt;SECONDARY_TITLE&gt;Behav Brain Res&lt;/SECONDARY_TITLE&gt;&lt;KEYWORDS&gt;&lt;KEYWORD&gt;Animals&lt;/KEYWORD&gt;&lt;KEYWORD&gt;Brain Mapping&lt;/KEYWORD&gt;&lt;KEYWORD&gt;Chlordiazepoxide/pharmacology&lt;/KEYWORD&gt;&lt;KEYWORD&gt;Choice Behavior/drug effects/*physiology&lt;/KEYWORD&gt;&lt;KEYWORD&gt;Hippocampus/*physiology&lt;/KEYWORD&gt;&lt;KEYWORD&gt;Inhibition (Psychology)&lt;/KEYWORD&gt;&lt;KEYWORD&gt;Male&lt;/KEYWORD&gt;&lt;KEYWORD&gt;Rats&lt;/KEYWORD&gt;&lt;KEYWORD&gt;Rats, Inbred Strains&lt;/KEYWORD&gt;&lt;KEYWORD&gt;Reinforcement Schedule&lt;/KEYWORD&gt;&lt;KEYWORD&gt;Research Support, Non-U.S. Gov&amp;apos;t&lt;/KEYWORD&gt;&lt;KEYWORD&gt;Septum Pellucidum/*physiology&lt;/KEYWORD&gt;&lt;/KEYWORDS&gt;&lt;URL&gt;http://www.ncbi.nlm.nih.gov/entrez/query.fcgi?cmd=Retrieve&amp;amp;db=PubMed&amp;amp;dopt=Citation&amp;amp;list_uids=4005029&lt;/URL&gt;&lt;/MDL&gt;&lt;/Cite&gt;&lt;/EndNote&gt;"/><field:param field:name="vnd.oasis.opendocument.field.id" field:value="81"/></field:fieldmark-start>[85]<field:fieldmark-end/>, who examined choice between certain and uncertain rewards. Normal rats preferred immediate certain reward to immediate uncertain reward, and also preferred delayed certain reward to immediate uncertain reward; however, rats with hippocampal or <text:soft-page-break/>medial septal lesions were less tolerant of the delay (or more tolerant of the uncertainty), preferring immediate uncertain reward to delayed certain reward.</text:p>
      <text:p text:style-name="P5"/>
      <text:p text:style-name="P5">Some simple explanations for this effect may readily be ruled out. It is unlikely that lesioned rats’ impulsive choice was caused by lower motivation to obtain the food, for two reasons. First, there were no differences in the rate at which they consumed the sucrose pellets used as the reinforcer. Second, the performance of H-lesioned rats was not similar in other respects to that of a subject with lower primary motivation, such as a sated rat <field:fieldmark-start text:name="__Fieldmark__23480_1365475758" field:type="vnd.oasis.opendocument.field.UNHANDLED"><field:param field:name="vnd.oasis.opendocument.field.code" field:value=" ADDIN EN.CITE &lt;EndNote&gt;&lt;Cite&gt;&lt;Author&gt;Cardinal&lt;/Author&gt;&lt;Year&gt;2000&lt;/Year&gt;&lt;RecNum&gt;4358&lt;/RecNum&gt;&lt;MDL&gt;&lt;REFERENCE_TYPE&gt;0&lt;/REFERENCE_TYPE&gt;&lt;AUTHORS&gt;&lt;AUTHOR&gt;Cardinal, R.N.&lt;/AUTHOR&gt;&lt;AUTHOR&gt;Robbins, T.W.&lt;/AUTHOR&gt;&lt;AUTHOR&gt;Everitt, B.J.&lt;/AUTHOR&gt;&lt;/AUTHORS&gt;&lt;YEAR&gt;2000&lt;/YEAR&gt;&lt;TITLE&gt;The effects of d-amphetamine, chlordiazepoxide, alpha-flupenthixol and behavioural manipulations on choice of signalled and unsignalled delayed reinforcement in rats&lt;/TITLE&gt;&lt;SECONDARY_TITLE&gt;Psychopharmacology&lt;/SECONDARY_TITLE&gt;&lt;VOLUME&gt;152&lt;/VOLUME&gt;&lt;PAGES&gt;362-375&lt;/PAGES&gt;&lt;URL&gt;&amp;lt;http://dx.doi.org/10.1007/s002130000536&amp;gt;&lt;/URL&gt;&lt;/MDL&gt;&lt;/Cite&gt;&lt;/EndNote&gt;"/><field:param field:name="vnd.oasis.opendocument.field.id" field:value="81"/></field:fieldmark-start>[86]<field:fieldmark-end/>; for example, they did not make more omissions than sham-operated controls. It is also unlikely that H-lesioned rats’ preference for the small, immediate reward were the consequence of a positional bias away from the lever producing large, delayed reward: when the delays were omitted, all the H-lesioned rats readily and consistently chose the large reinforcer, only to prefer the small reinforcer again when delays were re-introduced. Furthermore, it is difficult to see that impaired contextual conditioning could explain the pattern of results; as discussed above, the absence of context–reinforcer associations should help, rather than hinder, the ability to associate actions with delayed outcomes. Likewise, although context–response associations may influence instrumental responding and contexts may act as occasion-setters (signalling the operation of a particular action–outcome contingency), t<text:span text:style-name="T25">here is no </text:span><text:span text:style-name="T26">a priori</text:span><text:span text:style-name="T25"> reason to believe that the context should differentially cue instrumental responding more when the outcome is delayed; neither is there conclusive evidence suggesting that hippocampal lesions impair such a process (see </text:span><field:fieldmark-start text:name="__Fieldmark__23481_1365475758" field:type="vnd.oasis.opendocument.field.UNHANDLED"><field:param field:name="vnd.oasis.opendocument.field.code" field:value=" ADDIN EN.CITE &lt;EndNote&gt;&lt;Cite&gt;&lt;Author&gt;Holland&lt;/Author&gt;&lt;Year&gt;1999&lt;/Year&gt;&lt;RecNum&gt;6315&lt;/RecNum&gt;&lt;MDL&gt;&lt;REFERENCE_TYPE&gt;0&lt;/REFERENCE_TYPE&gt;&lt;AUTHORS&gt;&lt;AUTHOR&gt;Holland, P.C.&lt;/AUTHOR&gt;&lt;AUTHOR&gt;Bouton, M.E.&lt;/AUTHOR&gt;&lt;/AUTHORS&gt;&lt;YEAR&gt;1999&lt;/YEAR&gt;&lt;TITLE&gt;Hippocampus and context in classical conditioning&lt;/TITLE&gt;&lt;SECONDARY_TITLE&gt;Current Opinion in Neurobiology&lt;/SECONDARY_TITLE&gt;&lt;VOLUME&gt;9&lt;/VOLUME&gt;&lt;PAGES&gt;195-202&lt;/PAGES&gt;&lt;URL&gt;http://www.cognitive-science.net/Download/Download-St.Johann/Holland99.pdf&lt;/URL&gt;&lt;/MDL&gt;&lt;/Cite&gt;&lt;/EndNote&gt;"/><field:param field:name="vnd.oasis.opendocument.field.id" field:value="81"/></field:fieldmark-start><text:span text:style-name="T25">[33]</text:span><field:fieldmark-end/><text:span text:style-name="T25">).</text:span></text:p>
      <text:p text:style-name="P5"/>
      <text:p text:style-name="P5">One obvious difference between the two experiments is that in Experiment 1, lesions were made before training, whereas in Experiment 2, lesions were made after training. Hence it is possible that hippocampal lesions selectively impair the <text:span text:style-name="T3">retrieval </text:span>of a well-learned instrumental response or action–outcome contingency involving delayed outcomes, while sparing those involving immediate outcomes. However, there are two reasons why this scenario is unlikely. Firstly, animals must be able to perform an action in order for that action to be conditioned instrumentally. Experiment 1 demonstrated that H-lesioned rats were able to acquire instrumental responses for delayed reinforcement at least as well as, if not better than, sham-operated controls. Therefore, it is unlikely that hippocampal lesions selectively impair the <text:span text:style-name="T3">performance </text:span>of instrumental responses for delayed outcomes. Secondly, this idea would not explain why H-lesioned rats showed a reduced preference for the large, delayed reinforcer upon reintroduction of delays, <text:span text:style-name="T3">after</text:span> they had shown a strong postoperative preference for the large reinforcer when delays had been consistently omitted. This required new learning on their part, and since Experiment 1 demonstrated that learning with delayed reinforcement is normal in H-lesioned rats, this would predict self-controlled rather than impulsive choice upon reintroduction of delays.</text:p>
      <text:p text:style-name="P5"/>
      <text:p text:style-name="P5"><text:soft-page-break/>The task used does not determine whether H-lesioned rats exhibit altered sensitivity to reinforcer <text:span text:style-name="T3">magnitude</text:span> or <text:span text:style-name="T3">delay</text:span>, for either abnormality might produce impulsive choice <field:fieldmark-start text:name="__Fieldmark__23482_1365475758" field:type="vnd.oasis.opendocument.field.UNHANDLED"><field:param field:name="vnd.oasis.opendocument.field.code" field:value=" ADDIN EN.CITE &lt;EndNote&gt;&lt;Cite&gt;&lt;Author&gt;Ho&lt;/Author&gt;&lt;Year&gt;1999&lt;/Year&gt;&lt;RecNum&gt;2828&lt;/RecNum&gt;&lt;MDL&gt;&lt;REFERENCE_TYPE&gt;0&lt;/REFERENCE_TYPE&gt;&lt;AUTHORS&gt;&lt;AUTHOR&gt;Ho, M.Y.&lt;/AUTHOR&gt;&lt;AUTHOR&gt;Mobini, S.&lt;/AUTHOR&gt;&lt;AUTHOR&gt;Chiang, T.J.&lt;/AUTHOR&gt;&lt;AUTHOR&gt;Bradshaw, C. M.&lt;/AUTHOR&gt;&lt;AUTHOR&gt;Szabadi, E.&lt;/AUTHOR&gt;&lt;/AUTHORS&gt;&lt;YEAR&gt;1999&lt;/YEAR&gt;&lt;TITLE&gt;Theory and method in the quantitative analysis of &amp;quot;impulsive choice&amp;quot; behaviour: implications for psychopharmacology&lt;/TITLE&gt;&lt;SECONDARY_TITLE&gt;Psychopharmacology&lt;/SECONDARY_TITLE&gt;&lt;VOLUME&gt;146&lt;/VOLUME&gt;&lt;NUMBER&gt;4&lt;/NUMBER&gt;&lt;PAGES&gt;362-72&lt;/PAGES&gt;&lt;LABEL&gt;20020444&lt;/LABEL&gt;&lt;URL&gt;http://www.ncbi.nlm.nih.gov/cgi-bin/Entrez/referer?http://link.springer.de/link/service/journals/00000/bibs/9000000/90000000.htm&lt;/URL&gt;&lt;/MDL&gt;&lt;/Cite&gt;&lt;/EndNote&gt;"/><field:param field:name="vnd.oasis.opendocument.field.id" field:value="81"/></field:fieldmark-start>[87]<field:fieldmark-end/>. Although H-lesioned rats were able to discriminate in absolute terms between the large and the small reinforcer (consistent with previous studies, e.g. <field:fieldmark-start text:name="__Fieldmark__23483_1365475758" field:type="vnd.oasis.opendocument.field.UNHANDLED"><field:param field:name="vnd.oasis.opendocument.field.code" field:value=" ADDIN EN.CITE &lt;EndNote&gt;&lt;Cite&gt;&lt;Author&gt;Kesner&lt;/Author&gt;&lt;Year&gt;1995&lt;/Year&gt;&lt;RecNum&gt;15862&lt;/RecNum&gt;&lt;MDL&gt;&lt;REFERENCE_TYPE&gt;0&lt;/REFERENCE_TYPE&gt;&lt;ACCESSION_NUMBER&gt;8564377&lt;/ACCESSION_NUMBER&gt;&lt;VOLUME&gt;64&lt;/VOLUME&gt;&lt;NUMBER&gt;3&lt;/NUMBER&gt;&lt;YEAR&gt;1995&lt;/YEAR&gt;&lt;DATE&gt;Nov&lt;/DATE&gt;&lt;TITLE&gt;Memory for magnitude of reinforcement: dissociation between the amygdala and hippocampus&lt;/TITLE&gt;&lt;PAGES&gt;237-44&lt;/PAGES&gt;&lt;AUTHOR_ADDRESS&gt;Department of Psychology, University of Utah, Salt Lake City 84112, USA.&lt;/AUTHOR_ADDRESS&gt;&lt;AUTHORS&gt;&lt;AUTHOR&gt;Kesner, R. P.&lt;/AUTHOR&gt;&lt;AUTHOR&gt;Williams, J. M.&lt;/AUTHOR&gt;&lt;/AUTHORS&gt;&lt;SECONDARY_TITLE&gt;Neurobiol Learn Mem&lt;/SECONDARY_TITLE&gt;&lt;KEYWORDS&gt;&lt;KEYWORD&gt;Affect/physiology&lt;/KEYWORD&gt;&lt;KEYWORD&gt;Amygdala/*physiology&lt;/KEYWORD&gt;&lt;KEYWORD&gt;Animals&lt;/KEYWORD&gt;&lt;KEYWORD&gt;Appetitive Behavior/physiology&lt;/KEYWORD&gt;&lt;KEYWORD&gt;Brain Mapping&lt;/KEYWORD&gt;&lt;KEYWORD&gt;Hippocampus/*physiology&lt;/KEYWORD&gt;&lt;KEYWORD&gt;Male&lt;/KEYWORD&gt;&lt;KEYWORD&gt;Mental Recall/*physiology&lt;/KEYWORD&gt;&lt;KEYWORD&gt;*Motivation&lt;/KEYWORD&gt;&lt;KEYWORD&gt;Rats&lt;/KEYWORD&gt;&lt;KEYWORD&gt;*Reinforcement (Psychology)&lt;/KEYWORD&gt;&lt;KEYWORD&gt;Retention (Psychology)/physiology&lt;/KEYWORD&gt;&lt;KEYWORD&gt;Support, U.S. Gov&amp;apos;t, Non-P.H.S.&lt;/KEYWORD&gt;&lt;KEYWORD&gt;Taste/physiology&lt;/KEYWORD&gt;&lt;KEYWORD&gt;Transfer (Psychology)/physiology&lt;/KEYWORD&gt;&lt;/KEYWORDS&gt;&lt;URL&gt;http://www.ncbi.nlm.nih.gov/entrez/query.fcgi?cmd=Retrieve&amp;amp;db=PubMed&amp;amp;dopt=Citation&amp;amp;list_uids=8564377&lt;/URL&gt;&lt;/MDL&gt;&lt;/Cite&gt;&lt;/EndNote&gt;"/><field:param field:name="vnd.oasis.opendocument.field.id" field:value="81"/></field:fieldmark-start>[88]<field:fieldmark-end/>), it is possible that they discriminated between the reinforcer magnitudes to a lesser extent than shams. In this scenario, H-lesioned rats might have exhibited impulsive choice simply because the perceived value of the large reinforcer was not subjectively big enough to compensate for the normal effects of the delay. Alternatively, H-lesioned rats may perceive reward magnitudes normally, and exhibit impulsive choice because they are specifically hypersensitive to (intolerant of) the effects of delays to reinforcement. Such evidence as exists suggests that H-lesioned rats perceive reward magnitude normally <field:fieldmark-start text:name="__Fieldmark__23484_1365475758" field:type="vnd.oasis.opendocument.field.UNHANDLED"><field:param field:name="vnd.oasis.opendocument.field.code" field:value=" ADDIN EN.CITE &lt;EndNote&gt;&lt;Cite&gt;&lt;Author&gt;Kesner&lt;/Author&gt;&lt;Year&gt;1995&lt;/Year&gt;&lt;RecNum&gt;15862&lt;/RecNum&gt;&lt;MDL&gt;&lt;REFERENCE_TYPE&gt;0&lt;/REFERENCE_TYPE&gt;&lt;ACCESSION_NUMBER&gt;8564377&lt;/ACCESSION_NUMBER&gt;&lt;VOLUME&gt;64&lt;/VOLUME&gt;&lt;NUMBER&gt;3&lt;/NUMBER&gt;&lt;YEAR&gt;1995&lt;/YEAR&gt;&lt;DATE&gt;Nov&lt;/DATE&gt;&lt;TITLE&gt;Memory for magnitude of reinforcement: dissociation between the amygdala and hippocampus&lt;/TITLE&gt;&lt;PAGES&gt;237-44&lt;/PAGES&gt;&lt;AUTHOR_ADDRESS&gt;Department of Psychology, University of Utah, Salt Lake City 84112, USA.&lt;/AUTHOR_ADDRESS&gt;&lt;AUTHORS&gt;&lt;AUTHOR&gt;Kesner, R. P.&lt;/AUTHOR&gt;&lt;AUTHOR&gt;Williams, J. M.&lt;/AUTHOR&gt;&lt;/AUTHORS&gt;&lt;SECONDARY_TITLE&gt;Neurobiol Learn Mem&lt;/SECONDARY_TITLE&gt;&lt;KEYWORDS&gt;&lt;KEYWORD&gt;Affect/physiology&lt;/KEYWORD&gt;&lt;KEYWORD&gt;Amygdala/*physiology&lt;/KEYWORD&gt;&lt;KEYWORD&gt;Animals&lt;/KEYWORD&gt;&lt;KEYWORD&gt;Appetitive Behavior/physiology&lt;/KEYWORD&gt;&lt;KEYWORD&gt;Brain Mapping&lt;/KEYWORD&gt;&lt;KEYWORD&gt;Hippocampus/*physiology&lt;/KEYWORD&gt;&lt;KEYWORD&gt;Male&lt;/KEYWORD&gt;&lt;KEYWORD&gt;Mental Recall/*physiology&lt;/KEYWORD&gt;&lt;KEYWORD&gt;*Motivation&lt;/KEYWORD&gt;&lt;KEYWORD&gt;Rats&lt;/KEYWORD&gt;&lt;KEYWORD&gt;*Reinforcement (Psychology)&lt;/KEYWORD&gt;&lt;KEYWORD&gt;Retention (Psychology)/physiology&lt;/KEYWORD&gt;&lt;KEYWORD&gt;Support, U.S. Gov&amp;apos;t, Non-P.H.S.&lt;/KEYWORD&gt;&lt;KEYWORD&gt;Taste/physiology&lt;/KEYWORD&gt;&lt;KEYWORD&gt;Transfer (Psychology)/physiology&lt;/KEYWORD&gt;&lt;/KEYWORDS&gt;&lt;URL&gt;http://www.ncbi.nlm.nih.gov/entrez/query.fcgi?cmd=Retrieve&amp;amp;db=PubMed&amp;amp;dopt=Citation&amp;amp;list_uids=8564377&lt;/URL&gt;&lt;/MDL&gt;&lt;/Cite&gt;&lt;Cite&gt;&lt;Author&gt;Gilbert&lt;/Author&gt;&lt;Year&gt;2002&lt;/Year&gt;&lt;RecNum&gt;17427&lt;/RecNum&gt;&lt;MDL&gt;&lt;REFERENCE_TYPE&gt;0&lt;/REFERENCE_TYPE&gt;&lt;ACCESSION_NUMBER&gt;11991762&lt;/ACCESSION_NUMBER&gt;&lt;VOLUME&gt;77&lt;/VOLUME&gt;&lt;NUMBER&gt;3&lt;/NUMBER&gt;&lt;YEAR&gt;2002&lt;/YEAR&gt;&lt;DATE&gt;May&lt;/DATE&gt;&lt;TITLE&gt;The amygdala but not the hippocampus is involved in pattern separation based on reward value&lt;/TITLE&gt;&lt;PAGES&gt;338-53&lt;/PAGES&gt;&lt;AUTHOR_ADDRESS&gt;Department of Psychology, University of Utah, 380 South 1530 East, Salt Lake City, UT 84112, USA.&lt;/AUTHOR_ADDRESS&gt;&lt;AUTHORS&gt;&lt;AUTHOR&gt;Gilbert, P. E.&lt;/AUTHOR&gt;&lt;AUTHOR&gt;Kesner, R. P.&lt;/AUTHOR&gt;&lt;/AUTHORS&gt;&lt;SECONDARY_TITLE&gt;Neurobiol Learn Mem&lt;/SECONDARY_TITLE&gt;&lt;KEYWORDS&gt;&lt;KEYWORD&gt;Amygdala/*physiology&lt;/KEYWORD&gt;&lt;KEYWORD&gt;Animals&lt;/KEYWORD&gt;&lt;KEYWORD&gt;Discrimination Learning/physiology&lt;/KEYWORD&gt;&lt;KEYWORD&gt;Hippocampus/*physiology&lt;/KEYWORD&gt;&lt;KEYWORD&gt;Male&lt;/KEYWORD&gt;&lt;KEYWORD&gt;Rats&lt;/KEYWORD&gt;&lt;KEYWORD&gt;Rats, Long-Evans&lt;/KEYWORD&gt;&lt;KEYWORD&gt;Reinforcement (Psychology)&lt;/KEYWORD&gt;&lt;KEYWORD&gt;Research Support, Non-U.S. Gov&amp;apos;t&lt;/KEYWORD&gt;&lt;KEYWORD&gt;Research Support, U.S. Gov&amp;apos;t, Non-P.H.S.&lt;/KEYWORD&gt;&lt;KEYWORD&gt;*Reward&lt;/KEYWORD&gt;&lt;/KEYWORDS&gt;&lt;URL&gt;http://www.ncbi.nlm.nih.gov/entrez/query.fcgi?cmd=Retrieve&amp;amp;db=PubMed&amp;amp;dopt=Citation&amp;amp;list_uids=11991762&lt;/URL&gt;&lt;/MDL&gt;&lt;/Cite&gt;&lt;/EndNote&gt;"/><field:param field:name="vnd.oasis.opendocument.field.id" field:value="81"/></field:fieldmark-start>[88, 89]<field:fieldmark-end/>. Experiment 1 indicated that H-lesioned rats are somewhat better than shams at instrumental conditioning with action–outcome delays of &gt;10 s. This suggests that H-lesioned rats associated the action with the delayed outcome normally in Experiment 2, so if they also perceived its magnitude normally, then it is likely that they valued the delayed outcome less.</text:p>
      <text:p text:style-name="P5"/>
      <text:p text:style-name="P4"><text:span text:style-name="T21">The present results may also be explained in terms of altered temporal perception. For example, a lesion that increased the speed of an ‘internal clock’ </text:span><field:fieldmark-start text:name="__Fieldmark__23485_1365475758" field:type="vnd.oasis.opendocument.field.UNHANDLED"><field:param field:name="vnd.oasis.opendocument.field.code" field:value=" ADDIN EN.CITE &lt;EndNote&gt;&lt;Cite&gt;&lt;Author&gt;Gibbon&lt;/Author&gt;&lt;Year&gt;1997&lt;/Year&gt;&lt;RecNum&gt;1791&lt;/RecNum&gt;&lt;MDL&gt;&lt;REFERENCE_TYPE&gt;0&lt;/REFERENCE_TYPE&gt;&lt;AUTHORS&gt;&lt;AUTHOR&gt;Gibbon, J.&lt;/AUTHOR&gt;&lt;AUTHOR&gt;Malapani, C.&lt;/AUTHOR&gt;&lt;AUTHOR&gt;Dale, C. L.&lt;/AUTHOR&gt;&lt;AUTHOR&gt;Gallistel, C.&lt;/AUTHOR&gt;&lt;/AUTHORS&gt;&lt;YEAR&gt;1997&lt;/YEAR&gt;&lt;TITLE&gt;Toward a neurobiology of temporal cognition: advances and challenges&lt;/TITLE&gt;&lt;SECONDARY_TITLE&gt;Current Opinion in Neurobiology&lt;/SECONDARY_TITLE&gt;&lt;VOLUME&gt;7&lt;/VOLUME&gt;&lt;NUMBER&gt;2&lt;/NUMBER&gt;&lt;PAGES&gt;170-84&lt;/PAGES&gt;&lt;LABEL&gt;97287872&lt;/LABEL&gt;&lt;KEYWORDS&gt;&lt;KEYWORD&gt;Animal&lt;/KEYWORD&gt;&lt;KEYWORD&gt;Basal Ganglia/*physiology&lt;/KEYWORD&gt;&lt;KEYWORD&gt;Cerebellum/*physiology&lt;/KEYWORD&gt;&lt;KEYWORD&gt;Cognition/*physiology&lt;/KEYWORD&gt;&lt;KEYWORD&gt;Neurobiology&lt;/KEYWORD&gt;&lt;KEYWORD&gt;Support, U.S. Gov&amp;apos;t, P.H.S.&lt;/KEYWORD&gt;&lt;/KEYWORDS&gt;&lt;URL&gt;http://www.ncbi.nlm.nih.gov/cgi-bin/Entrez/referer?http://biomednet.com/article/nb7215&lt;/URL&gt;&lt;/MDL&gt;&lt;/Cite&gt;&lt;/EndNote&gt;"/><field:param field:name="vnd.oasis.opendocument.field.id" field:value="81"/></field:fieldmark-start><text:span text:style-name="T21">[90]</text:span><field:fieldmark-end/><text:span text:style-name="T21"> might affect choice prospectively in this task (i.e. the lesioned subject perceives itself to be at a later time-point in the session than it actually is, hastening the within-session shift towards the immediate lever), or might affect retrospective choice (i.e. the lesioned subject experiences the delay to the large reinforcer as longer than it actually is, causing it to value the reinforcer less than shams). The evidence for the role of the hippocampus in temporal perception is inconclusive: some studies have found that aspirative hippocampal lesions did not affect timing behaviour </text:span><field:fieldmark-start text:name="__Fieldmark__23486_1365475758" field:type="vnd.oasis.opendocument.field.UNHANDLED"><field:param field:name="vnd.oasis.opendocument.field.code" field:value=" ADDIN EN.CITE &lt;EndNote&gt;&lt;Cite&gt;&lt;Author&gt;Dietrich&lt;/Author&gt;&lt;Year&gt;1997&lt;/Year&gt;&lt;RecNum&gt;15863&lt;/RecNum&gt;&lt;MDL&gt;&lt;REFERENCE_TYPE&gt;0&lt;/REFERENCE_TYPE&gt;&lt;ACCESSION_NUMBER&gt;9352431&lt;/ACCESSION_NUMBER&gt;&lt;VOLUME&gt;90&lt;/VOLUME&gt;&lt;NUMBER&gt;3-4&lt;/NUMBER&gt;&lt;YEAR&gt;1997&lt;/YEAR&gt;&lt;DATE&gt;Aug&lt;/DATE&gt;&lt;TITLE&gt;Is the hippocampus involved in temporal discrimination and the memory of short intervals?&lt;/TITLE&gt;&lt;PAGES&gt;255-69&lt;/PAGES&gt;&lt;AUTHOR_ADDRESS&gt;Department of Neurology, Emory University School of Medicine, Atlanta, GA 30322, USA. adietri@emory.edu&lt;/AUTHOR_ADDRESS&gt;&lt;AUTHORS&gt;&lt;AUTHOR&gt;Dietrich, A.&lt;/AUTHOR&gt;&lt;AUTHOR&gt;Allen, J. D.&lt;/AUTHOR&gt;&lt;AUTHOR&gt;Bunnell, B. N.&lt;/AUTHOR&gt;&lt;/AUTHORS&gt;&lt;SECONDARY_TITLE&gt;Int J Neurosci&lt;/SECONDARY_TITLE&gt;&lt;KEYWORDS&gt;&lt;KEYWORD&gt;Animals&lt;/KEYWORD&gt;&lt;KEYWORD&gt;Discrimination Learning&lt;/KEYWORD&gt;&lt;KEYWORD&gt;Excitatory Amino Acid Agonists/adverse effects&lt;/KEYWORD&gt;&lt;KEYWORD&gt;Hippocampus/*physiology&lt;/KEYWORD&gt;&lt;KEYWORD&gt;Male&lt;/KEYWORD&gt;&lt;KEYWORD&gt;Memory Disorders/*diagnosis/etiology&lt;/KEYWORD&gt;&lt;KEYWORD&gt;N-Methylaspartate/adverse effects&lt;/KEYWORD&gt;&lt;KEYWORD&gt;Perceptual Disorders/chemically induced&lt;/KEYWORD&gt;&lt;KEYWORD&gt;Rats&lt;/KEYWORD&gt;&lt;KEYWORD&gt;Rats, Wistar&lt;/KEYWORD&gt;&lt;KEYWORD&gt;Time Factors&lt;/KEYWORD&gt;&lt;KEYWORD&gt;*Time Perception&lt;/KEYWORD&gt;&lt;/KEYWORDS&gt;&lt;URL&gt;http://www.ncbi.nlm.nih.gov/entrez/query.fcgi?cmd=Retrieve&amp;amp;db=PubMed&amp;amp;dopt=Citation&amp;amp;list_uids=9352431&lt;/URL&gt;&lt;/MDL&gt;&lt;/Cite&gt;&lt;Cite&gt;&lt;Author&gt;Dietrich&lt;/Author&gt;&lt;Year&gt;1998&lt;/Year&gt;&lt;RecNum&gt;4074&lt;/RecNum&gt;&lt;MDL&gt;&lt;REFERENCE_TYPE&gt;0&lt;/REFERENCE_TYPE&gt;&lt;PAGES&gt;1043-1047&lt;/PAGES&gt;&lt;AUTHORS&gt;&lt;AUTHOR&gt;Dietrich, A.&lt;/AUTHOR&gt;&lt;AUTHOR&gt;Allen, J. D.&lt;/AUTHOR&gt;&lt;/AUTHORS&gt;&lt;TITLE&gt;Functional dissociation of the prefrontal cortex and the hippocampus in timing behavior&lt;/TITLE&gt;&lt;SECONDARY_TITLE&gt;Behavioral Neuroscience&lt;/SECONDARY_TITLE&gt;&lt;KEYWORDS&gt;&lt;KEYWORD&gt;Frontal-cortex; temporal memory; lesions; rat&lt;/KEYWORD&gt;&lt;/KEYWORDS&gt;&lt;ALTERNATE_TITLE&gt;Behav. Neurosci.&lt;/ALTERNATE_TITLE&gt;&lt;YEAR&gt;1998&lt;/YEAR&gt;&lt;VOLUME&gt;112&lt;/VOLUME&gt;&lt;NUMBER&gt;5&lt;/NUMBER&gt;&lt;/MDL&gt;&lt;/Cite&gt;&lt;Cite&gt;&lt;Author&gt;Rawlins&lt;/Author&gt;&lt;Year&gt;1983&lt;/Year&gt;&lt;RecNum&gt;17424&lt;/RecNum&gt;&lt;MDL&gt;&lt;REFERENCE_TYPE&gt;0&lt;/REFERENCE_TYPE&gt;&lt;ACCESSION_NUMBER&gt;6651961&lt;/ACCESSION_NUMBER&gt;&lt;VOLUME&gt;97&lt;/VOLUME&gt;&lt;NUMBER&gt;6&lt;/NUMBER&gt;&lt;YEAR&gt;1983&lt;/YEAR&gt;&lt;DATE&gt;Dec&lt;/DATE&gt;&lt;TITLE&gt;The hippocampus, collateral behavior, and timing&lt;/TITLE&gt;&lt;PAGES&gt;857-72&lt;/PAGES&gt;&lt;AUTHORS&gt;&lt;AUTHOR&gt;Rawlins, J. N.&lt;/AUTHOR&gt;&lt;AUTHOR&gt;Winocur, G.&lt;/AUTHOR&gt;&lt;AUTHOR&gt;Gray, J. A.&lt;/AUTHOR&gt;&lt;/AUTHORS&gt;&lt;SECONDARY_TITLE&gt;Behav Neurosci&lt;/SECONDARY_TITLE&gt;&lt;KEYWORDS&gt;&lt;KEYWORD&gt;Animals&lt;/KEYWORD&gt;&lt;KEYWORD&gt;Attention/*physiology&lt;/KEYWORD&gt;&lt;KEYWORD&gt;Brain Mapping&lt;/KEYWORD&gt;&lt;KEYWORD&gt;Conditioning, Operant/*physiology&lt;/KEYWORD&gt;&lt;KEYWORD&gt;Discrimination Learning/physiology&lt;/KEYWORD&gt;&lt;KEYWORD&gt;Hippocampus/*physiology&lt;/KEYWORD&gt;&lt;KEYWORD&gt;Male&lt;/KEYWORD&gt;&lt;KEYWORD&gt;Rats&lt;/KEYWORD&gt;&lt;KEYWORD&gt;Rats, Inbred Strains&lt;/KEYWORD&gt;&lt;KEYWORD&gt;*Reinforcement Schedule&lt;/KEYWORD&gt;&lt;KEYWORD&gt;Research Support, Non-U.S. Gov&amp;apos;t&lt;/KEYWORD&gt;&lt;KEYWORD&gt;Time Perception/*physiology&lt;/KEYWORD&gt;&lt;/KEYWORDS&gt;&lt;URL&gt;http://www.ncbi.nlm.nih.gov/entrez/query.fcgi?cmd=Retrieve&amp;amp;db=PubMed&amp;amp;dopt=Citation&amp;amp;list_uids=6651961&lt;/URL&gt;&lt;/MDL&gt;&lt;/Cite&gt;&lt;Cite&gt;&lt;Author&gt;Port&lt;/Author&gt;&lt;Year&gt;1986&lt;/Year&gt;&lt;RecNum&gt;17426&lt;/RecNum&gt;&lt;MDL&gt;&lt;REFERENCE_TYPE&gt;0&lt;/REFERENCE_TYPE&gt;&lt;ACCESSION_NUMBER&gt;3778637&lt;/ACCESSION_NUMBER&gt;&lt;VOLUME&gt;100&lt;/VOLUME&gt;&lt;NUMBER&gt;5&lt;/NUMBER&gt;&lt;YEAR&gt;1986&lt;/YEAR&gt;&lt;DATE&gt;Oct&lt;/DATE&gt;&lt;TITLE&gt;Retention and acquisition of classical trace conditioned responses by rabbits with hippocampal lesions&lt;/TITLE&gt;&lt;PAGES&gt;745-52&lt;/PAGES&gt;&lt;AUTHORS&gt;&lt;AUTHOR&gt;Port, R. L.&lt;/AUTHOR&gt;&lt;AUTHOR&gt;Romano, A. G.&lt;/AUTHOR&gt;&lt;AUTHOR&gt;Steinmetz, J. E.&lt;/AUTHOR&gt;&lt;AUTHOR&gt;Mikhail, A. A.&lt;/AUTHOR&gt;&lt;AUTHOR&gt;Patterson, M. M.&lt;/AUTHOR&gt;&lt;/AUTHORS&gt;&lt;SECONDARY_TITLE&gt;Behav Neurosci&lt;/SECONDARY_TITLE&gt;&lt;KEYWORDS&gt;&lt;KEYWORD&gt;Animals&lt;/KEYWORD&gt;&lt;KEYWORD&gt;Brain Mapping&lt;/KEYWORD&gt;&lt;KEYWORD&gt;Cerebral Cortex/physiology&lt;/KEYWORD&gt;&lt;KEYWORD&gt;Conditioning, Classical/*physiology&lt;/KEYWORD&gt;&lt;KEYWORD&gt;Female&lt;/KEYWORD&gt;&lt;KEYWORD&gt;Hippocampus/*physiology&lt;/KEYWORD&gt;&lt;KEYWORD&gt;Male&lt;/KEYWORD&gt;&lt;KEYWORD&gt;Memory/*physiology&lt;/KEYWORD&gt;&lt;KEYWORD&gt;Rabbits&lt;/KEYWORD&gt;&lt;KEYWORD&gt;Research Support, Non-U.S. Gov&amp;apos;t&lt;/KEYWORD&gt;&lt;KEYWORD&gt;Research Support, U.S. Gov&amp;apos;t, P.H.S.&lt;/KEYWORD&gt;&lt;KEYWORD&gt;Retention (Psychology)/*physiology&lt;/KEYWORD&gt;&lt;/KEYWORDS&gt;&lt;URL&gt;http://www.ncbi.nlm.nih.gov/entrez/query.fcgi?cmd=Retrieve&amp;amp;db=PubMed&amp;amp;dopt=Citation&amp;amp;list_uids=3778637&lt;/URL&gt;&lt;/MDL&gt;&lt;/Cite&gt;&lt;/EndNote&gt;"/><field:param field:name="vnd.oasis.opendocument.field.id" field:value="81"/></field:fieldmark-start><text:span text:style-name="T21">[91-94]</text:span><field:fieldmark-end/><text:span text:style-name="T21">, whereas others have suggested that lesions of the hippocampus or fimbria</text:span><text:span text:style-name="T23">/</text:span>fornix speed up an internal clock, or reduce the estimation of time periods when a stimulus being timed is interrupted <field:fieldmark-start text:name="__Fieldmark__23487_1365475758" field:type="vnd.oasis.opendocument.field.UNHANDLED"><field:param field:name="vnd.oasis.opendocument.field.code" field:value=" ADDIN EN.CITE &lt;EndNote&gt;&lt;Cite&gt;&lt;Author&gt;Meck&lt;/Author&gt;&lt;Year&gt;1984&lt;/Year&gt;&lt;RecNum&gt;1986&lt;/RecNum&gt;&lt;MDL&gt;&lt;REFERENCE_TYPE&gt;0&lt;/REFERENCE_TYPE&gt;&lt;LABEL&gt;84128205&lt;/LABEL&gt;&lt;AUTHORS&gt;&lt;AUTHOR&gt;Meck, W. H.&lt;/AUTHOR&gt;&lt;AUTHOR&gt;Church, R. M.&lt;/AUTHOR&gt;&lt;AUTHOR&gt;Olton, D. S.&lt;/AUTHOR&gt;&lt;/AUTHORS&gt;&lt;TITLE&gt;Hippocampus, time, and memory&lt;/TITLE&gt;&lt;KEYWORDS&gt;&lt;KEYWORD&gt;Animal&lt;/KEYWORD&gt;&lt;KEYWORD&gt;Conditioning, Operant/physiology&lt;/KEYWORD&gt;&lt;KEYWORD&gt;Discrimination Learning/physiology&lt;/KEYWORD&gt;&lt;KEYWORD&gt;Hippocampus/*physiology&lt;/KEYWORD&gt;&lt;KEYWORD&gt;Hypothalamus, Posterior/physiology&lt;/KEYWORD&gt;&lt;KEYWORD&gt;Male&lt;/KEYWORD&gt;&lt;KEYWORD&gt;Memory/*physiology&lt;/KEYWORD&gt;&lt;KEYWORD&gt;Neural Pathways/physiology&lt;/KEYWORD&gt;&lt;KEYWORD&gt;Rats&lt;/KEYWORD&gt;&lt;KEYWORD&gt;Reaction Time/physiology&lt;/KEYWORD&gt;&lt;KEYWORD&gt;Recall/*physiology&lt;/KEYWORD&gt;&lt;KEYWORD&gt;Retention (Psychology)/physiology&lt;/KEYWORD&gt;&lt;KEYWORD&gt;Support, U.S. Gov&amp;apos;t, Non-P.H.S.&lt;/KEYWORD&gt;&lt;KEYWORD&gt;Support, U.S. Gov&amp;apos;t, P.H.S.&lt;/KEYWORD&gt;&lt;KEYWORD&gt;Time Perception/*physiology&lt;/KEYWORD&gt;&lt;/KEYWORDS&gt;&lt;SECONDARY_TITLE&gt;Behav Neurosci&lt;/SECONDARY_TITLE&gt;&lt;YEAR&gt;1984&lt;/YEAR&gt;&lt;VOLUME&gt;98&lt;/VOLUME&gt;&lt;NUMBER&gt;1&lt;/NUMBER&gt;&lt;PAGES&gt;3-22&lt;/PAGES&gt;&lt;/MDL&gt;&lt;/Cite&gt;&lt;Cite&gt;&lt;Author&gt;Olton&lt;/Author&gt;&lt;Year&gt;1987&lt;/Year&gt;&lt;RecNum&gt;1978&lt;/RecNum&gt;&lt;MDL&gt;&lt;REFERENCE_TYPE&gt;0&lt;/REFERENCE_TYPE&gt;&lt;LABEL&gt;87186378&lt;/LABEL&gt;&lt;AUTHORS&gt;&lt;AUTHOR&gt;Olton, D. S.&lt;/AUTHOR&gt;&lt;AUTHOR&gt;Meck, W. H.&lt;/AUTHOR&gt;&lt;AUTHOR&gt;Church, R. M.&lt;/AUTHOR&gt;&lt;/AUTHORS&gt;&lt;TITLE&gt;Separation of hippocampal and amygdaloid involvement in temporal memory dysfunctions&lt;/TITLE&gt;&lt;KEYWORDS&gt;&lt;KEYWORD&gt;Amygdaloid Body/pathology/*physiopathology&lt;/KEYWORD&gt;&lt;KEYWORD&gt;Animal&lt;/KEYWORD&gt;&lt;KEYWORD&gt;Behavior, Animal/physiology&lt;/KEYWORD&gt;&lt;KEYWORD&gt;Comparative Study&lt;/KEYWORD&gt;&lt;KEYWORD&gt;Hippocampus/pathology/*physiopathology&lt;/KEYWORD&gt;&lt;KEYWORD&gt;Male&lt;/KEYWORD&gt;&lt;KEYWORD&gt;Memory Disorders/pathology/*physiopathology&lt;/KEYWORD&gt;&lt;KEYWORD&gt;Rats&lt;/KEYWORD&gt;&lt;KEYWORD&gt;Support, U.S. Gov&amp;apos;t, P.H.S.&lt;/KEYWORD&gt;&lt;KEYWORD&gt;Time Perception/*physiology&lt;/KEYWORD&gt;&lt;KEYWORD&gt;Videotape Recording&lt;/KEYWORD&gt;&lt;/KEYWORDS&gt;&lt;SECONDARY_TITLE&gt;Brain Res&lt;/SECONDARY_TITLE&gt;&lt;YEAR&gt;1987&lt;/YEAR&gt;&lt;VOLUME&gt;404&lt;/VOLUME&gt;&lt;NUMBER&gt;1-2&lt;/NUMBER&gt;&lt;PAGES&gt;180-8&lt;/PAGES&gt;&lt;/MDL&gt;&lt;/Cite&gt;&lt;Cite&gt;&lt;Author&gt;Meck&lt;/Author&gt;&lt;Year&gt;1988&lt;/Year&gt;&lt;RecNum&gt;1973&lt;/RecNum&gt;&lt;MDL&gt;&lt;REFERENCE_TYPE&gt;0&lt;/REFERENCE_TYPE&gt;&lt;LABEL&gt;88183705&lt;/LABEL&gt;&lt;AUTHORS&gt;&lt;AUTHOR&gt;Meck, W. H.&lt;/AUTHOR&gt;&lt;/AUTHORS&gt;&lt;TITLE&gt;Hippocampal function is required for feedback control of an internal clock&amp;apos;s criterion&lt;/TITLE&gt;&lt;KEYWORDS&gt;&lt;KEYWORD&gt;Animal&lt;/KEYWORD&gt;&lt;KEYWORD&gt;*Biofeedback (Psychology)&lt;/KEYWORD&gt;&lt;KEYWORD&gt;*Biological Clocks&lt;/KEYWORD&gt;&lt;KEYWORD&gt;*Conditioning (Psychology)&lt;/KEYWORD&gt;&lt;KEYWORD&gt;Hippocampus/*physiology&lt;/KEYWORD&gt;&lt;KEYWORD&gt;Male&lt;/KEYWORD&gt;&lt;KEYWORD&gt;Rats&lt;/KEYWORD&gt;&lt;KEYWORD&gt;Rats, Inbred Strains&lt;/KEYWORD&gt;&lt;KEYWORD&gt;Support, U.S. Gov&amp;apos;t, P.H.S.&lt;/KEYWORD&gt;&lt;KEYWORD&gt;Time Factors&lt;/KEYWORD&gt;&lt;/KEYWORDS&gt;&lt;SECONDARY_TITLE&gt;Behav Neurosci&lt;/SECONDARY_TITLE&gt;&lt;YEAR&gt;1988&lt;/YEAR&gt;&lt;VOLUME&gt;102&lt;/VOLUME&gt;&lt;NUMBER&gt;1&lt;/NUMBER&gt;&lt;PAGES&gt;54-60&lt;/PAGES&gt;&lt;/MDL&gt;&lt;/Cite&gt;&lt;Cite&gt;&lt;Author&gt;Hata&lt;/Author&gt;&lt;Year&gt;1998&lt;/Year&gt;&lt;RecNum&gt;15864&lt;/RecNum&gt;&lt;MDL&gt;&lt;REFERENCE_TYPE&gt;0&lt;/REFERENCE_TYPE&gt;&lt;AUTHORS&gt;&lt;AUTHOR&gt;Hata, T.&lt;/AUTHOR&gt;&lt;AUTHOR&gt;Okaichi, H.&lt;/AUTHOR&gt;&lt;/AUTHORS&gt;&lt;YEAR&gt;1998&lt;/YEAR&gt;&lt;TITLE&gt;[Effects of fimbria-fornix lesion on the temporal discrimination revealed by peak interval procedure in rats]&lt;/TITLE&gt;&lt;SECONDARY_TITLE&gt;Shinrigaku Kenkyu (Japanese Journal of Psychology)&lt;/SECONDARY_TITLE&gt;&lt;VOLUME&gt;69&lt;/VOLUME&gt;&lt;NUMBER&gt;4&lt;/NUMBER&gt;&lt;PAGES&gt;304-9&lt;/PAGES&gt;&lt;DATE&gt;Oct&lt;/DATE&gt;&lt;ACCESSION_NUMBER&gt;10067236&lt;/ACCESSION_NUMBER&gt;&lt;KEYWORDS&gt;&lt;KEYWORD&gt;Animals&lt;/KEYWORD&gt;&lt;KEYWORD&gt;Conditioning, Operant/physiology&lt;/KEYWORD&gt;&lt;KEYWORD&gt;Discrimination Learning/*physiology&lt;/KEYWORD&gt;&lt;KEYWORD&gt;English Abstract&lt;/KEYWORD&gt;&lt;KEYWORD&gt;Hippocampus/*physiopathology&lt;/KEYWORD&gt;&lt;KEYWORD&gt;Male&lt;/KEYWORD&gt;&lt;KEYWORD&gt;Rats&lt;/KEYWORD&gt;&lt;KEYWORD&gt;Rats, Wistar&lt;/KEYWORD&gt;&lt;KEYWORD&gt;Time Perception/*physiology&lt;/KEYWORD&gt;&lt;/KEYWORDS&gt;&lt;URL&gt;http://www.ncbi.nlm.nih.gov/entrez/query.fcgi?cmd=Retrieve&amp;amp;db=PubMed&amp;amp;dopt=Citation&amp;amp;list_uids=10067236&lt;/URL&gt;&lt;AUTHOR_ADDRESS&gt;Department of Psychology, Faculty of Letters, Doshisha University, Kyoto.&lt;/AUTHOR_ADDRESS&gt;&lt;/MDL&gt;&lt;/Cite&gt;&lt;Cite&gt;&lt;Author&gt;Wallenstein&lt;/Author&gt;&lt;Year&gt;1998&lt;/Year&gt;&lt;RecNum&gt;7904&lt;/RecNum&gt;&lt;MDL&gt;&lt;REFERENCE_TYPE&gt;0&lt;/REFERENCE_TYPE&gt;&lt;ACCESSION_NUMBER&gt;9720595&lt;/ACCESSION_NUMBER&gt;&lt;VOLUME&gt;21&lt;/VOLUME&gt;&lt;NUMBER&gt;8&lt;/NUMBER&gt;&lt;YEAR&gt;1998&lt;/YEAR&gt;&lt;DATE&gt;Aug&lt;/DATE&gt;&lt;TITLE&gt;The hippocampus as an associator of discontiguous events&lt;/TITLE&gt;&lt;PAGES&gt;317-23&lt;/PAGES&gt;&lt;AUTHOR_ADDRESS&gt;Dept of Psychology, Harvard University, Cambridge, MA 02138, USA.&lt;/AUTHOR_ADDRESS&gt;&lt;AUTHORS&gt;&lt;AUTHOR&gt;Wallenstein, G. V.&lt;/AUTHOR&gt;&lt;AUTHOR&gt;Eichenbaum, H.&lt;/AUTHOR&gt;&lt;AUTHOR&gt;Hasselmo, M. E.&lt;/AUTHOR&gt;&lt;/AUTHORS&gt;&lt;SECONDARY_TITLE&gt;Trends Neurosci&lt;/SECONDARY_TITLE&gt;&lt;KEYWORDS&gt;&lt;KEYWORD&gt;Animal&lt;/KEYWORD&gt;&lt;KEYWORD&gt;Behavior/physiology&lt;/KEYWORD&gt;&lt;KEYWORD&gt;Electrophysiology&lt;/KEYWORD&gt;&lt;KEYWORD&gt;Hippocampus/*physiology&lt;/KEYWORD&gt;&lt;KEYWORD&gt;Human&lt;/KEYWORD&gt;&lt;KEYWORD&gt;Support, Non-U.S. Gov&amp;apos;t&lt;/KEYWORD&gt;&lt;KEYWORD&gt;Support, U.S. Gov&amp;apos;t, P.H.S.&lt;/KEYWORD&gt;&lt;/KEYWORDS&gt;&lt;URL&gt;http://www.ncbi.nlm.nih.gov/entrez/query.fcgi?cmd=Retrieve&amp;amp;db=PubMed&amp;amp;dopt=Citation&amp;amp;list_uids=9720595&lt;/URL&gt;&lt;/MDL&gt;&lt;/Cite&gt;&lt;/EndNote&gt;"/><field:param field:name="vnd.oasis.opendocument.field.id" field:value="81"/></field:fieldmark-start>[80, 95-98]<field:fieldmark-end/>.</text:p>
      <text:p text:style-name="P4"/>
      <text:p text:style-name="P4">Finally, the hippocampus is heavily connected to a number of other structures known to play a role in subjects’ relative preference between immediate, small and delayed, large rewards. Lesions of the nucleus accumbens core (AcbC), basolateral amygdala, and orbitofrontal cortex (OFC) have all been found to produce impulsive choice <field:fieldmark-start text:name="__Fieldmark__23488_1365475758" field:type="vnd.oasis.opendocument.field.UNHANDLED"><field:param field:name="vnd.oasis.opendocument.field.code" field:value=" ADDIN EN.CITE &lt;EndNote&gt;&lt;Cite&gt;&lt;Author&gt;Cardinal&lt;/Author&gt;&lt;Year&gt;2001&lt;/Year&gt;&lt;RecNum&gt;5728&lt;/RecNum&gt;&lt;MDL&gt;&lt;REFERENCE_TYPE&gt;0&lt;/REFERENCE_TYPE&gt;&lt;AUTHORS&gt;&lt;AUTHOR&gt;Cardinal, R.N.&lt;/AUTHOR&gt;&lt;AUTHOR&gt;Pennicott, D.R.&lt;/AUTHOR&gt;&lt;AUTHOR&gt;Sugathapala, C.L.&lt;/AUTHOR&gt;&lt;AUTHOR&gt;Robbins, T.W.&lt;/AUTHOR&gt;&lt;AUTHOR&gt;Everitt, B.J.&lt;/AUTHOR&gt;&lt;/AUTHORS&gt;&lt;YEAR&gt;2001&lt;/YEAR&gt;&lt;TITLE&gt;Impulsive choice induced in rats by lesions of the nucleus accumbens core&lt;/TITLE&gt;&lt;SECONDARY_TITLE&gt;Science&lt;/SECONDARY_TITLE&gt;&lt;VOLUME&gt;292&lt;/VOLUME&gt;&lt;PAGES&gt;2499-2501&lt;/PAGES&gt;&lt;/MDL&gt;&lt;/Cite&gt;&lt;Cite&gt;&lt;Author&gt;Winstanley&lt;/Author&gt;&lt;Year&gt;2004&lt;/Year&gt;&lt;RecNum&gt;15540&lt;/RecNum&gt;&lt;MDL&gt;&lt;REFERENCE_TYPE&gt;0&lt;/REFERENCE_TYPE&gt;&lt;ACCESSION_NUMBER&gt;15152031&lt;/ACCESSION_NUMBER&gt;&lt;VOLUME&gt;24&lt;/VOLUME&gt;&lt;NUMBER&gt;20&lt;/NUMBER&gt;&lt;YEAR&gt;2004&lt;/YEAR&gt;&lt;DATE&gt;May 19&lt;/DATE&gt;&lt;TITLE&gt;Contrasting roles of basolateral amygdala and orbitofrontal cortex in impulsive choice&lt;/TITLE&gt;&lt;PAGES&gt;4718-22&lt;/PAGES&gt;&lt;AUTHOR_ADDRESS&gt;Department of Experimental Psychology, University of Cambridge, Downing Site, Cambridge CB2 3EB, United Kingdom. cath.winstanley@utsouthwestern.edu&lt;/AUTHOR_ADDRESS&gt;&lt;AUTHORS&gt;&lt;AUTHOR&gt;Winstanley, C. A.&lt;/AUTHOR&gt;&lt;AUTHOR&gt;Theobald, D. E.&lt;/AUTHOR&gt;&lt;AUTHOR&gt;Cardinal, R. N.&lt;/AUTHOR&gt;&lt;AUTHOR&gt;Robbins, T. W.&lt;/AUTHOR&gt;&lt;/AUTHORS&gt;&lt;SECONDARY_TITLE&gt;J Neurosci&lt;/SECONDARY_TITLE&gt;&lt;URL&gt;http://www.ncbi.nlm.nih.gov/entrez/query.fcgi?cmd=Retrieve&amp;amp;db=PubMed&amp;amp;dopt=Citation&amp;amp;list_uids=15152031&lt;/URL&gt;&lt;/MDL&gt;&lt;/Cite&gt;&lt;Cite&gt;&lt;Author&gt;Mobini&lt;/Author&gt;&lt;Year&gt;2002&lt;/Year&gt;&lt;RecNum&gt;6238&lt;/RecNum&gt;&lt;MDL&gt;&lt;REFERENCE_TYPE&gt;0&lt;/REFERENCE_TYPE&gt;&lt;AUTHORS&gt;&lt;AUTHOR&gt;Mobini, S.&lt;/AUTHOR&gt;&lt;AUTHOR&gt;Body, S.&lt;/AUTHOR&gt;&lt;AUTHOR&gt;Ho, M. Y.&lt;/AUTHOR&gt;&lt;AUTHOR&gt;Bradshaw, C. M.&lt;/AUTHOR&gt;&lt;AUTHOR&gt;Szabadi, E.&lt;/AUTHOR&gt;&lt;AUTHOR&gt;Deakin, J. F.&lt;/AUTHOR&gt;&lt;AUTHOR&gt;Anderson, I. M.&lt;/AUTHOR&gt;&lt;/AUTHORS&gt;&lt;YEAR&gt;2002&lt;/YEAR&gt;&lt;TITLE&gt;Effects of lesions of the orbitofrontal cortex on sensitivity to delayed and probabilistic reinforcement&lt;/TITLE&gt;&lt;SECONDARY_TITLE&gt;Psychopharmacology&lt;/SECONDARY_TITLE&gt;&lt;VOLUME&gt;160&lt;/VOLUME&gt;&lt;NUMBER&gt;3&lt;/NUMBER&gt;&lt;PAGES&gt;290-298&lt;/PAGES&gt;&lt;DATE&gt;Mar&lt;/DATE&gt;&lt;ACCESSION_NUMBER&gt;11889498&lt;/ACCESSION_NUMBER&gt;&lt;URL&gt;http://www.ncbi.nlm.nih.gov/entrez/query.fcgi?cmd=Retrieve&amp;amp;db=PubMed&amp;amp;dopt=Citation&amp;amp;list_uids=11889498&lt;/URL&gt;&lt;AUTHOR_ADDRESS&gt;Psychopharmacology Section, Division of Psychiatry, University of Nottingham, Room B109, Medical School, Queen&amp;apos;s Medical Centre, Nottingham NG7 2UH, UK.&lt;/AUTHOR_ADDRESS&gt;&lt;/MDL&gt;&lt;/Cite&gt;&lt;Cite&gt;&lt;Author&gt;Kheramin&lt;/Author&gt;&lt;Year&gt;2002&lt;/Year&gt;&lt;RecNum&gt;13556&lt;/RecNum&gt;&lt;MDL&gt;&lt;REFERENCE_TYPE&gt;0&lt;/REFERENCE_TYPE&gt;&lt;AUTHORS&gt;&lt;AUTHOR&gt;Kheramin, S.&lt;/AUTHOR&gt;&lt;AUTHOR&gt;Body, S.&lt;/AUTHOR&gt;&lt;AUTHOR&gt;Mobini, S.&lt;/AUTHOR&gt;&lt;AUTHOR&gt;Ho, M. Y.&lt;/AUTHOR&gt;&lt;AUTHOR&gt;Velazquez-Martinez, D. N.&lt;/AUTHOR&gt;&lt;AUTHOR&gt;Bradshaw, C. M.&lt;/AUTHOR&gt;&lt;AUTHOR&gt;Szabadi, E.&lt;/AUTHOR&gt;&lt;AUTHOR&gt;Deakin, J. F.&lt;/AUTHOR&gt;&lt;AUTHOR&gt;Anderson, I. M.&lt;/AUTHOR&gt;&lt;/AUTHORS&gt;&lt;YEAR&gt;2002&lt;/YEAR&gt;&lt;TITLE&gt;Effects of quinolinic acid-induced lesions of the orbital prefrontal cortex on inter-temporal choice: a quantitative analysis&lt;/TITLE&gt;&lt;SECONDARY_TITLE&gt;Psychopharmacology&lt;/SECONDARY_TITLE&gt;&lt;VOLUME&gt;165&lt;/VOLUME&gt;&lt;NUMBER&gt;1&lt;/NUMBER&gt;&lt;PAGES&gt;9-17&lt;/PAGES&gt;&lt;DATE&gt;Dec&lt;/DATE&gt;&lt;ACCESSION_NUMBER&gt;12474113&lt;/ACCESSION_NUMBER&gt;&lt;KEYWORDS&gt;&lt;KEYWORD&gt;Animal&lt;/KEYWORD&gt;&lt;KEYWORD&gt;Choice Behavior/drug effects&lt;/KEYWORD&gt;&lt;KEYWORD&gt;Comparative Study&lt;/KEYWORD&gt;&lt;KEYWORD&gt;Conditioning, Operant/drug effects/physiology&lt;/KEYWORD&gt;&lt;KEYWORD&gt;Disease Models, Animal&lt;/KEYWORD&gt;&lt;KEYWORD&gt;Female&lt;/KEYWORD&gt;&lt;KEYWORD&gt;Impulsive Behavior/*chemically induced&lt;/KEYWORD&gt;&lt;KEYWORD&gt;Linear Models&lt;/KEYWORD&gt;&lt;KEYWORD&gt;Neurotoxins/toxicity&lt;/KEYWORD&gt;&lt;KEYWORD&gt;Orbit/drug effects/physiology&lt;/KEYWORD&gt;&lt;KEYWORD&gt;Prefrontal Cortex/*injuries/pathology/physiopathology&lt;/KEYWORD&gt;&lt;KEYWORD&gt;Quinolinic Acid/*toxicity&lt;/KEYWORD&gt;&lt;KEYWORD&gt;Rats&lt;/KEYWORD&gt;&lt;KEYWORD&gt;Rats, Wistar&lt;/KEYWORD&gt;&lt;KEYWORD&gt;Reaction Time/drug effects&lt;/KEYWORD&gt;&lt;KEYWORD&gt;Reinforcement (Psychology)&lt;/KEYWORD&gt;&lt;KEYWORD&gt;Reinforcement Schedule&lt;/KEYWORD&gt;&lt;KEYWORD&gt;Support, Non-U.S. Gov&amp;apos;t&lt;/KEYWORD&gt;&lt;/KEYWORDS&gt;&lt;URL&gt;http://www.ncbi.nlm.nih.gov/entrez/query.fcgi?cmd=Retrieve&amp;amp;db=PubMed&amp;amp;dopt=Citation&amp;amp;list_uids=12474113&lt;/URL&gt;&lt;AUTHOR_ADDRESS&gt;Psychopharmacology Section, Division of Psychiatry, University of Nottingham, Room B109, Medical School, Queen&amp;apos;s Medical Centre, UK.&lt;/AUTHOR_ADDRESS&gt;&lt;/MDL&gt;&lt;/Cite&gt;&lt;/EndNote&gt;"/><field:param field:name="vnd.oasis.opendocument.field.id" field:value="81"/></field:fieldmark-start>[35, 99-101]<field:fieldmark-end/>. OFC lesions appear to alter the processing of reward magnitude as well as delay, and lesions here have produced both impulsive and self-controlled choice under different circumstances <field:fieldmark-start text:name="__Fieldmark__23489_1365475758" field:type="vnd.oasis.opendocument.field.UNHANDLED"><field:param field:name="vnd.oasis.opendocument.field.code" field:value=" ADDIN EN.CITE &lt;EndNote&gt;&lt;Cite&gt;&lt;Author&gt;Winstanley&lt;/Author&gt;&lt;Year&gt;2004&lt;/Year&gt;&lt;RecNum&gt;15540&lt;/RecNum&gt;&lt;MDL&gt;&lt;REFERENCE_TYPE&gt;0&lt;/REFERENCE_TYPE&gt;&lt;ACCESSION_NUMBER&gt;15152031&lt;/ACCESSION_NUMBER&gt;&lt;VOLUME&gt;24&lt;/VOLUME&gt;&lt;NUMBER&gt;20&lt;/NUMBER&gt;&lt;YEAR&gt;2004&lt;/YEAR&gt;&lt;DATE&gt;May 19&lt;/DATE&gt;&lt;TITLE&gt;Contrasting roles of basolateral amygdala and orbitofrontal cortex in impulsive choice&lt;/TITLE&gt;&lt;PAGES&gt;4718-22&lt;/PAGES&gt;&lt;AUTHOR_ADDRESS&gt;Department of Experimental Psychology, University of Cambridge, Downing Site, Cambridge CB2 3EB, United Kingdom. cath.winstanley@utsouthwestern.edu&lt;/AUTHOR_ADDRESS&gt;&lt;AUTHORS&gt;&lt;AUTHOR&gt;Winstanley, C. A.&lt;/AUTHOR&gt;&lt;AUTHOR&gt;Theobald, D. E.&lt;/AUTHOR&gt;&lt;AUTHOR&gt;Cardinal, R. N.&lt;/AUTHOR&gt;&lt;AUTHOR&gt;Robbins, T. W.&lt;/AUTHOR&gt;&lt;/AUTHORS&gt;&lt;SECONDARY_TITLE&gt;J Neurosci&lt;/SECONDARY_TITLE&gt;&lt;URL&gt;http://www.ncbi.nlm.nih.gov/entrez/query.fcgi?cmd=Retrieve&amp;amp;db=PubMed&amp;amp;dopt=Citation&amp;amp;list_uids=15152031&lt;/URL&gt;&lt;/MDL&gt;&lt;/Cite&gt;&lt;Cite&gt;&lt;Author&gt;Mobini&lt;/Author&gt;&lt;Year&gt;2002&lt;/Year&gt;&lt;RecNum&gt;6238&lt;/RecNum&gt;&lt;MDL&gt;&lt;REFERENCE_TYPE&gt;0&lt;/REFERENCE_TYPE&gt;&lt;AUTHORS&gt;&lt;AUTHOR&gt;Mobini, S.&lt;/AUTHOR&gt;&lt;AUTHOR&gt;Body, S.&lt;/AUTHOR&gt;&lt;AUTHOR&gt;Ho, M. Y.&lt;/AUTHOR&gt;&lt;AUTHOR&gt;Bradshaw, C. M.&lt;/AUTHOR&gt;&lt;AUTHOR&gt;Szabadi, E.&lt;/AUTHOR&gt;&lt;AUTHOR&gt;Deakin, J. F.&lt;/AUTHOR&gt;&lt;AUTHOR&gt;Anderson, I. M.&lt;/AUTHOR&gt;&lt;/AUTHORS&gt;&lt;YEAR&gt;2002&lt;/YEAR&gt;&lt;TITLE&gt;Effects of lesions of the orbitofrontal cortex on sensitivity to delayed and probabilistic reinforcement&lt;/TITLE&gt;&lt;SECONDARY_TITLE&gt;Psychopharmacology&lt;/SECONDARY_TITLE&gt;&lt;VOLUME&gt;160&lt;/VOLUME&gt;&lt;NUMBER&gt;3&lt;/NUMBER&gt;&lt;PAGES&gt;290-298&lt;/PAGES&gt;&lt;DATE&gt;Mar&lt;/DATE&gt;&lt;ACCESSION_NUMBER&gt;11889498&lt;/ACCESSION_NUMBER&gt;&lt;URL&gt;http://www.ncbi.nlm.nih.gov/entrez/query.fcgi?cmd=Retrieve&amp;amp;db=PubMed&amp;amp;dopt=Citation&amp;amp;list_uids=11889498&lt;/URL&gt;&lt;AUTHOR_ADDRESS&gt;Psychopharmacology Section, Division of Psychiatry, University of Nottingham, Room B109, Medical School, Queen&amp;apos;s Medical Centre, Nottingham NG7 2UH, UK.&lt;/AUTHOR_ADDRESS&gt;&lt;/MDL&gt;&lt;/Cite&gt;&lt;Cite&gt;&lt;Author&gt;Kheramin&lt;/Author&gt;&lt;Year&gt;2003&lt;/Year&gt;&lt;RecNum&gt;14290&lt;/RecNum&gt;&lt;MDL&gt;&lt;REFERENCE_TYPE&gt;0&lt;/REFERENCE_TYPE&gt;&lt;ACCESSION_NUMBER&gt;14580695&lt;/ACCESSION_NUMBER&gt;&lt;VOLUME&gt;64&lt;/VOLUME&gt;&lt;NUMBER&gt;3&lt;/NUMBER&gt;&lt;YEAR&gt;2003&lt;/YEAR&gt;&lt;DATE&gt;Oct 31&lt;/DATE&gt;&lt;TITLE&gt;Role of the orbital prefrontal cortex in choice between delayed and uncertain reinforcers: a quantitative analysis&lt;/TITLE&gt;&lt;PAGES&gt;239-250&lt;/PAGES&gt;&lt;AUTHOR_ADDRESS&gt;Psychopharmacology Section, Division of Psychiatry, University of Nottingham, Room B109, Medical School, Queen&amp;apos;s Medical Centre, NG7 2UH, Nottingham, UK&lt;/AUTHOR_ADDRESS&gt;&lt;AUTHORS&gt;&lt;AUTHOR&gt;Kheramin, S.&lt;/AUTHOR&gt;&lt;AUTHOR&gt;Body, S.&lt;/AUTHOR&gt;&lt;AUTHOR&gt;Ho, M.&lt;/AUTHOR&gt;&lt;AUTHOR&gt;Velazquez-Martinez, D. N.&lt;/AUTHOR&gt;&lt;AUTHOR&gt;Bradshaw, C. M.&lt;/AUTHOR&gt;&lt;AUTHOR&gt;Szabadi, E.&lt;/AUTHOR&gt;&lt;AUTHOR&gt;Deakin, J. F.&lt;/AUTHOR&gt;&lt;AUTHOR&gt;Anderson, I. M.&lt;/AUTHOR&gt;&lt;/AUTHORS&gt;&lt;SECONDARY_TITLE&gt;Behav Processes&lt;/SECONDARY_TITLE&gt;&lt;URL&gt;http://www.ncbi.nlm.nih.gov/entrez/query.fcgi?cmd=Retrieve&amp;amp;db=PubMed&amp;amp;dopt=Citation&amp;amp;list_uids=14580695&lt;/URL&gt;&lt;/MDL&gt;&lt;/Cite&gt;&lt;Cite&gt;&lt;Author&gt;Kheramin&lt;/Author&gt;&lt;Year&gt;2002&lt;/Year&gt;&lt;RecNum&gt;13556&lt;/RecNum&gt;&lt;MDL&gt;&lt;REFERENCE_TYPE&gt;0&lt;/REFERENCE_TYPE&gt;&lt;AUTHORS&gt;&lt;AUTHOR&gt;Kheramin, S.&lt;/AUTHOR&gt;&lt;AUTHOR&gt;Body, S.&lt;/AUTHOR&gt;&lt;AUTHOR&gt;Mobini, S.&lt;/AUTHOR&gt;&lt;AUTHOR&gt;Ho, M. Y.&lt;/AUTHOR&gt;&lt;AUTHOR&gt;Velazquez-Martinez, D. N.&lt;/AUTHOR&gt;&lt;AUTHOR&gt;Bradshaw, C. M.&lt;/AUTHOR&gt;&lt;AUTHOR&gt;Szabadi, E.&lt;/AUTHOR&gt;&lt;AUTHOR&gt;Deakin, J. F.&lt;/AUTHOR&gt;&lt;AUTHOR&gt;Anderson, I. M.&lt;/AUTHOR&gt;&lt;/AUTHORS&gt;&lt;YEAR&gt;2002&lt;/YEAR&gt;&lt;TITLE&gt;Effects of quinolinic acid-induced lesions of the orbital prefrontal cortex on inter-temporal choice: a quantitative analysis&lt;/TITLE&gt;&lt;SECONDARY_TITLE&gt;Psychopharmacology&lt;/SECONDARY_TITLE&gt;&lt;VOLUME&gt;165&lt;/VOLUME&gt;&lt;NUMBER&gt;1&lt;/NUMBER&gt;&lt;PAGES&gt;9-17&lt;/PAGES&gt;&lt;DATE&gt;Dec&lt;/DATE&gt;&lt;ACCESSION_NUMBER&gt;12474113&lt;/ACCESSION_NUMBER&gt;&lt;KEYWORDS&gt;&lt;KEYWORD&gt;Animal&lt;/KEYWORD&gt;&lt;KEYWORD&gt;Choice Behavior/drug effects&lt;/KEYWORD&gt;&lt;KEYWORD&gt;Comparative Study&lt;/KEYWORD&gt;&lt;KEYWORD&gt;Conditioning, Operant/drug effects/physiology&lt;/KEYWORD&gt;&lt;KEYWORD&gt;Disease Models, Animal&lt;/KEYWORD&gt;&lt;KEYWORD&gt;Female&lt;/KEYWORD&gt;&lt;KEYWORD&gt;Impulsive Behavior/*chemically induced&lt;/KEYWORD&gt;&lt;KEYWORD&gt;Linear Models&lt;/KEYWORD&gt;&lt;KEYWORD&gt;Neurotoxins/toxicity&lt;/KEYWORD&gt;&lt;KEYWORD&gt;Orbit/drug effects/physiology&lt;/KEYWORD&gt;&lt;KEYWORD&gt;Prefrontal Cortex/*injuries/pathology/physiopathology&lt;/KEYWORD&gt;&lt;KEYWORD&gt;Quinolinic Acid/*toxicity&lt;/KEYWORD&gt;&lt;KEYWORD&gt;Rats&lt;/KEYWORD&gt;&lt;KEYWORD&gt;Rats, Wistar&lt;/KEYWORD&gt;&lt;KEYWORD&gt;Reaction Time/drug effects&lt;/KEYWORD&gt;&lt;KEYWORD&gt;Reinforcement (Psychology)&lt;/KEYWORD&gt;&lt;KEYWORD&gt;Reinforcement Schedule&lt;/KEYWORD&gt;&lt;KEYWORD&gt;Support, Non-U.S. Gov&amp;apos;t&lt;/KEYWORD&gt;&lt;/KEYWORDS&gt;&lt;URL&gt;http://www.ncbi.nlm.nih.gov/entrez/query.fcgi?cmd=Retrieve&amp;amp;db=PubMed&amp;amp;dopt=Citation&amp;amp;list_uids=12474113&lt;/URL&gt;&lt;AUTHOR_ADDRESS&gt;Psychopharmacology Section, Division of Psychiatry, University of Nottingham, Room B109, Medical School, Queen&amp;apos;s Medical Centre, UK.&lt;/AUTHOR_ADDRESS&gt;&lt;/MDL&gt;&lt;/Cite&gt;&lt;/EndNote&gt;"/><field:param field:name="vnd.oasis.opendocument.field.id" field:value="81"/></field:fieldmark-start>[99-102]<field:fieldmark-end/>. AcbC lesions appear to have a more selective effect on the processing of delays, impairing both preference for, and learning with, delayed rewards in the absence of effects on reward magnitude processing <field:fieldmark-start text:name="__Fieldmark__23490_1365475758" field:type="vnd.oasis.opendocument.field.UNHANDLED"><field:param field:name="vnd.oasis.opendocument.field.code" field:value=" ADDIN EN.CITE &lt;EndNote&gt;&lt;Cite&gt;&lt;Author&gt;Cardinal&lt;/Author&gt;&lt;Year&gt;2001&lt;/Year&gt;&lt;RecNum&gt;5728&lt;/RecNum&gt;&lt;MDL&gt;&lt;REFERENCE_TYPE&gt;0&lt;/REFERENCE_TYPE&gt;&lt;AUTHORS&gt;&lt;AUTHOR&gt;Cardinal, R.N.&lt;/AUTHOR&gt;&lt;AUTHOR&gt;Pennicott, D.R.&lt;/AUTHOR&gt;&lt;AUTHOR&gt;Sugathapala, C.L.&lt;/AUTHOR&gt;&lt;AUTHOR&gt;Robbins, T.W.&lt;/AUTHOR&gt;&lt;AUTHOR&gt;Everitt, B.J.&lt;/AUTHOR&gt;&lt;/AUTHORS&gt;&lt;YEAR&gt;2001&lt;/YEAR&gt;&lt;TITLE&gt;Impulsive choice induced in rats by lesions of the nucleus accumbens core&lt;/TITLE&gt;&lt;SECONDARY_TITLE&gt;Science&lt;/SECONDARY_TITLE&gt;&lt;VOLUME&gt;292&lt;/VOLUME&gt;&lt;PAGES&gt;2499-2501&lt;/PAGES&gt;&lt;/MDL&gt;&lt;/Cite&gt;&lt;Cite&gt;&lt;Author&gt;Cardinal&lt;/Author&gt;&lt;Year&gt;2005&lt;/Year&gt;&lt;RecNum&gt;13515&lt;/RecNum&gt;&lt;MDL&gt;&lt;REFERENCE_TYPE&gt;0&lt;/REFERENCE_TYPE&gt;&lt;AUTHORS&gt;&lt;AUTHOR&gt;Cardinal, R. N.&lt;/AUTHOR&gt;&lt;AUTHOR&gt;Cheung, T.H.C.&lt;/AUTHOR&gt;&lt;/AUTHORS&gt;&lt;YEAR&gt;2005&lt;/YEAR&gt;&lt;TITLE&gt;Nucleus accumbens core lesions retard instrumental learning and performance with delayed reinforcement in the rat&lt;/TITLE&gt;&lt;SECONDARY_TITLE&gt;BMC Neuroscience&lt;/SECONDARY_TITLE&gt;&lt;VOLUME&gt;6&lt;/VOLUME&gt;&lt;PAGES&gt;9&lt;/PAGES&gt;&lt;/MDL&gt;&lt;/Cite&gt;&lt;/EndNote&gt;"/><field:param field:name="vnd.oasis.opendocument.field.id" field:value="81"/></field:fieldmark-start>[35, 103]<field:fieldmark-end/>. Although the hippocampal formation projects heavily to most of the nucleus accumbens (via the subiculum) <field:fieldmark-start text:name="__Fieldmark__23491_1365475758" field:type="vnd.oasis.opendocument.field.UNHANDLED"><field:param field:name="vnd.oasis.opendocument.field.code" field:value=" ADDIN EN.CITE &lt;EndNote&gt;&lt;Cite&gt;&lt;Author&gt;Brog&lt;/Author&gt;&lt;Year&gt;1993&lt;/Year&gt;&lt;RecNum&gt;958&lt;/RecNum&gt;&lt;MDL&gt;&lt;REFERENCE_TYPE&gt;0&lt;/REFERENCE_TYPE&gt;&lt;AUTHORS&gt;&lt;AUTHOR&gt;Brog, J. S.&lt;/AUTHOR&gt;&lt;AUTHOR&gt;Salyapongse, A.&lt;/AUTHOR&gt;&lt;AUTHOR&gt;Deutch, A. Y.&lt;/AUTHOR&gt;&lt;AUTHOR&gt;Zahm, D. S.&lt;/AUTHOR&gt;&lt;/AUTHORS&gt;&lt;YEAR&gt;1993&lt;/YEAR&gt;&lt;TITLE&gt;The patterns of afferent innervation of the core and shell in the &amp;quot;accumbens&amp;quot; part of the rat ventral striatum: immunohistochemical detection of retrogradely transported fluoro-gold&lt;/TITLE&gt;&lt;SECONDARY_TITLE&gt;Journal of Comparative Neurology&lt;/SECONDARY_TITLE&gt;&lt;VOLUME&gt;338&lt;/VOLUME&gt;&lt;NUMBER&gt;2&lt;/NUMBER&gt;&lt;PAGES&gt;255-78&lt;/PAGES&gt;&lt;LABEL&gt;94141057&lt;/LABEL&gt;&lt;KEYWORDS&gt;&lt;KEYWORD&gt;Afferent Pathways/anatomy &amp;amp; histology&lt;/KEYWORD&gt;&lt;KEYWORD&gt;Amygdaloid Body/anatomy &amp;amp; histology&lt;/KEYWORD&gt;&lt;KEYWORD&gt;Animal&lt;/KEYWORD&gt;&lt;KEYWORD&gt;Biological Transport/physiology&lt;/KEYWORD&gt;&lt;KEYWORD&gt;Cerebral Cortex/anatomy &amp;amp; histology&lt;/KEYWORD&gt;&lt;KEYWORD&gt;Fluorescent Dyes/metabolism&lt;/KEYWORD&gt;&lt;KEYWORD&gt;Hippocampus/anatomy &amp;amp; histology&lt;/KEYWORD&gt;&lt;KEYWORD&gt;Immunohistochemistry&lt;/KEYWORD&gt;&lt;KEYWORD&gt;Male&lt;/KEYWORD&gt;&lt;KEYWORD&gt;Mesencephalon/anatomy &amp;amp; histology&lt;/KEYWORD&gt;&lt;KEYWORD&gt;Nucleus Accumbens/*anatomy &amp;amp; histology/chemistry&lt;/KEYWORD&gt;&lt;KEYWORD&gt;Rats&lt;/KEYWORD&gt;&lt;KEYWORD&gt;Rats, Sprague-Dawley&lt;/KEYWORD&gt;&lt;KEYWORD&gt;Support, Non-U.S. Gov&amp;apos;t&lt;/KEYWORD&gt;&lt;KEYWORD&gt;Support, U.S. Gov&amp;apos;t, Non-P.H.S.&lt;/KEYWORD&gt;&lt;KEYWORD&gt;Support, U.S. Gov&amp;apos;t, P.H.S.&lt;/KEYWORD&gt;&lt;KEYWORD&gt;Thalamus/anatomy &amp;amp; histology&lt;/KEYWORD&gt;&lt;/KEYWORDS&gt;&lt;/MDL&gt;&lt;/Cite&gt;&lt;/EndNote&gt;"/><field:param field:name="vnd.oasis.opendocument.field.id" field:value="81"/></field:fieldmark-start>[104]<field:fieldmark-end/> and H-lesioned rats in the present study showed the impulsive choice known to be exhibited by AcbC-lesioned rats, H-lesioned rats showed the <text:soft-page-break/>opposite effect to AcbC-lesioned rats in the simple instrumental learning task, being delay-dependently improved rather than impaired relative to shams.</text:p>
      <text:p text:style-name="P4"/>
      <text:h text:style-name="P25" text:outline-level="1">Conclusions</text:h>
      <text:p text:style-name="P4">We have demonstrated that excitotoxic lesions of the hippocampus ameliorate the deleterious effects of response–reinforcer delays on instrumental learning. Hippocampal-lesioned rats responded slightly less than controls in the absence of delays, but they became better at learning (relative to shams) as the delays increased, in a delay-dependent fashion. This may have been because the lesion hindered the formation of context–outcome associations, promoting response–outcome association instead. In contrast, lesioned rats exhibited impulsive choice, preferring an immediate, small reward to a delayed, larger reward, even though they preferred the large reward when it was not delayed. Thus, lesioned rats were better at learning with delayed reinforcement but worse at choosing it, suggesting that self-controlled choice and learning with delayed reinforcement tax different psychological processes.</text:p>
      <text:p text:style-name="P4"/>
      <text:h text:style-name="P25" text:outline-level="1">Methods</text:h>
      <text:h text:style-name="P21" text:outline-level="2">Overview of experiments</text:h>
      <text:h text:style-name="P1" text:outline-level="3">Experiment 1: Effects of hippocampal lesions on acquisition of instrumental responding with delayed reinforcement</text:h>
      <text:p text:style-name="P4">Forty-eight rats received excitotoxic lesions of the hippocampus (<text:span text:style-name="T3">n</text:span> = 32) or sham lesions (<text:span text:style-name="T3">n</text:span> = 16). Five died postoperatively. Subject were next trained in a task in which they had continuous access to two identical levers; one lever delivered a single food pellet each time it was pressed, and the other lever had no effect. For some rats, the food pellet was delivered immediately after the lever press (0 s condition; 9 H-lesioned rats and 5 shams). For others, each pellet was delayed by either 10 s (9 H, 6 sham) or 20 s (9 H, 5 sham). Subjects were trained for 14 sessions. They then had their locomotor activity assessed, and finally they were killed and perfused for histology.</text:p>
      <text:p text:style-name="P4"/>
      <text:h text:style-name="P1" text:outline-level="3">Experiment 2: Effects of hippocampal lesions on choice involving delayed reinforcement</text:h>
      <text:p text:style-name="P4">Twenty-four naïve rats were first trained to press levers for food and to nosepoke to initiate lever presentations in discrete trials. Subjects were then trained on a choice-of-delayed-reinforcement task (described below) for 19 sessions. After this, they were assigned to matched groups (as described below) to receive lesions of the hippocampus (H, <text:span text:style-name="T3">n</text:span> = 16) or sham lesions (sham, <text:span text:style-name="T3">n</text:span> = 8). Following recovery, they were retested on the basic task for 7 sessions to obtain a baseline measure of performance. After this, 4 sessions were given in which all delays were omitted in alternate sessions (DNDN design; D = delays present, N = no delays). Half of the <text:soft-page-break/>subjects began this test with the delays present, and half with no delays (counterbalanced across groups). As a deficit was observed during testing (before histological data were available), further behavioural tests were given to elucidate the nature of the deficit. All subjects were given a further 6 sessions with no delays, in an attempt to re-equalize the two groups’ performance and ensure that all animals would come to prefer the lever producing the large reinforcer. Delays were then re-introduced for a further 6 sessions. All subjects then underwent a food consumption test and had their locomotor activity assessed; finally, they were killed and perfused for histology.</text:p>
      <text:h text:style-name="P21" text:outline-level="2">Subjects and housing conditions</text:h>
      <text:p text:style-name="P4">Subjects were male Lister hooded rats (Harlan-Olac UK Ltd) housed in a temperature-controlled room (minimum 22°C) under a 12:12 h reversed light–dark cycle (lights off 07:30 to 19:30). Subjects were approximately 15 weeks old on arrival at the laboratory and were given a minimum of a week to acclimatize, with free access to food, before experiments began. Experiments took place between 09:00 and 21:00, with individual subjects being tested at a consistent time of day. Subjects had free access to water, and were housed either in groups of four (Experiment 1) or in pairs (Experiment 2). During behavioural testing, they were maintained at 85–90% of their free-feeding mass using a restricted feeding regimen. Feeding occurred in the home cages at the end of the experimental day. All procedures were subject to UK Home Office approval (Project Licence 80<text:span text:style-name="T23">/</text:span>1767) under the Animals (Scientific Procedures) Act 1986.</text:p>
      <text:h text:style-name="P21" text:outline-level="2">Excitotoxic lesions of the hippocampus</text:h>
      <text:p text:style-name="Standard"><text:span text:style-name="T19">Subjects were anaesthetized with Avertin (2% w</text:span><text:span text:style-name="T22">/</text:span><text:span text:style-name="T19">v 2,2,2-tribromoethanol, 1% w</text:span><text:span text:style-name="T22">/</text:span><text:span text:style-name="T19">v 2-methylbutan-2-ol, and 8% v</text:span><text:span text:style-name="T22">/</text:span><text:span text:style-name="T19">v ethanol in phosphate-buffered saline, sterilized by filtration, 10 ml</text:span><text:span text:style-name="T22">/</text:span><text:span text:style-name="T19">kg intraperitoneally) and placed in a Kopf or Stoelting stereotaxic frame (David Kopf Instruments, Tujunga, California, USA; Stoelting Co., Wood Dale, Illinois, USA) fitted with atraumatic ear bars. The skull was exposed and a dental drill was used to remove the bone directly above the injection and cannulation sites. The dura mater was broken with the tip of a hypodermic needle, avoiding damage to underlying venous sinuses. Excitotoxic hippocampal lesions targeted both the dorsal hippocampus and the ventral hippocampus. Lesions were made by injecting 0.09 </text:span><text:span text:style-name="T28">m</text:span><text:span text:style-name="T19"> </text:span><text:span text:style-name="T29">n</text:span><text:span text:style-name="T19">-methyl-</text:span><text:span text:style-name="T28">d</text:span><text:span text:style-name="T19">-aspartic acid (NMDA; Sigma, UK) </text:span><field:fieldmark-start text:name="__Fieldmark__23492_1365475758" field:type="vnd.oasis.opendocument.field.UNHANDLED"><field:param field:name="vnd.oasis.opendocument.field.code" field:value=" ADDIN EN.CITE &lt;EndNote&gt;&lt;Cite&gt;&lt;Author&gt;Jarrard&lt;/Author&gt;&lt;Year&gt;1993&lt;/Year&gt;&lt;RecNum&gt;15859&lt;/RecNum&gt;&lt;MDL&gt;&lt;REFERENCE_TYPE&gt;0&lt;/REFERENCE_TYPE&gt;&lt;ACCESSION_NUMBER&gt;8278020&lt;/ACCESSION_NUMBER&gt;&lt;VOLUME&gt;19&lt;/VOLUME&gt;&lt;NUMBER&gt;5&lt;/NUMBER&gt;&lt;YEAR&gt;1993&lt;/YEAR&gt;&lt;DATE&gt;Oct&lt;/DATE&gt;&lt;TITLE&gt;Selective excitotoxic pathology in the rat hippocampus&lt;/TITLE&gt;&lt;PAGES&gt;381-9&lt;/PAGES&gt;&lt;AUTHOR_ADDRESS&gt;Washington and Lee University, Lexington, Virginia.&lt;/AUTHOR_ADDRESS&gt;&lt;AUTHORS&gt;&lt;AUTHOR&gt;Jarrard, L. E.&lt;/AUTHOR&gt;&lt;AUTHOR&gt;Meldrum, B. S.&lt;/AUTHOR&gt;&lt;/AUTHORS&gt;&lt;SECONDARY_TITLE&gt;Neuropathol Appl Neurobiol&lt;/SECONDARY_TITLE&gt;&lt;KEYWORDS&gt;&lt;KEYWORD&gt;Animals&lt;/KEYWORD&gt;&lt;KEYWORD&gt;Brain/drug effects/pathology&lt;/KEYWORD&gt;&lt;KEYWORD&gt;Brain Damage, Chronic/*chemically induced/pathology&lt;/KEYWORD&gt;&lt;KEYWORD&gt;Cell Death&lt;/KEYWORD&gt;&lt;KEYWORD&gt;Comparative Study&lt;/KEYWORD&gt;&lt;KEYWORD&gt;Hippocampus/*drug effects/pathology&lt;/KEYWORD&gt;&lt;KEYWORD&gt;Ibotenic Acid/toxicity&lt;/KEYWORD&gt;&lt;KEYWORD&gt;Kainic Acid/toxicity&lt;/KEYWORD&gt;&lt;KEYWORD&gt;Male&lt;/KEYWORD&gt;&lt;KEYWORD&gt;N-Methylaspartate/toxicity&lt;/KEYWORD&gt;&lt;KEYWORD&gt;Nerve Degeneration&lt;/KEYWORD&gt;&lt;KEYWORD&gt;Neurotoxins/antagonists &amp;amp; inhibitors/*toxicity&lt;/KEYWORD&gt;&lt;KEYWORD&gt;Organ Specificity&lt;/KEYWORD&gt;&lt;KEYWORD&gt;Piperazines/pharmacology&lt;/KEYWORD&gt;&lt;KEYWORD&gt;Quisqualic Acid/toxicity&lt;/KEYWORD&gt;&lt;KEYWORD&gt;Rats&lt;/KEYWORD&gt;&lt;KEYWORD&gt;Rats, Sprague-Dawley&lt;/KEYWORD&gt;&lt;KEYWORD&gt;Support, U.S. Gov&amp;apos;t, Non-P.H.S.&lt;/KEYWORD&gt;&lt;KEYWORD&gt;Support, U.S. Gov&amp;apos;t, P.H.S.&lt;/KEYWORD&gt;&lt;/KEYWORDS&gt;&lt;URL&gt;http://www.ncbi.nlm.nih.gov/entrez/query.fcgi?cmd=Retrieve&amp;amp;db=PubMed&amp;amp;dopt=Citation&amp;amp;list_uids=8278020&lt;/URL&gt;&lt;/MDL&gt;&lt;/Cite&gt;&lt;/EndNote&gt;"/><field:param field:name="vnd.oasis.opendocument.field.id" field:value="81"/></field:fieldmark-start><text:span text:style-name="T19">[72]</text:span><field:fieldmark-end/><text:span text:style-name="T19"> through a glass micropipette (tip diameter 50–100 </text:span><text:span text:style-name="T33"></text:span><text:span text:style-name="T36">m), using the coordinates, volumes, and timings shown in </text:span><text:span text:style-name="T36"><text:bookmark-ref text:reference-format="text" text:ref-name="_Ref82584898">Table 1</text:bookmark-ref></text:span><text:span text:style-name="T36">. The toxin had been dissolved in 0.1 </text:span><text:span text:style-name="T32">m</text:span><text:span text:style-name="T36"> phosphate buffer (composition 0.07 </text:span><text:span text:style-name="T32">m </text:span><text:span text:style-name="T36">Na</text:span><text:span text:style-name="T13">2</text:span><text:span text:style-name="T36">HPO</text:span><text:span text:style-name="T13">4</text:span><text:span text:style-name="T36">, 0.028 </text:span><text:span text:style-name="T32">m </text:span><text:span text:style-name="T36">NaH</text:span><text:span text:style-name="T13">2</text:span><text:span text:style-name="T36">PO</text:span><text:span text:style-name="T13">4</text:span><text:span text:style-name="T36"> in double-distilled water, sterilized by filtration) and adjusted with NaOH to a final pH of 7.2–7.4. Sham lesions were made in the same manner except that vehicle was infused. At the end of the operation, animals were given 15 ml</text:span><text:span text:style-name="T24">/</text:span><text:span text:style-name="T35">kg of sterile 5% w</text:span><text:span text:style-name="T24">/</text:span><text:span text:style-name="T35">v glucose, 0.9% w</text:span><text:span text:style-name="T24">/</text:span><text:span text:style-name="T35">v sodium chloride intraperitoneally. Lesioned animals were given 0.2 ml of 5 mg</text:span><text:span text:style-name="T24">/</text:span><text:span text:style-name="T35">ml diazepam (Roche Products Ltd, UK) i.m. to prevent seizures. They were given two weeks to recover, </text:span><text:soft-page-break/><text:span text:style-name="T35">with free access to food, and were handled regularly. Any instances of postoperative constipation were treated with liquid paraffin orally and rectally. At the end of this period, food restriction commenced or was resumed.</text:span></text:p>
      <text:h text:style-name="P23" text:outline-level="2">Behavioural apparatus</text:h>
      <text:p text:style-name="P8">Behavioural testing was conducted in one of two types of operant chamber of identical configuration (from Med Associates Inc., Georgia, Vermont, USA, or Paul Fray Ltd, Cambridge, UK). Each chamber was fitted with a 2.8 W overhead house light and two retractable levers on either side of an alcove fitted with an infrared photodiode to detect head entry and a 2.8 W lightbulb (‘traylight’). Sucrose pellets (45 mg, Rodent Diet Formula P, Noyes, Lancaster, New Hampshire, USA) could be delivered into the alcove. The chambers were enclosed within sound-attenuating boxes fitted with fans to provide air circulation. The apparatus was controlled by software written by RNC in C++ <field:fieldmark-start text:name="__Fieldmark__23493_1365475758" field:type="vnd.oasis.opendocument.field.UNHANDLED"><field:param field:name="vnd.oasis.opendocument.field.code" field:value=" ADDIN EN.CITE &lt;EndNote&gt;&lt;Cite&gt;&lt;Author&gt;Stroustrup&lt;/Author&gt;&lt;Year&gt;1986&lt;/Year&gt;&lt;RecNum&gt;5658&lt;/RecNum&gt;&lt;MDL&gt;&lt;REFERENCE_TYPE&gt;1&lt;/REFERENCE_TYPE&gt;&lt;AUTHORS&gt;&lt;AUTHOR&gt;Stroustrup, B.&lt;/AUTHOR&gt;&lt;/AUTHORS&gt;&lt;YEAR&gt;1986&lt;/YEAR&gt;&lt;TITLE&gt;The C++ Programming Language&lt;/TITLE&gt;&lt;PLACE_PUBLISHED&gt;Reading, Massachusetts&lt;/PLACE_PUBLISHED&gt;&lt;PUBLISHER&gt;Addison-Wesley&lt;/PUBLISHER&gt;&lt;/MDL&gt;&lt;/Cite&gt;&lt;/EndNote&gt;"/><field:param field:name="vnd.oasis.opendocument.field.id" field:value="81"/></field:fieldmark-start>[105]<field:fieldmark-end/> using the Whisker control system <field:fieldmark-start text:name="__Fieldmark__23494_1365475758" field:type="vnd.oasis.opendocument.field.UNHANDLED"><field:param field:name="vnd.oasis.opendocument.field.code" field:value=" ADDIN EN.CITE &lt;EndNote&gt;&lt;Cite&gt;&lt;Author&gt;Cardinal&lt;/Author&gt;&lt;Year&gt;2001&lt;/Year&gt;&lt;RecNum&gt;6145&lt;/RecNum&gt;&lt;MDL&gt;&lt;REFERENCE_TYPE&gt;6&lt;/REFERENCE_TYPE&gt;&lt;AUTHORS&gt;&lt;AUTHOR&gt;Cardinal, R.N.&lt;/AUTHOR&gt;&lt;AUTHOR&gt;Aitken, M.R.F.&lt;/AUTHOR&gt;&lt;/AUTHORS&gt;&lt;YEAR&gt;2001&lt;/YEAR&gt;&lt;TITLE&gt;Whisker (version 2) [ www.whiskercontrol.com ]&lt;/TITLE&gt;&lt;PLACE_PUBLISHED&gt;Cambridge, UK&lt;/PLACE_PUBLISHED&gt;&lt;PUBLISHER&gt;Cambridge University Technical Services Ltd&lt;/PUBLISHER&gt;&lt;/MDL&gt;&lt;/Cite&gt;&lt;/EndNote&gt;"/><field:param field:name="vnd.oasis.opendocument.field.id" field:value="81"/></field:fieldmark-start>[106]<field:fieldmark-end/>.</text:p>
      <text:h text:style-name="P23" text:outline-level="2">Instrumental conditioning with delayed reinforcement (Experiment 1)</text:h>
      <text:p text:style-name="P8">A variety of free-operant schedules may be used to assess instrumental acquisition with delayed reinforcement <field:fieldmark-start text:name="__Fieldmark__23495_1365475758" field:type="vnd.oasis.opendocument.field.UNHANDLED"><field:param field:name="vnd.oasis.opendocument.field.code" field:value=" ADDIN EN.CITE &lt;EndNote&gt;&lt;Cite&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EndNote&gt;"/><field:param field:name="vnd.oasis.opendocument.field.id" field:value="81"/></field:fieldmark-start>[9]<field:fieldmark-end/>. We used the simplest possible free-operant schedule <field:fieldmark-start text:name="__Fieldmark__23496_1365475758" field:type="vnd.oasis.opendocument.field.UNHANDLED"><field:param field:name="vnd.oasis.opendocument.field.code" field:value=" ADDIN EN.CITE &lt;EndNote&gt;&lt;Cite&gt;&lt;Author&gt;Cardinal&lt;/Author&gt;&lt;Year&gt;2005&lt;/Year&gt;&lt;RecNum&gt;13515&lt;/RecNum&gt;&lt;MDL&gt;&lt;REFERENCE_TYPE&gt;0&lt;/REFERENCE_TYPE&gt;&lt;AUTHORS&gt;&lt;AUTHOR&gt;Cardinal, R. N.&lt;/AUTHOR&gt;&lt;AUTHOR&gt;Cheung, T.H.C.&lt;/AUTHOR&gt;&lt;/AUTHORS&gt;&lt;YEAR&gt;2005&lt;/YEAR&gt;&lt;TITLE&gt;Nucleus accumbens core lesions retard instrumental learning and performance with delayed reinforcement in the rat&lt;/TITLE&gt;&lt;SECONDARY_TITLE&gt;BMC Neuroscience&lt;/SECONDARY_TITLE&gt;&lt;VOLUME&gt;6&lt;/VOLUME&gt;&lt;PAGES&gt;9&lt;/PAGES&gt;&lt;/MDL&gt;&lt;/Cite&gt;&lt;/EndNote&gt;"/><field:param field:name="vnd.oasis.opendocument.field.id" field:value="81"/></field:fieldmark-start>[103]<field:fieldmark-end/>: each response scheduled a reinforcer after the programmed delay (Figure <text:span text:style-name="T34">1</text:span>). In such a schedule, if the subject responds during the delay, the experienced response–reinforcer delay will not match the programmed delay (as the second response is temporally close to the first reinforcer). However, this schedule has the advantage that the response–reinforcer contingency is constant (every response does in fact cause the delivery of reinforcement) and the reinforcement rate is not constrained <field:fieldmark-start text:name="__Fieldmark__23497_1365475758" field:type="vnd.oasis.opendocument.field.UNHANDLED"><field:param field:name="vnd.oasis.opendocument.field.code" field:value=" ADDIN EN.CITE &lt;EndNote&gt;&lt;Cite&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EndNote&gt;"/><field:param field:name="vnd.oasis.opendocument.field.id" field:value="81"/></field:fieldmark-start>[9]<field:fieldmark-end/>. So that responding could be attributed to the instrumental response–reinforcer contingency, rather than the effects of general activity or reinforcement itself, responding on the active lever was compared to responding on a control lever that had no programmed consequence. Different groups of lesioned and sham-operated subjects were trained using different delays; the delay was consistent for every subject. Delays of 0, 10, and 20 s were used.</text:p>
      <text:p text:style-name="P8"/>
      <text:p text:style-name="P8">Immediately after subjects were placed in the operant chamber, the sessions began. The houselight was illuminated, and remained on for each 30-min session. Two levers were extended into the chamber. All lever responses were first ‘debounced’ to 10 ms (i.e. if a response occurred within 10 ms of a previous valid response it was attributed to mechanical bounce and ignored). Other than this, all lever presses and nosepokes into the food alcove were recorded. Responding on the left (active) lever caused a single pellet to be delivered following a delay, under a fixed-ratio-1 (FR-1) schedule (<text:bookmark-ref text:reference-format="text" text:ref-name="_Ref82587176">Figure 1</text:bookmark-ref>). To attribute acquisition of a lever-press response to the instrumental contingency, it is also necessary to control for the effects of reinforcer delivery itself <field:fieldmark-start text:name="__Fieldmark__23498_1365475758" field:type="vnd.oasis.opendocument.field.UNHANDLED"><field:param field:name="vnd.oasis.opendocument.field.code" field:value=" ADDIN EN.CITE &lt;EndNote&gt;&lt;Cite&gt;&lt;Author&gt;Dickinson&lt;/Author&gt;&lt;Year&gt;1992&lt;/Year&gt;&lt;RecNum&gt;482&lt;/RecNum&gt;&lt;MDL&gt;&lt;REFERENCE_TYPE&gt;0&lt;/REFERENCE_TYPE&gt;&lt;AUTHORS&gt;&lt;AUTHOR&gt;Dickinson, A.&lt;/AUTHOR&gt;&lt;AUTHOR&gt;Watt, A.&lt;/AUTHOR&gt;&lt;AUTHOR&gt;Griffiths, W. J. H.&lt;/AUTHOR&gt;&lt;/AUTHORS&gt;&lt;YEAR&gt;1992&lt;/YEAR&gt;&lt;TITLE&gt;Free-operant acquisition with delayed reinforcement&lt;/TITLE&gt;&lt;SECONDARY_TITLE&gt;Quarterly Journal of Experimental Psychology, Section B - Comparative and Physiological Psychology&lt;/SECONDARY_TITLE&gt;&lt;VOLUME&gt;45&lt;/VOLUME&gt;&lt;NUMBER&gt;3&lt;/NUMBER&gt;&lt;PAGES&gt;241-258&lt;/PAGES&gt;&lt;KEYWORDS&gt;&lt;KEYWORD&gt;1812_92 5 latent inhibition, conditioned taste-aversion, pavlovian contingency space 2039_92 2 behavior dynamics, time allocation, reinforcer quality 7466_92 1 pavlovian conditioning, emotionally arousing stimuli, receptive-field plasticity, response systems, delayed reinforcement&lt;/KEYWORD&gt;&lt;KEYWORD&gt;schedules, stimuli&lt;/KEYWORD&gt;&lt;/KEYWORDS&gt;&lt;/MDL&gt;&lt;/Cite&gt;&lt;/EndNote&gt;"/><field:param field:name="vnd.oasis.opendocument.field.id" field:value="81"/></field:fieldmark-start>[9]<field:fieldmark-end/>; therefore, responding on the active lever was compared to responding on the right (inactive) lever, which had no programmed consequence. To minimize any potential <text:soft-page-break/>contribution of conditioned reinforcement to the task, no explicit signals were associated with pellet delivery other than the noise of the pellet dispenser apparatus.</text:p>
      <text:h text:style-name="P23" text:outline-level="2">Lever and nosepoke training prior to the delayed reinforcement choice task (Experiment 2)</text:h>
      <text:p text:style-name="P8">Subjects were first trained under an FR-1 schedule (where every lever press leads to the immediate delivery of a pellet) with only one lever present, to a criterion of a total of 50 presses on that lever across 30-min sessions, first for the left lever and then for the right. Subjects were then trained on a simplified version of the full task. The session began with the levers retracted and the operant chamber in darkness. Trials began every 40 s with the illumination of the houselight and the traylight. The subject was required to make a nosepoke response within 10 s, or the trial was aborted and the chamber returned to darkness (scored as an omission). If the subject nosepoked within the time limit, the traylight was extinguished and a single lever was presented (left<text:span text:style-name="T23">/</text:span>right at random). Subjects were required to respond on the lever within 10 s or the lever was retracted and the chamber darkened (scored as an omission). Upon pressing the lever, the houselight was switched off, a single pellet was delivered immediately and the traylight was illuminated until either the pellet was collected or 10 s had elapsed, whereupon the chamber was darkened, and the trial was counted as successful. Rats were trained to a criterion of 60 successful trials in one hour (the maximum possible with trials lasting 40 s being 90).</text:p>
      <text:h text:style-name="P23" text:outline-level="2">Choice between small, immediate and large, delayed rewards (Experiment 2)</text:h>
      <text:p text:style-name="P8">The task was based on Evenden &amp; Ryan’s <field:fieldmark-start text:name="__Fieldmark__23499_1365475758" field:type="vnd.oasis.opendocument.field.UNHANDLED"><field:param field:name="vnd.oasis.opendocument.field.code" field:value=" ADDIN EN.CITE &lt;EndNote&gt;&lt;Cite&gt;&lt;Author&gt;Evenden&lt;/Author&gt;&lt;Year&gt;1996&lt;/Year&gt;&lt;RecNum&gt;832&lt;/RecNum&gt;&lt;MDL&gt;&lt;REFERENCE_TYPE&gt;0&lt;/REFERENCE_TYPE&gt;&lt;AUTHORS&gt;&lt;AUTHOR&gt;Evenden, J. L.&lt;/AUTHOR&gt;&lt;AUTHOR&gt;Ryan, C. N.&lt;/AUTHOR&gt;&lt;/AUTHORS&gt;&lt;YEAR&gt;1996&lt;/YEAR&gt;&lt;TITLE&gt;The pharmacology of impulsive behaviour in rats: the effects of drugs on response choice with varying delays of reinforcement&lt;/TITLE&gt;&lt;SECONDARY_TITLE&gt;Psychopharmacology&lt;/SECONDARY_TITLE&gt;&lt;VOLUME&gt;128&lt;/VOLUME&gt;&lt;NUMBER&gt;2&lt;/NUMBER&gt;&lt;PAGES&gt;161-70&lt;/PAGES&gt;&lt;LABEL&gt;97114643&lt;/LABEL&gt;&lt;KEYWORDS&gt;&lt;KEYWORD&gt;Animal&lt;/KEYWORD&gt;&lt;KEYWORD&gt;Central Nervous System Agents/*therapeutic use&lt;/KEYWORD&gt;&lt;KEYWORD&gt;Comparative Study&lt;/KEYWORD&gt;&lt;KEYWORD&gt;Impulsive Behavior/*drug therapy&lt;/KEYWORD&gt;&lt;KEYWORD&gt;Male&lt;/KEYWORD&gt;&lt;KEYWORD&gt;Methergoline/therapeutic use&lt;/KEYWORD&gt;&lt;KEYWORD&gt;Psychotropic Drugs/*therapeutic use&lt;/KEYWORD&gt;&lt;KEYWORD&gt;Rats&lt;/KEYWORD&gt;&lt;KEYWORD&gt;Rats, Sprague-Dawley&lt;/KEYWORD&gt;&lt;KEYWORD&gt;Reinforcement (Psychology)&lt;/KEYWORD&gt;&lt;KEYWORD&gt;Serotonin Antagonists/*therapeutic use&lt;/KEYWORD&gt;&lt;KEYWORD&gt;Time Factors&lt;/KEYWORD&gt;&lt;/KEYWORDS&gt;&lt;/MDL&gt;&lt;/Cite&gt;&lt;/EndNote&gt;"/><field:param field:name="vnd.oasis.opendocument.field.id" field:value="81"/></field:fieldmark-start>[107]<field:fieldmark-end/> procedure and has been described before <field:fieldmark-start text:name="__Fieldmark__23500_1365475758" field:type="vnd.oasis.opendocument.field.UNHANDLED"><field:param field:name="vnd.oasis.opendocument.field.code" field:value=" ADDIN EN.CITE &lt;EndNote&gt;&lt;Cite&gt;&lt;Author&gt;Cardinal&lt;/Author&gt;&lt;Year&gt;2001&lt;/Year&gt;&lt;RecNum&gt;5728&lt;/RecNum&gt;&lt;MDL&gt;&lt;REFERENCE_TYPE&gt;0&lt;/REFERENCE_TYPE&gt;&lt;AUTHORS&gt;&lt;AUTHOR&gt;Cardinal, R.N.&lt;/AUTHOR&gt;&lt;AUTHOR&gt;Pennicott, D.R.&lt;/AUTHOR&gt;&lt;AUTHOR&gt;Sugathapala, C.L.&lt;/AUTHOR&gt;&lt;AUTHOR&gt;Robbins, T.W.&lt;/AUTHOR&gt;&lt;AUTHOR&gt;Everitt, B.J.&lt;/AUTHOR&gt;&lt;/AUTHORS&gt;&lt;YEAR&gt;2001&lt;/YEAR&gt;&lt;TITLE&gt;Impulsive choice induced in rats by lesions of the nucleus accumbens core&lt;/TITLE&gt;&lt;SECONDARY_TITLE&gt;Science&lt;/SECONDARY_TITLE&gt;&lt;VOLUME&gt;292&lt;/VOLUME&gt;&lt;PAGES&gt;2499-2501&lt;/PAGES&gt;&lt;/MDL&gt;&lt;/Cite&gt;&lt;Cite&gt;&lt;Author&gt;Winstanley&lt;/Author&gt;&lt;Year&gt;2004&lt;/Year&gt;&lt;RecNum&gt;15540&lt;/RecNum&gt;&lt;MDL&gt;&lt;REFERENCE_TYPE&gt;0&lt;/REFERENCE_TYPE&gt;&lt;ACCESSION_NUMBER&gt;15152031&lt;/ACCESSION_NUMBER&gt;&lt;VOLUME&gt;24&lt;/VOLUME&gt;&lt;NUMBER&gt;20&lt;/NUMBER&gt;&lt;YEAR&gt;2004&lt;/YEAR&gt;&lt;DATE&gt;May 19&lt;/DATE&gt;&lt;TITLE&gt;Contrasting roles of basolateral amygdala and orbitofrontal cortex in impulsive choice&lt;/TITLE&gt;&lt;PAGES&gt;4718-22&lt;/PAGES&gt;&lt;AUTHOR_ADDRESS&gt;Department of Experimental Psychology, University of Cambridge, Downing Site, Cambridge CB2 3EB, United Kingdom. cath.winstanley@utsouthwestern.edu&lt;/AUTHOR_ADDRESS&gt;&lt;AUTHORS&gt;&lt;AUTHOR&gt;Winstanley, C. A.&lt;/AUTHOR&gt;&lt;AUTHOR&gt;Theobald, D. E.&lt;/AUTHOR&gt;&lt;AUTHOR&gt;Cardinal, R. N.&lt;/AUTHOR&gt;&lt;AUTHOR&gt;Robbins, T. W.&lt;/AUTHOR&gt;&lt;/AUTHORS&gt;&lt;SECONDARY_TITLE&gt;J Neurosci&lt;/SECONDARY_TITLE&gt;&lt;URL&gt;http://www.ncbi.nlm.nih.gov/entrez/query.fcgi?cmd=Retrieve&amp;amp;db=PubMed&amp;amp;dopt=Citation&amp;amp;list_uids=15152031&lt;/URL&gt;&lt;/MDL&gt;&lt;/Cite&gt;&lt;Cite&gt;&lt;Author&gt;Cardinal&lt;/Author&gt;&lt;Year&gt;2000&lt;/Year&gt;&lt;RecNum&gt;4358&lt;/RecNum&gt;&lt;MDL&gt;&lt;REFERENCE_TYPE&gt;0&lt;/REFERENCE_TYPE&gt;&lt;AUTHORS&gt;&lt;AUTHOR&gt;Cardinal, R.N.&lt;/AUTHOR&gt;&lt;AUTHOR&gt;Robbins, T.W.&lt;/AUTHOR&gt;&lt;AUTHOR&gt;Everitt, B.J.&lt;/AUTHOR&gt;&lt;/AUTHORS&gt;&lt;YEAR&gt;2000&lt;/YEAR&gt;&lt;TITLE&gt;The effects of d-amphetamine, chlordiazepoxide, alpha-flupenthixol and behavioural manipulations on choice of signalled and unsignalled delayed reinforcement in rats&lt;/TITLE&gt;&lt;SECONDARY_TITLE&gt;Psychopharmacology&lt;/SECONDARY_TITLE&gt;&lt;VOLUME&gt;152&lt;/VOLUME&gt;&lt;PAGES&gt;362-375&lt;/PAGES&gt;&lt;URL&gt;&amp;lt;http://dx.doi.org/10.1007/s002130000536&amp;gt;&lt;/URL&gt;&lt;/MDL&gt;&lt;/Cite&gt;&lt;/EndNote&gt;"/><field:param field:name="vnd.oasis.opendocument.field.id" field:value="81"/></field:fieldmark-start>[35, 86, 99]<field:fieldmark-end/>. The session began in darkness with the levers retracted; this was designated the intertrial state. Trials began at 100-s intervals; the format of a single trial is shown in <text:bookmark-ref text:reference-format="text" text:ref-name="_Ref83895159">Figure 2</text:bookmark-ref>. Each trial began with the illumination of the houselight and the traylight. The rat was required to make a nosepoke response, ensuring that it was centrally located at the start of the trial (latency to poke was designated the initiation latency). If the rat did not respond within 10 s of the start of the trial, the operant chamber was reset to the intertrial state until the next trial began and the trial was scored as an omission. If the rat was already nosepoking when the trial began, the next stage followed immediately. Upon a successful nosepoke, the traylight was extinguished and one or both levers were extended. One lever was designated the Delayed lever, the other the Immediate lever (counterbalanced left<text:span text:style-name="T23">/</text:span>right). The latency to choose a lever was recorded. (If the rat did not respond within 10 s of lever presentation, the chamber was reset to the intertrial state until the next trial and the trial was scored as an omission.) When a lever was chosen, both levers were retracted and the houselight was switched off. Choice of the Immediate lever caused the immediate delivery of one pellet; choice of the Delayed lever caused the delivery of 4 pellets following a delay. When reinforcement was delivered, the traylight was switched on. Multiple pellets were delivered 0.5 s apart. If the rat collected the pellets before the next trial began, then the traylight was switched off and time from delivery <text:soft-page-break/>of the first pellet until a nosepoke occurred was recorded as the collection latency. If the rat did not collect the food within 10 s of its delivery, the operant chamber entered the intertrial state, though collection latencies were still recorded up to the start of the next trial. The chamber was then in the intertrial state and remained so until the next trial. There was no mechanism to remove uneaten pellets, but failure to collect the reward was an extremely rare event.</text:p>
      <text:p text:style-name="P8"/>
      <text:p text:style-name="P8">The delay was varied systematically across the session. A session consisted of 5 blocks, each comprising two trials on which only one lever was presented (one trial for each lever, in randomized order) followed by ten free-choice trials. Preferences were calculated for each block from only those trials on which the subject responded. Delays for each block were 0, 10, 20, 40 and 60 s respectively. As trials began every 100 s, the total session length was 100 minutes; subjects received one session per day.</text:p>
      <text:p text:style-name="P8"/>
      <text:p text:style-name="P8">Preoperatively, subjects were trained on this task for 19 sessions. To allocate subjects into matched groups for surgery, their degree of sensitivity to the effects of delays within each session was assessed for the last three preoperative sessions, by calculating the slope of the linear regression of percentage choice of the large delayed reinforcer against delay for each subject. Rats were ranked by this measure, and rats with equivalent levels of performance were randomized to receive sham or H lesion surgery: the ranked list was divided into ordered triplets, and from each triplet one subject was assigned to the sham group and the other two to the H group, at random.</text:p>
      <text:h text:style-name="P23" text:outline-level="2">Locomotor activity in a novel environment</text:h>
      <text:p text:style-name="Standard"><text:span text:style-name="T35">Locomotor activity was measured in wire mesh cages, 25 (W) </text:span><text:span text:style-name="T16"></text:span><text:span text:style-name="T20"> 40 (D) </text:span><text:span text:style-name="T16"></text:span><text:span text:style-name="T20"> 18 (H) cm, equipped with water bottles and two horizontal infrared photocell beams situated 1 cm from the floor that enabled movements along the long axis of the cage to be registered. Subjects were placed in these cages, which were initially unfamiliar to them, and their activity was recorded for 2 h. All animals were tested in the food-deprived state.</text:span></text:p>
      <text:h text:style-name="P22" text:outline-level="2">Food consumption tests</text:h>
      <text:p text:style-name="P5">Food consumption was assessed using four tests, conducted in subjects’ home cages (always with only one rat present) on separate days under conditions of food deprivation. (1) Subjects were given free access to the 45-mg sucrose pellets used as reinforcers (Rodent Diet Formula P, Noyes, Lancaster, NH) for 30 minutes; the amount eaten was recorded. (2) This test was repeated with the chow used as the maintenance diet. (3) The time taken to consume 50 sucrose pellets was recorded. (4) The time taken to consume an equivalent mass of chow (2.25 g) was recorded.</text:p>
      <text:h text:style-name="P22" text:outline-level="2">Histology</text:h>
      <text:p text:style-name="Standard"><text:span text:style-name="T20">Rats were deeply anaesthetized with pentobarbitone sodium (200 mg</text:span><text:span text:style-name="T22">/</text:span><text:span text:style-name="T19">ml, minimum of 1.5 ml i.p.) and perfused transcardially with 0.01 </text:span><text:span text:style-name="T28">m</text:span><text:span text:style-name="T19"> phosphate-buffered saline </text:span><text:soft-page-break/><text:span text:style-name="T19">(PBS) followed by 4% paraformaldehyde in PBS. Their brains were removed and postfixed in paraformaldehyde before being dehydrated in 20% sucrose for cryoprotection. The brains were sectioned coronally at 60 </text:span><text:span text:style-name="T33"></text:span><text:span text:style-name="T36">m thickness on a freezing microtome and every third section mounted on chromium potassium sulphate</text:span><text:span text:style-name="T24">/</text:span><text:span text:style-name="T35">gelatin-coated glass microscope slides and allowed to dry. Sections were passed through a series of ethanol solutions of descending concentration (3 minutes in each of 100%, 95%, and 70% v</text:span><text:span text:style-name="T24">/</text:span><text:span text:style-name="T35">v ethanol in water) and stained for ~5 min with cresyl violet. This stain comprises 0.05% w</text:span><text:span text:style-name="T24">/</text:span><text:span text:style-name="T35">v aqueous cresyl violet (Raymond A. Lamb Ltd, Eastbourne, UK), 2 m</text:span><text:span text:style-name="T31">m</text:span><text:span text:style-name="T35"> acetic acid, and 5 m</text:span><text:span text:style-name="T31">m</text:span><text:span text:style-name="T35"> formic acid in water. Following staining, sections were rinsed in water and 70% ethanol before being differentiated in 95% ethanol. Finally, they were dehydrated and delipidated in 100% ethanol and Histoclear (National Diagnostics, UK) before being cover-slipped using DePeX mounting medium (BDH, UK) and allowed to dry. The sections were used to verify lesion placement and assess the extent of lesion-induced neuronal loss. Lesions were detectable as the absence of visible neurons (cell bodies of the order of 100 </text:span><text:span text:style-name="T33"></text:span><text:span text:style-name="T36">m in diameter with a characteristic shape), often associated with a degree of tissue collapse (sometimes with consequent ventricular expansion when the lesion was adjacent to a ventricle) and gliosis (visible as the presence of smaller, densely-staining cells).</text:span></text:p>
      <text:h text:style-name="P24" text:outline-level="2">Data analysis</text:h>
      <text:p text:style-name="Standard"><text:span text:style-name="T36">Data collected by the chamber control programs were imported into a relational database (Microsoft Access 97) for case selection and analysed with SPSS 11. Figures were created with SigmaPlot 2001</text:span><text:span text:style-name="T24">/</text:span><text:span text:style-name="T35">v7 and Adobe Illustrator 8. All graphs show group means and error bars are ±1 standard error of the mean (SEM) unless otherwise stated. Count data (lever presses and locomotor activity counts), for which variance increases with the mean, were subjected to a square-root transformation prior to any analysis </text:span><field:fieldmark-start text:name="__Fieldmark__23501_1365475758" field:type="vnd.oasis.opendocument.field.UNHANDLED"><field:param field:name="vnd.oasis.opendocument.field.code" field:value=" ADDIN EN.CITE &lt;EndNote&gt;&lt;Cite&gt;&lt;Author&gt;Howell&lt;/Author&gt;&lt;Year&gt;1997&lt;/Year&gt;&lt;RecNum&gt;1549&lt;/RecNum&gt;&lt;MDL&gt;&lt;REFERENCE_TYPE&gt;1&lt;/REFERENCE_TYPE&gt;&lt;AUTHORS&gt;&lt;AUTHOR&gt;Howell, D.C.&lt;/AUTHOR&gt;&lt;/AUTHORS&gt;&lt;YEAR&gt;1997&lt;/YEAR&gt;&lt;TITLE&gt;Statistical Methods for Psychology&lt;/TITLE&gt;&lt;PLACE_PUBLISHED&gt;Belmont, California&lt;/PLACE_PUBLISHED&gt;&lt;PUBLISHER&gt;Wadsworth&lt;/PUBLISHER&gt;&lt;EDITION&gt;Fourth&lt;/EDITION&gt;&lt;ISBN&gt;0-534-51993-8&lt;/ISBN&gt;&lt;/MDL&gt;&lt;/Cite&gt;&lt;/EndNote&gt;"/><field:param field:name="vnd.oasis.opendocument.field.id" field:value="81"/></field:fieldmark-start><text:span text:style-name="T35">[108]</text:span><field:fieldmark-end/><text:span text:style-name="T35">. Homogeneity of variance was verified using Levene’s test </text:span><field:fieldmark-start text:name="__Fieldmark__23502_1365475758" field:type="vnd.oasis.opendocument.field.UNHANDLED"><field:param field:name="vnd.oasis.opendocument.field.code" field:value=" ADDIN EN.CITE &lt;EndNote&gt;&lt;Cite&gt;&lt;Author&gt;Levene&lt;/Author&gt;&lt;Year&gt;1960&lt;/Year&gt;&lt;RecNum&gt;14956&lt;/RecNum&gt;&lt;MDL&gt;&lt;REFERENCE_TYPE&gt;7&lt;/REFERENCE_TYPE&gt;&lt;AUTHORS&gt;&lt;AUTHOR&gt;Levene, H.&lt;/AUTHOR&gt;&lt;/AUTHORS&gt;&lt;YEAR&gt;1960&lt;/YEAR&gt;&lt;TITLE&gt;Robust tests for the equality of variance&lt;/TITLE&gt;&lt;SECONDARY_AUTHORS&gt;&lt;SECONDARY_AUTHOR&gt;Oklin, I.&lt;/SECONDARY_AUTHOR&gt;&lt;/SECONDARY_AUTHORS&gt;&lt;SECONDARY_TITLE&gt;Contributions to probability and statistics&lt;/SECONDARY_TITLE&gt;&lt;PLACE_PUBLISHED&gt;Palo Alto, California&lt;/PLACE_PUBLISHED&gt;&lt;PUBLISHER&gt;Stanford University Press&lt;/PUBLISHER&gt;&lt;/MDL&gt;&lt;/Cite&gt;&lt;/EndNote&gt;"/><field:param field:name="vnd.oasis.opendocument.field.id" field:value="81"/></field:fieldmark-start><text:span text:style-name="T35">[109]</text:span><field:fieldmark-end/><text:span text:style-name="T35">. General linear models are described as </text:span><text:span text:style-name="T6">dependent variable = A</text:span><text:span text:style-name="T14">2</text:span><text:span text:style-name="T6"> </text:span><text:span text:style-name="T16"></text:span><text:span text:style-name="T5"> B</text:span><text:span text:style-name="T15">cov</text:span><text:span text:style-name="T5"> </text:span><text:span text:style-name="T16"></text:span><text:span text:style-name="T5"> </text:span><text:span text:style-name="T20">(</text:span><text:span text:style-name="T5">C</text:span><text:span text:style-name="T15">5</text:span><text:span text:style-name="T5"> </text:span><text:span text:style-name="T16"></text:span><text:span text:style-name="T5"> D</text:span><text:span text:style-name="T15">cov</text:span><text:span text:style-name="T5"> </text:span><text:span text:style-name="T16"></text:span><text:span text:style-name="T5"> S</text:span><text:span text:style-name="T20">) where A is a between-subjects factor with two levels, B is a between-subjects covariate, C is a within-subjects factor with five levels, and D is a within-subjects covariate; S denotes subjects in designs involving within-subjects factors </text:span><field:fieldmark-start text:name="__Fieldmark__23503_1365475758" field:type="vnd.oasis.opendocument.field.UNHANDLED"><field:param field:name="vnd.oasis.opendocument.field.code" field:value=" ADDIN EN.CITE &lt;EndNote&gt;&lt;Cite&gt;&lt;Author&gt;Keppel&lt;/Author&gt;&lt;Year&gt;1982&lt;/Year&gt;&lt;RecNum&gt;1784&lt;/RecNum&gt;&lt;MDL&gt;&lt;REFERENCE_TYPE&gt;1&lt;/REFERENCE_TYPE&gt;&lt;AUTHORS&gt;&lt;AUTHOR&gt;Keppel, G.&lt;/AUTHOR&gt;&lt;/AUTHORS&gt;&lt;YEAR&gt;1982&lt;/YEAR&gt;&lt;TITLE&gt;Design and analysis: a researcher&amp;apos;s handbook&lt;/TITLE&gt;&lt;PLACE_PUBLISHED&gt;London&lt;/PLACE_PUBLISHED&gt;&lt;PUBLISHER&gt;Englewood Cliffs: Prentice-Hall&lt;/PUBLISHER&gt;&lt;EDITION&gt;Second&lt;/EDITION&gt;&lt;/MDL&gt;&lt;/Cite&gt;&lt;/EndNote&gt;"/><field:param field:name="vnd.oasis.opendocument.field.id" field:value="81"/></field:fieldmark-start><text:span text:style-name="T20">[110]</text:span><field:fieldmark-end/><text:span text:style-name="T20">. For repeated measures analyses, Mauchly’s test of sphericity of the covariance matrix was applied </text:span><field:fieldmark-start text:name="__Fieldmark__23504_1365475758" field:type="vnd.oasis.opendocument.field.UNHANDLED"><field:param field:name="vnd.oasis.opendocument.field.code" field:value=" ADDIN EN.CITE &lt;EndNote&gt;&lt;Cite&gt;&lt;Author&gt;Mauchly&lt;/Author&gt;&lt;Year&gt;1940&lt;/Year&gt;&lt;RecNum&gt;14955&lt;/RecNum&gt;&lt;MDL&gt;&lt;REFERENCE_TYPE&gt;0&lt;/REFERENCE_TYPE&gt;&lt;AUTHORS&gt;&lt;AUTHOR&gt;Mauchly, J.W.&lt;/AUTHOR&gt;&lt;/AUTHORS&gt;&lt;YEAR&gt;1940&lt;/YEAR&gt;&lt;TITLE&gt;&lt;styles&gt;&lt;style face='2' start='45'&gt;&lt;/style&gt;&lt;style start='46'&gt;&lt;/style&gt;&lt;/styles&gt;Significance test for sphericity of a normal n-variate distribution&lt;/TITLE&gt;&lt;SECONDARY_TITLE&gt;Annals of Mathematical Statistics&lt;/SECONDARY_TITLE&gt;&lt;VOLUME&gt;11&lt;/VOLUME&gt;&lt;PAGES&gt;204-209&lt;/PAGES&gt;&lt;/MDL&gt;&lt;/Cite&gt;&lt;/EndNote&gt;"/><field:param field:name="vnd.oasis.opendocument.field.id" field:value="81"/></field:fieldmark-start><text:span text:style-name="T20">[111]</text:span><field:fieldmark-end/><text:span text:style-name="T20"> and the degrees of freedom corrected to more conservative values using the Huynh–Feldt epsilon </text:span><text:span text:style-name="T20"><draw:frame draw:style-name="fr2" draw:name="Object28" text:anchor-type="as-char" svg:width="0.556cm" svg:height="0.467cm" draw:z-index="27"><draw:object xlink:href="./Object 28" xlink:type="simple" xlink:show="embed" xlink:actuate="onLoad"/><draw:image xlink:href="./ObjectReplacements/Object 28" xlink:type="simple" xlink:show="embed" xlink:actuate="onLoad"/></draw:frame></text:span><text:span text:style-name="T20"> for any terms involving factors in which the sphericity assumption was violated </text:span><field:fieldmark-start text:name="__Fieldmark__23505_1365475758" field:type="vnd.oasis.opendocument.field.UNHANDLED"><field:param field:name="vnd.oasis.opendocument.field.code" field:value=" ADDIN EN.CITE &lt;EndNote&gt;&lt;Cite&gt;&lt;Author&gt;Huynh&lt;/Author&gt;&lt;Year&gt;1970&lt;/Year&gt;&lt;RecNum&gt;5653&lt;/RecNum&gt;&lt;MDL&gt;&lt;REFERENCE_TYPE&gt;0&lt;/REFERENCE_TYPE&gt;&lt;AUTHORS&gt;&lt;AUTHOR&gt;Huynh, H.&lt;/AUTHOR&gt;&lt;AUTHOR&gt;Feldt, L.S.&lt;/AUTHOR&gt;&lt;/AUTHORS&gt;&lt;YEAR&gt;1970&lt;/YEAR&gt;&lt;TITLE&gt;&lt;styles&gt;&lt;style face='2' start='82'&gt;&lt;/style&gt;&lt;style start='83'&gt;&lt;/style&gt;&lt;/styles&gt;Conditions under which mean square ratios in repeated measures designs have exact F-distributions&lt;/TITLE&gt;&lt;SECONDARY_TITLE&gt;Journal of the American Statistical Association&lt;/SECONDARY_TITLE&gt;&lt;VOLUME&gt;65&lt;/VOLUME&gt;&lt;PAGES&gt;1582-1589&lt;/PAGES&gt;&lt;/MDL&gt;&lt;/Cite&gt;&lt;/EndNote&gt;"/><field:param field:name="vnd.oasis.opendocument.field.id" field:value="81"/></field:fieldmark-start><text:span text:style-name="T20">[112]</text:span><field:fieldmark-end/><text:span text:style-name="T20">.</text:span></text:p>
      <text:p text:style-name="P5"/>
      <text:h text:style-name="P28" text:outline-level="1">List of abbreviations used</text:h>
      <text:p text:style-name="P5"><draw:frame draw:style-name="fr2" draw:name="Object29" text:anchor-type="as-char" svg:width="0.556cm" svg:height="0.467cm" draw:z-index="28"><draw:object xlink:href="./Object 29" xlink:type="simple" xlink:show="embed" xlink:actuate="onLoad"/><draw:image xlink:href="./ObjectReplacements/Object 29" xlink:type="simple" xlink:show="embed" xlink:actuate="onLoad"/></draw:frame>, Huynh–Feldt epsilon</text:p>
      <text:p text:style-name="P5">AcbC, nucleus accumbens core</text:p>
      <text:p text:style-name="P5">ANCOVA, analysis of covariance</text:p>
      <text:p text:style-name="P5">ANOVA, analysis of variance</text:p>
      <text:p text:style-name="P5"><text:soft-page-break/>CA, cornu ammonis (Ammon’s horn)</text:p>
      <text:p text:style-name="P5">CR, conditioned response</text:p>
      <text:p text:style-name="P5">CS, conditioned stimulus</text:p>
      <text:p text:style-name="P5">FI, fixed interval</text:p>
      <text:p text:style-name="P5">FR, fixed ratio</text:p>
      <text:p text:style-name="P5">H, hippocampus</text:p>
      <text:p text:style-name="P5">h, hour</text:p>
      <text:p text:style-name="P5">i.m., intramuscular</text:p>
      <text:p text:style-name="P5">i.p., intraperitoneal</text:p>
      <text:p text:style-name="P5">ISI, interstimulus interval</text:p>
      <text:p text:style-name="P5">ITI, intertrial interval</text:p>
      <text:p text:style-name="P5">min, minute</text:p>
      <text:p text:style-name="P5">NMDA, <text:span text:style-name="T30">n</text:span>-methyl-<text:span text:style-name="T27">d</text:span>-aspartate</text:p>
      <text:p text:style-name="P5">OFC, orbitofrontal cortex</text:p>
      <text:p text:style-name="P5"><text:span text:style-name="T3">P</text:span>(A | B), probability of A occurring, given that B has occurred</text:p>
      <text:p text:style-name="P5"><text:span text:style-name="T3">P</text:span>(A), probability of event A occurring</text:p>
      <text:p text:style-name="P5">PBS, phosphate-buffered saline</text:p>
      <text:p text:style-name="P5">RR, random ratio</text:p>
      <text:p text:style-name="P5">SED, standard error of the difference between means</text:p>
      <text:p text:style-name="P5">SEM, standard error of the mean</text:p>
      <text:p text:style-name="P5">S–R, stimulus–response</text:p>
      <text:p text:style-name="P5">US, unconditioned stimulus</text:p>
      <text:p text:style-name="P4"><text:span text:style-name="T21">v</text:span><text:span text:style-name="T23">/</text:span>v, volume per unit volume</text:p>
      <text:p text:style-name="P4">w<text:span text:style-name="T23">/</text:span>v, weight per unit volume</text:p>
      <text:p text:style-name="P4"/>
      <text:h text:style-name="P27" text:outline-level="1">Authors’ contributions</text:h>
      <text:p text:style-name="P9">RNC conceived and designed the studies, supervised THCC, and wrote the software. THCC participated in the design of the studies, performed the surgery, tested the animals, and processed the histological material. The work contributed to THCC’s M.Phil. thesis. Both authors analysed the results and wrote the manuscript.</text:p>
      <text:p text:style-name="P9"/>
      <text:h text:style-name="P25" text:outline-level="1">Acknowledgements</text:h>
      <text:p text:style-name="P4">The authors thank Mercedes Arroyo, Jeff Dalley, and Rutsuko Ito for skilled technical assistance, and Nick Mackintosh and Tony Dickinson for helpful discussion. Supported by a Wellcome Trust programme grant (to Trevor W. Robbins, Barry J. Everitt, Angela C. Roberts, and Barbara J. Sahakian); conducted within the UK Medical Research Council (MRC) Behavioural and Clinical Neuroscience Centre, Cambridge. Competing interests: none declared.</text:p>
      <text:p text:style-name="P4"/>
      <text:h text:style-name="P25" text:outline-level="1"><text:soft-page-break/>References</text:h>
      <text:p text:style-name="P19"/>
      <text:h text:style-name="P30" text:outline-level="1"/>
      <text:h text:style-name="P31" text:outline-level="1">Figures</text:h>
      <text:h text:style-name="P33" text:outline-level="2"><text:bookmark-start text:name="_Ref82587176"/>Figure <text:sequence text:ref-name="refFigure0" text:name="Figure" text:formula="ooow:Figure+1" style:num-format="1">1</text:sequence><text:bookmark-end text:name="_Ref82587176"/> - Task schematic: free-operant instrumental responding on a fixed-ratio-1 (FR-1) schedule with delayed reinforcement</text:h>
      <text:p text:style-name="P4">Subjects are offered two levers; one (the active lever) delivers a single food pellet for every press (an FR-1 schedule) and the other (the inactive lever) has no programmed consequence. Food can either be delivered immediately <text:span text:style-name="T7">(a) </text:span>or after a delay <text:span text:style-name="T7">(b)</text:span> following responses on the active lever. The levers remain available throughout the session (hence, free-operant responding). Events of interest are lever presses, delivery of food pellets, and collection of food by the rat (when it pokes its nose into the food alcove following food delivery). To obtain food, the hungry rat must discriminate the active from the inactive lever, which is more difficult when the outcome is delayed. In these examples, the rat’s response patterns (active and inactive lever presses, and collection of food) are fictional, while food delivery is contingent upon active lever pressing.</text:p>
      <text:h text:style-name="P33" text:outline-level="2"><text:bookmark-start text:name="_Ref82584806"/><text:bookmark-start text:name="_Ref83895159"/>Figure <text:sequence text:ref-name="refFigure1" text:name="Figure" text:formula="ooow:Figure+1" style:num-format="1">2</text:sequence><text:bookmark-end text:name="_Ref83895159"/> - Task schematic: choice between small, immediate and large, delayed reward</text:h>
      <text:p text:style-name="P4">Delayed reinforcement choice task <field:fieldmark-start text:name="__Fieldmark__23506_1365475758" field:type="vnd.oasis.opendocument.field.UNHANDLED"><field:param field:name="vnd.oasis.opendocument.field.code" field:value=" ADDIN EN.CITE &lt;EndNote&gt;&lt;Cite&gt;&lt;Author&gt;Cardinal&lt;/Author&gt;&lt;Year&gt;2001&lt;/Year&gt;&lt;RecNum&gt;5728&lt;/RecNum&gt;&lt;MDL&gt;&lt;REFERENCE_TYPE&gt;0&lt;/REFERENCE_TYPE&gt;&lt;AUTHORS&gt;&lt;AUTHOR&gt;Cardinal, R.N.&lt;/AUTHOR&gt;&lt;AUTHOR&gt;Pennicott, D.R.&lt;/AUTHOR&gt;&lt;AUTHOR&gt;Sugathapala, C.L.&lt;/AUTHOR&gt;&lt;AUTHOR&gt;Robbins, T.W.&lt;/AUTHOR&gt;&lt;AUTHOR&gt;Everitt, B.J.&lt;/AUTHOR&gt;&lt;/AUTHORS&gt;&lt;YEAR&gt;2001&lt;/YEAR&gt;&lt;TITLE&gt;Impulsive choice induced in rats by lesions of the nucleus accumbens core&lt;/TITLE&gt;&lt;SECONDARY_TITLE&gt;Science&lt;/SECONDARY_TITLE&gt;&lt;VOLUME&gt;292&lt;/VOLUME&gt;&lt;PAGES&gt;2499-2501&lt;/PAGES&gt;&lt;/MDL&gt;&lt;/Cite&gt;&lt;Cite&gt;&lt;Author&gt;Cardinal&lt;/Author&gt;&lt;Year&gt;2000&lt;/Year&gt;&lt;RecNum&gt;4358&lt;/RecNum&gt;&lt;MDL&gt;&lt;REFERENCE_TYPE&gt;0&lt;/REFERENCE_TYPE&gt;&lt;AUTHORS&gt;&lt;AUTHOR&gt;Cardinal, R.N.&lt;/AUTHOR&gt;&lt;AUTHOR&gt;Robbins, T.W.&lt;/AUTHOR&gt;&lt;AUTHOR&gt;Everitt, B.J.&lt;/AUTHOR&gt;&lt;/AUTHORS&gt;&lt;YEAR&gt;2000&lt;/YEAR&gt;&lt;TITLE&gt;The effects of d-amphetamine, chlordiazepoxide, alpha-flupenthixol and behavioural manipulations on choice of signalled and unsignalled delayed reinforcement in rats&lt;/TITLE&gt;&lt;SECONDARY_TITLE&gt;Psychopharmacology&lt;/SECONDARY_TITLE&gt;&lt;VOLUME&gt;152&lt;/VOLUME&gt;&lt;PAGES&gt;362-375&lt;/PAGES&gt;&lt;URL&gt;&amp;lt;http://dx.doi.org/10.1007/s002130000536&amp;gt;&lt;/URL&gt;&lt;/MDL&gt;&lt;/Cite&gt;&lt;Cite&gt;&lt;Author&gt;Winstanley&lt;/Author&gt;&lt;Year&gt;2004&lt;/Year&gt;&lt;RecNum&gt;15540&lt;/RecNum&gt;&lt;MDL&gt;&lt;REFERENCE_TYPE&gt;0&lt;/REFERENCE_TYPE&gt;&lt;ACCESSION_NUMBER&gt;15152031&lt;/ACCESSION_NUMBER&gt;&lt;VOLUME&gt;24&lt;/VOLUME&gt;&lt;NUMBER&gt;20&lt;/NUMBER&gt;&lt;YEAR&gt;2004&lt;/YEAR&gt;&lt;DATE&gt;May 19&lt;/DATE&gt;&lt;TITLE&gt;Contrasting roles of basolateral amygdala and orbitofrontal cortex in impulsive choice&lt;/TITLE&gt;&lt;PAGES&gt;4718-22&lt;/PAGES&gt;&lt;AUTHOR_ADDRESS&gt;Department of Experimental Psychology, University of Cambridge, Downing Site, Cambridge CB2 3EB, United Kingdom. cath.winstanley@utsouthwestern.edu&lt;/AUTHOR_ADDRESS&gt;&lt;AUTHORS&gt;&lt;AUTHOR&gt;Winstanley, C. A.&lt;/AUTHOR&gt;&lt;AUTHOR&gt;Theobald, D. E.&lt;/AUTHOR&gt;&lt;AUTHOR&gt;Cardinal, R. N.&lt;/AUTHOR&gt;&lt;AUTHOR&gt;Robbins, T. W.&lt;/AUTHOR&gt;&lt;/AUTHORS&gt;&lt;SECONDARY_TITLE&gt;J Neurosci&lt;/SECONDARY_TITLE&gt;&lt;URL&gt;http://www.ncbi.nlm.nih.gov/entrez/query.fcgi?cmd=Retrieve&amp;amp;db=PubMed&amp;amp;dopt=Citation&amp;amp;list_uids=15152031&lt;/URL&gt;&lt;/MDL&gt;&lt;/Cite&gt;&lt;/EndNote&gt;"/><field:param field:name="vnd.oasis.opendocument.field.id" field:value="81"/></field:fieldmark-start>[35, 86, 99]<field:fieldmark-end/>, based on that of Evenden and Ryan <field:fieldmark-start text:name="__Fieldmark__23507_1365475758" field:type="vnd.oasis.opendocument.field.UNHANDLED"><field:param field:name="vnd.oasis.opendocument.field.code" field:value=" ADDIN EN.CITE &lt;EndNote&gt;&lt;Cite ExcludeAuth=&quot;1&quot;&gt;&lt;Author&gt;Evenden&lt;/Author&gt;&lt;Year&gt;1996&lt;/Year&gt;&lt;RecNum&gt;832&lt;/RecNum&gt;&lt;MDL&gt;&lt;REFERENCE_TYPE&gt;0&lt;/REFERENCE_TYPE&gt;&lt;AUTHORS&gt;&lt;AUTHOR&gt;Evenden, J. L.&lt;/AUTHOR&gt;&lt;AUTHOR&gt;Ryan, C. N.&lt;/AUTHOR&gt;&lt;/AUTHORS&gt;&lt;YEAR&gt;1996&lt;/YEAR&gt;&lt;TITLE&gt;The pharmacology of impulsive behaviour in rats: the effects of drugs on response choice with varying delays of reinforcement&lt;/TITLE&gt;&lt;SECONDARY_TITLE&gt;Psychopharmacology&lt;/SECONDARY_TITLE&gt;&lt;VOLUME&gt;128&lt;/VOLUME&gt;&lt;NUMBER&gt;2&lt;/NUMBER&gt;&lt;PAGES&gt;161-70&lt;/PAGES&gt;&lt;LABEL&gt;97114643&lt;/LABEL&gt;&lt;KEYWORDS&gt;&lt;KEYWORD&gt;Animal&lt;/KEYWORD&gt;&lt;KEYWORD&gt;Central Nervous System Agents/*therapeutic use&lt;/KEYWORD&gt;&lt;KEYWORD&gt;Comparative Study&lt;/KEYWORD&gt;&lt;KEYWORD&gt;Impulsive Behavior/*drug therapy&lt;/KEYWORD&gt;&lt;KEYWORD&gt;Male&lt;/KEYWORD&gt;&lt;KEYWORD&gt;Methergoline/therapeutic use&lt;/KEYWORD&gt;&lt;KEYWORD&gt;Psychotropic Drugs/*therapeutic use&lt;/KEYWORD&gt;&lt;KEYWORD&gt;Rats&lt;/KEYWORD&gt;&lt;KEYWORD&gt;Rats, Sprague-Dawley&lt;/KEYWORD&gt;&lt;KEYWORD&gt;Reinforcement (Psychology)&lt;/KEYWORD&gt;&lt;KEYWORD&gt;Serotonin Antagonists/*therapeutic use&lt;/KEYWORD&gt;&lt;KEYWORD&gt;Time Factors&lt;/KEYWORD&gt;&lt;/KEYWORDS&gt;&lt;/MDL&gt;&lt;/Cite&gt;&lt;/EndNote&gt;"/><field:param field:name="vnd.oasis.opendocument.field.id" field:value="81"/></field:fieldmark-start>[107]<field:fieldmark-end/>. <text:span text:style-name="T25">Hungry rats regularly choose between two levers. Responding on one lever leads to the immediate delivery of a small food reward (1 pellet); responding on the other leads to a much larger food reward (4 pellets), but this reward is delayed for between 0 and 60 seconds. </text:span>The figure shows the format of a single trial; trials begin at regular intervals (every 100 s), so choice of the small reinforcer is always suboptimal. Sessions consist of 5 blocks. In each block, two single-lever trials are given (one trial for each lever, in random order), to ensure the animals sample the options available at that time; these are followed by ten choice trials. The delay to the large reinforcer is varied systematically across the session: delays for each block are 0, 10, 20, 40, and 60 s respectively.</text:p>
      <text:h text:style-name="P33" text:outline-level="2"><text:bookmark-start text:name="_Ref98163574"/>Figure <text:sequence text:ref-name="refFigure2" text:name="Figure" text:formula="ooow:Figure+1" style:num-format="1">3</text:sequence><text:bookmark-end text:name="_Ref98163574"/> - Diagram of the rat hippocampus</text:h>
      <text:p text:style-name="P4">Drawings of the rat brain showing the three-dimensional organization of the hippocampus and related structures. Three coronal sections through the left hippocampus are shown at the bottom right of the figure, with their approximate anteroposterior coordinate relative to bregma. CA1, CA2, CA3: cornu ammonis fields 1–3; DG: dentate gyrus; EC: entorhinal cortex; f: fornix; s: septal pole of the hippocampus; S: subiculum; t: temporal pole of the hippocampus. Adapted from Figure 1 of ref. <field:fieldmark-start text:name="__Fieldmark__23508_1365475758" field:type="vnd.oasis.opendocument.field.UNHANDLED"><field:param field:name="vnd.oasis.opendocument.field.code" field:value=" ADDIN EN.CITE &lt;EndNote&gt;&lt;Cite&gt;&lt;Author&gt;Amaral&lt;/Author&gt;&lt;Year&gt;1995&lt;/Year&gt;&lt;RecNum&gt;3724&lt;/RecNum&gt;&lt;MDL&gt;&lt;REFERENCE_TYPE&gt;7&lt;/REFERENCE_TYPE&gt;&lt;AUTHORS&gt;&lt;AUTHOR&gt;Amaral, D.G.&lt;/AUTHOR&gt;&lt;AUTHOR&gt;Witter, M.P.&lt;/AUTHOR&gt;&lt;/AUTHORS&gt;&lt;YEAR&gt;1995&lt;/YEAR&gt;&lt;TITLE&gt;Hippocampal formation&lt;/TITLE&gt;&lt;SECONDARY_AUTHORS&gt;&lt;SECONDARY_AUTHOR&gt;Paxinos, G.&lt;/SECONDARY_AUTHOR&gt;&lt;/SECONDARY_AUTHORS&gt;&lt;SECONDARY_TITLE&gt;The Rat Nervous System&lt;/SECONDARY_TITLE&gt;&lt;PLACE_PUBLISHED&gt;London&lt;/PLACE_PUBLISHED&gt;&lt;PUBLISHER&gt;Academic Press&lt;/PUBLISHER&gt;&lt;PAGES&gt;443-493&lt;/PAGES&gt;&lt;EDITION&gt;Second&lt;/EDITION&gt;&lt;/MDL&gt;&lt;/Cite&gt;&lt;/EndNote&gt;"/><field:param field:name="vnd.oasis.opendocument.field.id" field:value="81"/></field:fieldmark-start>[113]<field:fieldmark-end/>, copyright (1995), with permission from Elsevier.</text:p>
      <text:h text:style-name="P33" text:outline-level="2"><text:bookmark-start text:name="_Ref88906040"/>Figure <text:sequence text:ref-name="refFigure3" text:name="Figure" text:formula="ooow:Figure+1" style:num-format="1">4</text:sequence><text:bookmark-end text:name="_Ref88906040"/><text:bookmark-end text:name="_Ref82584806"/> - Schematic of lesions of the hippocampus</text:h>
      <text:p text:style-name="P4">Black shading indicates the extent of neuronal loss common to all subjects (and also the third and lateral ventricles); grey indicates the area lesioned in at least one subject. <text:soft-page-break/>Coronal sections are (from top to bottom) –1.8, –2.8, –3.8, –4.8, –5.8, and –6.8 mm relative to bregma. Diagrams are modified from ref. <field:fieldmark-start text:name="__Fieldmark__23509_1365475758" field:type="vnd.oasis.opendocument.field.UNHANDLED"><field:param field:name="vnd.oasis.opendocument.field.code" field:value=" ADDIN EN.CITE &lt;EndNote&gt;&lt;Cite ExcludeAuth=&quot;1&quot;&gt;&lt;Author&gt;Paxinos&lt;/Author&gt;&lt;Year&gt;1998&lt;/Year&gt;&lt;RecNum&gt;1929&lt;/RecNum&gt;&lt;MDL&gt;&lt;REFERENCE_TYPE&gt;1&lt;/REFERENCE_TYPE&gt;&lt;AUTHORS&gt;&lt;AUTHOR&gt;Paxinos, G.&lt;/AUTHOR&gt;&lt;AUTHOR&gt;Watson, C.&lt;/AUTHOR&gt;&lt;/AUTHORS&gt;&lt;YEAR&gt;1998&lt;/YEAR&gt;&lt;TITLE&gt;The Rat Brain in Stereotaxic Coordinates&lt;/TITLE&gt;&lt;PLACE_PUBLISHED&gt;London&lt;/PLACE_PUBLISHED&gt;&lt;PUBLISHER&gt;Academic Press&lt;/PUBLISHER&gt;&lt;EDITION&gt;Fourth&lt;/EDITION&gt;&lt;TYPE_OF_WORK&gt;CD-ROM&lt;/TYPE_OF_WORK&gt;&lt;/MDL&gt;&lt;/Cite&gt;&lt;/EndNote&gt;"/><field:param field:name="vnd.oasis.opendocument.field.id" field:value="81"/></field:fieldmark-start>[114]<field:fieldmark-end/>. Panels <text:span text:style-name="T7">a–c</text:span> show schematics for Experiment 1 (acquisition of a free-operant instrumental response with delayed reinforcement; 0 s, 10 s, and 20 s groups, respectively) while <text:span text:style-name="T7">d</text:span> shows schematics for Experiment 2 (choice between small, immediate and large, delayed reinforcement).</text:p>
      <text:h text:style-name="P33" text:outline-level="2"><text:bookmark-start text:name="_Ref83005851"/>Figure <text:sequence text:ref-name="refFigure4" text:name="Figure" text:formula="ooow:Figure+1" style:num-format="1">5</text:sequence><text:bookmark-end text:name="_Ref83005851"/> - Photomicrographs of lesions of the hippocampus</text:h>
      <text:p text:style-name="P4">Lesions of the hippocampus: photomicrographs of sections ~4.7 mm posterior to bregma, stained with cresyl violet. <text:span text:style-name="T7">(a)</text:span> Sham-operated rat, dorsal hippocampus, right hemisphere (medial to the left). CA1, cornu ammonis field 1; CA3, cornu ammonis field 3; DG, dentate gyrus; cc, corpus callosum; PtA, parietal association cortex. <text:span text:style-name="T7">(b)</text:span> Hippocampal-lesioned rat; same area as (a). There is tissue collapse within the lesion and the ventricle is greatly expanded. <text:span text:style-name="T7">(c) </text:span>Sham-operated rat, ventral hippocampus. AHiPM, amygdalohippocampal area, posteromedial part; cp, cerebral peduncle. <text:span text:style-name="T7">(d) </text:span>Hippocampal-lesioned rat, same area as (c). <text:span text:style-name="T7">(e)</text:span> Coronal diagram of the rat brain at 4.8 mm posterior to bregma <field:fieldmark-start text:name="__Fieldmark__23510_1365475758" field:type="vnd.oasis.opendocument.field.UNHANDLED"><field:param field:name="vnd.oasis.opendocument.field.code" field:value=" ADDIN EN.CITE &lt;EndNote&gt;&lt;Cite&gt;&lt;Author&gt;Paxinos&lt;/Author&gt;&lt;Year&gt;1998&lt;/Year&gt;&lt;RecNum&gt;1929&lt;/RecNum&gt;&lt;MDL&gt;&lt;REFERENCE_TYPE&gt;1&lt;/REFERENCE_TYPE&gt;&lt;AUTHORS&gt;&lt;AUTHOR&gt;Paxinos, G.&lt;/AUTHOR&gt;&lt;AUTHOR&gt;Watson, C.&lt;/AUTHOR&gt;&lt;/AUTHORS&gt;&lt;YEAR&gt;1998&lt;/YEAR&gt;&lt;TITLE&gt;The Rat Brain in Stereotaxic Coordinates&lt;/TITLE&gt;&lt;PLACE_PUBLISHED&gt;London&lt;/PLACE_PUBLISHED&gt;&lt;PUBLISHER&gt;Academic Press&lt;/PUBLISHER&gt;&lt;EDITION&gt;Fourth&lt;/EDITION&gt;&lt;TYPE_OF_WORK&gt;CD-ROM&lt;/TYPE_OF_WORK&gt;&lt;/MDL&gt;&lt;/Cite&gt;&lt;/EndNote&gt;"/><field:param field:name="vnd.oasis.opendocument.field.id" field:value="81"/></field:fieldmark-start>[114]<field:fieldmark-end/>, with scale. The upper grey box indicates approximately the region shown in (a) and (b); the lower grey box indicates approximately the region shown in (c) and (d).</text:p>
      <text:h text:style-name="P33" text:outline-level="2"><text:bookmark-start text:name="_Ref82584818"/>Figure <text:sequence text:ref-name="refFigure5" text:name="Figure" text:formula="ooow:Figure+1" style:num-format="1">6</text:sequence><text:bookmark-end text:name="_Ref82584818"/> - Effects of delays to reinforcement on acquisition of free-operant responding under an FR-1 schedule</text:h>
      <text:p text:style-name="P4">Data plotted to show the effects of delays. All groups discriminated between the active and the inactive lever, and delays retarded acquisition of the active lever response in both groups. <text:span text:style-name="T7">(a)</text:span> Responding of sham-operated control rats, under all three response–reinforcer delay conditions. <text:span text:style-name="T7">(b)</text:span> Responding of hippocampal-lesioned rats under all delay conditions. The next figure replots these data to show the effect of the lesion more clearly.</text:p>
      <text:h text:style-name="P33" text:outline-level="2"><text:bookmark-start text:name="_Ref82584841"/><text:bookmark-start text:name="_Ref82601651"/><text:bookmark-start text:name="_Ref82601645"/>Figure <text:sequence text:ref-name="refFigure6" text:name="Figure" text:formula="ooow:Figure+1" style:num-format="1">7</text:sequence><text:bookmark-end text:name="_Ref82601651"/> - <text:bookmark-end text:name="_Ref82601645"/>Effect of hippocampal lesions on acquisition of free-operant responding with delayed reinforcement</text:h>
      <text:p text:style-name="Standard"><text:span text:style-name="T19">Data plotted to show the effects of hippocampal lesions (same data as in the previous figure). There was a delay-dependent impairment in H-lesioned rats (significant lesion </text:span><text:span text:style-name="T16"></text:span><text:span text:style-name="T20"> delay interaction, see text), who learned less well than shams only when reinforcement was </text:span><text:span text:style-name="T5">not </text:span><text:span text:style-name="T20">delayed. </text:span><text:span text:style-name="T9">(a)</text:span><text:span text:style-name="T20"> With a delay of 0 s, H-lesioned rats responded less on the active lever than shams did. </text:span><text:span text:style-name="T9">(b)</text:span><text:span text:style-name="T20"> With a 10 s delay, H-lesioned rats responded the same as shams. </text:span><text:span text:style-name="T9">(c)</text:span><text:span text:style-name="T20"> With a 20 s delay, H-lesioned rats responded more than shams on the active lever, though this difference was not statistically significant on its own.</text:span></text:p>
      <text:h text:style-name="P34" text:outline-level="2"><text:bookmark-start text:name="_Ref82602441"/>Figure <text:sequence text:ref-name="refFigure7" text:name="Figure" text:formula="ooow:Figure+1" style:num-format="1">8</text:sequence><text:bookmark-end text:name="_Ref82602441"/><text:bookmark-end text:name="_Ref82584841"/> - Programmed and experienced delays to reinforcement</text:h>
      <text:p text:style-name="Standard"><text:bookmark-start text:name="_Ref82584858"/><text:span text:style-name="T20">H-lesioned rats experienced slightly shorter response–delivery delays (the delay between the most recent lever press and pellet delivery) than shams, and slightly shorter response–collection delays (the delay between the most recent lever press and </text:span><text:soft-page-break/><text:span text:style-name="T20">pellet collection). </text:span><text:span text:style-name="T9">(a) </text:span><text:span text:style-name="T20">Mean experienced response–delivery delays (one value calculated per subject). When the programmed delay was 0 s, reinforcers were delivered immediately so no data are shown. H-lesioned rats experienced shorter response–delivery delays when the programmed delay was 10 s (* </text:span><text:span text:style-name="T5">p</text:span><text:span text:style-name="T20"> = .012) or 20 s (** </text:span><text:span text:style-name="T5">p</text:span><text:span text:style-name="T20"> = .009). </text:span><text:span text:style-name="T9">(b) </text:span><text:span text:style-name="T20">Mean experienced response–collection delays (one value calculated per subject). H-lesioned rats experienced slightly shorter delays overall (* </text:span><text:span text:style-name="T5">p</text:span><text:span text:style-name="T20"> = .047, main effect of lesion), but the experienced delays did not differ significantly at any given programmed delay. </text:span><text:span text:style-name="T9">(c) </text:span><text:span text:style-name="T20">Distribution of experienced response–delivery delays. All experienced delays for a given subject were aggregated across all sessions, and the proportion falling into different 2-s ranges were calculated to give one value per range per subject; the graphs show means ± SEMs of these values. The interval notation ‘[</text:span><text:span text:style-name="T5">a</text:span><text:span text:style-name="T20">, </text:span><text:span text:style-name="T5">b</text:span><text:span text:style-name="T20">)’ indicates that a given delay </text:span><text:span text:style-name="T5">x</text:span><text:span text:style-name="T20"> falls in the range </text:span><text:span text:style-name="T5">a</text:span><text:span text:style-name="T20"> </text:span><text:span text:style-name="T16"></text:span><text:span text:style-name="T20"> </text:span><text:span text:style-name="T5">x</text:span><text:span text:style-name="T20"> &lt; </text:span><text:span text:style-name="T5">b</text:span><text:span text:style-name="T20">. H-lesioned rats experienced slightly fewer long delays and slightly more short delays in the 10 s condition (</text:span><text:span text:style-name="T5">p</text:span><text:span text:style-name="T20"> = .019) and in the 20 s condition (</text:span><text:span text:style-name="T5">p</text:span><text:span text:style-name="T20"> = .014). </text:span><text:span text:style-name="T9">(d) </text:span><text:span text:style-name="T20">Distribution of experienced response–collection delays, displayed in the same manner as (c). There were no differences in the distribution of delays experienced by H-lesioned and sham rats in the 0 s condition. In the 10 s condition, H-lesioned rats experienced a slightly lower proportion of long delays and a slightly higher proportion of short delays (</text:span><text:span text:style-name="T5">p</text:span><text:span text:style-name="T20"> = .009), and similarly in the 20 s condition (</text:span><text:span text:style-name="T5">p</text:span><text:span text:style-name="T20"> = .001).</text:span></text:p>
      <text:h text:style-name="P34" text:outline-level="2"><text:bookmark-start text:name="_Ref83552079"/>Figure <text:sequence text:ref-name="refFigure8" text:name="Figure" text:formula="ooow:Figure+1" style:num-format="1">9</text:sequence><text:bookmark-end text:name="_Ref83552079"/><text:bookmark-end text:name="_Ref82584858"/> - Learning as a function of programmed and experienced delays to reinforcement</text:h>
      <text:p text:style-name="Standard"><text:span text:style-name="T20">The imposition of response–reinforcer delays systematically retarded the acquisition of free-operant instrumental responding, but this effect was lessened in H-lesioned rats, even allowing for differences in experienced response–collection delays. </text:span><text:span text:style-name="T9">(a)</text:span><text:span text:style-name="T20"> The rate of lever-pressing in session 6 is plotted against the programmed response–reinforcer delay. There was a lesion </text:span><text:span text:style-name="T16"></text:span><text:span text:style-name="T20"> delay interaction (### </text:span><text:span text:style-name="T5">p</text:span><text:span text:style-name="T20"> = .001): H-lesioned rats responded less than shams at zero delay (* </text:span><text:span text:style-name="T5">p</text:span><text:span text:style-name="T20"> = .015), were not significantly different from shams at 10 s delay (</text:span><text:span text:style-name="T5">p</text:span><text:span text:style-name="T20"> = .197), and responded more than shams at 20 s (* </text:span><text:span text:style-name="T5">p</text:span><text:span text:style-name="T20"> = .028). </text:span><text:span text:style-name="T9">(b)</text:span><text:span text:style-name="T20"> Responding in session 6 plotted against the experienced response-to-reinforcer collection delays for sessions 1–6 (vertical error bars: SEM of the square-root-transformed number of responses in session 6; horizontal error bars: SEM of the experienced response–collection delay, calculated up to and including that session). The gradients of the two lines differed significantly (## </text:span><text:span text:style-name="T5">p</text:span><text:span text:style-name="T20"> = .002; see text), indicating that the relationship between experienced delays and responding was altered in H-lesioned rats.</text:span></text:p>
      <text:h text:style-name="P35" text:outline-level="2"><text:bookmark-start text:name="_Ref82584871"/>Figure <text:sequence text:ref-name="refFigure9" text:name="Figure" text:formula="ooow:Figure+1" style:num-format="1">10</text:sequence><text:bookmark-end text:name="_Ref82584871"/> - Effects of hippocampal lesions on choice between immediate, small reward and large, delayed reward</text:h>
      <text:p text:style-name="Standard"><text:span text:style-name="T9">(a) </text:span><text:span text:style-name="T20">Pattern of choice in the last three sessions before surgery; the sham and lesion groups were matched for performance. Rats’ preference for the large reinforcer declined with delay (</text:span><text:span text:style-name="T5">p</text:span><text:span text:style-name="T20"> &lt; .001). </text:span><text:span text:style-name="T9">(b)</text:span><text:span text:style-name="T20"> Choice in the first seven postoperative sessions. Although there was a change in behaviour in the lesioned group (lesion </text:span><text:span text:style-name="T16"></text:span><text:span text:style-name="T20"> </text:span><text:soft-page-break/><text:span text:style-name="T20">pre</text:span><text:span text:style-name="T22">/</text:span><text:span text:style-name="T19">postop., </text:span><text:span text:style-name="T4">p</text:span><text:span text:style-name="T19"> = .021), the difference between the two groups was not significant in its own right for these sessions (</text:span><text:span text:style-name="T4">p</text:span><text:span text:style-name="T19"> = .08). </text:span><text:span text:style-name="T8">(c) </text:span><text:span text:style-name="T19">Effects of omitting all delays in alternating sessions (error bar, 2 SED for the three-way interaction). H-lesioned rats remained sensitive to the contingencies, altering their behaviour in response to delay omission, as shams did. </text:span><text:span text:style-name="T8">(d)</text:span><text:span text:style-name="T19"> Last of six further consecutive sessions in which delays were omitted. Both groups preferred the large reinforcer strongly when it was not delayed, with no differences between sham and H-lesioned rats. </text:span><text:span text:style-name="T8">(e)</text:span><text:span text:style-name="T19"> First three sessions following reintroduction of delays. Hippocampal-lesioned rats were impulsive, choosing the large, delayed reinforcer less often than shams (* </text:span><text:span text:style-name="T4">p</text:span><text:span text:style-name="T19"> = .027). </text:span><text:span text:style-name="T8">(f)</text:span><text:span text:style-name="T19"> Next three sessions following reintroduction of delays. Hippocampal-lesioned rats remained impulsive (** </text:span><text:span text:style-name="T4">p</text:span><text:span text:style-name="T19"> = .007), and generalization between trial blocks occurred, reducing their preference for the large reinforcer in the zero-delay block as well (see text).</text:span></text:p>
      <text:h text:style-name="P33" text:outline-level="2"><text:bookmark-start text:name="_Ref82584866"/><text:bookmark-start text:name="_Ref82603913"/>Figure <text:sequence text:ref-name="refFigure10" text:name="Figure" text:formula="ooow:Figure+1" style:num-format="1">11</text:sequence><text:bookmark-end text:name="_Ref82584866"/><text:bookmark-end text:name="_Ref82603913"/> - Locomotor activity in a novel environment and body mass</text:h>
      <text:p text:style-name="P4">Hippocampal-lesioned rats were significantly hyperactive compared to sham-operated controls, in both <text:span text:style-name="T7">(a) </text:span>Experiment 1 (<text:span text:style-name="T3">p</text:span> = .003) and <text:span text:style-name="T7">(b) </text:span>Experiment 2 (<text:span text:style-name="T3">p</text:span> &lt; .001). <text:span text:style-name="T7">(c)</text:span> Body mass across both experiments. There were no differences between groups preoperatively in either experiment. In Experiment 1, the groups gained weight at the same rate, but in Experiment 2, which lasted longer, the H-lesioned rats weighed less at the end of the experiment (<text:span text:style-name="T3">p</text:span> = .01).</text:p>
      <text:p text:style-name="P4"/>
      <text:p text:style-name="P20"/>
      <text:h text:style-name="P25" text:outline-level="1">Tables</text:h>
      <text:h text:style-name="P36" text:outline-level="2"><text:bookmark-start text:name="_Ref82584898"/><text:bookmark-start text:name="_Ref83017993"/>Table <text:sequence text:ref-name="refTable0" text:name="Table" text:formula="ooow:Table+1" style:num-format="1">1</text:sequence><text:bookmark-end text:name="_Ref82584898"/> - <text:bookmark-end text:name="_Ref83017993"/>Lesion coordinates</text:h>
      <text:p text:style-name="P4">Excitotoxic lesions of the entire hippocampus were made by injecting 0.09 <text:span text:style-name="T27">m</text:span> NMDA at the coordinates shown (see Methods). Along the anteroposterior (AP), mediolateral (ML), and dorsoventral (DV) axes, positive coordinates are in the anterior, left, and superior directions respectively. All coordinates are in mm. DV coordinates are measured from the dura above the injection site.</text:p>
      <text:p text:style-name="P4"/>
      <table:table table:name="Table1" table:style-name="Table1">
        <table:table-column table:style-name="Table1.A"/>
        <table:table-column table:style-name="Table1.B"/>
        <table:table-column table:style-name="Table1.C" table:number-columns-repeated="3"/>
        <table:table-column table:style-name="Table1.F" table:number-columns-repeated="2"/>
        <table:table-column table:style-name="Table1.H"/>
        <table:table-row table:style-name="Table1.1">
          <table:table-cell table:style-name="Table1.A1" office:value-type="string">
            <text:p text:style-name="P11">Region within hippocampus</text:p>
          </table:table-cell>
          <table:table-cell table:style-name="Table1.A1" office:value-type="string">
            <text:p text:style-name="P11">Sites per hemisphere</text:p>
          </table:table-cell>
          <table:table-cell table:style-name="Table1.A1" office:value-type="string">
            <text:p text:style-name="P11">AP</text:p>
          </table:table-cell>
          <table:table-cell table:style-name="Table1.A1" office:value-type="string">
            <text:p text:style-name="P11">ML</text:p>
          </table:table-cell>
          <table:table-cell table:style-name="Table1.A1" office:value-type="string">
            <text:p text:style-name="P11">DV</text:p>
          </table:table-cell>
          <table:table-cell table:style-name="Table1.A1" office:value-type="string">
            <text:p text:style-name="P11">Volume injected per site</text:p>
          </table:table-cell>
          <table:table-cell table:style-name="Table1.A1" office:value-type="string">
            <text:p text:style-name="P11">Duration of each infusion</text:p>
          </table:table-cell>
          <table:table-cell table:style-name="Table1.A1" office:value-type="string">
            <text:p text:style-name="P11">Time allowed for diffusion after each infusion</text:p>
          </table:table-cell>
        </table:table-row>
        <table:table-row table:style-name="Table1.1">
          <table:table-cell table:style-name="Table1.A2" office:value-type="string">
            <text:p text:style-name="P11">Dorsal</text:p>
          </table:table-cell>
          <table:table-cell table:style-name="Table1.A2" office:value-type="string">
            <text:p text:style-name="P11">2</text:p>
          </table:table-cell>
          <table:table-cell table:style-name="Table1.A2" office:value-type="string">
            <text:p text:style-name="P14"><text:span text:style-name="T39">–</text:span><text:span text:style-name="T19">2.8</text:span></text:p>
          </table:table-cell>
          <table:table-cell table:style-name="Table1.A2" office:value-type="string">
            <text:p text:style-name="P6"><text:span text:style-name="T17"></text:span><text:span text:style-name="T37">1.6</text:span></text:p>
          </table:table-cell>
          <table:table-cell table:style-name="Table1.A2" office:value-type="string">
            <text:p text:style-name="P14"><text:span text:style-name="T40">–</text:span><text:span text:style-name="T20">3.3</text:span></text:p>
          </table:table-cell>
          <table:table-cell table:style-name="Table1.A2" office:value-type="string">
            <text:p text:style-name="P10"><text:span text:style-name="T38">0.4 </text:span><text:span text:style-name="T18"></text:span><text:span text:style-name="T38">l</text:span></text:p>
          </table:table-cell>
          <table:table-cell table:style-name="Table1.A2" office:value-type="string">
            <text:p text:style-name="P15">4 min</text:p>
          </table:table-cell>
          <table:table-cell table:style-name="Table1.A2" office:value-type="string">
            <text:p text:style-name="P15">3 min</text:p>
          </table:table-cell>
        </table:table-row>
        <table:table-row table:style-name="Table1.1">
          <table:table-cell table:style-name="Table1.A2" office:value-type="string">
            <text:p text:style-name="P16"/>
          </table:table-cell>
          <table:table-cell table:style-name="Table1.A2" office:value-type="string">
            <text:p text:style-name="P13"/>
          </table:table-cell>
          <table:table-cell table:style-name="Table1.A2" office:value-type="string">
            <text:p text:style-name="P14"><text:span text:style-name="T40">–</text:span><text:span text:style-name="T20">4.2</text:span></text:p>
          </table:table-cell>
          <table:table-cell table:style-name="Table1.A2" office:value-type="string">
            <text:p text:style-name="P6"><text:span text:style-name="T17"></text:span><text:span text:style-name="T37">2.6</text:span></text:p>
          </table:table-cell>
          <table:table-cell table:style-name="Table1.A2" office:value-type="string">
            <text:p text:style-name="P14"><text:span text:style-name="T40">–</text:span><text:span text:style-name="T20">3.0</text:span></text:p>
          </table:table-cell>
          <table:table-cell table:style-name="Table1.A2" office:value-type="string">
            <text:p text:style-name="P10"><text:span text:style-name="T38">0.4 </text:span><text:span text:style-name="T18"></text:span><text:span text:style-name="T38">l</text:span></text:p>
          </table:table-cell>
          <table:table-cell table:style-name="Table1.A2" office:value-type="string">
            <text:p text:style-name="P15">4 min</text:p>
          </table:table-cell>
          <table:table-cell table:style-name="Table1.A2" office:value-type="string">
            <text:p text:style-name="P15">3 min</text:p>
          </table:table-cell>
        </table:table-row>
        <table:table-row table:style-name="Table1.1">
          <table:table-cell table:style-name="Table1.A2" office:value-type="string">
            <text:p text:style-name="P12">Ventral</text:p>
          </table:table-cell>
          <table:table-cell table:style-name="Table1.A2" office:value-type="string">
            <text:p text:style-name="P12">4</text:p>
          </table:table-cell>
          <table:table-cell table:style-name="Table1.A2" office:value-type="string">
            <text:p text:style-name="P14"><text:span text:style-name="T40">–</text:span><text:span text:style-name="T20">4.8</text:span></text:p>
          </table:table-cell>
          <table:table-cell table:style-name="Table1.A2" office:value-type="string">
            <text:p text:style-name="P6"><text:span text:style-name="T17"></text:span><text:span text:style-name="T37">4.8</text:span></text:p>
          </table:table-cell>
          <table:table-cell table:style-name="Table1.A2" office:value-type="string">
            <text:p text:style-name="P14"><text:span text:style-name="T40">–</text:span><text:span text:style-name="T20">6.0</text:span></text:p>
          </table:table-cell>
          <table:table-cell table:style-name="Table1.A2" office:value-type="string">
            <text:p text:style-name="P10"><text:span text:style-name="T38">0.2 </text:span><text:span text:style-name="T18"></text:span><text:span text:style-name="T38">l</text:span></text:p>
          </table:table-cell>
          <table:table-cell table:style-name="Table1.A2" office:value-type="string">
            <text:p text:style-name="P15">2 min</text:p>
          </table:table-cell>
          <table:table-cell table:style-name="Table1.A2" office:value-type="string">
            <text:p text:style-name="P15">3 min</text:p>
          </table:table-cell>
        </table:table-row>
        <table:table-row table:style-name="Table1.1">
          <table:table-cell table:style-name="Table1.A2" office:value-type="string">
            <text:p text:style-name="P16"/>
          </table:table-cell>
          <table:table-cell table:style-name="Table1.A2" office:value-type="string">
            <text:p text:style-name="P13"/>
          </table:table-cell>
          <table:table-cell table:style-name="Table1.A2" office:value-type="string">
            <text:p text:style-name="P14"><text:span text:style-name="T40">–</text:span><text:span text:style-name="T20">5.3</text:span></text:p>
          </table:table-cell>
          <table:table-cell table:style-name="Table1.A2" office:value-type="string">
            <text:p text:style-name="P6"><text:span text:style-name="T17"></text:span><text:span text:style-name="T37">4.6</text:span></text:p>
          </table:table-cell>
          <table:table-cell table:style-name="Table1.A2" office:value-type="string">
            <text:p text:style-name="P14"><text:span text:style-name="T40">–</text:span><text:span text:style-name="T20">4.2</text:span></text:p>
          </table:table-cell>
          <table:table-cell table:style-name="Table1.A2" office:value-type="string">
            <text:p text:style-name="P10"><text:span text:style-name="T38">0.2 </text:span><text:span text:style-name="T18"></text:span><text:span text:style-name="T38">l</text:span></text:p>
          </table:table-cell>
          <table:table-cell table:style-name="Table1.A2" office:value-type="string">
            <text:p text:style-name="P15">2 min</text:p>
          </table:table-cell>
          <table:table-cell table:style-name="Table1.A2" office:value-type="string">
            <text:p text:style-name="P15">3 min</text:p>
          </table:table-cell>
        </table:table-row>
        <table:table-row table:style-name="Table1.1">
          <table:table-cell table:style-name="Table1.A2" office:value-type="string">
            <text:p text:style-name="P16"/>
          </table:table-cell>
          <table:table-cell table:style-name="Table1.A2" office:value-type="string">
            <text:p text:style-name="P13"/>
          </table:table-cell>
          <table:table-cell table:style-name="Table1.A2" office:value-type="string">
            <text:p text:style-name="P14"><text:span text:style-name="T40">–</text:span><text:span text:style-name="T20">5.3</text:span></text:p>
          </table:table-cell>
          <table:table-cell table:style-name="Table1.A2" office:value-type="string">
            <text:p text:style-name="P6"><text:span text:style-name="T17"></text:span><text:span text:style-name="T37">4.6</text:span></text:p>
          </table:table-cell>
          <table:table-cell table:style-name="Table1.A2" office:value-type="string">
            <text:p text:style-name="P14"><text:span text:style-name="T40">–</text:span><text:span text:style-name="T20">6.0</text:span></text:p>
          </table:table-cell>
          <table:table-cell table:style-name="Table1.A2" office:value-type="string">
            <text:p text:style-name="P10"><text:span text:style-name="T38">0.2 </text:span><text:span text:style-name="T18"></text:span><text:span text:style-name="T38">l</text:span></text:p>
          </table:table-cell>
          <table:table-cell table:style-name="Table1.A2" office:value-type="string">
            <text:p text:style-name="P15">2 min</text:p>
          </table:table-cell>
          <table:table-cell table:style-name="Table1.A2" office:value-type="string">
            <text:p text:style-name="P15">3 min</text:p>
          </table:table-cell>
        </table:table-row>
        <table:table-row table:style-name="Table1.1">
          <table:table-cell table:style-name="Table1.A7" office:value-type="string">
            <text:p text:style-name="P16"/>
          </table:table-cell>
          <table:table-cell table:style-name="Table1.A7" office:value-type="string">
            <text:p text:style-name="P13"/>
          </table:table-cell>
          <table:table-cell table:style-name="Table1.A7" office:value-type="string">
            <text:p text:style-name="P14"><text:span text:style-name="T40">–</text:span><text:span text:style-name="T20">5.8</text:span></text:p>
          </table:table-cell>
          <table:table-cell table:style-name="Table1.A7" office:value-type="string">
            <text:p text:style-name="P6"><text:span text:style-name="T17"></text:span><text:span text:style-name="T37">4.6</text:span></text:p>
          </table:table-cell>
          <table:table-cell table:style-name="Table1.A7" office:value-type="string">
            <text:p text:style-name="P14"><text:span text:style-name="T40">–</text:span><text:span text:style-name="T20">4.2</text:span></text:p>
          </table:table-cell>
          <table:table-cell table:style-name="Table1.A7" office:value-type="string">
            <text:p text:style-name="P10"><text:span text:style-name="T38">0.2 </text:span><text:span text:style-name="T18"></text:span><text:span text:style-name="T38">l</text:span></text:p>
          </table:table-cell>
          <table:table-cell table:style-name="Table1.A7" office:value-type="string">
            <text:p text:style-name="P15">2 min</text:p>
          </table:table-cell>
          <table:table-cell table:style-name="Table1.A7" office:value-type="string">
            <text:p text:style-name="P15">3 mi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reekMathSymbols" svg:font-family="GreekMathSymbols, Symbol" style:font-family-generic="swiss" style:font-pitch="variable"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Bookman Old Style" svg:font-family="'Bookman Old Style'"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 Unicode MS" svg:font-family="'Arial Unicode MS', Arial"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Noto Sans CJK SC Regular"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564cm" fo:text-align="justify" style:justify-single-word="false" fo:orphans="2" fo:widows="2" style:writing-mode="lr-tb"/>
      <style:text-properties style:use-window-font-color="true" style:font-name="Times New Roman1" fo:font-family="'Times New Roman'" style:font-family-generic="roman" style:font-pitch="variable" fo:font-size="12pt" fo:language="en" fo:country="GB"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style:line-height-at-least="0.635cm"/>
      <style:text-properties fo:font-size="11pt" style:font-size-asian="11pt"/>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next-style-name="Standard" style:default-outline-level="2" style:list-style-name="" style:class="extra">
      <style:paragraph-properties fo:margin-top="0.423cm" fo:margin-bottom="0.106cm" loext:contextual-spacing="false"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text-align="start" style:justify-single-word="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text-align="start" style:justify-single-word="false"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text-align="start" style:justify-single-word="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212cm" fo:margin-bottom="0.106cm" loext:contextual-spacing="false" fo:text-align="start" style:justify-single-word="false" fo:keep-with-next="always"/>
      <style:text-properties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style:line-height-at-least="0.529cm"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justify" style:family="paragraph" style:parent-style-name="Standard">
      <style:paragraph-properties fo:margin-top="0.176cm" fo:margin-bottom="0.176cm" loext:contextual-spacing="false" fo:text-align="justify" style:justify-single-word="false"/>
      <style:text-properties style:font-name="Verdana" fo:font-family="Verdana" style:font-family-generic="swiss" style:font-pitch="variable" fo:font-size="10pt" style:font-name-asian="Arial Unicode MS" style:font-family-asian="'Arial Unicode MS', Arial" style:font-family-generic-asian="swiss" style:font-pitch-asian="variable" style:font-size-asian="10pt" style:font-name-complex="Verdana" style:font-family-complex="Verdana" style:font-family-generic-complex="swiss" style:font-pitch-complex="variable" style:font-size-complex="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Arial" style:font-family-generic="swiss" style:font-pitch="variable" style:font-name-asian="Arial Unicode MS" style:font-family-asian="'Arial Unicode MS', Arial" style:font-family-generic-asian="swiss" style:font-pitch-asian="variable" style:font-name-complex="Verdana" style:font-family-complex="Verdana" style:font-family-generic-complex="swiss" style:font-pitch-complex="variable"/>
    </style:style>
    <style:style style:name="Footnote" style:family="paragraph" style:parent-style-name="Standard" style:class="extra">
      <style:paragraph-properties fo:line-height="100%" fo:orphans="0" fo:widows="0"/>
      <style:text-properties fo:font-size="11pt" style:font-size-asian="11pt"/>
    </style:style>
    <style:style style:name="Methods_20_text" style:display-name="Methods text" style:family="paragraph" style:parent-style-name="Standard">
      <style:paragraph-properties style:line-height-at-least="0.529cm"/>
      <style:text-properties fo:font-size="10pt" style:font-size-asian="10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Body_20_Text_20_3" style:display-name="Body Text 3" style:family="paragraph" style:parent-style-name="Standard">
      <style:paragraph-properties fo:margin-top="0cm" fo:margin-bottom="0.212cm" loext:contextual-spacing="false"/>
      <style:text-properties fo:font-size="8pt" style:font-size-asian="8pt"/>
    </style:style>
    <style:style style:name="Legend" style:family="paragraph" style:parent-style-name="Body_20_Text_20_3">
      <style:paragraph-properties fo:margin-left="0.439cm" fo:margin-right="0cm" fo:margin-top="0cm" fo:margin-bottom="0cm" loext:contextual-spacing="false" style:line-height-at-least="0.423cm" fo:text-indent="0cm" style:auto-text-indent="false"/>
      <style:text-properties fo:font-size="10pt" style:font-size-asian="10pt"/>
    </style:style>
    <style:style style:name="A_5f_Legend" style:display-name="A_Legend" style:family="paragraph" style:parent-style-name="Standard">
      <style:paragraph-properties style:line-height-at-least="0.423cm" style:text-autospace="none"/>
      <style:text-properties fo:font-size="10pt" fo:language="en" fo:country="US" style:font-size-asian="10pt"/>
    </style:style>
    <style:style style:name="Body_20_Text_20_2" style:display-name="Body Text 2" style:family="paragraph" style:parent-style-name="Standard">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entity1" style:family="text" style:parent-style-name="Default_20_Paragraph_20_Fon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smallhead"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fo:font-size="10pt" style:font-size-asian="10pt"/>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49cm" fo:margin-bottom="2.54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bottom="1.19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59"><draw:text-box fo:min-height="0.058cm" fo:min-width="0cm"><text:p text:style-name="Header"><text:span text:style-name="Page_20_Number"><text:page-number text:select-page="current">31</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sample article title </dc:title>
    <meta:initial-creator>Rudolf Cardinal</meta:initial-creator>
    <meta:creation-date>2005-04-04T16:41:00</meta:creation-date>
    <dc:creator>Rudolf Cardinal</dc:creator>
    <dc:date>2005-05-13T15:40:00</dc:date>
    <meta:print-date>2005-05-13T14:38:00</meta:print-date>
    <meta:editing-cycles>24</meta:editing-cycles>
    <meta:editing-duration>PT2H16M</meta:editing-duration>
    <meta:document-statistic meta:table-count="1" meta:image-count="0" meta:object-count="29" meta:page-count="31" meta:paragraph-count="215" meta:word-count="13516" meta:character-count="84978" meta:non-whitespace-character-count="72022"/>
    <meta:generator>LibreOffice/5.1.6.2$Linux_X86_64 LibreOffice_project/10m0$Build-2</meta:generator>
    <meta:user-defined meta:name="EN.InstantFormat">&lt;ENInstantFormat&gt;&lt;Enabled&gt;0&lt;/Enabled&gt;&lt;ScanUnformatted&gt;1&lt;/ScanUnformatted&gt;&lt;ScanChanges&gt;1&lt;/ScanChanges&gt;&lt;/ENInstantFormat&gt;</meta:user-defined>
    <meta:user-defined meta:name="EN.Layout">&lt;ENLayout&gt;&lt;Style&gt;biomedcentral fixed by RNC&lt;/Style&gt;&lt;LeftDelim&gt;{&lt;/LeftDelim&gt;&lt;RightDelim&gt;}&lt;/RightDelim&gt;&lt;FontName&gt;Times New Roman&lt;/FontName&gt;&lt;FontSize&gt;12&lt;/FontSize&gt;&lt;ReflistTitle&gt;&lt;/ReflistTitle&gt;&lt;StartingRefnum&gt;1&lt;/StartingRefnum&gt;&lt;FirstLineIndent&gt;0&lt;/FirstLineIndent&gt;&lt;HangingIndent&gt;720&lt;/HangingIndent&gt;&lt;LineSpacing&gt;0&lt;/LineSpacing&gt;&lt;SpaceAfter&gt;0&lt;/SpaceAfter&gt;&lt;/ENLayout&gt;</meta:user-defined>
    <meta:user-defined meta:name="EN.Libraries">&lt;ENLibraries&gt;&lt;Libraries&gt;&lt;item&gt;Rudolf.enl&lt;/item&gt;&lt;/Libraries&gt;&lt;/ENLibraries&gt;</meta:user-defined>
  </office:meta>
</office:document-meta>
</file>

<file path=Object 1/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10/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11/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12/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13/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14/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15/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16/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17/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18/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19/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2/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20/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21/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22/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23/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24/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25/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26/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27/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28/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29/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3/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4/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5/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6/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7/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8/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

<file path=Object 9/content.xml><?xml version="1.0" encoding="utf-8"?>
<math xmlns="http://www.w3.org/1998/Math/MathML" display="block">
  <semantics>
    <mrow>
      <mstyle mathsize="12pt">
        <mover accent="true">
          <mstyle mathsize="9pt">
            <mi>ε</mi>
          </mstyle>
          <mo stretchy="false">~</mo>
        </mover>
      </mstyle>
      <mrow/>
    </mrow>
    <annotation encoding="StarMath 5.0"> size 12{ { tilde  { size 9{ε}}}} {}</annotation>
  </semantics>
</math>
</file>